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style:paragraph-properties fo:margin-left="0in" fo:margin-right="0in" fo:text-align="center" style:justify-single-word="false" fo:text-indent="0.1965in" style:auto-text-indent="false"/>
    </style:style>
    <style:style style:name="P3"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4"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5" style:family="paragraph" style:parent-style-name="Text_20_body">
      <style:paragraph-properties fo:margin-left="0in" fo:margin-right="0in" fo:text-align="end" style:justify-single-word="false" fo:text-indent="0.1965in" style:auto-text-indent="false"/>
      <style:text-properties fo:language="ru" fo:country="RU" fo:font-style="italic" style:font-style-asian="italic" style:font-style-complex="italic"/>
    </style:style>
    <style:style style:name="P6"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weight="normal" fo:background-color="transparent" style:font-weight-asian="normal" style:font-weight-complex="normal"/>
    </style:style>
    <style:style style:name="P8"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9"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3"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in" fo:margin-right="0in" fo:text-align="center" style:justify-single-word="false" fo:text-indent="0.1965in" style:auto-text-indent="false"/>
      <style:text-properties fo:language="ru" fo:country="RU" fo:font-style="normal" style:text-underline-style="none" style:font-style-asian="normal" style:font-style-complex="normal"/>
    </style:style>
    <style:style style:name="P15"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fo:font-weight="bold" style:font-style-asian="normal" style:font-weight-asian="bold" style:font-style-complex="normal" style:font-weight-complex="bold"/>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9"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20"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1"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2"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3"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4"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5"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6" style:family="paragraph" style:parent-style-name="Text_20_body">
      <style:paragraph-properties fo:margin-left="0in" fo:margin-right="0in" fo:text-align="justify" style:justify-single-word="false" fo:text-indent="0.1965in" style:auto-text-indent="false"/>
      <style:text-properties fo:color="#6666ff"/>
    </style:style>
    <style:style style:name="P27"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8" style:family="paragraph" style:parent-style-name="Text_20_body">
      <style:paragraph-properties fo:margin-left="0in" fo:margin-right="0in" fo:text-align="justify" style:justify-single-word="false" fo:text-indent="0.1965in" style:auto-text-indent="false"/>
      <style:text-properties fo:color="#6666ff" fo:language="uk" fo:country="UA" fo:font-style="italic" fo:font-weight="normal" style:font-style-asian="italic" style:font-weight-asian="normal" style:font-style-complex="italic" style:font-weight-complex="normal"/>
    </style:style>
    <style:style style:name="P29" style:family="paragraph" style:parent-style-name="Text_20_body">
      <style:paragraph-properties fo:margin-left="0in" fo:margin-right="0in" fo:text-align="justify" style:justify-single-word="false" fo:text-indent="0.1965in" style:auto-text-indent="false"/>
      <style:text-properties fo:color="#6666ff" fo:language="en" fo:country="US" fo:font-style="italic" fo:font-weight="normal" style:font-style-asian="italic" style:font-weight-asian="normal" style:font-style-complex="italic" style:font-weight-complex="normal"/>
    </style:style>
    <style:style style:name="P30" style:family="paragraph" style:parent-style-name="Text_20_body">
      <style:paragraph-properties fo:margin-left="0in" fo:margin-right="0in" fo:text-align="justify" style:justify-single-word="false" fo:text-indent="0.1965in" style:auto-text-indent="false"/>
      <style:text-properties fo:color="#800000"/>
    </style:style>
    <style:style style:name="P31"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style:font-style-asian="normal" style:font-weight-asian="normal" style:font-style-complex="normal" style:font-weight-complex="normal"/>
    </style:style>
    <style:style style:name="P32"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33"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34" style:family="paragraph" style:parent-style-name="Text_20_body">
      <style:paragraph-properties fo:margin-left="0in" fo:margin-right="0in" fo:text-align="justify" style:justify-single-word="false" fo:text-indent="0.1965in" style:auto-text-indent="false"/>
      <style:text-properties fo:color="#800000" fo:language="uk" fo:country="UA" fo:font-style="normal" style:font-style-asian="normal" style:font-style-complex="normal"/>
    </style:style>
    <style:style style:name="P35"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style:font-style-asian="normal" style:font-style-complex="normal"/>
    </style:style>
    <style:style style:name="P36"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7" style:family="paragraph" style:parent-style-name="Text_20_body">
      <style:paragraph-properties fo:margin-left="0in" fo:margin-right="0in" fo:text-align="justify" style:justify-single-word="false" fo:text-indent="0.1965in" style:auto-text-indent="false"/>
      <style:text-properties fo:color="#800000" style:font-name="PerryGothic" fo:language="ru" fo:country="RU" fo:font-style="normal" fo:font-weight="normal" fo:background-color="transparent" style:font-style-asian="normal" style:font-weight-asian="normal" style:font-style-complex="normal" style:font-weight-complex="normal"/>
    </style:style>
    <style:style style:name="P38"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9"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40"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41"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42"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43"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44"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45"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4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8"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9"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style:font-style-asian="italic" style:font-weight-asian="normal" style:font-style-complex="italic" style:font-weight-complex="normal"/>
    </style:style>
    <style:style style:name="P5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5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background-color="transparent"/>
    </style:style>
    <style:style style:name="P5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5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08d398" style:font-style-asian="normal" style:font-style-complex="normal"/>
    </style:style>
    <style:style style:name="P5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0a58c7" style:font-style-asian="normal" style:font-style-complex="normal"/>
    </style:style>
    <style:style style:name="P56"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5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9"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6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61"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style:font-style-asian="normal" style:font-weight-asian="bold" style:font-style-complex="normal" style:font-weight-complex="bold"/>
    </style:style>
    <style:style style:name="P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64"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6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66"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6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6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6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7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text-underline-style="none" fo:background-color="transparent" style:font-style-asian="italic" style:font-style-complex="italic"/>
    </style:style>
    <style:style style:name="P71"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72" style:family="paragraph" style:parent-style-name="Text_20_body">
      <style:paragraph-properties fo:margin-left="0in" fo:margin-right="0in" fo:text-align="center" style:justify-single-word="false" fo:text-indent="0.1965in" style:auto-text-indent="false"/>
      <style:text-properties style:use-window-font-color="true" fo:language="ru" fo:country="RU"/>
    </style:style>
    <style:style style:name="P73"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74"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75"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style:font-style-asian="normal" style:font-style-complex="normal"/>
    </style:style>
    <style:style style:name="P76" style:family="paragraph" style:parent-style-name="Text_20_body">
      <style:paragraph-properties fo:margin-left="0in" fo:margin-right="0in" fo:text-align="justify" style:justify-single-word="false" fo:text-indent="0.1965in" style:auto-text-indent="false"/>
      <style:text-properties style:use-window-font-color="true" style:text-line-through-style="solid" style:text-line-through-type="single" fo:language="ru" fo:country="RU" fo:font-style="normal" fo:font-weight="bold" style:font-style-asian="normal" style:font-weight-asian="bold" style:font-style-complex="normal" style:font-weight-complex="bold"/>
    </style:style>
    <style:style style:name="P77" style:family="paragraph" style:parent-style-name="Text_20_body">
      <style:paragraph-properties fo:margin-left="0in" fo:margin-right="0in" fo:text-align="justify"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8" style:family="paragraph" style:parent-style-name="Text_20_body">
      <style:paragraph-properties fo:margin-left="0in" fo:margin-right="0in" fo:text-align="center"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9" style:family="paragraph" style:parent-style-name="Text_20_body">
      <style:paragraph-properties fo:margin-left="0in" fo:margin-right="0in" fo:text-align="justify" style:justify-single-word="false" fo:text-indent="0.1965in" style:auto-text-indent="false"/>
      <style:text-properties style:use-window-font-color="true" fo:font-size="12pt" fo:language="ru" fo:country="RU" fo:font-style="normal" style:font-size-asian="12pt" style:font-style-asian="normal" style:font-size-complex="12pt" style:font-style-complex="normal"/>
    </style:style>
    <style:style style:name="P80"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81"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82" style:family="paragraph" style:parent-style-name="Text_20_body">
      <style:paragraph-properties fo:margin-left="0in" fo:margin-right="0in" fo:text-align="justify" style:justify-single-word="false" fo:text-indent="0.1965in" style:auto-text-indent="false"/>
      <style:text-properties fo:font-style="normal" fo:font-weight="normal" fo:background-color="transparent" style:font-style-asian="normal" style:font-weight-asian="normal" style:font-style-complex="normal" style:font-weight-complex="normal"/>
    </style:style>
    <style:style style:name="P83"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84" style:family="paragraph" style:parent-style-name="Text_20_body">
      <style:paragraph-properties fo:margin-left="0in" fo:margin-right="0in" fo:text-align="justify" style:justify-single-word="false" fo:text-indent="0.1965in" style:auto-text-indent="false"/>
      <style:text-properties fo:color="#0000ff"/>
    </style:style>
    <style:style style:name="P85" style:family="paragraph" style:parent-style-name="Text_20_body">
      <style:paragraph-properties fo:margin-left="0in" fo:margin-right="0in" fo:text-align="justify" style:justify-single-word="false" fo:text-indent="0.1965in" style:auto-text-indent="false"/>
      <style:text-properties fo:color="#0000ff" fo:language="ru" fo:country="RU" fo:font-style="normal" fo:font-weight="normal" fo:background-color="transparent" style:font-style-asian="normal" style:font-weight-asian="normal" style:font-style-complex="normal" style:font-weight-complex="normal"/>
    </style:style>
    <style:style style:name="P86" style:family="paragraph" style:parent-style-name="Text_20_body">
      <style:paragraph-properties fo:margin-left="0in" fo:margin-right="0in" fo:text-align="justify" style:justify-single-word="false" fo:text-indent="0.1965in"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7"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88"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style:font-style-asian="normal" style:font-style-complex="normal"/>
    </style:style>
    <style:style style:name="P89"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90" style:family="paragraph" style:parent-style-name="Text_20_body">
      <style:paragraph-properties fo:margin-left="0in" fo:margin-right="0in" fo:text-align="justify" style:justify-single-word="false" fo:text-indent="0.1965in" style:auto-text-indent="false"/>
      <style:text-properties fo:color="#3333ff" fo:language="en" fo:country="US" fo:font-style="italic" style:font-style-asian="italic" style:font-style-complex="italic"/>
    </style:style>
    <style:style style:name="P91" style:family="paragraph" style:parent-style-name="Text_20_body">
      <style:paragraph-properties fo:margin-left="0in" fo:margin-right="0in" fo:text-align="end" style:justify-single-word="false" fo:text-indent="0.1965in" style:auto-text-indent="false"/>
    </style:style>
    <style:style style:name="P92"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93" style:family="paragraph" style:parent-style-name="Text_20_body">
      <style:paragraph-properties fo:margin-left="0in" fo:margin-right="0in" fo:text-align="justify" style:justify-single-word="false" fo:text-indent="0.1965in" style:auto-text-indent="false"/>
      <style:text-properties fo:font-weight="normal" style:font-weight-asian="normal" style:font-weight-complex="normal"/>
    </style:style>
    <style:style style:name="P94"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weight="normal" style:font-size-asian="10pt" style:font-weight-asian="normal" style:font-size-complex="10pt" style:font-weight-complex="normal"/>
    </style:style>
    <style:style style:name="P95"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96" style:family="paragraph" style:parent-style-name="Text_20_body">
      <style:paragraph-properties fo:margin-left="0in" fo:margin-right="0in" fo:text-align="justify" style:justify-single-word="false" fo:text-indent="0.1965in" style:auto-text-indent="false"/>
      <style:text-properties style:font-name="Courier 10 Pitch" fo:font-size="10pt" fo:font-weight="normal" style:font-size-asian="10pt" style:font-weight-asian="normal" style:font-size-complex="10pt" style:font-weight-complex="normal"/>
    </style:style>
    <style:style style:name="P97" style:family="paragraph" style:parent-style-name="Text_20_body">
      <style:paragraph-properties fo:margin-left="0in" fo:margin-right="0in" fo:text-align="justify" style:justify-single-word="false" fo:text-indent="0.1965in" style:auto-text-indent="false"/>
      <style:text-properties style:font-name="Courier 10 Pitch" fo:font-size="10pt" style:font-size-asian="10pt" style:font-size-complex="10pt"/>
    </style:style>
    <style:style style:name="P98" style:family="paragraph" style:parent-style-name="Standard">
      <style:paragraph-properties fo:margin-left="0in" fo:margin-right="0in" fo:text-align="justify" style:justify-single-word="false" fo:text-indent="0.1965in" style:auto-text-indent="false"/>
    </style:style>
    <style:style style:name="P99" style:family="paragraph" style:parent-style-name="Standard">
      <style:paragraph-properties fo:margin-left="0in" fo:margin-right="0in" fo:text-align="justify" style:justify-single-word="false" fo:text-indent="0.1965in" style:auto-text-indent="false"/>
      <style:text-properties fo:language="ru" fo:country="RU"/>
    </style:style>
    <style:style style:name="P100" style:family="paragraph" style:parent-style-name="Standard">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101"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102"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103"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104" style:family="paragraph" style:parent-style-name="Text_20_body">
      <style:paragraph-properties fo:margin-left="0in" fo:margin-right="0in" fo:margin-top="0in" fo:margin-bottom="0.0835in" loext:contextual-spacing="false" fo:text-align="justify" style:justify-single-word="false" fo:text-indent="0.1965in" style:auto-text-indent="false"/>
    </style:style>
    <style:style style:name="P10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06"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fo:language="ru" fo:country="RU"/>
    </style:style>
    <style:style style:name="P107"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style:style>
    <style:style style:name="P108"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9"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10"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11"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style:font-style-asian="normal" style:font-style-complex="normal"/>
    </style:style>
    <style:style style:name="P112"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13"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background-color="transparent"/>
    </style:style>
    <style:style style:name="P114"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ru" fo:country="RU" fo:background-color="transparent"/>
    </style:style>
    <style:style style:name="P11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116"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background-color="transparent"/>
    </style:style>
    <style:style style:name="P117"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18"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fo:language="en" fo:country="US"/>
    </style:style>
    <style:style style:name="P119"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en" fo:country="US" fo:font-style="italic" style:font-style-asian="italic" style:font-style-complex="italic"/>
    </style:style>
    <style:style style:name="P120"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ru" fo:country="RU" fo:font-style="normal" style:font-style-asian="normal" style:font-style-complex="normal"/>
    </style:style>
    <style:style style:name="P121"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ru" fo:country="RU"/>
    </style:style>
    <style:style style:name="P122"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ru" fo:country="RU" fo:font-style="italic"/>
    </style:style>
    <style:style style:name="P123"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6666ff" fo:language="en" fo:country="US" fo:font-style="italic" fo:font-weight="normal" style:font-style-asian="italic" style:font-weight-asian="normal" style:font-style-complex="italic" style:font-weight-complex="normal"/>
    </style:style>
    <style:style style:name="P124"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25" style:family="paragraph" style:parent-style-name="Standard">
      <style:paragraph-properties fo:margin-left="0in" fo:margin-right="0in" fo:margin-top="0in" fo:margin-bottom="0.0835in" loext:contextual-spacing="false" fo:text-align="justify" style:justify-single-word="false" fo:text-indent="0.1965in" style:auto-text-indent="false"/>
    </style:style>
    <style:style style:name="P126"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27" style:family="paragraph" style:parent-style-name="First_20_line_20_indent">
      <style:paragraph-properties fo:margin-left="0in" fo:margin-right="0in" fo:margin-top="0in" fo:margin-bottom="0.0835in" loext:contextual-spacing="false" fo:text-align="center" style:justify-single-word="false" fo:text-indent="0.1965in" style:auto-text-indent="false"/>
      <style:text-properties fo:language="ru" fo:country="RU"/>
    </style:style>
    <style:style style:name="P128"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29"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30" style:family="paragraph" style:parent-style-name="Text_20_body">
      <style:text-properties fo:language="ru" fo:country="RU"/>
    </style:style>
    <style:style style:name="P131" style:family="paragraph" style:parent-style-name="Text_20_body">
      <style:text-properties fo:language="en" fo:country="US"/>
    </style:style>
    <style:style style:name="P132" style:family="paragraph" style:parent-style-name="Text_20_body">
      <style:text-properties fo:color="#800000"/>
    </style:style>
    <style:style style:name="P133" style:family="paragraph" style:parent-style-name="First_20_line_20_indent">
      <style:text-properties fo:language="ru" fo:country="RU"/>
    </style:style>
    <style:style style:name="P134" style:family="paragraph" style:parent-style-name="First_20_line_20_indent">
      <style:paragraph-properties fo:text-align="justify" style:justify-single-word="false"/>
      <style:text-properties fo:language="ru" fo:country="RU"/>
    </style:style>
    <style:style style:name="P135" style:family="paragraph" style:parent-style-name="First_20_line_20_indent">
      <style:text-properties fo:font-size="15pt" fo:language="ru" fo:country="RU" style:font-size-asian="15pt" style:font-size-complex="15pt"/>
    </style:style>
    <style:style style:name="P136" style:family="paragraph" style:parent-style-name="First_20_line_20_indent">
      <style:text-properties fo:font-size="12pt" fo:language="ru" fo:country="RU" style:font-size-asian="12pt" style:font-size-complex="12pt"/>
    </style:style>
    <style:style style:name="P137" style:family="paragraph" style:parent-style-name="First_20_line_20_indent">
      <style:paragraph-properties fo:text-align="justify" style:justify-single-word="false"/>
      <style:text-properties fo:language="en" fo:country="US"/>
    </style:style>
    <style:style style:name="P138" style:family="paragraph" style:parent-style-name="First_20_line_20_indent">
      <style:paragraph-properties fo:text-align="justify" style:justify-single-word="false"/>
    </style:style>
    <style:style style:name="P139" style:family="paragraph" style:parent-style-name="Text_20_body">
      <style:paragraph-properties fo:margin-left="0in" fo:margin-right="0in" fo:text-align="justify" style:justify-single-word="false" fo:text-indent="0in" style:auto-text-indent="false"/>
    </style:style>
    <style:style style:name="P140" style:family="paragraph" style:parent-style-name="Text_20_body">
      <style:paragraph-properties fo:margin-left="0in" fo:margin-right="0in" fo:text-align="justify" style:justify-single-word="false" fo:text-indent="0in" style:auto-text-indent="false"/>
      <style:text-properties fo:color="#800000" fo:font-style="italic" fo:font-weight="normal" style:font-style-asian="italic" style:font-weight-asian="normal" style:font-style-complex="italic" style:font-weight-complex="normal"/>
    </style:style>
    <style:style style:name="P141" style:family="paragraph" style:parent-style-name="Text_20_body">
      <style:paragraph-properties fo:margin-left="0in" fo:margin-right="0in" fo:text-align="center" style:justify-single-word="false" fo:text-indent="0in" style:auto-text-indent="false"/>
    </style:style>
    <style:style style:name="P142"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43"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44" style:family="paragraph" style:parent-style-name="Footnote">
      <style:paragraph-properties fo:margin-left="0in" fo:margin-right="0in" fo:text-indent="0in" style:auto-text-indent="false"/>
      <style:text-properties fo:language="en" fo:country="US"/>
    </style:style>
    <style:style style:name="P145" style:family="paragraph" style:parent-style-name="Text_20_body">
      <style:paragraph-properties fo:margin-left="0in" fo:margin-right="0in" fo:margin-top="0in" fo:margin-bottom="0.0835in" loext:contextual-spacing="false" fo:text-align="justify" style:justify-single-word="false" fo:text-indent="0in" style:auto-text-indent="false"/>
      <style:text-properties style:use-window-font-color="true" fo:language="ru" fo:country="RU" fo:background-color="transparent"/>
    </style:style>
    <style:style style:name="P146" style:family="paragraph" style:parent-style-name="Footnote">
      <style:text-properties fo:language="en" fo:country="US"/>
    </style:style>
    <style:style style:name="P147" style:family="paragraph" style:parent-style-name="Footnote">
      <style:text-properties fo:language="ru" fo:country="RU"/>
    </style:style>
    <style:style style:name="P148" style:family="paragraph" style:parent-style-name="Footnote">
      <style:text-properties style:use-window-font-color="true" fo:language="ru" fo:country="RU"/>
    </style:style>
    <style:style style:name="P149" style:family="paragraph" style:parent-style-name="Footnote">
      <style:text-properties fo:font-style="normal" style:font-style-asian="normal" style:font-style-complex="normal"/>
    </style:style>
    <style:style style:name="P150" style:family="paragraph" style:parent-style-name="Text_20_body">
      <style:paragraph-properties fo:margin-top="0in" fo:margin-bottom="0.0835in" loext:contextual-spacing="false" fo:text-align="justify" style:justify-single-word="false"/>
      <style:text-properties fo:language="en" fo:country="US"/>
    </style:style>
    <style:style style:name="P151" style:family="paragraph" style:parent-style-name="Standard">
      <style:text-properties fo:font-style="italic" style:font-style-asian="italic" style:font-style-complex="italic"/>
    </style:style>
    <style:style style:name="P152" style:family="paragraph" style:parent-style-name="Text_20_body" style:master-page-name="">
      <style:paragraph-properties fo:margin-left="0in" fo:margin-right="0in" fo:margin-top="0in" fo:margin-bottom="0.0835in" loext:contextual-spacing="false" fo:text-align="justify" style:justify-single-word="false" fo:text-indent="0.2083in" style:auto-text-indent="false" style:page-number="auto"/>
      <style:text-properties style:use-window-font-color="true" fo:language="ru" fo:country="RU" fo:font-style="normal" style:text-underline-style="none" style:font-style-asian="normal" style:font-style-complex="normal"/>
    </style:style>
    <style:style style:name="P153" style:family="paragraph" style:parent-style-name="Text_20_body" style:list-style-name="L1">
      <style:paragraph-properties fo:text-align="justify" style:justify-single-word="false"/>
      <style:text-properties fo:language="ru" fo:country="RU"/>
    </style:style>
    <style:style style:name="P154" style:family="paragraph" style:parent-style-name="Text_20_body" style:list-style-name="L2">
      <style:paragraph-properties fo:text-align="justify" style:justify-single-word="false"/>
      <style:text-properties fo:language="ru" fo:country="RU"/>
    </style:style>
    <style:style style:name="P155" style:family="paragraph" style:parent-style-name="Text_20_body" style:list-style-name="L2">
      <loext:graphic-properties draw:fill="solid" draw:fill-color="#ffff00" draw:opacity="100%"/>
      <style:paragraph-properties fo:text-align="justify" style:justify-single-word="false" fo:background-color="#ffff00"/>
      <style:text-properties fo:language="ru" fo:country="RU"/>
    </style:style>
    <style:style style:name="P156" style:family="paragraph" style:parent-style-name="Text_20_body" style:list-style-name="L3">
      <style:text-properties fo:language="ru" fo:country="RU"/>
    </style:style>
    <style:style style:name="P157" style:family="paragraph" style:parent-style-name="Text_20_body" style:list-style-name="L3">
      <style:text-properties fo:language="ru" fo:country="RU" fo:background-color="#ffff00"/>
    </style:style>
    <style:style style:name="P158"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5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0b3c36" officeooo:paragraph-rsid="000b3c36" style:font-style-asian="normal" style:font-style-complex="normal"/>
    </style:style>
    <style:style style:name="P16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0b3c36" officeooo:paragraph-rsid="000d58f2" style:font-style-asian="normal" style:font-style-complex="normal"/>
    </style:style>
    <style:style style:name="P16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0b3c36" officeooo:paragraph-rsid="00110fac" style:font-style-asian="normal" style:font-style-complex="normal"/>
    </style:style>
    <style:style style:name="P1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1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110fac" style:font-style-asian="normal" style:font-style-complex="normal"/>
    </style:style>
    <style:style style:name="P16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110fac" officeooo:paragraph-rsid="00110fac" style:font-style-asian="normal" style:font-style-complex="normal"/>
    </style:style>
    <style:style style:name="P16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0d222f" style:font-style-asian="normal" style:font-weight-asian="normal" style:font-style-complex="normal" style:font-weight-complex="normal"/>
    </style:style>
    <style:style style:name="P166" style:family="paragraph" style:parent-style-name="Text_20_body">
      <style:paragraph-properties fo:margin-left="0in" fo:margin-right="0in" fo:text-align="justify" style:justify-single-word="false" fo:text-indent="0.1965in" style:auto-text-indent="false"/>
      <style:text-properties officeooo:paragraph-rsid="000f65bc"/>
    </style:style>
    <style:style style:name="P167" style:family="paragraph" style:parent-style-name="Text_20_body">
      <style:paragraph-properties fo:margin-left="0in" fo:margin-right="0in" fo:text-align="justify" style:justify-single-word="false" fo:text-indent="0.1965in" style:auto-text-indent="false"/>
      <style:text-properties officeooo:rsid="000f65bc" officeooo:paragraph-rsid="000f65bc"/>
    </style:style>
    <style:style style:name="P168" style:family="paragraph" style:parent-style-name="Text_20_body">
      <style:paragraph-properties fo:margin-left="0in" fo:margin-right="0in" fo:text-align="justify" style:justify-single-word="false" fo:text-indent="0.1965in" style:auto-text-indent="false"/>
      <style:text-properties officeooo:rsid="00110fac" officeooo:paragraph-rsid="00110fac"/>
    </style:style>
    <style:style style:name="P169" style:family="paragraph" style:parent-style-name="Heading_20_1">
      <style:paragraph-properties fo:margin-left="0in" fo:margin-right="0in" fo:text-align="center" style:justify-single-word="false" fo:text-indent="0.1965in" style:auto-text-indent="false"/>
    </style:style>
    <style:style style:name="P170" style:family="paragraph" style:parent-style-name="Heading_20_2">
      <style:text-properties fo:language="en" fo:country="US"/>
    </style:style>
    <style:style style:name="P171" style:family="paragraph" style:parent-style-name="Heading_20_2">
      <style:text-properties fo:language="ru" fo:country="RU"/>
    </style:style>
    <style:style style:name="P172" style:family="paragraph" style:parent-style-name="Heading_20_2">
      <style:paragraph-properties fo:text-align="justify" style:justify-single-word="false"/>
    </style:style>
    <style:style style:name="P173" style:family="paragraph" style:parent-style-name="Heading_20_3">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loext:char-shading-value="0" style:font-style-asian="normal" style:font-style-complex="normal"/>
    </style:style>
    <style:style style:name="T8" style:family="text">
      <style:text-properties fo:language="ru" fo:country="RU" fo:font-weight="normal" style:font-weight-asian="normal" style:font-weight-complex="normal"/>
    </style:style>
    <style:style style:name="T9" style:family="text">
      <style:text-properties fo:language="ru" fo:country="RU" fo:font-weight="normal" fo:background-color="transparent" loext:char-shading-value="0" style:font-weight-asian="normal" style:font-weight-complex="normal"/>
    </style:style>
    <style:style style:name="T10" style:family="text">
      <style:text-properties fo:language="ru" fo:country="RU" fo:font-weight="bold" style:font-weight-asian="bold" style:font-weight-complex="bold"/>
    </style:style>
    <style:style style:name="T11" style:family="text">
      <style:text-properties fo:language="ru" fo:country="RU" style:text-underline-style="none"/>
    </style:style>
    <style:style style:name="T12" style:family="text">
      <style:text-properties fo:language="en" fo:country="US"/>
    </style:style>
    <style:style style:name="T13" style:family="text">
      <style:text-properties fo:language="en" fo:country="US" fo:font-style="normal" style:font-style-asian="normal" style:font-style-complex="normal"/>
    </style:style>
    <style:style style:name="T14" style:family="text">
      <style:text-properties fo:language="en" fo:country="US" fo:font-style="italic" style:font-style-asian="italic" style:font-style-complex="italic"/>
    </style:style>
    <style:style style:name="T15" style:family="text">
      <style:text-properties fo:language="en" fo:country="US" fo:font-weight="bold" style:font-weight-asian="bold" style:font-weight-complex="bold"/>
    </style:style>
    <style:style style:name="T16" style:family="text">
      <style:text-properties fo:language="en" fo:country="US" fo:font-weight="normal" style:font-weight-asian="normal" style:font-weight-complex="normal"/>
    </style:style>
    <style:style style:name="T17" style:family="text">
      <style:text-properties fo:language="en" fo:country="US" fo:font-weight="normal" fo:background-color="transparent" loext:char-shading-value="0" style:font-weight-asian="normal" style:font-weight-complex="normal"/>
    </style:style>
    <style:style style:name="T18" style:family="text">
      <style:text-properties fo:language="en" fo:country="US" fo:background-color="transparent" loext:char-shading-value="0"/>
    </style:style>
    <style:style style:name="T19" style:family="text">
      <style:text-properties fo:color="#ff3333"/>
    </style:style>
    <style:style style:name="T20" style:family="text">
      <style:text-properties fo:color="#ff3333" fo:language="ru" fo:country="RU"/>
    </style:style>
    <style:style style:name="T21" style:family="text">
      <style:text-properties fo:color="#ff3333" fo:language="ru" fo:country="RU" fo:font-weight="normal" style:font-weight-asian="normal" style:font-weight-complex="normal"/>
    </style:style>
    <style:style style:name="T22" style:family="text">
      <style:text-properties fo:color="#ff3333" fo:font-weight="normal" style:font-weight-asian="normal" style:font-weight-complex="normal"/>
    </style:style>
    <style:style style:name="T23" style:family="text">
      <style:text-properties fo:font-style="italic" style:font-style-asian="italic" style:font-style-complex="italic"/>
    </style:style>
    <style:style style:name="T24" style:family="text">
      <style:text-properties fo:font-style="italic" fo:font-weight="bold" style:font-style-asian="italic" style:font-weight-asian="bold" style:font-style-complex="italic" style:font-weight-complex="bold"/>
    </style:style>
    <style:style style:name="T25" style:family="text">
      <style:text-properties fo:color="#800000"/>
    </style:style>
    <style:style style:name="T26" style:family="text">
      <style:text-properties fo:color="#800000" fo:language="ru" fo:country="RU"/>
    </style:style>
    <style:style style:name="T27" style:family="text">
      <style:text-properties fo:color="#800000" fo:language="ru" fo:country="RU" fo:font-style="normal" fo:font-weight="normal" fo:background-color="transparent" loext:char-shading-value="0" style:font-style-asian="normal" style:font-weight-asian="normal" style:font-style-complex="normal" style:font-weight-complex="normal"/>
    </style:style>
    <style:style style:name="T28" style:family="text">
      <style:text-properties fo:color="#800000" fo:language="en" fo:country="US"/>
    </style:style>
    <style:style style:name="T29" style:family="text">
      <style:text-properties fo:color="#ff6600"/>
    </style:style>
    <style:style style:name="T30" style:family="text">
      <style:text-properties fo:font-weight="bold" style:font-weight-asian="bold" style:font-weight-complex="bold"/>
    </style:style>
    <style:style style:name="T31" style:family="text">
      <style:text-properties fo:font-weight="bold" fo:background-color="transparent" loext:char-shading-value="0" style:font-weight-asian="bold" style:font-weight-complex="bold"/>
    </style:style>
    <style:style style:name="T32" style:family="text">
      <style:text-properties style:use-window-font-color="true"/>
    </style:style>
    <style:style style:name="T33" style:family="text">
      <style:text-properties style:use-window-font-color="true" fo:language="ru" fo:country="RU"/>
    </style:style>
    <style:style style:name="T34" style:family="text">
      <style:text-properties style:use-window-font-color="true" fo:language="ru" fo:country="RU" fo:font-style="normal" style:font-style-asian="normal" style:font-style-complex="normal"/>
    </style:style>
    <style:style style:name="T35" style:family="text">
      <style:text-properties style:use-window-font-color="true" fo:language="ru" fo:country="RU" fo:font-style="normal" officeooo:rsid="000ed145" style:font-style-asian="normal" style:font-style-complex="normal"/>
    </style:style>
    <style:style style:name="T36" style:family="text">
      <style:text-properties style:use-window-font-color="true" fo:language="ru" fo:country="RU" fo:font-style="normal" officeooo:rsid="000f65bc" style:font-style-asian="normal" style:font-style-complex="normal"/>
    </style:style>
    <style:style style:name="T37" style:family="text">
      <style:text-properties style:use-window-font-color="true" fo:language="ru" fo:country="RU" fo:font-style="normal" officeooo:rsid="000d58f2" style:font-style-asian="normal" style:font-style-complex="normal"/>
    </style:style>
    <style:style style:name="T38" style:family="text">
      <style:text-properties style:use-window-font-color="true" fo:language="ru" fo:country="RU" fo:font-style="normal" officeooo:rsid="00108a36" style:font-style-asian="normal" style:font-style-complex="normal"/>
    </style:style>
    <style:style style:name="T39" style:family="text">
      <style:text-properties style:use-window-font-color="true" fo:language="ru" fo:country="RU" fo:font-style="normal" officeooo:rsid="00110fac" style:font-style-asian="normal" style:font-style-complex="normal"/>
    </style:style>
    <style:style style:name="T40" style:family="text">
      <style:text-properties style:use-window-font-color="true" fo:language="ru" fo:country="RU" fo:font-style="normal" fo:font-weight="normal" style:font-style-asian="normal" style:font-weight-asian="normal" style:font-style-complex="normal" style:font-weight-complex="normal"/>
    </style:style>
    <style:style style:name="T41"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42" style:family="text">
      <style:text-properties style:use-window-font-color="true" fo:language="ru" fo:country="RU" fo:font-style="normal" fo:background-color="transparent" loext:char-shading-value="0" style:font-style-asian="normal" style:font-style-complex="normal"/>
    </style:style>
    <style:style style:name="T43" style:family="text">
      <style:text-properties style:use-window-font-color="true" fo:language="ru" fo:country="RU" fo:font-style="italic" style:font-style-asian="italic" style:font-style-complex="italic"/>
    </style:style>
    <style:style style:name="T44" style:family="text">
      <style:text-properties style:use-window-font-color="true" fo:language="ru" fo:country="RU" fo:font-style="italic" fo:font-weight="normal" style:font-style-asian="italic" style:font-weight-asian="normal" style:font-style-complex="italic" style:font-weight-complex="normal"/>
    </style:style>
    <style:style style:name="T45" style:family="text">
      <style:text-properties style:use-window-font-color="true" fo:language="ru" fo:country="RU" fo:font-weight="normal" style:font-weight-asian="normal" style:font-weight-complex="normal"/>
    </style:style>
    <style:style style:name="T46" style:family="text">
      <style:text-properties style:use-window-font-color="true" fo:language="ru" fo:country="RU" fo:background-color="transparent" loext:char-shading-value="0"/>
    </style:style>
    <style:style style:name="T47" style:family="text">
      <style:text-properties style:use-window-font-color="true" fo:language="en" fo:country="US"/>
    </style:style>
    <style:style style:name="T48" style:family="text">
      <style:text-properties style:use-window-font-color="true" fo:language="en" fo:country="US" fo:font-style="normal" style:font-style-asian="normal" style:font-style-complex="normal"/>
    </style:style>
    <style:style style:name="T49" style:family="text">
      <style:text-properties style:use-window-font-color="true" fo:language="en" fo:country="US" fo:font-style="normal" fo:background-color="transparent" loext:char-shading-value="0" style:font-style-asian="normal" style:font-style-complex="normal"/>
    </style:style>
    <style:style style:name="T50" style:family="text">
      <style:text-properties style:use-window-font-color="true" fo:language="en" fo:country="US" fo:font-style="normal" fo:font-weight="normal" style:font-style-asian="normal" style:font-weight-asian="normal" style:font-style-complex="normal" style:font-weight-complex="normal"/>
    </style:style>
    <style:style style:name="T51"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52" style:family="text">
      <style:text-properties style:use-window-font-color="true" fo:language="en" fo:country="US" fo:font-weight="normal" style:font-weight-asian="normal" style:font-weight-complex="normal"/>
    </style:style>
    <style:style style:name="T53" style:family="text">
      <style:text-properties style:use-window-font-color="true" fo:font-style="normal" style:font-style-asian="normal" style:font-style-complex="normal"/>
    </style:style>
    <style:style style:name="T54" style:family="text">
      <style:text-properties style:use-window-font-color="true" fo:font-style="normal" fo:font-weight="normal" style:font-style-asian="normal" style:font-weight-asian="normal" style:font-style-complex="normal" style:font-weight-complex="normal"/>
    </style:style>
    <style:style style:name="T55" style:family="text">
      <style:text-properties style:use-window-font-color="true" fo:font-style="italic" fo:font-weight="normal" style:font-style-asian="italic" style:font-weight-asian="normal" style:font-style-complex="italic" style:font-weight-complex="normal"/>
    </style:style>
    <style:style style:name="T56" style:family="text">
      <style:text-properties style:use-window-font-color="true" fo:background-color="transparent" loext:char-shading-value="0"/>
    </style:style>
    <style:style style:name="T57" style:family="text">
      <style:text-properties style:use-window-font-color="true" fo:language="uk" fo:country="UA" fo:font-style="normal" fo:font-weight="normal" style:font-style-asian="normal" style:font-weight-asian="normal" style:font-style-complex="normal" style:font-weight-complex="normal"/>
    </style:style>
    <style:style style:name="T58" style:family="text">
      <style:text-properties fo:background-color="transparent" loext:char-shading-value="0"/>
    </style:style>
    <style:style style:name="T59" style:family="text">
      <style:text-properties style:text-position="super 58%"/>
    </style:style>
    <style:style style:name="T60" style:family="text">
      <style:text-properties fo:color="#c5000b"/>
    </style:style>
    <style:style style:name="T61" style:family="text">
      <style:text-properties fo:language="fr" fo:country="FR"/>
    </style:style>
    <style:style style:name="T62" style:family="text">
      <style:text-properties fo:color="#0000ff"/>
    </style:style>
    <style:style style:name="T63" style:family="text">
      <style:text-properties fo:color="#0000ff" fo:language="ru" fo:country="RU"/>
    </style:style>
    <style:style style:name="T64" style:family="text">
      <style:text-properties fo:color="#3333ff"/>
    </style:style>
    <style:style style:name="T65" style:family="text">
      <style:text-properties fo:color="#3333ff" fo:language="en" fo:country="US"/>
    </style:style>
    <style:style style:name="T66" style:family="text">
      <style:text-properties fo:font-style="normal" style:font-style-asian="normal" style:font-style-complex="normal"/>
    </style:style>
    <style:style style:name="T67" style:family="text">
      <style:text-properties fo:font-style="normal" fo:font-weight="normal" style:font-style-asian="normal" style:font-weight-asian="normal" style:font-style-complex="normal" style:font-weight-complex="normal"/>
    </style:style>
    <style:style style:name="T68" style:family="text">
      <style:text-properties fo:font-style="normal" fo:font-weight="normal" fo:background-color="transparent" loext:char-shading-value="0" style:font-style-asian="normal" style:font-weight-asian="normal" style:font-style-complex="normal" style:font-weight-complex="normal"/>
    </style:style>
    <style:style style:name="T69" style:family="text">
      <style:text-properties fo:font-style="normal" style:text-underline-style="none" style:font-style-asian="normal" style:font-style-complex="normal"/>
    </style:style>
    <style:style style:name="T70" style:family="text">
      <style:text-properties fo:color="#0066ff"/>
    </style:style>
    <style:style style:name="T71" style:family="text">
      <style:text-properties fo:color="#0066ff" fo:language="en" fo:country="US" fo:font-style="normal" fo:background-color="transparent" loext:char-shading-value="0" style:font-style-asian="normal" style:font-style-complex="normal"/>
    </style:style>
    <style:style style:name="T72" style:family="text">
      <style:text-properties fo:background-color="#ffff00" loext:char-shading-value="0"/>
    </style:style>
    <style:style style:name="T73" style:family="text">
      <style:text-properties fo:color="#00ccff"/>
    </style:style>
    <style:style style:name="T74" style:family="text">
      <style:text-properties fo:font-weight="normal" style:font-weight-asian="normal" style:font-weight-complex="normal"/>
    </style:style>
    <style:style style:name="T75" style:family="text">
      <style:text-properties fo:font-weight="normal" fo:background-color="transparent" loext:char-shading-value="0" style:font-weight-asian="normal" style:font-weight-complex="normal"/>
    </style:style>
    <style:style style:name="T76" style:family="text">
      <style:text-properties fo:color="#0066cc"/>
    </style:style>
    <style:style style:name="T77" style:family="text">
      <style:text-properties fo:color="#0066cc" fo:language="ru" fo:country="RU"/>
    </style:style>
    <style:style style:name="T78" style:family="text">
      <style:text-properties fo:color="#0000cc"/>
    </style:style>
    <style:style style:name="T79" style:family="text">
      <style:text-properties style:text-line-through-style="solid" style:text-line-through-type="single" fo:font-weight="bold" style:font-weight-asian="bold" style:font-weight-complex="bold"/>
    </style:style>
    <style:style style:name="T80" style:family="text">
      <style:text-properties fo:language="uk" fo:country="UA"/>
    </style:style>
    <style:style style:name="T81" style:family="text">
      <style:text-properties fo:language="uk" fo:country="UA" fo:font-style="italic" style:font-style-asian="italic" style:font-style-complex="italic"/>
    </style:style>
    <style:style style:name="T82" style:family="text">
      <style:text-properties fo:language="uk" fo:country="UA" fo:font-weight="bold" style:font-weight-asian="bold" style:font-weight-complex="bold"/>
    </style:style>
    <style:style style:name="T83" style:family="text">
      <style:text-properties fo:color="#ff0000"/>
    </style:style>
    <style:style style:name="T84" style:family="text">
      <style:text-properties style:text-underline-style="none"/>
    </style:style>
    <style:style style:name="T85" style:family="text">
      <style:text-properties style:text-rotation-angle="90" style:text-rotation-scale="line-height"/>
    </style:style>
    <style:style style:name="T86" style:family="text">
      <style:text-properties style:text-rotation-angle="270" style:text-rotation-scale="line-height"/>
    </style:style>
    <style:style style:name="T87" style:family="text">
      <style:text-properties style:text-position="sub 58%" style:font-size-asian="10.5pt"/>
    </style:style>
    <style:style style:name="T88" style:family="text">
      <style:text-properties style:font-name="Symbol" style:font-name-asian="Symbol" style:font-name-complex="Symbol"/>
    </style:style>
    <style:style style:name="T89" style:family="text">
      <style:text-properties style:font-name="Liberation Serif1" style:font-name-asian="Symbol" style:font-name-complex="Symbol"/>
    </style:style>
    <style:style style:name="T90" style:family="text">
      <style:text-properties style:font-name="Courier New CYR"/>
    </style:style>
    <style:style style:name="T91" style:family="text">
      <style:text-properties style:font-name="Courier New CYR" fo:language="en" fo:country="US"/>
    </style:style>
    <style:style style:name="T92" style:family="text">
      <style:text-properties fo:color="#6666ff"/>
    </style:style>
    <style:style style:name="T93" style:family="text">
      <style:text-properties fo:color="#3399ff"/>
    </style:style>
    <style:style style:name="T94" style:family="text">
      <style:text-properties fo:font-size="14pt" fo:language="en" fo:country="US" fo:font-weight="bold" style:font-size-asian="14pt" style:font-weight-asian="bold" style:font-size-complex="14pt" style:font-weight-complex="bold"/>
    </style:style>
    <style:style style:name="T95" style:family="text">
      <style:text-properties fo:font-size="14pt" fo:font-weight="bold" style:font-size-asian="14pt" style:font-weight-asian="bold" style:font-size-complex="14pt" style:font-weight-complex="bold"/>
    </style:style>
    <style:style style:name="T96" style:family="text">
      <style:text-properties fo:font-size="9pt" style:font-size-asian="9pt" style:font-size-complex="9pt"/>
    </style:style>
    <style:style style:name="T97" style:family="text">
      <style:text-properties fo:font-size="12pt" style:font-size-asian="12pt" style:font-size-complex="12pt"/>
    </style:style>
    <style:style style:name="T98" style:family="text">
      <style:text-properties officeooo:rsid="00080a4d"/>
    </style:style>
    <style:style style:name="T99" style:family="text">
      <style:text-properties officeooo:rsid="000898cb"/>
    </style:style>
    <style:style style:name="T100" style:family="text">
      <style:text-properties officeooo:rsid="000a58c7"/>
    </style:style>
    <style:style style:name="T101" style:family="text">
      <style:text-properties officeooo:rsid="000d222f"/>
    </style:style>
    <style:style style:name="T102" style:family="text">
      <style:text-properties officeooo:rsid="000d58f2"/>
    </style:style>
    <style:style style:name="T103" style:family="text">
      <style:text-properties officeooo:rsid="00110fa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9" text:outline-level="1">Последний фанфик</text:h>
      <text:p text:style-name="P1"><text:span text:style-name="T1">&lt;</text:span><text:span text:style-name="T63">Давать читать фанфик по главам. Сказать Ане, чтобы записывала свои догадки, возникающие по мере прочтения каждой главы</text:span><text:span text:style-name="T1">&gt;</text:span></text:p>
      <text:p text:style-name="P60"/>
      <text:p text:style-name="P60">&lt;Глава в Понивилле — знакомство с Дэш. Анон чухает пегаску по холке и хлопает по крупу. Она говорит ему, что не любит ждать&gt;</text:p>
      <text:p text:style-name="P60">&lt;Сформировать музыкальные темы (Терра — одна тема (Майкл Джексон), Кантерлот — другая (Марк Нофлер), Понивилль — третья (Сеал и млп-темы) Темы: Марк Нофлер, Майкл Джексон, фан-музыка&gt;</text:p>
      <text:p text:style-name="P85">Таймлайн <text:span text:style-name="T12">(</text:span>события через 10 лет после Обмена): </text:p>
      <text:p text:style-name="P85">Год 2143 ПВ <text:span text:style-name="T12">(AU -?)</text:span></text:p>
      <text:p text:style-name="P85"><text:span text:style-name="T12">20-</text:span>е апреля — Юджин «прыгает» с крыши (неудачная попытка заклинания последнего шанса)</text:p>
      <text:p text:style-name="P85">22-е мая — вызов Макса в Эквестрию. Гибель Кимеринна</text:p>
      <text:p text:style-name="P85">25-е мая — встреча с Норфом</text:p>
      <text:p text:style-name="P85">27-е мая — первая встреча с Селестией после бегства из замка Сестёр. Сцена с докторами</text:p>
      <text:p text:style-name="P86">28-е мая <text:span text:style-name="T1">— Эксперимент со сплетёнными сознаниями.</text:span></text:p>
      <text:p text:style-name="P85">30-е мая — встреча с Индиго. Прогулка с Селестией по парку. Муравьи под накрупником</text:p>
      <text:p text:style-name="P85">31-е мая — исчезновение Селестии на неделю</text:p>
      <text:p text:style-name="P85">6-е июня — встреча с Селестией после разлуки. Прогулка по парку. Вид со стены. Землетрясение</text:p>
      <text:p text:style-name="P85"><text:span text:style-name="T12">&lt;</text:span>7<text:span text:style-name="T12">-</text:span>е июня — секс с Селестией. Раздор</text:p>
      <text:p text:style-name="P85">&lt;15-е июня — исчезновение Норфа. Прощание с Селестией.</text:p>
      <text:p text:style-name="P85">17-е июня — отбытие из Кантерлота</text:p>
      <text:p text:style-name="P86"><text:span text:style-name="T1">18</text:span>-<text:span text:style-name="T1">июня — Прибытие в Понивилль. Прочтение дневника эксперимента с заклинанием Индрэ</text:span></text:p>
      <text:p text:style-name="P85"><text:span text:style-name="T12">&lt;</text:span>25-е июня — попойка с Пинки. Бочколёт метконосцев</text:p>
      <text:p text:style-name="P85">27-е июня — получение письма от Селестии. Отказ выдать магический усилитель</text:p>
      <text:p text:style-name="P85"><text:span text:style-name="T12">&lt;</text:span>28-е июня<text:span text:style-name="T12"> </text:span>- попытка отослать письмо Селестии через Спайка</text:p>
      <text:p text:style-name="P85">30-е июня — выезд из Понивилля</text:p>
      <text:p text:style-name="P85">1-е июля — Прибытие в Фетлок. Захват резонаторных рубинов в павильоне Псинтела</text:p>
      <text:p text:style-name="P85">2-е июля — выезд из Фетлока Макса с Дэш в фургоне</text:p>
      <text:p text:style-name="P85">&lt;4-е июля - Дэш стучит лбом в дерево. Обнимашки</text:p>
      <text:p text:style-name="P85">8-е июля — прибытие в Груммингтон</text:p>
      <text:p text:style-name="P85">9-е июля –<text:span text:style-name="T12"> </text:span>Провал Груммингтона. Отбытие с Груммингтона</text:p>
      <text:p text:style-name="P85"><text:span text:style-name="T12">&lt;</text:span>12-е июля — Прибытие в Филлидельфию. Отбытие. Падение Макса с самоката</text:p>
      <text:p text:style-name="P85">14-е июля — переправа через седловое озеро. Прибытие Макса с Дэш в Понивилль</text:p>
      <text:p text:style-name="P85">15-е июля — эксперимент с усиленным заклинанием Индрэ. Поединок Луны с Твайлайт в Понивилле</text:p>
      <text:p text:style-name="P85">17-е июля — прибытие в Кантерлот Луны, Макса и шестёрки</text:p>
      <text:p text:style-name="P85"><text:span text:style-name="T12">[</text:span>21-е июля<text:span text:style-name="T12">]</text:span> — Гранд Галопин Гала</text:p>
      <text:p text:style-name="P86">[26-<text:span text:style-name="T1">е июля</text:span>]<text:span text:style-name="T1"> — совещание в зале стратегического планирования. Выдача паспорта Максу</text:span></text:p>
      <text:p text:style-name="P86"/>
      <text:h text:style-name="Heading_20_2" text:outline-level="2"><text:soft-page-break/>Прочитанные фанфики</text:h>
      <text:h text:style-name="Heading_20_3" text:outline-level="3">Эпичные</text:h>
      <text:p text:style-name="P130">Обмен ( <text:a xlink:type="simple" xlink:href="https://darkpony.ru/obmen/" text:style-name="Internet_20_link" text:visited-style-name="Visited_20_Internet_20_Link">https://darkpony.ru/obmen/</text:a> )</text:p>
      <text:p text:style-name="P131">I Dream Of Luna</text:p>
      <text:p text:style-name="P130">Розовые глазки</text:p>
      <text:p text:style-name="P131">Fallout Equestria</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soft-page-break/><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39"/>
      <text:h text:style-name="Heading_20_2" text:outline-level="2">Идеи</text:h>
      <text:list xml:id="list5587174016442167255" text:style-name="L1">
        <text:list-item>
          <text:p text:style-name="P153">Книги:</text:p>
        </text:list-item>
      </text:list>
      <text:list xml:id="list4028008962919046785" text:style-name="L2">
        <text:list-item>
          <text:p text:style-name="P154">«Великие грифоны прошлого» - из канона (5<text:span text:style-name="T12">s8e)</text:span></text:p>
        </text:list-item>
        <text:list-item>
          <text:p text:style-name="P154">«Высшие заклинания в повседневном использовании: от песчинки до дворца»</text:p>
        </text:list-item>
        <text:list-item>
          <text:p text:style-name="P155">«Малоизвестные аспекты магии трансформаций»</text:p>
        </text:list-item>
        <text:list-item>
          <text:p text:style-name="P154">«...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54">Дасти Вейфарер «Зебрианская культура, быт и фольклор»</text:p>
        </text:list-item>
        <text:list-item>
          <text:p text:style-name="P154">«Краткая история Эквестрии»</text:p>
        </text:list-item>
        <text:list-item>
          <text:p text:style-name="P154">«Шедевры архитектуры Эквестрии» с разделом о Кантерлотском Королевском Дворце</text:p>
        </text:list-item>
        <text:list-item>
          <text:p text:style-name="P154">«Великие дела и великие чары». Страница 893: …</text:p>
        </text:list-item>
        <text:list-item>
          <text:p text:style-name="P154">«<text:span text:style-name="T72">Природа Проклятий</text:span>» - обмен</text:p>
        </text:list-item>
        <text:list-item>
          <text:p text:style-name="P154"><text:span text:style-name="T72">«Магия для Чайников»</text:span> - обмен</text:p>
        </text:list-item>
        <text:list-item>
          <text:p text:style-name="P154"><text:span text:style-name="T72">«Энциклопедия Арканум»</text:span> - обмен</text:p>
        </text:list-item>
        <text:list-item>
          <text:p text:style-name="P154">«О Гейсах» - обмен</text:p>
        </text:list-item>
        <text:list-item>
          <text:p text:style-name="P154">«<text:span text:style-name="T72">Тайны Тайных Наук</text:span>» - обмен</text:p>
        </text:list-item>
        <text:list-item>
          <text:p text:style-name="P155">«Основы Заклятий» - обмен</text:p>
        </text:list-item>
        <text:list-item>
          <text:p text:style-name="P154">«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1251414711745976708" text:style-name="L3">
        <text:list-item>
          <text:p text:style-name="P156">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56">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57">Селестия — переменчивая пони. В одно время не строгая, а в другое может быть такой, что страшно становится</text:p>
        </text:list-item>
        <text:list-item>
          <text:p text:style-name="P156">У Селестии были такие элементы гармонии: Магия, Доброта, Смех. У Луны — Верность, Честность, Щедрость. (ксенофазия)</text:p>
        </text:list-item>
        <text:list-item>
          <text:p text:style-name="P156"><text:soft-page-break/>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56">Около 820-ти лет назад будущий маг Лайтнинг Стар поступил на обучение к наставнику Тииспоту</text:p>
        </text:list-item>
        <text:list-item>
          <text:p text:style-name="P156">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56">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56">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56">У Селестии грива и хвост развеваются и переливаются от магического шампуня</text:p>
        </text:list-item>
        <text:list-item>
          <text:p text:style-name="P156">Тело Селестии очень крепкое — может выдержать несколько тонн земли</text:p>
        </text:list-item>
        <text:list-item>
          <text:p text:style-name="P156">Дискорд намного старше принцесс, его магия сильнее ихней на голову</text:p>
        </text:list-item>
        <text:list-item>
          <text:p text:style-name="P156">Луна младше Селестии на 3 года. Сёстрам около 5000 лет. <text:span text:style-name="T72">По другим данным, Селестии около 2500 лет (Обмен).</text:span></text:p>
        </text:list-item>
        <text:list-item>
          <text:p text:style-name="P156">Принцессы начали войну с Дискордом в возрасте, когда им было около 700 лет — и продолжалась война почти сто лет</text:p>
        </text:list-item>
        <text:list-item>
          <text:p text:style-name="P156">Самый главный враг сестёр и Дискорда — скука</text:p>
        </text:list-item>
        <text:list-item>
          <text:p text:style-name="P156">В Эквестрии на одного жеребца приходится четыре - пять кобыл</text:p>
        </text:list-item>
        <text:list-item>
          <text:p text:style-name="P156">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56">Селестия в первые полторы тысячи лет путешествовала — и заварила несколько войн (две — с Эквестрией, в одной была против Луны)</text:p>
        </text:list-item>
        <text:list-item>
          <text:p text:style-name="P156">Настоящий цвет гривы Селестии — клубнично-розовая. Радужный цвет гривы и хвоста поддерживается магией</text:p>
        </text:list-item>
        <text:list-item>
          <text:p text:style-name="P156">Кроме Дискорда, старше сестёр ещё старейшина драконов</text:p>
        </text:list-item>
        <text:list-item>
          <text:p text:style-name="P156">Кэйденс не прожила и 60-ти лет и является низкорожденной</text:p>
        </text:list-item>
        <text:list-item>
          <text:p text:style-name="P156">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56">Народ тихо фигел от нововведений и с ещё большим ожесточением продолжал делать по-своему</text:p>
        </text:list-item>
        <text:list-item>
          <text:p text:style-name="P156">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56">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56">Когда пони женятся, они обмениваются ножными браслетами</text:p>
        </text:list-item>
        <text:list-item>
          <text:p text:style-name="P156">Светилами, кроме сестёр, могут управлять единороги (группы), Дискорд, Твайлайт и Старсвирл</text:p>
        </text:list-item>
        <text:list-item>
          <text:p text:style-name="P156">Королева Кризалис — правительница Зелёной Долины</text:p>
        </text:list-item>
        <text:list-item>
          <text:p text:style-name="P156">Мать Луны и Селестии — аликорн Лорен. Мать Дискорда — Алиса (пони-человек)</text:p>
        </text:list-item>
        <text:list-item>
          <text:p text:style-name="P156">Сомбра куда более могущественный маг, чем Старсвирл</text:p>
        </text:list-item>
      </text:list>
      <text:p text:style-name="P1"><text:soft-page-break/></text:p>
      <text:h text:style-name="Heading_20_2" text:outline-level="2">Сюжет (детально)</text:h>
      <text:p text:style-name="P26">В <text:span text:style-name="T1">конце</text:span> каждой главы <text:span text:style-name="T1">(чтобы не спойлерить)</text:span> - рисунок мозаики, отображающий суть главы.</text:p>
      <text:p text:style-name="P26"/>
      <text:h text:style-name="P170" text:outline-level="2">1. Терра</text:h>
      <text:p text:style-name="P27">музыка - кондовая электронная, холодная и отчаянная (Electronics “Disappointed”)</text:p>
      <text:p text:style-name="P28">или из Донни Дарко</text:p>
      <text:p text:style-name="P29">&lt;Pink Floyd “Another Brick In The Wall”&gt;</text:p>
      <text:p text:style-name="P140">&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text:span text:style-name="T1">кластере</text:span> свалился релиз, можешь глянуть? Что там с <text:span text:style-name="T1">Нэше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воткну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32"> скрывая дрожь в голосе.</text:span></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6">– Макс, не беспокойся, охрана уже в курсе. Тебе выдадут временный.</text:p>
      <text:p text:style-name="P6">– Не поеду. Похер мне на твою ставку. Суббота за окном. А пока к вам доеду, будет и воскресенье. У меня в планах уехать на дачу, ужраться там вдрызг и лежать на диване до полудня. Я свободный человек.</text:p>
      <text:p text:style-name="P6">–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9"><text:note text:id="ftn1" text:note-class="footnote"><text:note-citation>1</text:note-citation><text:note-body><text:p text:style-name="P146">Money back — <text:span text:style-name="T1">деньги назад</text:span></text:p></text:note-body></text:note></text:span> и уйдёт к ораклу. А проект закроют. Мне так и написать на надгробном камне Дайсона: тим лид<text:note text:id="ftn2" text:note-class="footnote"><text:note-citation>2</text:note-citation><text:note-body><text:p text:style-name="P146">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12">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Анон. Я знал, что на тебя можно рассчитывать. Оплата, как договорились.</text:p>
      <text:p text:style-name="P23"><text:span text:style-name="T1">Пиздец! Мало того, что годы без отпусков на работе просиживал, так и теперь от них не спрячешься.</text:span><text:span text:style-name="T12"> </text:span><text:span text:style-name="T1">Дача на сегодня, походу, отменяется.</text:span></text:p>
      <text:p text:style-name="P1"><text:soft-page-break/>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9">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9"><text:span text:style-name="T12">RnD-</text:span><text:span text:style-name="T1">зона</text:span><text:span text:style-name="T1"><text:note text:id="ftn3" text:note-class="footnote"><text:note-citation>3</text:note-citation><text:note-body><text:p text:style-name="P146">RnD — Research aNd Development, <text:span text:style-name="T1">зона исследований и разработки</text:span></text:p></text:note-body></text:note></text:span><text:span text:style-name="T1"> уставилась на меня зрачками видеокамер</text:span>. Я повесил куртку на спинку кресла и включил комп.</text:p>
      <text:p text:style-name="P39">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M<text:span text:style-name="T1">IT</text:span>, Оракла и IBM. Но там и бюджеты другие.</text:p>
      <text:p text:style-name="P39">Я запустил административную консоль и ввёл <text:span text:style-name="T1">логин и пароль</text:span>. <text:span text:style-name="T1">К счастью, речевой модуль подключили за два дня до моего ухода — теперь не нужно мудохаться с клавиатурой.</text:span></text:p>
      <text:p text:style-name="P17"/>
      <text:p text:style-name="P7">– Нэш, привет. Это Анон.</text:p>
      <text:p text:style-name="P7">– Привет, Анон. Рад тебя видеть. Мне говорили, ты ушёл с проекта?</text:p>
      <text:p text:style-name="P7">– Не парься об этом, Нэш. Лучше выдай мне общую диагностику на экран в сжатом формате.</text:p>
      <text:p text:style-name="P39"/>
      <text:p text:style-name="P39">Так, что тут у нас? <text:span text:style-name="T1">Т</text:span>ри последних запроса вызвали сбои в работе кластера и заставили перегрузиться один из хостов.</text:p>
      <text:p text:style-name="P39"><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9"/>
      <text:p text:style-name="P82"><text:span text:style-name="T12">– Нэш, к</text:span>ак называется наш проект?</text:p>
      <text:p text:style-name="P80"><text:span text:style-name="T8">– </text:span><text:span text:style-name="T74">Дайсон.</text:span></text:p>
      <text:p text:style-name="P80"><text:span text:style-name="T8">– </text:span><text:span text:style-name="T74">Сколько тебе лет?</text:span></text:p>
      <text:p text:style-name="P80"><text:span text:style-name="T8">– </text:span><text:span text:style-name="T74">Два года с начала запуска кластера.</text:span></text:p>
      <text:p text:style-name="P80"><text:span text:style-name="T8">– </text:span><text:span text:style-name="T74">Какой сейчас год?</text:span></text:p>
      <text:p text:style-name="P80"><text:span text:style-name="T8">– </text:span><text:span text:style-name="T22">20</text:span><text:span text:style-name="T21">18</text:span><text:span text:style-name="T74">-й.</text:span></text:p>
      <text:p text:style-name="P25"/>
      <text:p text:style-name="P39">Так, на <text:span text:style-name="T1">общие</text:span> вопросы ответы <text:span text:style-name="T1">нормальные</text:span> <text:span text:style-name="T1">—</text:span> значит, речевой транслятор, движок интеллекта и база знаний в порядке. Проверим бизнес-логику на тестовой задачке.</text:p>
      <text:p text:style-name="P38"/>
      <text:p text:style-name="P82"><text:span text:style-name="T1">– </text:span>Н<text:span text:style-name="T1">эш тестовая задача номер шестнадцать</text:span>. <text:span text:style-name="T1">Выполни при дефолтных настройках.</text:span></text:p>
      <text:p text:style-name="P60">– Принял к исполнению.</text:p>
      <text:p text:style-name="P60"/>
      <text:p text:style-name="P95">«Выживание корпорации в условиях жёсткой конкуренции с ограниченными ресурсами. Случай 16».</text:p>
      <text:p text:style-name="P95"><text:soft-page-break/>…</text:p>
      <text:p text:style-name="P95">…</text:p>
      <text:p text:style-name="P95">…</text:p>
      <text:p text:style-name="P95">Решение.</text:p>
      <text:p text:style-name="P95">…</text:p>
      <text:p text:style-name="P12"/>
      <text:p text:style-name="P12">Я вчитался в результат. Карандаш выпал у меня из руки.</text:p>
      <text:p text:style-name="P12">– Ого! Нэш, ты не охренел ли? Ты где таких слов набрался? «Промышленный шпионаж», «рейдерство», «враждебное поглощение», «гринмейл»… Ты, часом, не воевать собрался?</text:p>
      <text:p text:style-name="P12">– Решение принято в соответствии с текущими настройками, Анон.</text:p>
      <text:p text:style-name="P39"><text:span text:style-name="T5">Так! Глядим в настройки… Хм… При текущих настройках решение таки верное. Вот только сами настройки… Ладно, это не моё дело. Проехали. </text:span><text:span text:style-name="T1">Ч</text:span>то у нас с аналитикой?</text:p>
      <text:p text:style-name="P17"/>
      <text:p text:style-name="P39"><text:span text:style-name="T5">–</text:span><text:span text:style-name="T6"> </text:span><text:span text:style-name="T5">Нэш</text:span><text:span text:style-name="T67">, </text:span><text:span text:style-name="T5">в некоем городе живёт брадобрей, который бреет всех людей, которые не бреются сами. Вопрос: кто бреет брадобрея</text:span><text:span text:style-name="T67">?</text:span></text:p>
      <text:p text:style-name="P39"/>
      <text:p text:style-name="P39">Вместо ответа Нексус выплюнул на консоль длинную строку букв и служебных символов, среди которых бросилась в глаза строка “<text:span text:style-name="T30">incompartible interface Analytics v.0.93 beta</text:span>”</text:p>
      <text:p text:style-name="P39">Ага, уже теплее.</text:p>
      <text:p text:style-name="P39"/>
      <text:p text:style-name="P80"><text:span text:style-name="T8">– Нэш</text:span><text:span text:style-name="T74">, выдай диагностику модуля </text:span><text:span text:style-name="T8">аналитики.</text:span></text:p>
      <text:p text:style-name="P39"/>
      <text:p text:style-name="P39">Йо! Видеокамеры молча наблюдают за поднятым вверх <text:span text:style-name="T1">большим пальцем</text:span>.</text:p>
      <text:p text:style-name="P39">Всё <text:span text:style-name="T1">ясно</text:span>. Версия аналитического модуля устарела и стала несовместимой с последним релизом кибермозга.</text:p>
      <text:p text:style-name="P39">Набираю номер прожект-мэнеджера.</text:p>
      <text:p text:style-name="P39"/>
      <text:p text:style-name="P39"><text:span text:style-name="T12">– </text:span>Алекс, это <text:span text:style-name="T1">Анон</text:span>. Кто-то из продакшн-команды <text:span text:style-name="T1">при установке последнего релиза Нэша </text:span>забыл проапгрейд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9"><text:span text:style-name="T12">– </text:span>Окей. Спасибо, <text:span text:style-name="T1">Анон</text:span>. <text:span text:style-name="T1">Выручил.</text:span></text:p>
      <text:p text:style-name="P39"><text:span text:style-name="T1">– </text:span>И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Корпорация “<text:span text:style-name="T1">Терра</text:span>”. <text:span text:style-name="T1">Поглощение"</text:span>?</text:p>
      <text:p text:style-name="P39"><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8">– Но эти установки работают не в тестовом кластере, а на продакшене.</text:p>
      <text:p text:style-name="P8">– Забей, это не наше дело.</text:p>
      <text:p text:style-name="P39"><text:span text:style-name="T1">– </text:span>Ааа, понятно. Ладно, у меня всё. <text:span text:style-name="T1">Отбой</text:span>!</text:p>
      <text:p text:style-name="P40"><text:span text:style-name="T1">– Отбой</text:span>. <text:span text:style-name="T1">Ещё раз спасибо, что помог. Жаль, что ты ушёл</text:span><text:span text:style-name="T12">.</text:span></text:p>
      <text:p text:style-name="P52"/>
      <text:p text:style-name="P103">Бип-бип-бип.</text:p>
      <text:p text:style-name="P39"><text:soft-page-break/><text:span text:style-name="T1">У</text:span>ходя попрощался с охранником, <text:span text:style-name="T1">увлечённо исследующим тему садо-мазо</text:span>.</text:p>
      <text:p text:style-name="P39">Всё, свободен. Хотя <text:s/><text:span text:style-name="T1">воскресенье</text:span> уже испорчен<text:span text:style-name="T1">о</text:span>.</text:p>
      <text:p text:style-name="P39"/>
      <text:p text:style-name="P141">***</text:p>
      <text:p text:style-name="P141"/>
      <text:p text:style-name="P3">На улице моросил дождь со снегом.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о,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9"/>
      <text:p text:style-name="P9">***</text:p>
      <text:p text:style-name="P9"/>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46">Junior — <text:span text:style-name="T1">младший программист.</text:span></text:p></text:note-body></text:note></text:span><text:span text:style-name="T1">, а оглянуться не успел — и уже лидер проекта, входящего в </text:span><text:span text:style-name="T12">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12">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text:soft-page-break/>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23"><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7">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p>
      <text:p text:style-name="P2"/>
      <text:p text:style-name="P1">Грохот улицы не достигал крыши 34-хэтажного корпуса <text:span text:style-name="T25">Bionic-Hill’а</text:span>. <text:span text:style-name="T1">Разноцветное искрение снежинок в мягком свете фонарей</text:span> создавал<text:span text:style-name="T1">о</text:span> атмосферу <text:span text:style-name="T83">уюта</text:span> в <text:span text:style-name="T1">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text:span text:style-name="T1">айти-фр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19">Викой</text:span> шес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span text:style-name="T12">&lt;</text:span><text:span text:style-name="T77">мелодия из Донни Дарко</text:span><text:span text:style-name="T12">&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text:soft-page-break/>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3"><text:span text:style-name="T1">Блядь</text:span>, что за мысли пошли!</text:p>
      <text:p text:style-name="P1">Я вспомнил <text:span text:style-name="T20">Влада&lt;Юджина&gt;</text:span><text:span text:style-name="T1">,</text:span> <text:span text:style-name="T1">месяц</text:span> назад прыгнувшего с крыши <text:span text:style-name="T1">своей</text:span> <text:span text:style-name="T1">высотки</text:span>.</text:p>
      <text:p text:style-name="P23">Нет, это не для меня. Я сюда пришёл подышать воздухом. И только.</text:p>
      <text:p text:style-name="P1">Влад тогда совершил глупость, большую глупость. Я ему давно го<text:span text:style-name="T58">ворил </text:span><text:span text:style-name="T2">—</text:span><text:span text:style-name="T58">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 </text:p>
      <text:p text:style-name="P1">Друг у <text:span text:style-name="T1">Влада тоже был</text:span>.</text:p>
      <text:p text:style-name="P1">Мы частенько пили <text:span text:style-name="T33">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9">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9">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башке</text:span>.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58">А у нас получается... </text:span><text:span text:style-name="T2">–</text:span><text:span text:style-name="T58">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text:soft-page-break/>AI<text:note text:id="ftn6" text:note-class="footnote"><text:note-citation>6</text:note-citation><text:note-body><text:p text:style-name="P146">AI <text:span text:style-name="T2">– </text:span><text:span text:style-name="T58">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3">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23">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23">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text:span text:style-name="T25">Тридцать четвёртый</text:span> этаж! Хана <text:span text:style-name="T1">—</text:span> успел подумать я и сознание выключилось.</text:p>
      <text:p text:style-name="P1"/>
      <text:h text:style-name="Heading_20_2" text:outline-level="2"><text:span text:style-name="T12">2. </text:span>Дом, любимый дом</text:h>
      <text:p text:style-name="P83">Музыка быстрая, тревожная, надорваная и печальная (Pet Shop Boys “So Hard” ?)</text:p>
      <text:p text:style-name="P30"/>
      <text:p text:style-name="P92"><text:span text:style-name="T12">&lt;</text:span><text:span text:style-name="T1">Описание полёта через Эогипп. Удивлённый взгляд Анакорна</text:span><text:span text:style-name="T12">&gt;</text:span></text:p>
      <text:p text:style-name="P39">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9">Единорог поднял голову.</text:p>
      <text:p text:style-name="P39"><text:span text:style-name="T12">–</text:span> Она очнулась.</text:p>
      <text:p text:style-name="P1">Сразу стало ясно три вещи.</text:p>
      <text:p text:style-name="P1"><text:soft-page-break/>1) Единорог <text:span text:style-name="T12">—</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58">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8">, </text:span><text:span text:style-name="T2">а от валиума таких глюков у меня ни разу не было</text:span><text:span text:style-name="T58">.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и кричать от восторга.</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Сколько же в тебе</text:span><text:span text:style-name="T33">… грязи</text:span><text:span text:style-name="T1">. Как ты жила со всем этим? – тихо произнесла она.</text:span></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12">облака.&lt;</text:span><text:span text:style-name="T26">Описание получше. Подземелье</text:span><text:span text:style-name="T12">&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47">проводник</text:span>??? А?!! <text:span text:style-name="T1">А-ха-ха-ха-ха-ха-ха</text:span>! <text:span text:style-name="T12">–</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5">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text:span text:style-name="T1">Бу-га-га-га-га</text:span>!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text:soft-page-break/>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смог к ним вернуться.</text:p>
      <text:p text:style-name="P41"><text:span text:style-name="T1">–</text:span> Такая <text:span text:style-name="T19">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text:span text:style-name="T1">–</text:span> пробормотал я.</text:p>
      <text:p text:style-name="P41"><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12">!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60">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6">Именно Селестия нашла пророчество-заклинание Свирла и настояла на его исполнении</text:span><text:span text:style-name="T12">&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 <text:span text:style-name="T1">Ощущение бодрости испарилось.</text:span></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могу <text:span text:style-name="T1">качественно</text:span> исцелить тебя. Потерпи немного, в королевской больнице Кантерлота тебе помогут.</text:p>
      <text:p text:style-name="P1"><text:span text:style-name="T12">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 </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3">Дискорд нахмурился и бросил в сторону, ковыряясь когтем в зубе.</text:p>
      <text:p text:style-name="P3"><text:soft-page-break/>– Из этой деревенщины даже десять лет Кантерлота не выбьют варварских замашек. Заходя в помещение к высочайшим особам, нужно постучать в двер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двигались желваки. Кобальтовые глаза нахмурились. Крыло с металлическими протезами маховых перьев начало коротко подёргиваться, чуть позвякивая.</text:p>
      <text:p text:style-name="P1"><text:span text:style-name="T1">– Кимеринн, успокойтесь. Этот заносчивый драконикус никогда не умел выбирать выражения.</text:span><text:span text:style-name="T12"> – </text:span><text:span text:style-name="T1">примирительно сказала Луна, шагнув ему навстречу.</text:span></text:p>
      <text:p text:style-name="P3">– Я абсолютно спокоен, Ваше Высочество!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32">верх</text:span>…</text:p>
      <text:p text:style-name="P3">– Сестра, ты идёшь? – заглянула в зал Луна.</text:p>
      <text:p text:style-name="P3">Тут м<text:span text:style-name="T12">еня, </text:span>наконец,<text:span text:style-name="T12"> стошнило. Буквально вывернуло наизнанку: из носа текло, в глазах стояли слёзы. </text:span></text:p>
      <text:p text:style-name="P3">Тёмная аликорница брезгливо поджала губы. <text:span text:style-name="T12">Д</text:span>искорд сделал шаг в сторону, чтобы не попасть под брызги.</text:p>
      <text:p text:style-name="P1"><text:span text:style-name="T12">– </text:span><text:span text:style-name="T1">Присматривай получше за своим </text:span><text:bookmark text:name="result_box"/><text:span text:style-name="T61">Jack of Hearts</text:span><text:span text:style-name="T61"><text:note text:id="ftn7" text:note-class="footnote"><text:note-citation>7</text:note-citation><text:note-body><text:p text:style-name="Footnote"><text:bookmark text:name="result_box1"/><text:span text:style-name="T61">Jack of Hearts</text:span> <text:span text:style-name="T1">– Червовый валет (фр.)</text:span></text:p></text:note-body></text:note></text:span><text:span text:style-name="T61"> , </text:span><text:span text:style-name="T1">Сахарная Ватка</text:span><text:span text:style-name="T61">!</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6">Я смутился и потянулся за платком.</text:p>
      <text:p text:style-name="P16">– Я это… Извиняюсь. Сейчас вытру.</text:p>
      <text:p text:style-name="P3"><text:span text:style-name="T12">Селестия снова взглянула на меня. Н</text:span>ос её медленно сморщился. <text:span text:style-name="T12">Внезапно полускрытые чёлкой глаза сощурились в усмешке и она негромко хихикнула.</text:span></text:p>
      <text:p text:style-name="P16">–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6">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oft-page-break/><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text:soft-page-break/>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lt;<text:span text:style-name="T25">Добавить эпизодов сражения Сел с пландерсидами. Этот эпизод — последний, после которого она потеряла сознание</text:span>&gt;</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32">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text:soft-page-break/>–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32">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крут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7">Спи, сестра моя родная,<text:line-break/>Спи. Усни.<text:line-break/>Крыльями тебя укрою,<text:line-break/>Спи. Усни.</text:p><text:p text:style-name="P147"><text:tab/>В чаще тёмной волки воют,<text:line-break/>Спи. Усни.</text:p><text:p text:style-name="P147"><text:tab/>В мрачном замке духи ноют,<text:line-break/>Спи. Усни.</text:p><text:p text:style-name="P147"><text:tab/>Сказки вечность нам читает,<text:line-break/>Спи. Усни.<text:line-break/>День осенний угасает,<text:line-break/>Спи. Усни.<text:line-break/>Помни только в сне глубоком,</text:p><text:p text:style-name="P147"><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text:soft-page-break/>–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бсерватория. Там Мы с Сестрой, Стар Свирлом и Мелвином праздновали завершение строительства. Позже Мы использовали его как домик для тайных встреч&lt;<text:span text:style-name="T19">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9">Макс побывает в этих развалинах и найдёт там выдолбленную на камне надпись: «Здесь был Стар...»</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6"><text:soft-page-break/>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5">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6">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6">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5">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5">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text:soft-page-break/>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32">,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32">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2">–</text:span> Уфф! Выкарабкались. Почти без потерь, <text:span text:style-name="T12">–</text:span> заметил Дискорд, оглядывая крыло. <text:span text:style-name="T12">–</text:span> Могло быть и хуже.</text:p>
      <text:p text:style-name="P3"><text:span text:style-name="T12">–</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text:soft-page-break/>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12">–</text:span> <text:span text:style-name="T25">Да не было у меня никакой магии! Я, в отличие от некоторых, при вызове этой обезьяны выложился вчистую! Даже летал с трудом! И это вместо благодарности! &lt;У Дискорда полно магии в Эогиппе, но тратить её он не собирается&gt;</text:span></text:p>
      <text:p text:style-name="P3"><text:span text:style-name="T12">–</text:span> ТЫ!!! ТЫ!..</text:p>
      <text:p text:style-name="P3"><text:span text:style-name="T12">–</text:span> Да, я!!! <text:span text:style-name="T12">–</text:span> Дискорд подбоченился и с вызовом посмотрел на разъярённую аликорницу. <text:span text:style-name="T12">–</text:span> Можешь скинуть меня в болото, можешь превратить обратно в камень, <text:span text:style-name="T25">можешь плюнуть мне на хвост</text:span>, но не было у меня магии! И не надо на меня так смотреть! Это не мои пландерсиды! Такую дрянь даже Сомбра не придумает! <text:span text:style-name="T12">–</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21"/>
      <text:h text:style-name="Heading_20_2" text:outline-level="2"><text:span text:style-name="T12">3. </text:span>Кантерлот</text:h>
      <text:p text:style-name="P84">Музыка медленная, фэнтезийная, средневековая, изысканая, дворцовая (стиль Dire Straits “Coyote”)</text:p>
      <text:p text:style-name="P84">&lt;Эркеры и ризалиты&gt;</text:p>
      <text:p text:style-name="P23">Глава IV. Пределы магии</text:p>
      <text:p text:style-name="P20"/>
      <text:p text:style-name="P23">Вашему покорному слуге известны четыре предела магии: </text:p>
      <text:list xml:id="list7285790549499291715" text:style-name="L4">
        <text:list-item>
          <text:p text:style-name="P158">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58">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8">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8">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text:span><text:soft-page-break/><text:span text:style-name="T1">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2"><text:s/>–</text:span> Блядь, как меня заебала эта архаика! Когда-нибудь пошлю нахер все каноны письменности и учредю свои! С блекджеком и шлюхами. <text:span text:style-name="T12">– Стар Свирл перевернулся на другой бок и обратился к учени</text:span><text:span text:style-name="T1">це</text:span><text:span text:style-name="T12">. – Это не пиши, это оффтоп.</text:span></text:p><text:p text:style-name="P144"><text:s/>Сколько страниц сегодня нахреначили?</text:p><text:p text:style-name="P146">– <text:span text:style-name="T1">Восемь, учитель!</text:span></text:p><text:p text:style-name="P146">– Отлично. Надиктую ещё две и сбегаешь за кофе.</text:p></text:note-body></text:note></text:span></text:p>
        </text:list-item>
      </text:list>
      <text:p text:style-name="P4"/>
      <text:p text:style-name="P10">Я захлопнул “Основы заклятий<text:span text:style-name="T12">”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81">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text:span>. Магическое истощение <text:span text:style-name="T1">третьей степени</text:span>. <text:span text:style-name="T1">Два</text:span> месяца запрета на любую магию. Постельный режим. Восстановительные процедуры по списку ...”.</text:p>
      <text:p text:style-name="P81">Луну я с тех пор не видел. Она, передав сестру врачам, уединилась в <text:span text:style-name="T1">своих покоях</text:span>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81">Дискорд исчез. Последний раз драконикуса видели, когда он на своей <text:span text:style-name="T1">золотой барже</text:span> удалялся в сторону Жеребячьих<text:span text:style-name="T25"> </text:span>гор.</text:p>
      <text:p text:style-name="P81">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81">Я потянулся. Хватит на сегодня чтения. Настало время ежедневной прогулки по городу. Тем более, что у меня есть деньги.</text:p>
      <text:p text:style-name="P81">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81">Так что даже на ремонт одежды и покупку необходимых в повседневной жизни мелочей у меня финансов не было. До недавнего времени. </text:p>
      <text:p text:style-name="P81">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8">–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81"><text:span text:style-name="T12">Ну, понятно, в элитном придворцовом квартале, который представляет из себя </text:span><text:span text:style-name="T1">верхний город</text:span><text:span text:style-name="T12">, цены кусаются. Надо топать вниз, на окраину. Но, блин, корявые пальцы внесли свою коррективу в шопинг-план!</text:span></text:p>
      <text:p text:style-name="P81"><text:soft-page-break/><text:span text:style-name="T12">Как раз на спуске в нижний </text:span><text:span text:style-name="T1">город, на мосту</text:span><text:span text:style-name="T12">, я выронил монетку. И, естественно, она не осталась лежать там, где упала, а начала катиться </text:span><text:span text:style-name="T1">по мостовой </text:span><text:span text:style-name="T12">— </text:span><text:span text:style-name="T1">чем дальше, тем быстрее</text:span><text:span text:style-name="T12">.</text:span></text:p>
      <text:p text:style-name="P18">В погоне за ней я чуть не открыл лбом дубовые ворота — серебряшка прокатилась прямо под ними.</text:p>
      <text:p text:style-name="P10"><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0">Я приоткрыл створку.</text:p>
      <text:p text:style-name="P18">–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8">– Макс. – <text:s/>отрекомендовался я. – <text:s/>Человек.</text:p>
      <text:p text:style-name="P18">–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0">Рядом с ним в ангаре на двух домкратах покоилась старая знакомая <text:span text:style-name="T12">—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8">–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8">– К сожалению, не слышал. Я тут недавно.</text:p>
      <text:p text:style-name="P18">–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8">– Я вижу вас. – честно признался я.</text:p>
      <text:p text:style-name="P18">–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text:span text:style-name="T1">В</text:span>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8">– Вы говорили, что королевские кареты делали три мастерских…</text:p>
      <text:p text:style-name="P18">–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8">Норф строго посмотрел на меня поверх очков.</text:p>
      <text:p text:style-name="P18">–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8">Единорог с силой крутанул колесо. Оно беззвучно завертелось, превратившись в серый размытый диск.</text:p>
      <text:p text:style-name="P18"><text:soft-page-break/>–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8">Норф пошёл к сараю, стоявшему у задней стены дворика. На полпути он обернулся.</text:p>
      <text:p text:style-name="P18">– Не могли бы вы помочь мне вон с тем домкратом? А то склероз замучал, а бегать туда-сюда уже малость трудновато.</text:p>
      <text:p text:style-name="P18">Распахнув ветхие ворота сарайчика, он картинно вскинул копыто.</text:p>
      <text:p text:style-name="P18">– “Королева Лорен ”! Встречайте!</text:p>
      <text:p text:style-name="P18">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32">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8">–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карета Кантерлота — а, значит, и всей Эквестрии! Мы специально <text:span text:style-name="T1">оставили</text:span> королевский дизайн. Знаете ли, дело молодое, кровь в жилах играет, хочется почувствовать себя в некотором роде великим… Хррр...</text:p>
      <text:p text:style-name="P18">Старик клюнул носом и встрепенулся. Потом он огляделся и заговорщицки подмигнул мне.</text:p>
      <text:p text:style-name="P18">– “Лорен” я сделал на базе <text:span text:style-name="T32">платформы </text:span>повышенной магической мощности. <text:span text:style-name="T1">Её Солнечное Высочество хотели сами поучаствовать в ночных гонках инкогнито. Но потом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32">парящие платформы.</text:span> Но дворцовым бюрократам необязательно ж знать, КАК я их уничтожаю, хе-хе! Некоторые из <text:span text:style-name="T32">платформ </text:span><text:span text:style-name="T33">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text:s/></text:span>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32"> И никто ж не догадывался, что она </text:span><text:span text:style-name="T33">сделана по королевскому заказу</text:span><text:span text:style-name="T32">! Её </text:span><text:span text:style-name="T33">Солнечное </text:span><text:span text:style-name="T32"><text:s/>Высочество только тихо посмеивались в крыло.</text:span></text:p>
      <text:p text:style-name="P18">Норф любовно погладил обтекатель кареты и стал подымать её на домкрате.</text:p>
      <text:p text:style-name="P18">–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8">Норф снял заднее колесо и покатил его под навес. Я закрыл охромевшую “Королеву Лорен” в гараже и последовал за ним.</text:p>
      <text:p text:style-name="P18">– А вы, как я вижу, королевский гость? – Норф кивнул на ворот рубашки с закрепённой клипсой-пропуском. – Могу я вас попросить об одном одолжении?</text:p>
      <text:p text:style-name="P18">– Да пожалуйста!</text:p>
      <text:p text:style-name="P18">– Подождите минутку, я сейчас.</text:p>
      <text:p text:style-name="P18">Норф закончил монтаж колеса и скрылся в небольшом домике в глубине двора.</text:p>
      <text:p text:style-name="P18">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83">935 – 992 A.C.</text:span> ”. Под надписью было стилизованное изображение распростёршего крылья пегаса, тянущего колесницу.</text:p>
      <text:p text:style-name="P18">Я торопливо отошёл к воротам. Норф как раз вышел из дома с маленькой деревянной коробочкой красного цвета.</text:p>
      <text:p text:style-name="P18">–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8">– Не забуду. – пообещал я.</text:p>
      <text:p text:style-name="P18"><text:soft-page-break/></text:p>
      <text:h text:style-name="Heading_20_2" text:outline-level="2"><text:span text:style-name="T12">4. </text:span>Библиотека</text:h>
      <text:p text:style-name="P19">&lt;<text:span text:style-name="T62">Mike Oldfield – Tres Lunas ”To Be Free” (Radio Edit)</text:span>&gt;</text:p>
      <text:p text:style-name="P23">Глава VI. Основы</text:p>
      <text:p text:style-name="P23"/>
      <text:p text:style-name="P23">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2">прервавшая связь между мною и демоном</text:span>, спасла моё бренное тело для дальнейших магических изысканий.</text:p>
      <text:p text:style-name="P23">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3">Возьмём, <text:s/>примеру, заклинание начального предела: “Ярету пхонг руул квами”, <text:span text:style-name="T1">—</text:span> что означает: “<text:span text:style-name="T25">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2">– </text:span>Гм!</text:p><text:p text:style-name="Footnote"><text:span text:style-name="T12">– </text:span>Ну, ты ж понимаешь, что без таланта к магии никакое надувание щёк не поможет. <text:span text:style-name="T12">–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84"/>
      <text:p text:style-name="P41">На трактат упала тень.</text:p>
      <text:p text:style-name="P42">– Эй, нельзя ли не заслонять …</text:p>
      <text:p text:style-name="P42">Я поперхнулся словом, упёршись носом в покрытую белой шерстью грудь. Селестия оступила, извиняясь.</text:p>
      <text:p text:style-name="P42">– Извини за беспокойство. Просто стало интересно, что ты так увлечённо читаешь? Стража докладывала, что ты днюешь и ночуешь в библиотеке.</text:p>
      <text:p text:style-name="P41"><text:span text:style-name="T12">За прошедшие дни я уже привык и к магии, и к разумным эквиноподобным и даже </text:span><text:span text:style-name="T1">ко сну вдоволь</text:span><text:span text:style-name="T12">. Но вид перебинтованной аликорницы, представшей передо мной в неком подобии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42">– Эээ…</text:p>
      <text:p text:style-name="P42">–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2">Она потянулась за спину, сжала зубами зажим, и, после негромкого щелчка, экзоскелет “разошёлся” в стороны.</text:p>
      <text:p text:style-name="P42">– Вот, так лучше. – улыбнулась она, вышагивая из него. – Доктор Плантаго Майор был уверен, что я не дотянусь до замка.</text:p>
      <text:p text:style-name="P71"><text:soft-page-break/>Экзоскелет, лишившись хозяйки, переключил цвет лампочки с зелёного на оранжевый.</text:p>
      <text:p text:style-name="P42">– Насколько я знаю, тебе было прописано два месяца постельного режима. Сейчас и недели не прошло...</text:p>
      <text:p text:style-name="P42">– Не волнуйся, аликорны куда крепче единорогов, по стандартам которых меня лечат.</text:p>
      <text:p text:style-name="P41">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41">Она, почувствовав мой взгляд, подняла нос <text:span text:style-name="T1">из</text:span> книги и <text:s/>посмотрела на меня, насторожив уши.</text:p>
      <text:p text:style-name="P41"><text:span text:style-name="T12">–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3">– А по-моему, ты не…</text:p>
      <text:p text:style-name="P41"><text:span text:style-name="T13">– Так, я попрошу! – перебила меня венценосная кобыла. – Давай, ты не будешь лезть в мои дела, а я не буду</text:span><text:span text:style-name="T4">… эээ… ммм…</text:span></text:p>
      <text:p text:style-name="P43">– Не будешь что?</text:p>
      <text:p text:style-name="P53">Селестия нахмурилась и угрожающе подняла крылья.</text:p>
      <text:p text:style-name="P53"><text:span text:style-name="T12">– </text:span>Не забывай, человек, я — могущественный маг и правитель Эквестрии. Ко мне нужно относиться с должным уважением!</text:p>
      <text:p text:style-name="P53"><text:span text:style-name="T12">– </text:span>А то что? Превратишь в жабу? Сошлёшь на Луну? Убьёшь нахер?</text:p>
      <text:p text:style-name="P53">Аликорница сникла. Уши её опустились.</text:p>
      <text:p text:style-name="P53"><text:span text:style-name="T12">– </text:span>Макс, не надо... Ты же знаешь, я этого не сделаю.</text:p>
      <text:p text:style-name="P53"><text:span text:style-name="T12">–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3">Селестия приложила копыто ко лбу и издала протяжный стон.</text:p>
      <text:p text:style-name="P43">– О, небо! Я забыла распорядиться насчёт тебя! Какая же я тупая! Макс, извини, пожалуйста!</text:p>
      <text:p text:style-name="P53"><text:span text:style-name="T12">–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2"> штучки при общении со мной. А я постараюсь помочь тебе </text:span>— если это в моих силах, разумеется<text:span text:style-name="T12">.</text:span></text:p>
      <text:p text:style-name="P53"><text:span text:style-name="T12">Аликорница уселась н</text:span>а пол <text:span text:style-name="T12">и прижала копыто к груди.</text:span></text:p>
      <text:p text:style-name="P43">– Да будет так! Сим заявляю, что отныне и впредь буду общаться с тобой на равных, человек Макс. Слово Селестии <text:span text:style-name="T1">Эквестрийской</text:span>!</text:p>
      <text:p text:style-name="P53">Закончив фразу, аликорница вскинула копыто вперёд и вверх. Я чуть не подавился нервным смешком, настолько это напоминало зигу<text:tab/>.</text:p>
      <text:p text:style-name="P53"><text:span text:style-name="T12">– Лады! Вот видишь, нам легко договориться! А теперь расскажи, наконец, зачем </text:span>т<text:span text:style-name="T12">ы притащил</text:span>а<text:span text:style-name="T12"> меня сюда? Только сначала вытащи катетер из шеи </text:span>— <text:s/>он меня нервирует<text:span text:style-name="T12">. Или погоди, я сам вытащу…</text:span></text:p>
      <text:p text:style-name="P53"><text:span text:style-name="T12">Л</text:span>ампа<text:span text:style-name="T12"> отбрасывал</text:span>а<text:span text:style-name="T12"> мягкие тени на стену библиотеки. Селестия, расположи</text:span>вшись<text:span text:style-name="T12"> у моего кресл</text:span>а,<text:span text:style-name="T12">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53"><text:span text:style-name="T12">– </text:span>Вот, читай отсюда. <text:span text:style-name="T12">– а</text:span>ликорница подчеркнула абзац копытом.</text:p>
      <text:p text:style-name="P53"/>
      <text:p text:style-name="P56">***</text:p>
      <text:p text:style-name="P56"><text:soft-page-break/></text:p>
      <text:p text:style-name="P65">«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65">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65">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65">Но величайшая справедливость юниверсума заключается в том, что не существует безвыходных положений. Всегда есть надежда.</text:p>
      <text:p text:style-name="P65">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Но призвать его нелегко, а убедить помочь — ещё сложнее, ибо сам по себе Проводник равнодушен, безлик и холоден.</text:p>
      <text:p text:style-name="P65">Как исполнить первую часть задачи — призвать его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53"/>
      <text:p text:style-name="P53">В ухе стало щекотно от тёплого дуновения.</text:p>
      <text:p text:style-name="P43">– Теперь ты понимаешь, почему мы не ожидали увидеть тебя? Мы, вообще-то, вызывали сверхаликорна…</text:p>
      <text:p text:style-name="P43">Я повернулся к Селестии.</text:p>
      <text:p text:style-name="P43">–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3">Аликорница отвернулась.</text:p>
      <text:p text:style-name="P43">– Это очень чувствительная тема. – сказала она после недолгой заминки. – <text:s/>Постыдная для нас.</text:p>
      <text:p text:style-name="P43">– Какая тема?</text:p>
      <text:p text:style-name="P43">Селестия повернулась, но старалась избегать меня взглядом.</text:p>
      <text:p text:style-name="P43">– Магия.</text:p>
      <text:p text:style-name="P43">– Что?</text:p>
      <text:p text:style-name="P43">–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3">Я посмотрел на аликорницу. Та старательно делала вид, что интересуется состоянием лака на копыте.</text:p>
      <text:p text:style-name="P43">– То есть, вы почувствовали ослабление своих магических способностей, и решили, что миру приходит конец?</text:p>
      <text:p text:style-name="P43">–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text:soft-page-break/>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3">– Ээээ… ммм… А вы пробовали обратиться к врачу? – начал я как можно мягче.</text:p>
      <text:p text:style-name="P43">БАЦ!</text:p>
      <text:p text:style-name="P43">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3">– Это бесполезно… Он не верит мне. У меня нет времени его переубедить.</text:p>
      <text:p text:style-name="P43">Потом она обратилась ко мне.</text:p>
      <text:p text:style-name="P43">– <text:s/>Извини, <text:span text:style-name="T1">с</text:span>орвалась. Мне очень стыдно. Последнее время всё идёт наперекосяк, совсем не так, как мы планировали.</text:p>
      <text:p text:style-name="P43"><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53">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3">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3">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3">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3">– Мне очень жаль, человек Макс, что <text:span text:style-name="T1">м</text:span>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text:span><text:span text:style-name="T20">месяц</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3">Я снял её копыто со своего плеча и осторожно поставил на пол.</text:p>
      <text:p text:style-name="P43"><text:span text:style-name="T1">– Зачем? </text:span>– спросил я. – Что это за театр, твоё… Ваше Высочество? Во-первых, я не давал своё согласие на чтение моих мыслей. Во-вторых…</text:p>
      <text:p text:style-name="P43">Я присел на корточки, раздвинул гриву и снизу вверх заглянул в морду аликорнице.</text:p>
      <text:p text:style-name="P53">–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53"><text:soft-page-break/>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53">–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53">Я протянул руку, вытер ей слёзы и погладил по шее.</text:p>
      <text:p text:style-name="P53">– Не плачь. Я не отказываюсь. Хотя, скорее всего, Стар Свирл что-то напутал в заклинании, потому что я человек, а не сверхаликорн.</text:p>
      <text:p text:style-name="P53">–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3">Селестия успокоилась и смущённо потёрлась носом мне о плечо.</text:p>
      <text:p text:style-name="P53">– <text:s/>И я не читала твои мысли. У тебя на лице и так всё написано — ты не умеешь скрывать эмоции.</text:p>
      <text:p text:style-name="P53">Наружная дверь заскрипела, после чего коридор наполнился топотом множества копыт и шумом голосов.</text:p>
      <text:p text:style-name="P43">Аликорница <text:span text:style-name="T1">прислушалась, </text:span>всполошилась и стала носиться по читальному залу с загнанным видом.</text:p>
      <text:p text:style-name="P43">– <text:s/><text:span text:style-name="T1">Дискордовы</text:span> яйца! Они нашли меня!</text:p>
      <text:p text:style-name="P43">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3">– <text:s/>Ты! Чего! Делаешь! Твоё, <text:span text:style-name="T1">блин,</text:span> высочество!!! – <text:s/>я едва уберёг <text:span text:style-name="T1">своё </text:span>естество от острого рога.</text:p>
      <text:p text:style-name="P43">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3">– Помоги! Мне самой не закрыть замок, – <text:s/>обратилась аликорница ко мне, тщётно пытаясь охватить зубами раскрытую защёлку.</text:p>
      <text:p text:style-name="P43"><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3">–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43">– <text:s/><text:span text:style-name="T1">Я</text:span> помогу! – <text:s/>Селестия изогнула шею и стала зубами сжимать защёлку.</text:p>
      <text:p text:style-name="P43">ШЛОП!</text:p>
      <text:p text:style-name="P43">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3">Увидев Селестию, толпа замерла. Та в попытке спрятать меня, раскрыла крылья.</text:p>
      <text:p text:style-name="P53">В наступившей тишине аликорница прошептала мне убито:</text:p>
      <text:p text:style-name="P43">– <text:s/><text:span text:style-name="T1">Что-то мне не хочется оборачиваться.</text:span></text:p>
      <text:p text:style-name="P53">– <text:s/>А придётся. Кстати, крылья можешь опустить. Всё равно видна табуретка и мои ноги.</text:p>
      <text:p text:style-name="P53">Селестия закрыла глаза и медленно обернулась к толпе.</text:p>
      <text:p text:style-name="P43">–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43"><text:span text:style-name="T1">– Занавес. </text:span>– <text:s/><text:span text:style-name="T1">подытожил я.</text:span></text:p>
      <text:p text:style-name="P43"/>
      <text:h text:style-name="Heading_20_2" text:outline-level="2"><text:soft-page-break/>4.5 Нерадивый ученик</text:h>
      <text:p text:style-name="P36"/>
      <text:p text:style-name="P53">– Это очень просто, уверяю тебя. Даже совсем маленькие жеребята единорогов способны на столь простую магию. Сконцентрируйся…</text:p>
      <text:p text:style-name="P53">– Ыыых… !!!</text:p>
      <text:p text:style-name="P53">Я покраснел от натуги, но этот блядский листочек даже не шелохнулся!</text:p>
      <text:p text:style-name="P53">– Давай попробуем ещё раз. Сосредоточься на объекте. Высвободи силу. Ты можешь это, я вижу в тебе большой потенциал!</text:p>
      <text:p text:style-name="P53"/>
      <text:p text:style-name="P53">Куда уж больше! Эти медицинские каракули мне теперь месяц сниться будут!</text:p>
      <text:p text:style-name="P53">– Фффу-у-у! – листок закружился в воздухе от моего сердитого дуновения.</text:p>
      <text:p text:style-name="P53">Я отвернулся. Если она хочет выставить меня на посмешище, ей и напрягаться не нужно!</text:p>
      <text:p text:style-name="P53"/>
      <text:p text:style-name="P53">– Анон…</text:p>
      <text:p text:style-name="P53">С лёгким вздохом аликорница положила голову мне на плечо.</text:p>
      <text:p text:style-name="P53">– Не сердись. Это моя вина. Я пытаюсь вести тебя ускоренным курсом.</text:p>
      <text:p text:style-name="P53">Я скосил на неё взгляд. Аликорница прикрыла глаза, наслаждаясь покоем. Солнечный луч зажёг золотистые искорки на её ресницах.</text:p>
      <text:p text:style-name="P53">– Не понимаю, куда ты так гонишь? Мы вполне можем заняться этим через пару недель, когда ты окрепнешь.</text:p>
      <text:p text:style-name="P53">Селестия открыла глаза и нехотя оторвала голову от моего плеча.</text:p>
      <text:p text:style-name="P53">– Нам нужно торопиться. У меня есть нехорошее чувство, а я привыкла доверять своим ощущениям.</text:p>
      <text:p text:style-name="P53">Листок с рецептом вернулся на место.</text:p>
      <text:p text:style-name="P53">– На это раз мы поступим по-другому. Есть способ ускорить процесс. – аликорница отвернулась в смятении.</text:p>
      <text:p text:style-name="P53">Я ждал.</text:p>
      <text:p text:style-name="P53">– Это очень необычный и, надо сказать, непривычный для меня способ. – наконец, выговорила аликорница. – До сих пор мне приходилось использовать его всего лишь раз.</text:p>
      <text:p text:style-name="P53">– То есть, ты хочешь сказать, что не вполне им владеешь? – помог я аликорнице. – Не волнуйся, я не буду над тобой смеяться.</text:p>
      <text:p text:style-name="P53">– Нет, в своих способностях я уверена. – улыбнулась Селестия. – Просто этот способ предполагает очень большую степень доверия между партнёрами. Поскольку заключается в переплетении сознаний.</text:p>
      <text:p text:style-name="P53">Аликорница взглянула на меня со смущением.</text:p>
      <text:p text:style-name="P53">– Мне очень жаль, но это единственный доступный мне сейчас способ быстро показать тебе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53">Я с сомнением почесал в затылке.</text:p>
      <text:p text:style-name="P53">– Анонимус, пожалуйста! – в голосе аликорницы появились нотки мольбы. – Мне тяжело тебя просить об этом, но у меня нет выхода. Тебе необходимо постичь основы магии как можно скорее. Вполне вероятно, тогда ты сможешь понять суть заклинания «Последнего Шанса» и разобраться с угрозой!</text:p>
      <text:p text:style-name="P53">Я вздохнул.</text:p>
      <text:p text:style-name="P53"><text:soft-page-break/>– Ну хорошо, хорошо, не волнуйся. Я готов. Можно только просить тебя об одолжении?</text:p>
      <text:p text:style-name="P53">– Да?</text:p>
      <text:p text:style-name="P53">Аликорница с тревогой взглянула на меня.</text:p>
      <text:p text:style-name="P53">– Всё, что в моих силах, Анонимус.</text:p>
      <text:p text:style-name="P53">В её голосе сквозила едва сдерживаемая дрожь.</text:p>
      <text:p text:style-name="P53">«Она думает, я сейчас загадаю себе полцарства, корону и мороженное в придачу!» – усмехнулся я.</text:p>
      <text:p text:style-name="P53">– Можно всё же не стирать мне память? Я, со своей стороны, даю слово не болтать о том, что узнаю, если тебя это беспокоит.</text:p>
      <text:p text:style-name="P53">Аликорница воззрилась на меня с нечитаемым выражением на морде.</text:p>
      <text:p text:style-name="P53">– Я слишком многого прошу? – вздохнул я. – Ладно, не важно…</text:p>
      <text:p text:style-name="P53">Аликорница спрятала морду в одеяле. Холка её подёргивалась.</text:p>
      <text:p text:style-name="P53">Я опешил.</text:p>
      <text:p text:style-name="P53">– Ты чего? – я присел на постель и осторожно отвернул край одеяла. – Эй, есть кто-нибудь в домике? Если я что-то не то сказал, забей…</text:p>
      <text:p text:style-name="P53">Селестия подняла голову и я увидел, что у неё текут слёзы из глаз от беззвучного смеха. Я озадаченно почесал затылок.</text:p>
      <text:p text:style-name="P53">–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53">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Нет, есть конечно, эпизоды, которыми определённо не стоит гордиться. Есть моменты, которые лучше бы спрятать подальше… Но, если подумать — какое дело разумной магической кобыле до моих тёмных делишек? Вообще, не думаю, что она разбирается в человеческой жизни так, чтобы понять тёмные стороны моего я, и, тем более, судить их.</text:p>
      <text:p text:style-name="P53">– Не стоит так утруждаться, твоё высочество! – я ободряюще похлопал Селестию по спине. – Достаточно будет твоего честного слова не разглашать увиденное.</text:p>
      <text:p text:style-name="P53">Аликорница кивнула, соглашаясь.</text:p>
      <text:p text:style-name="P53">– Теперь позволь мне начать заклинание.</text:p>
      <text:p text:style-name="P53">Аликорница высунула из-под одеяла передние ноги и притянула меня к себе.</text:p>
      <text:p text:style-name="P53">–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53">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53">Моей?!! Э-э-э, позвольте…</text:p>
      <text:p text:style-name="P53">…</text:p>
      <text:p text:style-name="P53">Я открыла глаза.</text:p>
      <text:p text:style-name="P53">У меня появилось чувство, будто я родилась вчера. Забавно. Впрочем, некогда вникать, нужно продемонстрировать Анонимусу технику левитации. Это очень просто, Анон, смотри же! Странно, почему я не ощущаю его?</text:p>
      <text:p text:style-name="P53"><text:soft-page-break/>Моя концентрация, моя магия охватила клочок бумаги на тумбочке и понесла ввысь. Листок с рецептом взмыл в воздух, описал круг и снова опустил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53">Я закрыла глаза.</text:p>
      <text:p text:style-name="P53">…</text:p>
      <text:p text:style-name="P53">– Анонимус! Анон…</text:p>
      <text:p text:style-name="P53">Тёплое дуновение растрепало волосы на лбу. Я открыл глаза.</text:p>
      <text:p text:style-name="P53">– Как ты себя чувствуешь?</text:p>
      <text:p text:style-name="P53">Аликорница смотрела на меня с тревогой. Я молча принял сидячее положение и стал массировать виски. Тело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опыт.</text:p>
      <text:p text:style-name="P53">– Я старалась провести всё как можно быстрее. С тобой всё в порядке? – в голосе Селестии появились нотки паники.</text:p>
      <text:p text:style-name="P53">Я успокаивающе похлопал аликорницу по шее не глядя.</text:p>
      <text:p text:style-name="P53">– Более-менее. Хотя ты должна была предупредить меня, что ведущей в этом объединённом сознании будешь ты. Я практически не ощущал себя. Я думал твоими мыслями и ощущал себя тобой — чертовски странное, надо сказать, ощущение.</text:p>
      <text:p text:style-name="P53">Аликорница громко воскликнула, просунула морду под подушку, насколько позволял рог, и застонала от досады.</text:p>
      <text:p text:style-name="P53">–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Е<text:span text:style-name="T75">сли бы я вспомнила вовремя, я бы предупредила тебя, чтобы ты смог сконцентрироваться.</text:span></text:p>
      <text:p text:style-name="P53">Я вымучено рассмеялся.</text:p>
      <text:p text:style-name="P53">– Спасибо за комплимент, твоё высочество! Никогда не сомневался, что я — та ещё тряпка! Я даже новую кошку не смог завести после смерти старой.</text:p>
      <text:p text:style-name="P53">Аликорница виновато пробормотала из-под подушки:</text:p>
      <text:p text:style-name="P53">– Прости меня, Анонимус.</text:p>
      <text:p text:style-name="P53">Я помотал головой, вытряхивая остатки сонливости.</text:p>
      <text:p text:style-name="P53">– Надо повторить.</text:p>
      <text:p text:style-name="P53">– Что?</text:p>
      <text:p text:style-name="P53">– Надо повторить урок. Я почти усвоил технику.</text:p>
      <text:p text:style-name="P53">Аликорница выглянула одним глазом из-под подушки.</text:p>
      <text:p text:style-name="P53">– И ты не боишься?</text:p>
      <text:p text:style-name="P53">Я стянул подушку с Селестии и легонько щёлкнул её по носу.</text:p>
      <text:p text:style-name="P53">–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text:p>
      <text:p text:style-name="P53">Аликорница слабо улыбнулась.</text:p>
      <text:p text:style-name="P53">– Не будем медлить, Анонимус.</text:p>
      <text:p text:style-name="P53">Я вновь растворился в сине-зелёной гриве.</text:p>
      <text:p text:style-name="P53"><text:soft-page-break/>…</text:p>
      <text:p text:style-name="P53">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96">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96">Тумбочка.</text:span> Листок… <text:span text:style-name="T96">Тумбочка! Я охватываю вниманием тумбочку. Красивая такая тумбочка с рисунком луны на дверце. Сила струится через меня и упирается во что-то большое и тяжёлое. </text:span><text:span text:style-name="T97">Всё пошло не так. Не могу уловить точку концентрации. Сила приложена к чему-то большему, чем лист бумаги. К чему-то неизмеримо большему. </text:span><text:span text:style-name="T96">Да хер с ней, с бумажкой! Тумбочка! Поднимаю! Блин, она реально тяжёлая! Но у меня получается, я чувствую это! Она поддаётся! Й-о-о!!! Вот это силища! Ура! </text:span><text:span text:style-name="T97">Сила уходит бесконтрольно. Нужно прервать урок. Нет! Нет! О-О-О-О-О, НЕ-Е-Е-Е-Е-Т!!!</text:span></text:p>
      <text:p text:style-name="P53">…</text:p>
      <text:p text:style-name="P53">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53">Тумбочка стояла на месте, не сдвинувшись ни на волос.</text:p>
      <text:p text:style-name="P53">С улицы доносились возгласы удивления, страха и ожесточённые споры. Я подошёл к окну и выругался ещё сильнее.</text:p>
      <text:p text:style-name="P53">По голубому небу к дневному светилу взмывала Луна.</text:p>
      <text:p text:style-name="P53">Нельзя сказать, что это был величавый подъём: серебристый шар непривычно быстро двигался по низкой траектории. Вдобавок, спутник вполне заметно вращался, чего раньше за ним не наблюдалось.</text:p>
      <text:p text:style-name="P53">Я бросился к постели и стал что есть силы тормошить бесчувственную аликорницу.</text:p>
      <text:p text:style-name="P53">– Вставай! Эй, вставай, твоё высочество! Беда! Там сейчас<text:span text:style-name="T12"> </text:span>Луна в Солнце врежется!</text:p>
      <text:p text:style-name="P53">Аликорница что-то невнятно говорила себе под нос, но глаз не открывала. Я вслушался в её бормотание.</text:p>
      <text:p text:style-name="P53">– …всегда говорила, что сестра не умеет пить…</text:p>
      <text:p text:style-name="P53">Проклятье! Эту кобылу можно разбудить только ведром воды!</text:p>
      <text:p text:style-name="P53">Я бросил взгляд на тумбочку. Нет, стакан пуст.</text:p>
      <text:p text:style-name="P79">Ох, нет! Нет-нет-нет!!!</text:p>
      <text:p text:style-name="P79">Мой взгляд был прикован к дверце с изображением Луны, а душу леденил ужас осознания.</text:p>
      <text:p text:style-name="P79">Анон, если ты станешь виновником смерти миллионов невинных пони, тебе лучше удавиться прямо сейчас!</text:p>
      <text:p text:style-name="P53">Я бросился к окну, намереваясь позвать кого-нибудь на помощь. И замер с отвалившейся челюстью.</text:p>
      <text:p text:style-name="P53">Мне уже было понятно, что Луна перепутала пору суток и выскочила на небосвод в полдень по моей вине. Но, блин, я точно не мог исписать её поверхность громадными буквами, словно стену лифта! Я бросил мельком взгляд на тумбочку — нет, изображение Луны было девственно чистым.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53">«С-Е-Л-Е-С-Т-И-Я … — … П-И-З-…» </text:p>
      <text:p text:style-name="P53">– ЧТО ТУТ ПРОИСХОДИТ???</text:p>
      <text:p text:style-name="P53">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53">– Мы …э-э-э… изучали левитацию предметов посредством переплетения сознаний. – промямлил я наконец. – Кажись, я чего-то накосячил.</text:p>
      <text:p text:style-name="P53">Тёмная аликорница перевела взгляд на Селестию, всё так же лежащую на постели разметав крылья.</text:p>
      <text:p text:style-name="P53"><text:soft-page-break/>–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53">Белоснежная аликорница чуть шевельнула крыльями и натянула одеяло на голову.</text:p>
      <text:p text:style-name="P53">– Уйдите все… – пробормотала Селестия сквозь одеяло. – Я умираю.</text:p>
      <text:p text:style-name="P53">«-ДА» — мельком прочитал я окончание текста, появившееся на спутнике.</text:p>
      <text:p text:style-name="P53">Тёмная аликорница проследила мой взгляд и ухмыльнулась.</text:p>
      <text:p text:style-name="P53">–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53">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с посторонних глаз. Пять минут — и только присутствие тёмной аликорницы напоминало о происшествии.</text:p>
      <text:p text:style-name="P53">– Надеюсь, Сестра, произошедшее будет тебе наукой! – с надзидательным высокомер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53">Я, конечно, побаивался тёмной фурии, но её отношение задело меня за живое.</text:p>
      <text:p text:style-name="P53">– Эй, что ты там про улитку сказала? Я ведь не напрашивался, в конце-концов! Я оказался тут с твоей помощью, в том числе!</text:p>
      <text:p text:style-name="P53">Луна не удостаивая меня взглядом, прошествовала к выходу, попутно нажав кнопку экстренного вызова.</text:p>
      <text:p text:style-name="P53">– То, что Мы помогали Сестре, – бросила она не глядя, – ещё не значит, что Мы желали твоего появления тут, примат! Мы считали и считаем твоё присутствие прихотью и ошибкой Сестры. И непростительным расточительством магии, помимо всего прочего.</text:p>
      <text:p text:style-name="P53">Шаги аликорницы стихли. Взамен хлопнула дверь из дежурной и в коридоре раздалось торопливое шарканье множества обутых в больничные бахилы копыт.</text:p>
      <text:p text:style-name="P53">Через мгновение палата заполнилась оханьем, аханьем и звоном склянок с микстурами. Я оказался в окружении злобных медсестёр.</text:p>
      <text:p text:style-name="P53">–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53">Передо мной захлопнулась дверь в палату.</text:p>
      <text:p text:style-name="P53">Ну охренеть! Я же ещё и виноват!</text:p>
      <text:p text:style-name="P53"/>
      <text:h text:style-name="P171" text:outline-level="2"><text:span text:style-name="T12">5. </text:span>Индиго</text:h>
      <text:p text:style-name="P43"/>
      <text:p text:style-name="P43">Я шёл в королевскую столовую, поигрывая <text:span text:style-name="T1">увесистой </text:span>ручкой в пальцах. <text:span text:style-name="T1">С позавчерашнего дня</text:span> жизнь пошла круто в гору. Не знаю, успела ли распорядиться Селестия насчёт меня, или нет, прежде чем её <text:span text:style-name="T1">заперли</text:span> в больниц<text:span text:style-name="T1">е</text:span>, но отношение ко мне резко изменилось.</text:p>
      <text:p text:style-name="P43">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3">Сшитую одежду принесли вчерашним утром. Надо отдать должное кантерлотским портным, выглядела она очень стильно, хоть это наверняка был их первый опыт выкройки для прямоходящего <text:soft-page-break/>примат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43">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53"><text:span text:style-name="T1">– </text:span>А-а-апчхииии! – раздалось прямо у меня под ногами.</text:p>
      <text:p text:style-name="P53">–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53">– Ты кто? – машинально спросил я.</text:p>
      <text:p text:style-name="P53">– Индиго. – ответили глаза.</text:p>
      <text:p text:style-name="P53">Ответ не прояснил ситуацию ни на йоту, так что я продолжил.</text:p>
      <text:p text:style-name="P53">– А чего ты под лавкой делаешь?</text:p>
      <text:p text:style-name="P53">– Прячусь.</text:p>
      <text:p text:style-name="P53">Поняв, что расспросами ничего не добьёшься, я предложил прямо:</text:p>
      <text:p text:style-name="P53">– Может, ты вылезешь? Меня можно не бояться. Я не страшный.</text:p>
      <text:p text:style-name="P53">Под лавкой началась <text:s/>возня и сопение, потом наружу вылез жеребёнок-единорог насыщенного синего цвета.</text:p>
      <text:p text:style-name="P53">– А я тебя вовсе и не боюсь. Вот ещё! Я в прятки играла.</text:p>
      <text:p text:style-name="P53">–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3">– Ничо страшного! – малютка вытерла нос. – Меня всё равно искать некому.</text:p>
      <text:p text:style-name="P53">– Это как? Ты же с кем-то в прятки играешь? – продолжал допытываться я.</text:p>
      <text:p text:style-name="P53">– Сама с собой и играю. – хмуро ответила кобылка. – А тебе чего, дяденька?</text:p>
      <text:p text:style-name="P53">Я понял, что жеребёнок не настроен на беседу. Пожал плечами <text:s/>и повернулся было уходить.</text:p>
      <text:p text:style-name="P53">– Эээ, гм-м…</text:p>
      <text:p text:style-name="P53">Я повернулся обратно.</text:p>
      <text:p text:style-name="P53">– Что?</text:p>
      <text:p text:style-name="P53">Единорожка ковыряла копытом землю и шмыгала носом, не смотря на меня. Я терпеливо ждал.</text:p>
      <text:p text:style-name="P53">– Дяденька, а ты не мог бы спросить принцессу Селестию, куда девалась Шейла Блюскай? А то мне играть не с кем.</text:p>
      <text:p text:style-name="P53">– При случае спрошу. Если встречу.</text:p>
      <text:p text:style-name="P53">– Встретишь, канешн! Скажи ей, что у меня сегодня день рождения, и я здоровски обиделась, когда она на него не пришла!</text:p>
      <text:p text:style-name="P53"><text:s/>Такая уверенность кобылки меня заинтриговала. Я пригляделся к жеребёнку повнимательнее. Да нет, вроде, раньше её не встречал.</text:p>
      <text:p text:style-name="P53">– Позволь поинтересоваться, откуда у тебя такая уверенность, что я встречусь с Селестией? Я ей, знаешь ли, свиданий не назначаю.</text:p>
      <text:p text:style-name="P53">– Да ладно-о-о, брось заливать-то! – скептически протянуло юное создание. – Все знают, что вы встречаетесь. Вот и спроси её, пажалста, когда увидишь.</text:p>
      <text:p text:style-name="P53">– Кто это «все»?</text:p>
      <text:p text:style-name="P53"><text:soft-page-break/>– Ну, прислуга, стража, мой па…</text:p>
      <text:p text:style-name="P53">Ох! Во что же это такое я вляпался, а? За кого они меня, чёрт побери, принимают?</text:p>
      <text:p text:style-name="P53">Я присел на лавочку и наклонился пониже, чтобы наши головы были на одном уровне.</text:p>
      <text:p text:style-name="P53">– А твоего «па» не смущает, что я и Селестия м-м-м… немного разных видов? Точнее, совсем разных?</text:p>
      <text:p text:style-name="P53">– И чо? – без малейшего замешательства спросила кроха.</text:p>
      <text:p text:style-name="P53">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3">–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53">–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53">– <text:s/>Кха-кхе-гррхмм... Э-э-э... м-м-м... ну-у-у...</text:p>
      <text:p text:style-name="P53">У меня в голове произошло короткое замыкание. Слова пропали. Уши начали гореть.</text:p>
      <text:p text:style-name="P53">– <text:s/>Как, ты говоришь, тебя зовут? – в конце-концов выдавил осипшим голосом я, стараясь перевести тему. – Про чей день рождения я должен рассказать?</text:p>
      <text:p text:style-name="P53">–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53">У меня в памяти зажглась лампочка.</text:p>
      <text:p text:style-name="P53">– Постой-постой, не части. Твой отец, случайно, не Хорст Мэдтроттер?</text:p>
      <text:p text:style-name="P53">– Агась. А ты откудова знаешь?</text:p>
      <text:p text:style-name="P53">– Да так, один пони сказал. – я полез за пазуху и достал красную коробочку. – Вот тебе подарок.</text:p>
      <text:p text:style-name="P53">– ВАУ! – единорожка запрыгала от счастья. – У меня есть подарок! Крутотень!!! Значит, ты — мой гость на день рождения! Значит, у меня настоящий день рождения!!! Спасибо-спасибо-спасибо!</text:p>
      <text:p text:style-name="P53">– Вообще-то, это не мой подарок. Его просил передать один старик, Норф Каррус из каретной мастерской.</text:p>
      <text:p text:style-name="P53">– Аааа, знаю его! Мы с Шейлой ходили к нему играть, пока она не пропала. У Норфа здоровски интересно!</text:p>
      <text:p text:style-name="P53">Индиго открыла коробочку. Внутри на подстилке из тырсы лежала крохотная модель кареты в мельчайших подробностях.</text:p>
      <text:p text:style-name="P53">– Ух ты! – благоговейно прошептала Индиго. – Королева Лорен! Я даже управляла ею немножко.</text:p>
      <text:p text:style-name="P53">– Как ею можно управлять, если она не запряжена? Уж не Норф ли таскал её? – усомнился я.</text:p>
      <text:p text:style-name="P53">– Она без упряжи только взад-вперёд не может ездить. А вверх-вниз может! Мне Норф показывал. Там надо рычаг на себя тянуть. Вот этот – единорожка показала крохотную ручку управления на модели. Потом встала передними ногами на лавочку, чмокнула меня в щёку, прошептала «Пасиба» и убежала.</text:p>
      <text:p text:style-name="P53">Я остался сидеть в полнейшем замешательстве. </text:p>
      <text:p text:style-name="P53"/>
      <text:p text:style-name="P56"><text:soft-page-break/>***</text:p>
      <text:p text:style-name="P53">&lt;<text:span text:style-name="T62">Depeche Mode - Painkiller</text:span>&gt;</text:p>
      <text:p text:style-name="P65">...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отпиваю чай из чашечки медленными глотками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53"/>
      <text:p text:style-name="P53">В дверях библиотеки появился знакомый силуэт.</text:p>
      <text:p text:style-name="P53">– Привет, твоё высочество! Тебя уже выпустили, или опять от докторов смылась?</text:p>
      <text:p text:style-name="P53">Аликорница прошла в комнату и устало уселась рядом со мной.</text:p>
      <text:p text:style-name="P53">–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три часа свободы в день.</text:p>
      <text:p text:style-name="P53">Я с подозрением посмотрел на Селестию. Где-то я уже видел эту улыбочку на хитрой роже.</text:p>
      <text:p text:style-name="P53">–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3">– Вот ещё! – возмущению Селестии не было предела. Аликорница встала и демонстративно повернулась ко мне задом.</text:p>
      <text:p text:style-name="P53">–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3">Я подёргал замок на накрупнике. Таки не врёт.</text:p>
      <text:p text:style-name="P53">– Убедился? Вообще-то, такое недоверие меня оскорбляет. Ни один пони так бы себя не вёл со мной. – Селестия улеглась возле кресла и надулась.</text:p>
      <text:p text:style-name="P53">– Разумеется, твои подданные вели бы себя с большим пиететом. Но я же не твой подданный, твоё высочество!</text:p>
      <text:p text:style-name="P53">Аликорница вскинула копыто к виску.</text:p>
      <text:p text:style-name="P53">–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53">– Окей, как хочешь. Никаких больше высочеств.</text:p>
      <text:p text:style-name="P53">–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5">расписать сложности общения и мороку с этикетом</text:span>&gt;</text:p>
      <text:p text:style-name="P53">Селестия сморщила нос в улыбке и спросила, прикрывшись крылом:</text:p>
      <text:p text:style-name="P53">– К слову, а что говорят мои подданные про нас? Что означает «чёрте-что»?</text:p>
      <text:p text:style-name="P53">Я вспомнил разговор с Индиго и почувствовал, как снова начинают гореть уши.</text:p>
      <text:p text:style-name="P53">– Чёрте-что — это значит «ерунда». Большая ерунда.</text:p>
      <text:p text:style-name="P53">– Оу, как интересно! – Селестия приблизила ко мне морду и повернула уши. – Расскажи-ка поподробнее. Я вся во внимании.</text:p>
      <text:p text:style-name="P53"><text:soft-page-break/>–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53">Аликорница, широко раскрыв глаза, медленно тянула ко мне морду. Наконец, когда наши носы почти соприкоснулись, она не выдержала.</text:p>
      <text:p text:style-name="P53">– А-ха-ха-ха-ха-ха-ха!!! О-у-у-у-у-у-ха-ха-ха! И-и-и-и-ха-ха-ха! – Селестия перевернулась на спину и дёргала от смеха копытами.</text:p>
      <text:p text:style-name="P53">– <text:s/>Очень смешно! Ей говорят, что она подозревается в сексуальных извращениях, а она регочет! Мне-то пофиг, а тебе ещё править придётся!</text:p>
      <text:p text:style-name="P53">– <text:s/>И-и-изви-ни, Макс, не-мо-гу-у-у-у… Ох! Давненько я так не смеялась! Лет двести — так точно!</text:p>
      <text:p text:style-name="P53">Я потянул её за копыто и перевернул обратно на живот.</text:p>
      <text:p text:style-name="P53">– Что смешного-то?</text:p>
      <text:p text:style-name="P53">Аликорница вытерла крылом выступившие слёзы и объяснила:</text:p>
      <text:p text:style-name="P53">–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совокуплялись.</text:p>
      <text:p text:style-name="P53">– Ты не видишь ничего странного в межвидовых спариваниях? – охренел я. – Куда я, блин, попал???</text:p>
      <text:p text:style-name="P53">Селестия развернула моё кресло к себе и задумчиво посмотрела мне в глаза.</text:p>
      <text:p text:style-name="P53">– Очевидно, мне стоит рассказать тебе, Макс, откуда произошли пегасы и единороги.</text:p>
      <text:p text:style-name="P53">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53">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53">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53">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53">– А как выглядят сами истинные единороги? – спросил я.</text:p>
      <text:p text:style-name="P53">–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53">– Ха! – ответил я. – В моём мире они также известны. Правда, как несуществующий, сказочный вид.</text:p>
      <text:p text:style-name="P53">–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53">– Хм. А что было дальше?</text:p>
      <text:p text:style-name="P53"><text:soft-page-break/>–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53">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53">Селестия встала и принялась по очереди поднимать ноги, разминая суставы. Потом направилась к выходу. У двери аликорница обернулась ко мне.</text:p>
      <text:p text:style-name="P53">– Сто лет не гуляла по парку. Составишь мне компанию?</text:p>
      <text:p text:style-name="P53">Я поднялся с кресла, гадая, шутила Селестия про сто лет, или нет?</text:p>
      <text:p text:style-name="P53"/>
      <text:p text:style-name="P56">***</text:p>
      <text:p text:style-name="P53"/>
      <text:p text:style-name="P53">Песок парковых дорожек прогрелся на полуденном солнце.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53">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53">– Ну что? Догонялки?</text:p>
      <text:p text:style-name="P53">Не ожидая ответа, Селестия припустила вскачь. Через секунду я только и увидел развевающийся многоцветный хвост и пару копыт, сверкающих золотыми сабатонами.</text:p>
      <text:p text:style-name="P53"/>
      <text:p text:style-name="P53">Никогда не пыта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53">– Анон?..</text:p>
      <text:p text:style-name="P53">Я намеренно не оборачивался на шелест кустов за спиной. Нерешительное топтание на месте сменилось шагами. На меня упала тень.</text:p>
      <text:p text:style-name="P53">–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53">Обида и разочарование в голосе аликорницы были столь искренними, что я рассмеялся.</text:p>
      <text:p text:style-name="P53">–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53">За спиной раздался стон.</text:p>
      <text:p text:style-name="P53">– О-о-о, моя сестра была права, мои мыслительные способности в последнее время оставляют желать лучшего! Я же узнала о твоём ужасном физическом состояние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53"><text:soft-page-break/>Левитационная магия стащила меня с пенька и мягко уложила на ковёр из травы и прелых листьев. Фигура аликорницы нависла надо мной, закрыв лучистой гривой небо.</text:p>
      <text:p text:style-name="P53">– Расслабься, Анонимус. Позволь мне избавить тебя от недугов.</text:p>
      <text:p text:style-name="P53">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розовых глаз.</text:p>
      <text:p text:style-name="P53">– Засыпай, Анон. Когда ты проснёшься, ты будешь чувствовать себя намного лучше. Целительство — не моя специализация, но кое-что мне по силам.</text:p>
      <text:p text:style-name="P53"/>
      <text:p text:style-name="P53">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53">Я попытался поднять голову, но липкое оцепенение сковало все мои члены. Веки опустились на глаза и я провалился в бездонный колодец забытья.</text:p>
      <text:p text:style-name="P53"/>
      <text:p text:style-name="P53">…</text:p>
      <text:p text:style-name="P65"/>
      <text:p text:style-name="P65">– Эй, мужик, тебе плохо?</text:p>
      <text:p text:style-name="P65">На меня озабоченно уставилась парочка, ещё недавно сидевшая ко мне спиной на скамейке.</text:p>
      <text:p text:style-name="P65">Я принял сидячее положение, беспомощно хлопая глазами. Что? Где? Как?</text:p>
      <text:p text:style-name="P65">– Сам домой доберёшься? Может, вызвать скорую?</text:p>
      <text:p text:style-name="P65">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65">Опираясь о поручни ограды, я осторожно поднялся. Никакой дыры в ограждении, разумеется, не было. Оно и понятно — брякнись я по-настоящему с крыши <text:span text:style-name="T25">тридцатичетырёхэтажной</text:span> коробки, я б сейчас не стоял тут с гудящей башкой, пялясь на проезжающие внизу машины.</text:p>
      <text:p text:style-name="P65">Я перегнулся через перила и меня стошнило.</text:p>
      <text:p text:style-name="P65">Красавец! Мало тебе проблем с сердцем, так ты и печень, похоже, гробанул. Молодец, Анон, пей дальше!</text:p>
      <text:p text:style-name="P65">Спустившись в квартиру, я лёг на диван, натянул наушники и закрыл глаза.</text:p>
      <text:p text:style-name="P65">К чёрту всё, кроме Пинк Флойдов!</text:p>
      <text:p text:style-name="P53"/>
      <text:p text:style-name="P53">…</text:p>
      <text:p text:style-name="P53"/>
      <text:p text:style-name="P53">– Анонимус? Просыпайся же!</text:p>
      <text:p text:style-name="P53">Копыто энергично растирало мне грудь круговыми движениями. Селестия встревоженно склонилась ко мне.</text:p>
      <text:p text:style-name="P53">– Ты испугал меня, Анон! Цвет твоей кожи сейчас не сильно отличается от цвета моей шерсти — настолько ты бледный. Как ты себя чувствуешь?</text:p>
      <text:p text:style-name="P53">Я молча отодвинул её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text:soft-page-break/>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53">– Как?.. – я не мог отыскать подходящих слов, чтобы высказать обуревавшие меня чувства. Из глаз потекли слёзы радости.</text:p>
      <text:p text:style-name="P53">–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2">заместительной терапии несмотря на крайне скептическое к ним отношение сестры.</text:span></text:p>
      <text:p text:style-name="P43">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 Охренеть! Как новенький! Да что там <text:span text:style-name="T1">— я и есть новенький! Крутотень!</text:span></text:p>
      <text:p text:style-name="P53">– Анонимус, прекращай висеть на ветке! – со смехом произнесла Селестия и опять закашлялась. – Нам нужно торопиться. Кое-кто ждёт нас.</text:p>
      <text:p text:style-name="P53">Я спрыгнул вниз. Селестия лёгкой трусцой бежала по парку и я без труда успевал за ней. Лёгкие работали ритмично, как <text:span text:style-name="T25">кузнечные меха</text:span>.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53">Хм. Совпадение? Не могла она видеть мою попытку, у неё глаз на затылке нет.</text:p>
      <text:p text:style-name="P53">Я снова попытался догнать аликорницу, но в последний момент та зачастила всеми четырьмя и снова оторвалась вперёд на корпус. В этот раз я успел заметить её лучащийся весельем глаз и уголок ухмыляющегося рта.</text:p>
      <text:p text:style-name="P53">Ах ты ж!!!</text:p>
      <text:p text:style-name="P53">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53">–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53">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53">Скоро ко мне пришло неудобное чувство. Магия аликорницы подарила мне вторую юность, а вместе с ней и… . Блин,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53">Я помотал головой, отгоняя непристойности. Блядь! О чём ты думаешь, Анон? Ты же не конеёб! В пекло такие мысли! Мне уже тесно в штанах!</text:p>
      <text:p text:style-name="P53">Как это обычно бывает, в самый неудобный момент Селестия обернулась ко мне. Я <text:span text:style-name="T98">моментально </text:span>состроил покерфейс. Лишь секунду продержалось на морде Селестии удивление, которое <text:span text:style-name="T98">затем </text:span>скрылось под маской доброжелательности.</text:p>
      <text:p text:style-name="P53">– Мы на месте, Анон! Луна ждёт нас.</text:p>
      <text:p text:style-name="P53">Луна? Вот уж с кем бы я хотел встречаться меньше всего!</text:p>
      <text:p text:style-name="P53">Мы вышли на небольшую полянку, окружённую кипарисами. В центре стояла тёмная аликорница и хмуро смотрела на нас.</text:p>
      <text:p text:style-name="P53"><text:soft-page-break/>– Мы надеемся, что это будет Нашим последним одолжением тебе, Сестра, относительно сего примата! Мы делаем это только из Нашей к тебе привязанности!</text:p>
      <text:p text:style-name="P53">– Обещаю тебе, Луна. – склонила голову Селестия. – Я уверена, что ты не пожалеешь об этой уступке. Если Анон — тот, кого мы ищем, ему не составит труда <text:span text:style-name="T99">найти</text:span> Великое Откровение <text:span text:style-name="T99">в мире грёз</text:span>.</text:p>
      <text:p text:style-name="P53">Аликорны повернулись ко мне. Мне стало дико неуютно.</text:p>
      <text:p text:style-name="P53">Что ещё за хрень они придумали творить со мной? Я было попятился, но остановился под ясным взглядом солнечной принцессы. 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я могу поднять небо и свернуть гору! Как будто я — именно тот мудак, которого они ищут!</text:p>
      <text:p text:style-name="P53"><text:span text:style-name="T98">Я</text:span> сдался.</text:p>
      <text:p text:style-name="P53">– Готов ли ты проследовать с Нами, Анонимус, и обучиться древнему искусству сновидений? – склонила голову в вопросе Луна.</text:p>
      <text:p text:style-name="P53">Я сглотнул и коротко кивнул.</text:p>
      <text:p text:style-name="P53">– Тогда следуй за Нами!</text:p>
      <text:p text:style-name="P53">Левитационная магия вновь укладывает меня на землю. <text:span text:style-name="T99">Селестия ложится рядом и закрывает глаза.</text:span> Луна медленно приближается ко мне до тех пор, пока <text:span text:style-name="T98">её </text:span>васильковые глаза не заслоняют небо…</text:p>
      <text:p text:style-name="P53"/>
      <text:p text:style-name="P56">***</text:p>
      <text:p text:style-name="P53"/>
      <text:p text:style-name="P53">И вот 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53">Луна остановилась.</text:p>
      <text:p text:style-name="P53">– Сейчас Мы создадим дверь в сновидение <text:span text:style-name="T99">Сестры</text:span>, примат. – Луна начертила копытом в пустоте светящийся контур двери. – Не думай, не решай, не фантазируй. Просто делай, как Мы. Мы будем ждать тебя на той стороне.</text:p>
      <text:p text:style-name="P53">Луна скрылась за дверью. Я стоял перед светящимся прямоугольником и повторял про себя: «Не думай, не решай, не фантазируй. Не думай, не решай, не фантазируй. Не думай, не решай, не фантазируй».</text:p>
      <text:p text:style-name="P53">Окей, я пошёл!</text:p>
      <text:p text:style-name="P53">Я надавил дверь и уверенно шагнул в светящийся проём.</text:p>
      <text:p text:style-name="P53"/>
      <text:p text:style-name="P53">БЛЯ-А-А-А-А-А-А-А-А-А-А-А-А!!!</text:p>
      <text:p text:style-name="P53"/>
      <text:p text:style-name="P53">Падение было быстрым и ошеломляющим. Я гробанулся с огромной высоты прямо на лужайку, на которой успел заметить <text:span text:style-name="T99">спящих </text:span>аликорниц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им спящим телом, я на этом не остановился, а низвергся дальше, через толщу земли, через последовавшую затем сеть пещер с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53"><text:soft-page-break/>Осмотреться я не успел — очертания пещеры расплылись и резкий переход от полутьмы к яркому свету заставил меня закрыть глаза.</text:p>
      <text:p text:style-name="P53">– Опять я чего-то накосячил! Блядь, как меня это уже заебало! – выругался я в сердцах.</text:p>
      <text:p text:style-name="P53">– <text:span text:style-name="T99">Ч</text:span>то <text:span text:style-name="T99">означает</text:span> «заебало», дядя? – спросил меня тоненький голосок.</text:p>
      <text:p text:style-name="P53">– Уело. Достало. Надоело в высшей степени. – по инерции ответил я. После чего открыл глаза.</text:p>
      <text:p text:style-name="P53">Тёплый ветерок ласково трепал футболку. Цепь гор на горизонте курилась дымом из нескольких действующих вулканов. Перистые облака парили в недосягаемой высоте над скалистым плато, на котором стоял я. Внизу раскинулась холмистая долина, заросшая джунглями.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53">– Кхм!</text:p>
      <text:p text:style-name="P53">Я опустил глаза.</text:p>
      <text:p text:style-name="P53">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53">«Вот блядь, научил кроху ругаться! Молодец, Анон, возьми пирожок!» – пронеслась у меня досадная мысль. Чтобы скрыть стыд, я спросил первое пришедшее в голову:</text:p>
      <text:p text:style-name="P53">– Эм-м-м… Как тебя зовут, малыш?</text:p>
      <text:p text:style-name="P53">– Агамемнон. – важно ответила кроха. – И я не малыш! Я — древнейший дракон из живущих! Торч ещё из яйца не вылупился, когда я уже обрёл мудрость.</text:p>
      <text:p text:style-name="P53">Я смерил дракончика взглядом и снисходительно улыбнулся.</text:p>
      <text:p text:style-name="P53">– Мой сон! – насупился дракончик. – Как хочу, так и снюсь!</text:p>
      <text:p text:style-name="P53">Я начал догадываться.</text:p>
      <text:p text:style-name="P53">– Так это я в твоём сне? Наверное, это ты спишь в той пещере? Ну, знаешь, под заброшенными шахтами с вагонетками? Я, кажись, в неё влетел.</text:p>
      <text:p text:style-name="P53">– Угу. – хмуро ответил Агамемнон. – И теперь, похоже, мне придётся искать новую. Не люблю, когда мешают спать. Мне из-за этого с лёжки в Северных горах уйти пришлось.</text:p>
      <text:p text:style-name="P53">Я смутился.</text:p>
      <text:p text:style-name="P53">–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то, может, ты знаешь, что такое «Великое Откровение»?</text:p>
      <text:p text:style-name="P53">Дракончик почесал лопаткой гребень на голове и ответил:</text:p>
      <text:p text:style-name="P53">– Я не люблю Откровение! Оно пожирает всех, до кого может дотянуться. Я подобрался близко к Чёрному Экрану и видел. Я видел, как оно сжирало грифонов, пони, минотавров. Даже драконов пожирало. Нет, я не люблю Откровение. – помотал отрицательно головой дракончик для вящей убедительности.</text:p>
      <text:p text:style-name="P53">– Что за «Чёрный Экран»? – продолжил интересоваться я.</text:p>
      <text:p text:style-name="P53">Дракончик насупился.</text:p>
      <text:p text:style-name="P53">–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53">Я хлопнул себя ладонью по лбу.</text:p>
      <text:p text:style-name="P53">– Ой, извини! Я — Анонимус. Прилетел из далёких краёв по приглашению принцессы Селестии.</text:p>
      <text:p text:style-name="P53"><text:soft-page-break/>Кроха насупилась ещё больше.</text:p>
      <text:p text:style-name="P53">– А-а-а, так ты из п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53">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появлялись, меняли течение и исчезали реки и ручьи, появлялись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53">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53">А прямо подо мной, на отроге скалы, раскинулся Кантерлот…</text:p>
      <text:p text:style-name="P53">– <text:span text:style-name="T30">ТЕПЕРЬ ТЫ ПОНИМАЕШЬ, ЧТО НЕ МОГУ ЛЮБИТЬ Я ТЕХ, КТО СРЫЛ ГНЕЗДО МОЁ ПОЧТИ ДО ОСНОВАНИЯ?</text:span> – громыхнуло у меня в ухе, я аж подпрыгнул.</text:p>
      <text:p text:style-name="P53">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53">– <text:span text:style-name="T30">И ТЫ ЖЕЛАЕШЬ, ЧТОБ Я ОТКРЫЛ ТЕБЕ ТАЙНУ ЧЁРНОГО ЭКРАНА? ТЕБЕ, ПРИЯТЕЛЮ НАДОЕДЛИВЫХ ПОНИ? ПРИЯТЕЛЮ ГНУСНОЙ ПРОВОЗВЕСТНИЦЫ СОЛНЦА?</text:span></text:p>
      <text:p text:style-name="P165">Я незаметно стрел<text:span text:style-name="T101">ял</text:span>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53">– <text:span text:style-name="T30">ВЫШЕ ТВОЕЙ НАГЛОСТИ ТОЛЬКО ТВОЯ ГЛУПОСТЬ, АНОНИМУС! ТОЛЬКО ПОЛНЫЙ ГЛУПЕЦ МОГ ЗАЯВИТЬСЯ В МОЙ СОН С ТАКИМИ ВОПРОСАМ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53">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им фонтаном.</text:p>
      <text:p text:style-name="P53">Я закрыл лицо руками и<text:span text:style-name="T80"> </text:span>выбрал единственный способ выиграть несколько секунд жизни — спрыгнул со скалы вниз, к Кантерлоту.</text:p>
      <text:p text:style-name="P75">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53">Чуть раздвинув пальцы, я взглянул на обстановку — и тут же снова сжал их что есть мочи. Надо мной стояла разъярённая Луна.</text:p>
      <text:p text:style-name="P53">–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text:span text:style-name="T99">ПРОВАЛИВАТЬСЯ В ЧУЖИЕ СНЫ? </text:span>ПРОСНИСЬ АГАМЕМНОН — И БУДУЩЕЕ ВСЕГО КАНТЕРЛОТА БЫЛО БЫ ПОД ВОПРОСОМ!</text:p>
      <text:p text:style-name="P53">Я <text:span text:style-name="T99">был так ошеломлён, что </text:span>на меня весь день орут <text:span text:style-name="T99">и пытаются убить</text:span>, что молча заткнул уши руками и принял позу эмбриона. Это произвело впечатление на ночную принцессу. Постояв надо мной немного, она продолжила уже нормальным тоном.</text:p>
      <text:p text:style-name="P53">– Воистину, пристрастия Сестры Нас беспокоят. <text:span text:style-name="T99">У тебя удивительная способность попадать в неприятности и вовлекать в них других.</text:span> По сравнению с тобой, другой питомец <text:span text:style-name="T99">Сестры</text:span> — Филомена — просто кладезь мудрости. Хотя этот феникс даже не умеет говорить.</text:p>
      <text:p text:style-name="P53">Постояв ещё немного и не добившись от меня ни звука, Луна вздохнула.</text:p>
      <text:p text:style-name="P53"><text:soft-page-break/>– Следуй за мной, примат! Нам нужно вернуть тебя Сестре.</text:p>
      <text:p text:style-name="P53"/>
      <text:h text:style-name="Heading_20_2" text:outline-level="2"><text:span text:style-name="T98">5.5 </text:span>Желание</text:h>
      <text:p text:style-name="P56"/>
      <text:p text:style-name="P54">Полудённое солнце ласково грело спину. <text:span text:style-name="T100">Корзинка для пикника стояла в тени ирисов, прижимая к земле один край скатерти. Второй край был прижат одним из камней, опоясывающих крохотный декоративный прудик в глубине парка. Стрекозы кружились над водой, создавая своим стрекотом расслабляющий фон.</text:span></text:p>
      <text:p text:style-name="P55">– <text:span text:style-name="T100">Он что-то говорил про Чёрный Экран. Про то, что Откровение пожирает пони. А потом захотел меня сжечь. К счастью, подоспела Луна.</text:span></text:p>
      <text:p text:style-name="P159">Селестия смущённо отвернулась, <text:span text:style-name="T102">прижав уши к голове</text:span>.</text:p>
      <text:p text:style-name="P159">–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её не вид<text:span text:style-name="T101">е</text:span>ла очень давно.</text:p>
      <text:p text:style-name="P160">– <text:span text:style-name="T102">Ничего. </text:span>– <text:span text:style-name="T102">усмехнулся я. </text:span>– <text:span text:style-name="T102">Я собираюсь купить себе беруши специально для общения с твоей сестрой. Назову их «Коммуникационный Интерфейс «Анонимус-Луна» ».</text:span></text:p>
      <text:p text:style-name="P166"><text:span text:style-name="T37">Аликорница мягко рассмеялась. </text:span><text:span text:style-name="T35">Она лежала вполоборота ко мне, чуть сместив одно бедро с другого, и я почувствовал возвращение вчерашней проблемы.</text:span></text:p>
      <text:p text:style-name="P166"><text:span text:style-name="T35">Нет, только не это!!! </text:span><text:span text:style-name="T36">Я отвёл глаза и стал вспоминать в уме таблицу умножения.</text:span></text:p>
      <text:p text:style-name="P168"><text:span text:style-name="T34">Дваждыдва четыре. Дваждытри шесть. Дваждычетыре… У-у-у-у-у… Восемьсполовиной…</text:span></text:p>
      <text:p text:style-name="P167"><text:span text:style-name="T34">Жжение в паху усиливалось. </text:span><text:span text:style-name="T38">Я заелозил </text:span><text:span text:style-name="T39">на месте, стараясь скрыть постыдный аспект. Селестия с удивлением взглянула на меня.</text:span></text:p>
      <text:p text:style-name="P161">– <text:span text:style-name="T103">Анонимус, …?</text:span></text:p>
      <text:p text:style-name="P164">Я стремительно сунул голову в пруд. Мне казалось, вода сейчас закипит от моих пылающих ушей.</text:p>
      <text:p text:style-name="P164">Блядь! Мы так не договаривались! Какого хера? Что ли попросить её вернуть моё привычное физическое состояние?</text:p>
      <text:p text:style-name="P54">Золотые рыбки опасливо таращились с края <text:span text:style-name="T103">озерца</text:span>. Древняя черепаха ненадолго высунула голову, окинула меня <text:s/>брезгливым <text:s/>взглядом и вновь скрылась в панцире.</text:p>
      <text:p text:style-name="P163">Я высунул голову из воды, отфыркиваясь по-собачьи. <text:span text:style-name="T103">О-о-о-о-о! </text:span>Так намного лучше!</text:p>
      <text:p text:style-name="P161">– <text:span text:style-name="T103">Анонимус, с тобой всё в порядке? </text:span>– <text:span text:style-name="T103">обеспокоенно спросила Селестия. </text:span>– <text:span text:style-name="T103">Ты выглядишь несколько… возбуждённым?</text:span></text:p>
      <text:p text:style-name="P164"/>
      <text:p text:style-name="P53"/>
      <text:p text:style-name="P53"/>
      <text:p text:style-name="P53"/>
      <text:p text:style-name="P53">– </text:p>
      <text:p text:style-name="P53"/>
      <text:p text:style-name="P53">&lt;Селестия начинает понимать, чего хочет Анон (секса)&gt;</text:p>
      <text:p text:style-name="P53"/>
      <text:p text:style-name="P53"/>
      <text:p text:style-name="P53">Аликорница вздохнула (убедилась, что и снопроходчество для Анона не подходит) и спросила:</text:p>
      <text:p text:style-name="P53">Анон, что ты имел ввиду, когда говорил, что есть более близкий способ познакомиться?</text:p>
      <text:p text:style-name="P43"><text:soft-page-break/></text:p>
      <text:p text:style-name="P43"/>
      <text:p text:style-name="P33">&lt;Вторая глава — Макс с Сел на пробежке. Сел маячит перед ним задницой и он перевозбуждается. Потом она его лечит от наркомании и мелких недугов (она заметила его зависимость во время переплетённого сознания) — и это усугубляет проблему сексуального голода. После пробежки он учится телепортации (он сам просит об этом Селестию — хочет снова испытать переплетённые сознания — и телепортируется к <text:s/>Агамемнону)&gt;</text:p>
      <text:p text:style-name="P35">&lt;<text:span text:style-name="T1">Глава про то, как Селестия пытается определить, чего хочет Макс </text:span>&lt;<text:span text:style-name="T1">и ест ванильное мороженное</text:span>&gt;<text:span text:style-name="T1">. В конце-концов, она понимает, что Макс хочет секса и дружбы (на самом деле - любви).</text:span></text:p>
      <text:p text:style-name="P35"><text:span text:style-name="T75">&lt;</text:span><text:span text:style-name="T9">Селестия лечит Макса в Кантерлоте от болячек и наркозависимости по-настоящему </text:span><text:span text:style-name="T75">(</text:span><text:span text:style-name="T9">перебирает на себя его болячки</text:span><text:span text:style-name="T75">)</text:span><text:span text:style-name="T9">. И тогда он начинает её любить и хотеть. И она это понимает. Кроме того, Селестия учит Анона собранности и внимательности (он потерял способность сосредотачиваться)</text:span><text:span text:style-name="T75">&gt;</text:span></text:p>
      <text:p text:style-name="P36">&lt;<text:span text:style-name="T1">Во время утренней прогулки Селестия перешла на трусцу. Но, заметив, что у Анона дыхание тяжелое, как у паровоза, перешла обратно на шаг </text:span>&gt;</text:p>
      <text:p text:style-name="P53"/>
      <text:p text:style-name="P53"/>
      <text:p text:style-name="P53"/>
      <text:p text:style-name="P56">***</text:p>
      <text:p text:style-name="P33">завершение прогулки</text:p>
      <text:p text:style-name="P53">Дворцовый газон в северной стороне граничил с замковым парком. Пройдя некоторое время под раскидистыми ивами по его дорожке вдоль крепостной стены, Селестия свернула к центру.</text:p>
      <text:p text:style-name="P53">–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53">–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53">Селестия грустно засмеялась своим мыслям.</text:p>
      <text:p text:style-name="P53">–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53">– А о чём ты грустила?</text:p>
      <text:p text:style-name="P53">–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53">– Но ты не выглядишь сумасшедшей.</text:p>
      <text:p text:style-name="P53">–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Что касается аликорнов, нас угнетает другое.</text:p>
      <text:p text:style-name="P53">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text:soft-page-break/>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53">– Постой, а как же Луна? Мне показалось, она питала тёплые чувства к Кимеринну?</text:p>
      <text:p text:style-name="P53">Селестия задумалась, автоматически ковыряя копытом ямку под валуном.</text:p>
      <text:p text:style-name="P53">–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3">– А Дискорд? Он, вроде, не моложе вас. Тем-не-менее, он определённо «подъезжал» к Луне тогда, в развалинах.</text:p>
      <text:p text:style-name="P53">–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53">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уюся от старости книгу и стала читать наугад открытые страницы.</text:p>
      <text:p text:style-name="P53"/>
      <text:p text:style-name="P65">День 137344</text:p>
      <text:p text:style-name="P65">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65">…</text:p>
      <text:p text:style-name="P65">День 287651</text:p>
      <text:p text:style-name="P65">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65">…</text:p>
      <text:p text:style-name="P65">День 364886</text:p>
      <text:p text:style-name="P65">О небо, как я мечтаю, чтобы это поскорее закончилось! Сестра, приди скорей!</text:p>
      <text:p text:style-name="P53"/>
      <text:p text:style-name="P53">Селестия со вздохом захлопнула книгу.</text:p>
      <text:p text:style-name="P53">– Как я завидовала драконам в то время! Они самодостаточны, им не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53">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53">–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3">Селестия мелодично рассмеялась.</text:p>
      <text:p text:style-name="P53">–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text:soft-page-break/>единороги являются химерами первого поколения, но пегасы — формально химеры второго, так как грифоны сами являются химерами. Аликорны же… Ай!</text:p>
      <text:p text:style-name="P53">Селестия вскочила с места.</text:p>
      <text:p text:style-name="P53">– АЙ-Я-Я-Я-Я-Й!</text:p>
      <text:p text:style-name="P53">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53">– Раньше тут не было муравейника!!! – Селестия с мольбой взглянула на меня. – Мааакс!! Помоги! ОНИ КУСАЮТСЯ! Я <text:s/>сейчас свихнусь почище Дискорда!</text:p>
      <text:p text:style-name="P53">Аликорница подпрыгнула и, взбрыкнув, начала кружиться в обратную сторону.</text:p>
      <text:p text:style-name="P53">– Вот нечего землю ковырять там, где не надо! Стой!!! – я схватил её за хвост, останавливая. Затем осторожно завёл руку под накрупник.</text:p>
      <text:p text:style-name="P53"/>
      <text:p text:style-name="P53">…</text:p>
      <text:p text:style-name="P53"/>
      <text:p text:style-name="P53">–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53">– Да ладно! Мне это ничего не стоило.</text:p>
      <text:p text:style-name="P33">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33">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33">– Эммм... Селестия?</text:p>
      <text:p text:style-name="P33">– Дааа? – ответила аликорница, не повернув головы. В её тоне слышались смешливые нотки.</text:p>
      <text:p text:style-name="P33">Я вытащил руку из-под накрупника.</text:p>
      <text:p text:style-name="P33">– Всё в порядке?</text:p>
      <text:p text:style-name="P33">Селестия повернула голову, и я ясно увидел широкую улыбку и фирменный ехидный прищур из-под чёлки.</text:p>
      <text:p text:style-name="P33">– А почему ты спрашиваешь? Ты разобрался с муравьями?</text:p>
      <text:p text:style-name="P33"><text:soft-page-break/>– Вроде да. Хотя, по-моему, дело уже не в муравьях.</text:p>
      <text:p text:style-name="P33">– По-моему, тоже. – рассмеялась аликорница. – Продолжай...</text:p>
      <text:p text:style-name="P53"/>
      <text:h text:style-name="P170" text:outline-level="2">6. Стыд</text:h>
      <text:p text:style-name="P53">&lt;<text:span text:style-name="T93">Mylene Farmer — L`Ame-Stram-Gram</text:span>&gt;</text:p>
      <text:p text:style-name="P65">~~~ Завтра на семь в библиотеке ~~~</text:p>
      <text:p text:style-name="P65"/>
      <text:p text:style-name="P53">–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53">Норф носился по мастерской, окрылённый новообретённым учеником.</text:p>
      <text:p text:style-name="P53">–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53">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53">–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Мак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53">Я посмотрел на часы. До семи оставалось двадцать минут — как раз, чтоб успеть дойти до библиотеки. Я намеренно уронил на пол тяжёлый рашпиль.</text:p>
      <text:p text:style-name="P53">– На сегодня довольно. Я ж вижу, ты торопишься. – заметил Норф, просыпаясь.</text:p>
      <text:p text:style-name="P53">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3">Я закрыл пенал и сунул его во внутренний карман куртки.</text:p>
      <text:p text:style-name="P53">– Завтра будешь? – спросил Норф. – Надо бы закончить заказ из <text:s/>Троттингема.</text:p>
      <text:p text:style-name="P53">– В это же время. – подтвердил я.</text:p>
      <text:p text:style-name="P53"/>
      <text:p text:style-name="P56">***</text:p>
      <text:p text:style-name="P53"><text:soft-page-break/></text:p>
      <text:p text:style-name="P53">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53">– Здрасьте!</text:p>
      <text:p text:style-name="P53">Аликорница не ответила, всматриваясь в глобус.</text:p>
      <text:p text:style-name="P53">– Привет, говорю! – я подошёл вплотную и легонько сжал ей холку.</text:p>
      <text:p text:style-name="P53">– А, это ты, Макс? Привет. – аликорница, наконец, оторвалась от разноцветной сферы. – Как осваиваешься?</text:p>
      <text:p text:style-name="P53">– Нормально осваиваюсь. Работу себе нашёл. К <text:s/>Норфолку Каррусу в ученики записался.</text:p>
      <text:p text:style-name="P53">–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53">–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3">– Да, уже пять дней. Так здорово снова чувствовать свои мышцы! Корсет был ужасен.</text:p>
      <text:p text:style-name="P53">Аликорница прошлась передо мной с раскрытыми крыльями, демонстрируя восстановленную работоспособность.</text:p>
      <text:p text:style-name="P53">– Ну что же, и я рад за тебя. – я отвернулся, присел на край стола и стал изучать потолок. – Зачем вызывала?</text:p>
      <text:p text:style-name="P53">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53">– Ты сердишься?</text:p>
      <text:p text:style-name="P53">Её ресницы щекотали мне щёку. Я отодвинул её морду от лица и сказал скучающим тоном:</text:p>
      <text:p text:style-name="P53">– Та не, с чего бы? За что мне на тебя сердиться?</text:p>
      <text:p text:style-name="P53">– Но ты ведёшь себя как чужой. Как будто мы незнакомы! Ещё чуть-чуть, и станешь называть меня на «Вы» и «Ваше Высочество».</text:p>
      <text:p text:style-name="P53">Меня прорвало.</text:p>
      <text:p text:style-name="P53">–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53">Я вытащил из заднего кармана брюк смятую записку с королевскими вензелями и бросил её под ноги Селестии.</text:p>
      <text:p text:style-name="P53">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3">Наконец Селестия развернулась и глубоко выдохнула.</text:p>
      <text:p text:style-name="P53">–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53"><text:soft-page-break/>Я подошёл к аликорнице и прикоснулся к её шее.</text:p>
      <text:p text:style-name="P53">– Всё в порядке. Я тебя понимаю — и ценю твоё признание. Сам бы ещё и не так себя повёл на твоём месте.</text:p>
      <text:p text:style-name="P53">– Да? А как бы ты себя повёл? – заинтересовалась Селестия.</text:p>
      <text:p text:style-name="P53">Я вспомнил свои неудачные попытки завязать личную жизнь с девушками. Конечно, те были далеки от совершенства. Но так ли безгрешен был я сам?</text:p>
      <text:p text:style-name="P53">– Я бы не извинился. Огрызался бы и считал себя правым до последнего. Ещё и послал бы подальше.</text:p>
      <text:p text:style-name="P53">Аликорница насмешливо покачала головой.</text:p>
      <text:p text:style-name="P53">–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3">Я снова присел на столик, теперь уже лицом к аликорнице.</text:p>
      <text:p text:style-name="P53">– Так что случилось? Куда ты пропадала? Рассказывай.</text:p>
      <text:p text:style-name="P53">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53">– Что ты видишь? – спросила она напряжённо.</text:p>
      <text:p text:style-name="P53">–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53">–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53">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3">– Ты не ошиблась? Нет тут никакого города.</text:p>
      <text:p text:style-name="P53">– Сейчас нет. Раньше был. – еле слышно прошептала аликорница.</text:p>
      <text:p text:style-name="P53">– Чего ты так волнуешься? Может, на более подробной карте есть? Я бы на точность глобуса не слишком полагался.</text:p>
      <text:p text:style-name="P53">–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3">– Так, может, его и не было? – заметил я цинично.</text:p>
      <text:p text:style-name="P53">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53">– Ты прав. Теперь уже не было. Было когда-то такое страшное заклинание — &lt;<text:span text:style-name="T19">Абсолютного забвения</text:span>&gt;Стирание из бытия. Точнее, его нет и не было после того, как я замкнула его на его создателя, Иггуса. Суть заклинания <text:span text:style-name="T80">Стирания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80">ни в настоящем, ни в прошлом, ни в будущем</text:span>.</text:p>
      <text:p text:style-name="P53">– А как ты сама помнишь о том заклинании, если оно стёрто из бытия? – резонно подметил я.</text:p>
      <text:p text:style-name="P53"><text:soft-page-break/>– У меня <text:span text:style-name="T80">стоит</text:span> защита памяти. Я поставила её, когда сражалась с Иггусом… Правда, защита еле действует, так как прошло очень много времени.</text:p>
      <text:p text:style-name="P53">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53">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53">Аликорница потёрла висок и растерянно посмотрела на меня.</text:p>
      <text:p text:style-name="P53">–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53">Я обнял аликорницу, успокаивая.</text:p>
      <text:p text:style-name="P53">– Не волнуйся, принцесса. Ты делаешь всё, что от тебя зависит. Не твоя вина, если это происходит.</text:p>
      <text:p text:style-name="P53">Селестия рассеянно мотнула головой, не соглашаясь со мной.</text:p>
      <text:p text:style-name="P53">–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53">Она проследовала к выходу, кивком головы приглашая меня следовать за ней.</text:p>
      <text:p text:style-name="P53">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53">–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53">– Да так, ни о чём. – покраснел я, вернувшись на дорожку.</text:p>
      <text:p text:style-name="P53">Селестия всмотрелась в меня внимательно и всё поняла.</text:p>
      <text:p text:style-name="P53">– <text:s/>Нам не туда. Не сейчас. Я хочу показать тебе Эквестрию. – тихо сказала она.</text:p>
      <text:p text:style-name="P53">&lt;<text:span text:style-name="T64">Pet Shop Boys — A Man Could Get Arrested</text:span>&gt;</text:p>
      <text:p text:style-name="P53">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53"><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53"><text:soft-page-break/>Она ещё сочувствует! Я старался не смотреть в её сторону, отводя глаза. Так мы дошли до городской стены.</text:p>
      <text:p text:style-name="P53">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53">Взобравшись на галерею по винтовой лестнице крохотной сторожевой башенки, мы остановились у зубца.</text:p>
      <text:p text:style-name="P53">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загружался громадный дирижабль.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53">– Что ты чувствуешь? – спросила аликорница.</text:p>
      <text:p text:style-name="P53">– У меня нет слов. Ничего прекраснее я в жизни не видел! – только и смог выговорить я.</text:p>
      <text:p text:style-name="P53">Селестия склонила голову, соглашаясь.</text:p>
      <text:p text:style-name="P53">–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3">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53">– Прошлогодний выпуск. – заметила Селестия. – Отличная работа, хотя жеребячливости хватает. Что неудивительно, учитывая их возраст.</text:p>
      <text:p text:style-name="P53">–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5"> </text:span>И вообще, зачем вам учиться летать, если вы и так это умеете с рождения?</text:p>
      <text:p text:style-name="P53">–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53">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53">– Проблемы? Что за проблемы? Извини, я таки прослушал.</text:p>
      <text:p text:style-name="P53"><text:soft-page-break/>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53">– Когда твоя жизнь длится тысячи лет, начинаешь тонко чувствовать гармонию мира. – начала она.</text:p>
      <text:p text:style-name="P53"/>
      <text:h text:style-name="Heading_20_2" text:outline-level="2"><text:span text:style-name="T1">7</text:span>. Нелетающие пегасы</text:h>
      <text:p text:style-name="P58">&lt;<text:span text:style-name="T25">Добавить в главу плетение шуточных интриг принцессами друг против дружки</text:span>&gt;</text:p>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4">—</text:span> осень, за осенью <text:span text:style-name="T34">—</text:span> зима. <text:s/>Если пошёл дождь, должно быть мокро, если выпал снег <text:span text:style-name="T34">—</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2">–</text:span> Постой, постой, <text:span text:style-name="T12">–</text:span> я попыталась удержать ускользающую тень сомнения. <text:span text:style-name="T12">–</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2">–</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2">–</text:span> По состоянию здоровья? <text:span text:style-name="T12">–</text:span> переспросила я, не спуская с него взгяд.</text:p>
      <text:p text:style-name="P1"><text:span text:style-name="T12">–</text:span> Да, Ваше Высочество, <text:span text:style-name="T12">–</text:span> гонец потупил взгляд, глаза его забегали, <text:span text:style-name="T12">–</text:span> по состоянию здоровья.</text:p>
      <text:p text:style-name="P41">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2">–</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2">–</text:span> Эммм… Они… м-м-м… не больны… в некотором смысле… <text:span text:style-name="T12">–</text:span> гонец изо всех сил ковырял копытом <text:s/>литку, пряча взгляд. <text:span text:style-name="T12">–</text:span> Они… мнэээ… сами… в некотором роде… кхм. Нервный срыв. Переутомление и бессонница… Кхм.</text:p>
      <text:p text:style-name="P1"><text:span text:style-name="T12">–</text:span> Сами <text:span text:style-name="T12">—</text:span> что? <text:span text:style-name="T12">–</text:span> Я постепенно начала понимать причину смущения гонца.</text:p>
      <text:p text:style-name="P1"><text:span text:style-name="T12">–</text:span> Сами… эээ… вроде как… ну… отказались…</text:p>
      <text:p text:style-name="P1">Пегас понурил голову и пытался протереть копытом пол.</text:p>
      <text:p text:style-name="P1"><text:soft-page-break/>Я, наконец, всё поняла. <text:span text:style-name="T1">Гонец смущался не меня. Ему было стыдно за своих сородичей.</text:span> Для пегаса смысл жизни <text:span text:style-name="T12">—</text:span> в возможности летать. И добровольно отказаться от полётов для него <text:span text:style-name="T12">—</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2">–</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2">***</text:p>
      <text:p text:style-name="P16">Семь жеребят-подростков стояли передо мною с отсутствующим видом.</text:p>
      <text:p text:style-name="P16">– Представьтесь перед вашей принцессой! – шикнул на них сопровождающий стражник.</text:p>
      <text:p text:style-name="P16">Жеребята встрепенулись.</text:p>
      <text:p text:style-name="P1"><text:span text:style-name="T12">– </text:span>Добрый день, Ваше Высочество! <text:span text:style-name="T12">–</text:span> склонились они в поклоне. После некоторого перешёптывания, они всё же назвались по очереди.</text:p>
      <text:p text:style-name="P1"><text:span text:style-name="T12">–</text:span> А где восьмой? <text:span text:style-name="T12">–</text:span> удивилась я. <text:span text:style-name="T12">–</text:span> Мне сказали, вас было восемь. Восемь отказавшихся летать.</text:p>
      <text:p text:style-name="P1"><text:span text:style-name="T12">–</text:span> Да, Ваше Высочество, п-принцесса Селестия, <text:span text:style-name="T12">–</text:span> старший из них запинался от волнения. <text:span text:style-name="T12">–</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2">–</text:span> Успокойтесь, <text:span text:style-name="T12">–</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2">–</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oft-page-break/><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8">старший. </text:span><text:span text:style-name="T2">–</text:span><text:span text:style-name="T58">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4">—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лу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лу,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text:soft-page-break/>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лу перешла на грандэквестрийский. Мне пришлось заткнуть ей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лу умолкла и сосредоточилась. Постепенно на её морде гнев сменился недоверием, а потом и ужасом.</text:p>
      <text:p text:style-name="P3">– Сто рогов Нам в круп! ЧТО ЭТО ЗА…</text:p>
      <text:p text:style-name="P3">Теперь Лулу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лу нахмурилась и кивнула. В Клаудсдейле существовала стойкая неприязнь к неполноценным. Когда-то Лулу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лу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2">— и втайне немного завидовала этому</text:span>. Если бы сестра со своими способностями к магии умела обуздывать свои эмоции <text:span text:style-name="T12">— </text:span>мне не пришлось бы терзаться раздумьями и готовить себе преемника.</text:p>
      <text:p text:style-name="P3">Наконец Лулу опустилась на пол, выходя из транса. Магическая аура исчезла и она обессиленно бухнулась на колени.</text:p>
      <text:p text:style-name="P3">– Проклятье! К такому Мы не были готовы!</text:p>
      <text:p text:style-name="P3">Лулу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я видела...</text:p>
      <text:p text:style-name="P3">Спазмы скрутили Лул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лу.</text:p>
      <text:p text:style-name="P53">–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53">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Торч, Великий Лорд драконов, практически отошёл от дел и ему на всё плевать драконьим <text:soft-page-break/>пламенем. Иггуса не существует. А остальные не настолько могущественны, чтобы действовать на таком уровне.</text:p>
      <text:p text:style-name="P53">Ну что же, основное искусство правления <text:span text:style-name="T12">— умение делегировать полномочия. Вечером того же дня я села за письменный стол.</text:span></text:p>
      <text:p text:style-name="P43">“<text:span text:style-name="T23">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53"/>
      <text:p text:style-name="P56">***</text:p>
      <text:p text:style-name="P53"/>
      <text:p text:style-name="P53">– Так ты поручила Твайлайт Спаркл расследование необычных снов жеребят?</text:p>
      <text:p text:style-name="P53">– Да, их и других подобных, начавшихся у многих пони. Мы назвали подобные сны «потусторонними» <text:span text:style-name="T12">—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12"> Они засыпают, а на утро находят лишь примятую простыню в постели.</text:span></text:p>
      <text:p text:style-name="P53">– А что стало с жеребятами? – спросил я. – Они перестали бояться экзаменов?</text:p>
      <text:p text:style-name="P53">–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53">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53">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53">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53">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53">Описав круг, Селестия перелетела через стену и приземлилась в парке. Я скатился на траву, пытаясь вдохнуть.</text:p>
      <text:p text:style-name="P53">– Что... Это... Было?</text:p>
      <text:p text:style-name="P53">Селестия осторожно, но настойчиво повалила меня на траву и принялась ощупывать рёбра.</text:p>
      <text:p text:style-name="P53">– Так больно? А так?</text:p>
      <text:p text:style-name="P53">–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старый, как говно мамонта,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53">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53"><text:soft-page-break/>–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53">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53">– Не могу поверить. В Кантерлоте никогда не было землетрясений. Это неестественно. – пробормотала аликорница растерянно. – Слишком быстро.</text:p>
      <text:p text:style-name="P53">– Что <text:span text:style-name="T12">— </text:span>быстро? – не выдержал я.</text:p>
      <text:p text:style-name="P53">–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53">– Нет проблем, Селестия. Я всё понимаю.</text:p>
      <text:p text:style-name="P53">Аликорница приготовилась было взлетать, но в последний момент, приняв какое-то решение, остановилась.</text:p>
      <text:p text:style-name="P53">– Макс?</text:p>
      <text:p text:style-name="P53">– Да?</text:p>
      <text:p text:style-name="P53">– Мы уже достаточно неплохо знаем друг друга. Могу сказать, что ты меня знаешь лучше, чем кто-либо ещё во дворце, за исключением Луны.</text:p>
      <text:p text:style-name="P53">– Да?</text:p>
      <text:p text:style-name="P53">– Да. Зови меня Селли. Если хочешь.</text:p>
      <text:p text:style-name="P53">– Хорошо. До встречи, Селли.</text:p>
      <text:p text:style-name="P53">– До встречи, Макс.</text:p>
      <text:p text:style-name="P53"/>
      <text:h text:style-name="Heading_20_2" text:outline-level="2"><text:span text:style-name="T1">8</text:span>. (40*<text:span text:style-name="T12">ctg(Pi/4)-6)/(ln(e)-sin(0))</text:span></text:h>
      <text:p text:style-name="P87">Mark Knopfler — Hill Farmers Blues — или на следующую главу (прощание)</text:p>
      <text:p text:style-name="P53"/>
      <text:p text:style-name="P65">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5"> </text:span>(быть может, к счастью). Всё, что я могу <text:span text:style-name="T12">— оставить тебе напутствие.</text:span></text:p>
      <text:p text:style-name="P65"><text:span text:style-name="T12">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2">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65"><text:span text:style-name="T12">Тебе может не нравиться этот мир. Тебе могут не нравиться пони. Ты можешь быть удивлён и обижен </text:span>их <text:span text:style-name="T12">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65">Будь снисходителен. Будь терпелив, добр и, по возможности, мудр <text:span text:style-name="T12">— </text:span>и ты увидишь, как мир меняется к лучшему. Он очень молод и гибок. Он горит желанием изменяться. Но в этом его слабость <text:span text:style-name="T12">— </text:span>он может меняться и в плохую сторону. От тебя зависит, в какую.</text:p>
      <text:p text:style-name="P65"><text:soft-page-break/>Эх, хотел бы я поменяться с тобой местами <text:span text:style-name="T12">—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65">Удачи!</text:p>
      <text:p text:style-name="P65"/>
      <text:p text:style-name="P43">…</text:p>
      <text:p text:style-name="P43"/>
      <text:p text:style-name="P53">Тоже мне, философ выискался, Диоген копытный! Вот не люблю, когда всякие "гуру" с глубокомысленным видом порют чушь. Эквестрия <text:span text:style-name="T14">—</text:span> сказочная страна, пони <text:span text:style-name="T14">— </text:span><text:span text:style-name="T12">прекрасные создания, порядки тут з</text:span>амечательные<text:span text:style-name="T12">! Чисто, культурно, вежливо. Дворецкий </text:span><text:span text:style-name="T14">—</text:span><text:span text:style-name="T12"> скопидом, конечно, но то работа у него такая. </text:span>Блин, м<text:span text:style-name="T12">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2">– </text:span>Её Высочество Принцесса Селестия хочет видеть вас, человек Макс.</text:p>
      <text:p text:style-name="P1">Я захлопнул трактат<text:span text:style-name="T12">.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2">–</text:span> Уже иду. Где я могу её найти?</text:p>
      <text:p text:style-name="P1"><text:span text:style-name="T12">–</text:span> Я проведу вас, человек Макс. <text:span text:style-name="T12">–</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66"> </text:span><text:span text:style-name="T48">— вся архитектура явно </text:span><text:span text:style-name="T34">была </text:span><text:span text:style-name="T48">заточена под крылатых. Таких, для которых приземлиться на балкон в тронном зале или уйти через портик на крыше</text:span><text:span text:style-name="T66"> </text:span><text:span text:style-name="T48">— обычное дело. </text:span><text:span text:style-name="T66">Хорошо, что ежедневные посещения каретной мастерской подняли мой тонус, изрядно посаженный сидячим образом жизни.</text:span></text:p>
      <text:p text:style-name="P1"><text:span text:style-name="T66">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2">–</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сабатоны.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разноцветных флажков. На одном из флажков была налеплена жвачка. Рядом с картой <text:span text:style-name="T48">— книжный шкаф и напольная подставка для чтения с </text:span><text:span text:style-name="T34">упором в виде </text:span><text:span text:style-name="T48">голов</text:span><text:span text:style-name="T34">ы</text:span><text:span text:style-name="T48">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и фонтанчиком. </text:span><text:span text:style-name="T34">Каменный пол комнаты был покрыт розовым ковром с длиннейшим ворсом.</text:span><text:span text:style-name="T48"> </text:span><text:span text:style-name="T34">Его центр </text:span><text:soft-page-break/><text:span text:style-name="T34">занимал высокий </text:span><text:span text:style-name="T48">кругл</text:span><text:span text:style-name="T34">ый</text:span><text:span text:style-name="T48"> </text:span><text:span text:style-name="T34">футон</text:span><text:span text:style-name="T48"> </text:span><text:span text:style-name="T34">с</text:span><text:span text:style-name="T48"> велик</text:span><text:span text:style-name="T34">им</text:span><text:span text:style-name="T48"> множество</text:span><text:span text:style-name="T34">м</text:span><text:span text:style-name="T48"> подушек. Среди них я с удивлением заметил плюшевую единорожку </text:span><text:span text:style-name="T34">фиолетового</text:span><text:span text:style-name="T48"> цвета. За полускрытым гардинами проёмом виднелся широкий балкон с низенькими пузатыми перилами. Пахло лавандовым маслом.</text:span></text:p>
      <text:p text:style-name="P43">– Рада тебя видеть, Макс. – знакомый силуэт на балконе повернулся в мою сторону. Гардины раздвинулись и Селестия вошла в комнату.</text:p>
      <text:p text:style-name="P43"><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3">Аликорница смотрела на меня из под чёлки с фирменной саркастической улыбочкой.</text:p>
      <text:p text:style-name="P43">– <text:span text:style-name="T1">Такое впечатление, что ты увидел не меня, а василиска! Отомри!</text:span></text:p>
      <text:p text:style-name="P53">Я выдохнул.</text:p>
      <text:p text:style-name="P43">– <text:span text:style-name="T1">Как ты это делаешь? Я видел тебя и раньше, но ты никогда не была такой... Такой...</text:span></text:p>
      <text:p text:style-name="P43">–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3">–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53">Селестия тихо рассмеялась.</text:p>
      <text:p text:style-name="P43">– <text:span text:style-name="T1">Могу же я расслабиться хотя бы раз в сто лет? Я тоже живое существо, что бы там ни говорили подпольщики.</text:span></text:p>
      <text:p text:style-name="P53">Она кивком указала мне на тапочки в углу рядом с накопытниками. Я переобулся и вошёл в комнату.</text:p>
      <text:p text:style-name="P43">– <text:span text:style-name="T1">О каких подпольщиках ты говоришь? В Эквестрии зреет революция?</text:span></text:p>
      <text:p text:style-name="P43">Селестия подошла к фонтанчику и начала набирать воду в серебряный чайник.</text:p>
      <text:p text:style-name="P43">–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6">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3"><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53">Аликорница смутилась.</text:p>
      <text:p text:style-name="P53">– Да, ты прав. Всё немного не так, как представляется со стороны. Хотя… С одной стороны, мы с Лулу корректируем курс и вращение Эквуса <text:span text:style-name="T12">— его орбита стала нестабильной после одной магической битвы, б</text:span>ез наших корректировок и пегасьего управления погодой Эквус в большинстве своём был бы непригоден для ведения сельского хозяйства и начался бы голод<text:span text:style-name="T12">. С другой — ведь всё в мире относительно — мы двигаем Солнце и Луну. Д</text:span>авным-давно пони сами решили считать, что мы двигаем именно Солнце с Луной <text:span text:style-name="T12">— </text:span>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Надеюсь, через несколько сотен лет орбита Эквуса стабилизируется и мы с сестрой освободимся от этой изнурительной обязанности. <text:s/>Пока же пони не слишком далеки от истины, когда верят, что мы подымаем Солнце и Луну. Но мы не преследуем и тех, кто считает иначе. <text:span text:style-name="T12">Во все времена некоторым пони нравилось играть в конспирацию и борьбу за идеалы высшей справедливости. От которой они первые </text:span>и сбежали<text:span text:style-name="T12"> бы, наступи она на самом деле. Но как им это втолковать? Они как </text:span><text:soft-page-break/><text:span text:style-name="T12">большие дети. Ну, пусть играют, если им это нравится. </text:span>Они не приносят нам много хлопот. Главное <text:span text:style-name="T12">— </text:span>не давать им окрепнуть настолько, чтобы они могли посеять смуту.</text:p>
      <text:p text:style-name="P43">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3"><text:span text:style-name="T1">–</text:span> Спасибо, Селестия. Пожалуй, буду “кантерлотский королевский”.</text:p>
      <text:p text:style-name="P53">Аликорница искоса зыркнула на меня, недовольно сморщив нос.</text:p>
      <text:p text:style-name="P43"><text:span text:style-name="T1">–</text:span> Мы же договорились! <text:span text:style-name="T1">Селли</text:span>! Не хватало мне ещё слышать официоз у себя дома. Его в моей жизни и так хватает.</text:p>
      <text:p text:style-name="P43">Она открыла шкафчик и, потянув зубами золотой шнурок, вытащила чёрный с золотом пакетик.</text:p>
      <text:p text:style-name="P43"><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3">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3"><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3"><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3"><text:span text:style-name="T1">–</text:span> Не стой столбом, Макс! Об тебя можно взгляд поцарапать!</text:p>
      <text:p text:style-name="P43">Я присел на краешек. Она немного придвинулась ко мне и смешливо сощурилась.</text:p>
      <text:p text:style-name="P43"><text:span text:style-name="T1">–</text:span> Ты не против, если мы продолжим знакомство? Я хотела пригласить тебя на чай ещё вчера, но землетрясение…</text:p>
      <text:p text:style-name="P43">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3"><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3"><text:span text:style-name="T1">Селестия</text:span> виновато сморщила нос.</text:p>
      <text:p text:style-name="P43"><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text:span text:style-name="T1">церемониймейстера</text:span> и сплетни, которые повредят, в первую очередь, тебе же. Надеюсь, ты не обиделся?</text:p>
      <text:p text:style-name="P43">Я молчал, раздумывая, чтобы такое остроумное ляпнуть в ответ, когда аликорница шутливо ткнула меня копытом в плечо. </text:p>
      <text:p text:style-name="P43"><text:span text:style-name="T1">–</text:span> Ну же, Макс, ты как деревянный! Расслабься! Можно подумать, тебя никогда раньше не приглашали на свидания!</text:p>
      <text:p text:style-name="P43">От неожиданности я повалился на ложе.</text:p>
      <text:p text:style-name="P43"><text:span text:style-name="T1">–</text:span> Эй, полегче! Ты пихаешься, как бульдозер!</text:p>
      <text:p text:style-name="P43"><text:soft-page-break/><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3">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3"><text:span text:style-name="T1">–</text:span> Ты чего??? <text:span text:style-name="T1">–</text:span> я непонимающе уставился на аликорницу.</text:p>
      <text:p text:style-name="P43"><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48">Мне печалиться не стоит</text:p><text:p text:style-name="P148">Жизнь прекрасна и ярка</text:p><text:p text:style-name="P148">Телом молода, душою —</text:p><text:p text:style-name="P148">Как дракон морской мудра</text:p><text:p text:style-name="P148"/><text:p text:style-name="P148">Я видала взлёт империй,</text:p><text:p text:style-name="P148">Я жила среди легенд,</text:p><text:p text:style-name="P148">Древней магии мистерий</text:p><text:p text:style-name="P148">Я прилежнейший студент</text:p><text:p text:style-name="P148"/><text:p text:style-name="P148">Обожаема народом,</text:p><text:p text:style-name="P148">Уважаема врагом,</text:p><text:p text:style-name="P148">Но друзей моих немного,</text:p><text:p text:style-name="P148">Гложет душу холодом</text:p><text:p text:style-name="P148"/><text:p text:style-name="P148">Одинока и печальна,</text:p><text:p text:style-name="P148">Недоступна и строга,</text:p><text:p text:style-name="P148">Потеряла изначальный</text:p><text:p text:style-name="P148">Смысл жизни навсегда</text:p><text:p text:style-name="P148"/><text:p text:style-name="P148">Жизнь моя теперь публична,</text:p><text:p text:style-name="P148">Жизнь моя теперь для всех,</text:p><text:p text:style-name="P148">В этом — горе, в этом — счастье,</text:p><text:p text:style-name="P148">В этом плач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3">–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3">Аликорница поводила носом над чашками и заметила:</text:p>
      <text:p text:style-name="P43">–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3">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3">Я трогал пальцем ноги воду, сидя на бортике бассейна, когда дверь открылась и внутрь сунулся нос аликорницы.</text:p>
      <text:p text:style-name="P43">– Тебе в чай класть мёд или сахар? – спросила она, невинно наблюдая за моими тщётными попытками прикрыться.</text:p>
      <text:p text:style-name="P43">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3">– Ты бы предупреждала, прежде чем войти, что ли? – просипел я. </text:p>
      <text:p text:style-name="P43"><text:soft-page-break/><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3">– Мёд. Или сахар. На твоё усмотрение.</text:p>
      <text:p text:style-name="P43">– Как скажешь. – нос <text:span text:style-name="T1">Селестии</text:span> скрылся за дверью.</text:p>
      <text:p text:style-name="P43">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3">– О, ты уже?</text:p>
      <text:p text:style-name="P43">Аликорница поставила на поднос чашки и плетёнку с бубликами и подошла с ним к тюфяку.</text:p>
      <text:p text:style-name="P43">– А почему ты опустила жалюзи на окне в ванной? Оттуда такой прекрасный вид!</text:p>
      <text:p text:style-name="P43">–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оответствующие статьи о жизни «богинь».</text:span></text:p>
      <text:p text:style-name="P43"><text:span text:style-name="T1">– Примерно такие? </text:span>– <text:span text:style-name="T1">я бросил на диван «Роял джорнэл» от текущего месяца. Заголовок на целый разворот гласил: «</text:span><text:span text:style-name="T10">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53">– Примерно такие. – расхохоталась Селестия. <text:span text:style-name="T12">– С</text:span>пасибо, мнет хоть инвалидное кресло не пририсовали!</text:p>
      <text:p text:style-name="P43">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3">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3">–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3">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3">Я повернулся к <text:span text:style-name="T1">Селестии</text:span>. Мне пришлось осторожно напрягать мускулы шеи, чтобы они случайно не отвернули голову нафиг.</text:p>
      <text:p text:style-name="P43">– Это просто бомба! Я чувствую себя богом! Кажется, я понял секрет вашей силы и долголетия: вы пьёте эту траву каждый день.</text:p>
      <text:p text:style-name="P43">Аликорница громко и заразительно рассмеялась. Я присоединился к ней. <text:span text:style-name="T1">По телу прошлась волна лёгкого покалывания.</text:span><text:span text:style-name="T26">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53">Копыто легло мне на плечо и мягко повалило на постель. Селестия легла рядом и тепло дунула мне в ухо.</text:p>
      <text:p text:style-name="P43">– <text:span text:style-name="T1">Ты готов познакомиться поближе? Совсем близко?</text:span></text:p>
      <text:p text:style-name="P43"><text:soft-page-break/>–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53">Тия фыркнула.</text:p>
      <text:p text:style-name="P53">–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2">У нас до утра — если сестрица ничего не напутает — девять часов. И все они — наши.</text:span></text:p>
      <text:p text:style-name="P53">Её ресницы щекотали мне щеку. Я повернулся к ней и буквально растворился в ласковом взгляде огромных фиалковых глаз.</text:p>
      <text:p text:style-name="P53">– Ты предлагаешь мне заняться сексом? С тобой? Но... как?</text:p>
      <text:p text:style-name="P43"><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53">Тия подняла голову.</text:p>
      <text:p text:style-name="P53">–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53">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53">Как во сне я разделся и зашёл к ней сзади. "Это неправильно!» – пискнули во мне остатки ханжества и замолкли, раздавленные желанием.</text:p>
      <text:p text:style-name="P53">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53">Через некоторое время Тия осторожно высвободилась из-под меня и встала с постели. </text:p>
      <text:p text:style-name="P53">– Лежи спокойно, я сейчас. – муркнула она, поцеловав меня в ухо.</text:p>
      <text:p text:style-name="P53">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53">В открывшемся мини-баре я углядел ряд вычурных бутылок и пузатых графинчиков. Их содержимое не вызывало у меня никаких сомнений.</text:p>
      <text:p text:style-name="P41"><text:span text:style-name="T12">–</text:span> Иногда хочется забыться, <text:span text:style-name="T12">–</text:span> перехватила мой взгляд аликорница, <text:span text:style-name="T12">–</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41"><text:span text:style-name="T12">–</text:span> А водку у вас принято пить?</text:p>
      <text:p text:style-name="P41"><text:soft-page-break/><text:span text:style-name="T12">–</text:span> Некоторые употребляют. Но правительница Эквестрии, пьющая <text:span text:style-name="T1">яблочную </text:span>водку <text:span text:style-name="T1">—</text:span> это уже черезчур. <text:span text:style-name="T12">–</text:span> засмеялась Селестия. <text:span text:style-name="T12">–</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53">Достав из шкафчика пузатую заплесневевшую бутылку, Тия что-то прикинула и наполнила её содержимым два бокала на полуметровых ножках.</text:p>
      <text:p text:style-name="P53">–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53">–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53">Тия покачала головой и прошла с бокалами в ванную, кивком пригласив меня следовать за ней.</text:p>
      <text:p text:style-name="P53">–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2">— сильнейший энергетик, он многократно усиливает чувства и возможности организма, но он же и иссушает его.</text:span></text:p>
      <text:p text:style-name="P53"><text:span text:style-name="T12">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2">—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12">—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53">Наконец, я со вздохом отпрянул.</text:p>
      <text:p text:style-name="P53"><text:span text:style-name="T12">– Я несказанно рада, что, наконец-то, могу назвать тебя своим другом. </text:span>– мурлыкнула Тия. – <text:span text:style-name="T12">За дружбу! </text:span>– подняла бокал она.</text:p>
      <text:p text:style-name="P53">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53"><text:span text:style-name="T12">– Это ты называешь “дружбой”? – с </text:span>улыбкой хмыкнул<text:span text:style-name="T12"> я. – </text:span>Мне нравится твоё чувство юмора.</text:p>
      <text:p text:style-name="P53">Аликорница нахмурилась.</text:p>
      <text:p text:style-name="P53"><text:span text:style-name="T12">– </text:span>Тебе не нравится моя дружба? Ты не принимаешь её? Ты чем-то недоволен?</text:p>
      <text:p text:style-name="P53">Я расхохотался, чуть не поперхнувшись водой, плескавшейся у подбородка.</text:p>
      <text:p text:style-name="P53"><text:span text:style-name="T12">– </text:span>Нет, что ты, Тия, не мели ерунды! Я всем доволен, я просто в восторге. Мне вообще кажется, что я попал в рай, а ты <text:span text:style-name="T12">— </text:span>мой ангел-хранитель. И называть ЭТО дружбой <text:span text:style-name="T12">—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12">— не друг, я — нечто большее. Я тебя </text:span>лю...</text:p>
      <text:p text:style-name="P53">Копыто аликорницы закрыло мне рот прежде чем я успел договорить заветное слово.</text:p>
      <text:p text:style-name="P43">– Макс, не надо! – умоляюще произнесла аликорница. – Не продолжай! Пожалуйста!</text:p>
      <text:p text:style-name="P43"><text:soft-page-break/>Слова встали у меня поперёк горла. Я медленно отодвинул копыто от лица и потрясённо уставился на неё.</text:p>
      <text:p text:style-name="P43">– Но почему? – в конце-концов выдавил я. – Что не так? Это из-за того, что я — человек?</text:p>
      <text:p text:style-name="P43">Тия виновато закусила губу и отвернулась.</text:p>
      <text:p text:style-name="P43">–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3">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3">– Макс… Я не смогу сделать тебя бессмертным… Мне очень жаль… Извини…</text:p>
      <text:p text:style-name="P43">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43">Слёзы злости душили меня, но я сдержался.</text:p>
      <text:p text:style-name="P43">– Охренеть. – сказал я холодно. – А я прям напрашивался!</text:p>
      <text:p text:style-name="P43">Одиночество, отступившее перед мягким, но настойчивым натиском аликорницы в последние <text:span text:style-name="T1">дни</text:span>, снова сковало душу стужей.</text:p>
      <text:p text:style-name="P43">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3">“...пожалуйста, останься...”</text:p>
      <text:p text:style-name="P43">Где этот чёртов носок?</text:p>
      <text:p text:style-name="P43">“...пойми, это эффект лазурного вина...”</text:p>
      <text:p text:style-name="P43">Джинсы узкие, блядь! На мокрое тело хрен натянешь...</text:p>
      <text:p text:style-name="P43">“...ох, я глупая...”</text:p>
      <text:p text:style-name="P43">Так, всё. Шмотки на мне, вроде, ничего не забыл.</text:p>
      <text:p text:style-name="P53">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53"/>
      <text:h text:style-name="Heading_20_2" text:outline-level="2">9. <text:span text:style-name="T1">Прощание</text:span></text:h>
      <text:p text:style-name="P53"/>
      <text:p text:style-name="P43">– <text:span text:style-name="T1">Норф!.. Эй, Норф! Ты где?..</text:span></text:p>
      <text:p text:style-name="P53">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53">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3"/>
      <text:p text:style-name="P56">***</text:p>
      <text:p text:style-name="P43"><text:soft-page-break/></text:p>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p>
      <text:p text:style-name="P1"><text:span text:style-name="T48">– </text:span><text:span text:style-name="T34">Говорят, в Додж-сити почти не осталось жителей. В местном депо перестали обслуживать паровозы из-за отсутствия рабочих. Старик </text:span><text:span text:style-name="T48">–</text:span><text:span text:style-name="T34">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48">– </text:span><text:span text:style-name="T53">А из Пинто Крика уже месяц нет новостей...</text:span></text:p>
      <text:p text:style-name="P3"><text:span text:style-name="T48">– </text:span><text:span text:style-name="T53">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53">…</text:p>
      <text:p text:style-name="P16"><text:span text:style-name="T53">– </text:span>“<text:span text:style-name="T1">Что я могу сделать, чтобы вернуть всё назад?</text:span>”</text:p>
      <text:p text:style-name="P16"><text:span text:style-name="T53">– </text:span><text:span text:style-name="T34">Так и сказала?</text:span></text:p>
      <text:p text:style-name="P1"><text:span text:style-name="T48">– </text:span><text:span text:style-name="T34">Да, </text:span><text:span text:style-name="T40">Фэнси</text:span><text:span text:style-name="T34">,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6"><text:span text:style-name="T53">– </text:span><text:span text:style-name="T34">Что бы это значило, Флер?</text:span></text:p>
      <text:p text:style-name="P16"><text:span text:style-name="T53">– </text:span><text:span text:style-name="T34">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53">…</text:p>
      <text:p text:style-name="P71">–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71">– Куда проваливаться?</text:p>
      <text:p text:style-name="P71">– Они не знают. В тех провалах не видно дна...</text:p>
      <text:p text:style-name="P71">…</text:p>
      <text:p text:style-name="P71"/>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71">– Леди и джентльпони! Приём окончен! Её Высочество Принцесса Селестия будет рада видеть <text:s/>вас в следующую среду!</text:p>
      <text:p text:style-name="P71">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12">–</text:span> Ты? <text:span text:style-name="T12">–</text:span> повернулась она ко мне.</text:p>
      <text:p text:style-name="P42">– Привет, Селестия. – подчёркнуто нейтрально обратился я. – Как дела?</text:p>
      <text:p text:style-name="P42">– Привет… Макс. <text:s/>Не очень, мягко говоря.</text:p>
      <text:p text:style-name="P41"><text:soft-page-break/><text:span text:style-name="T12">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2">олоски и даже целые пряди розового цвета выбивались </text:span><text:span text:style-name="T1">и</text:span><text:span text:style-name="T12">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2"> </text:span><text:span text:style-name="T1">И даже м</text:span><text:span text:style-name="T12">астерски наложенный макияж не мог скрыть мешки под глазами.</text:span></text:p>
      <text:p text:style-name="P42">–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pan text:style-name="T12">–</text:span> <text:span text:style-name="T1">Сорок девять</text:span> из шестидесяти четырёх? Хренасе! <text:span text:style-name="T12">–</text:span> я вспомнил рассказ Селестии про восьмёрку пегасов прошлогоднего выпуска. <text:span text:style-name="T12">–</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12">–</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47">— </text:span><text:span text:style-name="T33">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7">—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12">–</text:span> А почему вы не поселитесь в более пригодном для земледелия месте?</text:p>
      <text:p text:style-name="P42">–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text:span>Нам некуда уйти в поисках лучшего места. Да и не так много этих мест.</text:p>
      <text:p text:style-name="P42">Селестия подошла к фонтанчику, обмакнула в него копыто и провела им по лбу.</text:p>
      <text:p text:style-name="P42">–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2">Я сделал вид, что не заметил полунамёка в последнем предложении. Выяснять отношения и мириться мне не хотелось.</text:p>
      <text:p text:style-name="P42">– Порадовать, к сожалению, нечем. Твой приятель, Норфолк Каррус, исчез. Судя по всему, во сне.</text:p>
      <text:p text:style-name="P42">– И Норф? О-о-о, нет!</text:p>
      <text:p text:style-name="P42">Селестия в отчаянии села на пол, прижав копыто к виску и опустошенно качая головой.</text:p>
      <text:p text:style-name="P42">–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42">Аликорница подняла голову и <text:span text:style-name="T1">удручённо</text:span> посмотрела на меня.</text:p>
      <text:p text:style-name="P42">–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42">– Может, спросишь Луну, куда деваются пони? Сон по её части.</text:p>
      <text:p text:style-name="P41"><text:span text:style-name="T12">– </text:span><text:span text:style-name="T1">Она</text:span><text:span text:style-name="T12">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2">– </text:span><text:span text:style-name="T1">горько заметила аликорница. </text:span><text:span text:style-name="T12">– Гибель Кимеринна очень сильно </text:span><text:soft-page-break/><text:span text:style-name="T12">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2">– Может, мне поговорить с ней?</text:p>
      <text:p text:style-name="P41"><text:span text:style-name="T12">–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3">— так точно.</text:span></text:p>
      <text:p text:style-name="P43">– Ну ок. Тогда она обрадуется следующей новости: я ухожу.</text:p>
      <text:p text:style-name="P43">Селестия еле заметно дрогнула ушами. Она отвернулась и молча смотрела в окно, не выказывая эмоций.</text:p>
      <text:p text:style-name="P43">Я продолжил.</text:p>
      <text:p text:style-name="P43">–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3">Поза аликорницы стала чуть менее скованной. На грани слышимости я уловил её вздох. Она наконец повернулась ко мне и слабо улыбнулась.</text:p>
      <text:p text:style-name="P43">–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43">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3">– А в мешочке что?</text:p>
      <text:p text:style-name="P43">–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3">Я хотел было оскорбиться такой опекой со стороны аликорницы, но, глянув в её глаза, передумал.</text:p>
      <text:p text:style-name="P43">– Твоё высочество<text:span text:style-name="T1">, ты, вообще, спишь по ночам? У тебя глаза красные, как у кролика-альбиноса.</text:span></text:p>
      <text:p text:style-name="P43">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3">–<text:span text:style-name="T1"> Отправляйся, Макс. Очень надеюсь на успех твоей миссии.</text:span></text:p>
      <text:p text:style-name="P53">Она повернулась и вышла из зала, почти подметая хвостом пол.</text:p>
      <text:p text:style-name="P43"/>
      <text:p text:style-name="P1"><text:span text:style-name="T49">&lt;</text:span><text:span text:style-name="T71">Mark Knopfler - </text:span><text:span text:style-name="T70">Hill Farmer's Blues</text:span><text:span text:style-name="T49">&gt;</text:span></text:p>
      <text:p text:style-name="P45">***</text:p>
      <text:p text:style-name="P43"><text:soft-page-break/></text:p>
      <text:p text:style-name="P49">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9">–<text:span text:style-name="T1"> Но магия есть и сейчас, мам!</text:span></text:p>
      <text:p text:style-name="P49"><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49"><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65">Так возникли пони и многие другие.</text:p>
      <text:p text:style-name="P49"><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9">–<text:span text:style-name="T1"> Весь мир как Вечнодикий лес?</text:span></text:p>
      <text:p text:style-name="P65">–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65">– Ма-а-ам, а со мной связан элементаль?</text:p>
      <text:p text:style-name="P65">– Конечно, Эйприл. В каждом из нас есть её бессмертная искорка.</text:p>
      <text:p text:style-name="P1"><text:span text:style-name="T43">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9"><text:span text:style-name="T1">– Конечно, мам! «День горящего очага» </text:span>— <text:span text:style-name="T1">верно?</text:span></text:p>
      <text:p text:style-name="P65">–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65">Так возникли аликорны.</text:p>
      <text:p text:style-name="P65">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Намерение меняет реальность». И, чтобы облегчить участь своих подопечных и принять на себя их боль, сошла из тонкого мира к ним в Эквестрию.</text:p>
      <text:p text:style-name="P65">Имя её было Селестия.</text:p>
      <text:p text:style-name="P65">За ней последовала и сестра её, <text:span text:style-name="T12">Луна</text:span>.</text:p>
      <text:p text:style-name="P65">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65">То есть, всегда.</text:p>
      <text:p text:style-name="P65"><text:soft-page-break/>Тут и сказке конец. А теперь, Эйприл, залазь на полку и закрывай глазки.</text:p>
      <text:p text:style-name="P65">– Ну ма-а-ам! Раскажи ещё что-нибудь! Про Сомбру!</text:p>
      <text:p text:style-name="P65">– Про Сомбру <text:span text:style-name="T12">— в следующий раз. А е</text:span>сли мы не уснём в ближайшие десять минут, придёт древесный волк и заберёт меня в Вечнодикий лес!</text:p>
      <text:p text:style-name="P65">– А почему только тебя? А меня? А дядю-<text:span text:style-name="T80">мино</text:span>тавра?</text:p>
      <text:p text:style-name="P65">– <text:s/>Тебя забрать я ему не дам. А в дядю не тыкай копытом, это невежливо! Спи уже, моя маленькая!</text:p>
      <text:p text:style-name="P65">– Поцелуй меня на ночь, мам!</text:p>
      <text:p text:style-name="P65">– Конечно, моя хорошая...</text:p>
      <text:p text:style-name="P65"/>
      <text:p text:style-name="P43">Вагоны убаюкивающе перестукивались по рельсам, унося меня прочь от Кантерлота. Я перевернулся на другой бок и провалился в <text:span text:style-name="T1">беспокойный </text:span>сон.</text:p>
      <text:p text:style-name="P88">&lt;https://www.youtube.com/watch?v=Py9SDdYGFrQ&gt;</text:p>
      <text:h text:style-name="Heading_20_2" text:outline-level="2">10. Понивилль</text:h>
      <text:p text:style-name="P43"/>
      <text:p text:style-name="P16">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6">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53">—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6"><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6">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6">Гостинницу я сразу отверг <text:span text:style-name="T53">—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3">–<text:span text:style-name="T1"> Вот этот подойдёт. </text:span>–<text:span text:style-name="T1"> ткнул я в квадратик на карте, расположенный на окраине.</text:span></text:p>
      <text:p text:style-name="P53">Уплатив в городской бюджет скромную арендную плату и получив ключ, я отправился обживаться.</text:p>
      <text:p text:style-name="P16"/>
      <text:p text:style-name="P22">***</text:p>
      <text:p text:style-name="P16"/>
      <text:p text:style-name="P16">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6">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text:soft-page-break/>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text:span text:style-name="T48">–</text:span><text:span text:style-name="T34"> Эй, верзила, поосторожнее, лягать тя в пузо! Куда прёшься-то?</text:span></text:p>
      <text:p text:style-name="P16">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6">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3">– Ты что, как-тя-там, впервые на базаре? Так таращишься по сторонам, как будто морковку с картохой впервые в жизни увидел.</text:p>
      <text:p text:style-name="P43">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3">Я перегнулся через прилавок, стараясь рассмотреть кьютимарку кобылки. </text:p>
      <text:p text:style-name="P43">–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43">Так и есть! На крупе кобылки красовались три яблока. Вот только, блин, как её звали-то?</text:p>
      <text:p text:style-name="P43">– <text:s/>Прошу прощения, Аппл... Эппл... Эпплхэт?</text:p>
      <text:p text:style-name="P43">– Ща залеплю оплеуху. – мрачно процедила пони. – Мало того, что таращится, как василиск, так ещё и издевается!</text:p>
      <text:p text:style-name="P43">– Да ладно тебе, Эй-Джей! Вполне милое имя. – хихикнул дракончик с кукурузой, проходя мимо.</text:p>
      <text:p text:style-name="P43">Ага, вот!</text:p>
      <text:p text:style-name="P43">– Извините меня пожалуйста, Эй-Джей, просто мне показалось, что вы напоминаете одну мою знакомую.</text:p>
      <text:p text:style-name="P43">– Эй-Джей я для друзей! – сварливо заметила поняха, – А для всех остальных — тебя тоже! — Эпплджек.</text:p>
      <text:p text:style-name="P43">Блин, опять облажался. Как-то хреново начинается знакомство с Понивиллем.</text:p>
      <text:p text:style-name="P43">– Понял. А меня зовут Макс. Приятно было познакомиться, Эпплджек.</text:p>
      <text:p text:style-name="P43">Я повернулся было уходить.</text:p>
      <text:p text:style-name="P43">– Э-э-э… Макс?</text:p>
      <text:p text:style-name="P43">– Да? – я повернулся обратно.</text:p>
      <text:p text:style-name="P43">Поняха водила копытом по прилавку. Надвинутая на лоб шляпа скрывала выражение мордочки. </text:p>
      <text:p text:style-name="P43">–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3"><text:soft-page-break/>Я вернулся к прилавку.</text:p>
      <text:p text:style-name="P43">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3">– Сколько стоят вот эти? – указал я на пирамидку красных яблок размером с <text:span text:style-name="T1">четверть</text:span> арбуза каждое.</text:p>
      <text:p text:style-name="P43">– Ред <text:span text:style-name="T1">Гала</text:span>? Две серебряшки.</text:p>
      <text:p text:style-name="P43">– Куча?</text:p>
      <text:p text:style-name="P43">– Ну ты даёшь! – хмыкнула Эпплджек. – Даже не смешно.</text:p>
      <text:p text:style-name="P43">– Неужели штука?</text:p>
      <text:p text:style-name="P43">Поня<text:span text:style-name="T1">х</text:span>а выпрыгнула из-за прилавка и смерила меня долгим взглядом.</text:p>
      <text:p text:style-name="P43">–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43">Я улыбнулся и кивнул в ответ. Ситуация начала выправляться.</text:p>
      <text:p text:style-name="P43">– Вот, смотри: Ред <text:span text:style-name="T1">Гала</text:span>,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43">– А сколько стоит вот это? – указал я на небольшую прикрытую от солнца мешковиной баночку с содержимым удивительной радужной расцветки.</text:p>
      <text:p text:style-name="P43">–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3">Поняшка набрала ложечку джема и предложила мне. </text:p>
      <text:p text:style-name="P43">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3">– Это просто восхитительно! Чудесно! Никогда такого не пробовал! И даже представить не мог, что такая вкуснотень существует!</text:p>
      <text:p text:style-name="P43">Эпплджек просто расцвела от моих дифирамбов.</text:p>
      <text:p text:style-name="P43">– Тебе, сахарок, как гостю города, сделаю скидку. Забирай за шестьдесят. Раньше меньше чем золотой не отдавала.</text:p>
      <text:p text:style-name="P43">Расплачиваясь, я спросил:</text:p>
      <text:p text:style-name="P43">– Ты, случаем, не знаешь, как пройти к городской библиотеке?</text:p>
      <text:p text:style-name="P43">Эпплджек, вскинув копыто ко лбу, запричитала:</text:p>
      <text:p text:style-name="P43">–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43">Тут Эпплджек прервалась и что есть силы замахала кому-то:</text:p>
      <text:p text:style-name="P43">– Рэр! Эй! Рэр! Давай к нам!</text:p>
      <text:p text:style-name="P43"><text:soft-page-break/>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3">–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3">–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3">– Эпплджек! Сколько можно повторять: модельер, а не рукодельница! Проведу, конечно. – устало произнесла Рэрити.</text:p>
      <text:p text:style-name="P43">– А какая разница? – беспечно махнула копытом Эпплджек, не обращая внимание на нахмурившуюся единорожку. – Шмотки — они и в Эппллузе шмотки.</text:p>
      <text:p text:style-name="P43">– Разница, как если бы тебя вместо огородницы назвали… ммм… <text:s/>реднеком. Пойдёмте, Макс.</text:p>
      <text:p text:style-name="P43">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3">–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3">–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3">– Огородница!.. Ишь, чего выдумала! По мне, так уж лучше “реднек”, чем “огородница”! – слышалось бурчание Эпплджек нам вдогонку.</text:p>
      <text:p text:style-name="P43">Единорожка с серьёзным видом завела меня за угол и только после этого звонко расхохоталась.</text:p>
      <text:p text:style-name="P43">– Я думал, вы друзья. – заметил я.</text:p>
      <text:p text:style-name="P43">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3">–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3">– Буду только рад. Сам бы предложил, да не успел.</text:p>
      <text:p text:style-name="P43">–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3">– Не сомневаюсь. Мы в конце-концов неплохо поладили и она даже сделала мне скидку на вольт-яблочн<text:span text:style-name="T1">ый</text:span> джем.</text:p>
      <text:p text:style-name="P43">– А почём продала, если не секрет?</text:p>
      <text:p text:style-name="P43">– За шестьдесят бит.</text:p>
      <text:p text:style-name="P43">–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3">–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text:soft-page-break/>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3">Единорожка чуть не подпрыгивала от любопытства. Заметив мою отвалившуюся челюсть, она вновь рассмеялась.</text:p>
      <text:p text:style-name="P43">–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3">–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3">–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3">–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3">– От недосыпа. – перебил я Рэрити. – Красные от недосыпа глаза я не спутаю ни с чем. Сам такие двадцать лет наблюдал в зеркале.</text:p>
      <text:p text:style-name="P43">–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3">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3">–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3">Мы остановились перед деревом.</text:p>
      <text:p text:style-name="P43">Даже не так. </text:p>
      <text:p text:style-name="P43">Мы остановились перед ДЕРЕВОМ!</text:p>
      <text:p text:style-name="P43">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43"><text:soft-page-break/>–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3">Единорожка удалилась, оставив <text:span text:style-name="T1">после себя лёгкий запах жасмина.</text:span></text:p>
      <text:p text:style-name="P43"/>
      <text:h text:style-name="Heading_20_2" text:outline-level="2">11. Библиотека Золотого Дуба</text:h>
      <text:p text:style-name="P43"/>
      <text:p text:style-name="P43">– Э-э-э… Добрый день?</text:p>
      <text:p text:style-name="P43">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53">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53">Мне показалось, единорожка смотрела на меня малость раздражённо. Фолиант с громким стуком хлопнулся на пол.</text:p>
      <text:p text:style-name="P43">–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3">Йопт! Ещё один Шерлок Холмс на мою голову!</text:p>
      <text:p text:style-name="P43">– Извиняюсь за нескромность, а откуда тебе про меня известно?</text:p>
      <text:p text:style-name="P1"><text:span text:style-name="T48">–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4">пони-</text:span><text:span text:style-name="T48">исчезновений уже год. Почту за честь работать </text:span><text:span text:style-name="T34">под твоим руководством</text:span><text:span text:style-name="T48">. Подожди немного, я </text:span><text:span text:style-name="T34">от</text:span><text:span text:style-name="T48">систематизирую нужную информацию и расскажу тебе, насколько далеко смогла продвинуться.</text:span></text:p>
      <text:p text:style-name="P41">“Вот неугомонная” <text:span text:style-name="T13">–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43">–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3">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3">–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3">Твайлайт аж затопала на месте.</text:p>
      <text:p text:style-name="P43"><text:soft-page-break/>–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3">...</text:p>
      <text:p text:style-name="P43">– И оборудовать подвал библиотеки бронекапсулой для безопасных испытаний!</text:p>
      <text:p text:style-name="P43">–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3">–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43"><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53">–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53">– Хм. Странно. А я помню, как ты, вертясь перед зеркалом, говорила: ну почему я не…</text:p>
      <text:p text:style-name="P53">–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53"/>
      <text:p text:style-name="P44">***</text:p>
      <text:p text:style-name="P43"/>
      <text:p text:style-name="P142"><text:tab/>Свеча отбрасывала мягкие тени на книжные полки. Спайк положил обглоданную кочерыжку на горку и принялся облизывать пальцы.</text:p>
      <text:p text:style-name="P53">– Так. – <text:s/>я ткнул в позицию в длинном списке оснащения. – Зачем тебе преобразователь пси-поля?</text:p>
      <text:p text:style-name="P53">–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53">–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53">– Спайк! Ковыряться когтем в зубах некрасиво! Тем более, при посторонних!</text:p>
      <text:p text:style-name="P53"><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4">«...он крепко обхватил её лавандовый подтянутый аэробико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53">– СПАЙК!!! Откуда ты взял этот листок?!! – Твайлайт покраснела, как варёный рак и выхватила бумажку у меня из рук.</text:p>
      <text:p text:style-name="P53">– У тебя в черновиках, естественно. Ты сама сказала экономить бумагу. – пожал плечами дракончик.</text:p>
      <text:p text:style-name="P53">Я осторожно взял следующий листок.</text:p>
      <text:p text:style-name="P53">– Электростимулятор гипоталамуса. Драконий. В комплекте с усиленной больничной койкой и набором фиксаторов.</text:p>
      <text:p text:style-name="P53"><text:soft-page-break/>– Это ещё чего??? – удивился Спайк. – я что-то не помню, чтоб ты такое хотела!</text:p>
      <text:p text:style-name="P53">–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2">— то есть крыльев. И я подумала: а что, если…</text:span></text:p>
      <text:p text:style-name="P53"><text:span text:style-name="T12">– Вот ещё! </text:span>– возмутился дракончик. – Никогда на такое не соглашусь!</text:p>
      <text:p text:style-name="P53">– Но ты сам подумай, как было бы здорово обладать крыльями! – мечтательно возразила Твайлайт.</text:p>
      <text:p text:style-name="P53">–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53">– Угу. Только шар ты же и прожёг, соревнуясь с Рэйнбоу Дэш в силе отрыжки.</text:p>
      <text:p text:style-name="P53">–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53">– Ну, достичь удалось не слишком многого. – повесила нос единорожка. – Собственно, сами работы шли только первые два месяца <text:span text:style-name="T12">— потом меня отстранили от экспериментов. И после этого от меня требуют ускорить исследования!</text:span></text:p>
      <text:p text:style-name="P53">– А почему тебя отстранили?</text:p>
      <text:p text:style-name="P53">– Из-за первых результатов. – единорожка насупилась ещё больше. – Они были ужасными.</text:p>
      <text:p text:style-name="P53"/>
      <text:p text:style-name="P56">***</text:p>
      <text:p text:style-name="P43"/>
      <text:p text:style-name="P43">...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3">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43">Со слов Луны, оболочка реальности истончилась и начала прорываться. И первой она начала рваться во снах, где она и так тонка.</text:p>
      <text:p text:style-name="P43">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43">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65">– Ага, он был закладкой в четвёртом номере «PlayMare», в разделе «Тридцать две позы, которые удивят вашу френдпони».</text:p>
      <text:p text:style-name="P65">– Спайк! Немедленно ложись спать!</text:p>
      <text:p text:style-name="P65">– Уже иду. Кукурузу доем только и иду.</text:p>
      <text:p text:style-name="P65">– Кстати, а почему Индрэ считали одержимым?</text:p>
      <text:p text:style-name="P65">–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6">— далеко </text:span><text:soft-page-break/><text:span text:style-name="T16">не у всякого опытного мага хватит силы его вызвать</text:span>. И совсем немногим удастся контролировать его направление.</text:p>
      <text:p text:style-name="P65">– Так у вас знают про людей? Вот это новость!. В Кантерлоте, да и в Понивилле все обращаются со мной, как с диковинкой.</text:p>
      <text:p text:style-name="P65">–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65">– Хм. Ясно. Продолжай, Твайлайт.</text:p>
      <text:p text:style-name="P53"/>
      <text:p text:style-name="P53">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53">–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53">–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53">–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53">– Так давай сюда весь Понивилль притащим! Это ж будет на 20% круче! Представляю себе видок Биг Мака в теле мисс Черили, гы-гы!</text:p>
      <text:p text:style-name="P53">–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12">— максимум двух пони, </text:span>после чего мне придётся восстанавливаться около месяца<text:span text:style-name="T12">.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53">–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53">–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53">–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53">– Скажи уж прямо, поближе к королевскому дворцу, Рэр! Все в курсе твоих интересов, сахарок!</text:p>
      <text:p text:style-name="P53"><text:soft-page-break/>– Эпплджек, я попрошу! Я же никому не говорю, ЧТО ты делаешь с огурцами!</text:p>
      <text:p text:style-name="P53">– !!!</text:p>
      <text:p text:style-name="P53">–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2">. Это поможет мне в моей монографии на тему аликорнизации.</text:span></text:p>
      <text:p text:style-name="P53">Я уселась на пуфике, а подруги заняли места на матрасах…</text:p>
      <text:p text:style-name="P65"/>
      <text:p text:style-name="P65">– Спайк, будь добр, принеси дневник эксперимента. Он в подвале, за шкафом с ретортами, в...</text:p>
      <text:p text:style-name="P65">– В сейфе, я в курсе.</text:p>
      <text:p text:style-name="P65"/>
      <text:p text:style-name="P66">***</text:p>
      <text:p text:style-name="P84">&lt;Seal — Amazing <text:span text:style-name="T1">(T</text:span><text:span text:style-name="T12">hin White Duke Remix)</text:span>&gt;</text:p>
      <text:p text:style-name="P65">Дата: 12.04.1003 А.С.</text:p>
      <text:p text:style-name="P65">Эксперимент: заклинание Воплощения Индрэ</text:p>
      <text:p text:style-name="P65">Испытуемая: Эпплджек</text:p>
      <text:p text:style-name="P65">Синопсис: запись сна со слов испытуемой</text:p>
      <text:p text:style-name="P65">Замечания: замечаний нет</text:p>
      <text:p text:style-name="P65"/>
      <text:p text:style-name="P1">Я посмотрела на застывшее у моих ног<text:span text:style-name="T1"> тело</text:span>.</text:p>
      <text:p text:style-name="P23">“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3">“Как её зовут? Запамятовала... Дочка Бловбола, я его ещё последним втащила, прежде чем дверь затворилась. Как же её зовут-то?”</text:p>
      <text:p text:style-name="P81">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3">“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3"><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52">— солнце. Моё солнце.</text:span><text:span text:style-name="T8">»</text:span></text:p>
      <text:p text:style-name="P11">Я остановилась перед дверью. Четыре ярда брони отделяли меня от Эквестрии. Четыре ярда и двадцать пять лет.</text:p>
      <text:p text:style-name="P23"><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52">—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text:span><text:soft-page-break/><text:span text:style-name="T52">немногих, кто ещё видел тебя вживую. Пусть светит солнце, а уж найти Эпплснэка я смогу. Мне больше ничего не надо.</text:span><text:span text:style-name="T8">»</text:span></text:p>
      <text:p text:style-name="P3">Я прошла сквозь дверь.</text:p>
      <text:p text:style-name="P3">Снаружи вставало солнце. Размытый а<text:span text:style-name="T32">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12">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65"/>
      <text:p text:style-name="P65">Примечания: ПипБак? Стойло? Двойники? Параллельные Эквестрии?</text:p>
      <text:p text:style-name="P1"/>
      <text:p text:style-name="P2">***</text:p>
      <text:p text:style-name="P1"/>
      <text:p text:style-name="P65">Дата: 12.04.1003 А.С.</text:p>
      <text:p text:style-name="P65">Эксперимент: заклинание Воплощения Индрэ</text:p>
      <text:p text:style-name="P65">Испытуемая: Рэйнбоу Дэш</text:p>
      <text:p text:style-name="P65">Синопсис: описание пробуждения испытуемой</text:p>
      <text:p text:style-name="P65">Замечания: испытуемая отказалась дать описание сна. «Гы-гы... Фигасе... Человеки рулят...» <text:span text:style-name="T15">—</text:span><text:span text:style-name="T16"> </text:span><text:span text:style-name="T74">всё, что удалось от неё добиться.</text:span></text:p>
      <text:p text:style-name="P1"/>
      <text:p text:style-name="P23">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53">&lt;<text:span text:style-name="T73">d.notive — Talking Flight</text:span>&gt;</text:p>
      <text:p text:style-name="P65"><text:soft-page-break/>Дата: 12.04.1003 А.С.</text:p>
      <text:p text:style-name="P65">Эксперимент: заклинание Воплощения Индрэ</text:p>
      <text:p text:style-name="P65">Испытуемая: Рэрити</text:p>
      <text:p text:style-name="P65">Синопсис: запись сна со слов испытуемой</text:p>
      <text:p text:style-name="P65">Замечания: замечаний нет</text:p>
      <text:p text:style-name="P65"/>
      <text:p text:style-name="P1"><text:span text:style-name="T34">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2">—</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text:span></text:p>
      <text:p text:style-name="P1"/>
      <text:p text:style-name="P23">Примечания: <text:span text:style-name="T52">чёрный экран?</text:span></text:p>
      <text:p text:style-name="P50"/>
      <text:p text:style-name="P56">***</text:p>
      <text:p text:style-name="P53"/>
      <text:p text:style-name="P65">Дата: 12.04.1003 А.С.</text:p>
      <text:p text:style-name="P65">Эксперимент: заклинание Воплощения Индрэ</text:p>
      <text:p text:style-name="P65">Испытуемая: Пинки Пай</text:p>
      <text:p text:style-name="P65">Синопсис: описание пробуждения испытуемой</text:p>
      <text:p text:style-name="P65">Замечания: испытуемая отказалась дать описание сна.</text:p>
      <text:p text:style-name="P65"/>
      <text:p text:style-name="P65">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65"/>
      <text:p text:style-name="P65">Примечания: через месяц волосы Пинки пришли в обычное состояние, хотя при встрече с Рэйнбоу Дэш она по прежнему прячет глаза.</text:p>
      <text:p text:style-name="P65"/>
      <text:p text:style-name="P66">***</text:p>
      <text:p text:style-name="P65"><text:soft-page-break/></text:p>
      <text:p text:style-name="P65">Дата: 12.04.1003 А.С.</text:p>
      <text:p text:style-name="P65">Эксперимент: заклинание Воплощения Индрэ</text:p>
      <text:p text:style-name="P65">Испытуемая: Флаттершай</text:p>
      <text:p text:style-name="P65">Синопсис: описание пробуждения испытуемой</text:p>
      <text:p text:style-name="P65">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65"/>
      <text:p text:style-name="P65">* Примечания: при виде кексиков истерика случилась с Пинки Пай.</text:p>
      <text:p text:style-name="P65"/>
      <text:p text:style-name="P2">***</text:p>
      <text:p text:style-name="P1"/>
      <text:p text:style-name="P23">Сим повелеваем прекратить дальнейшие эксперименты<text:span text:style-name="T32">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3"/>
      <text:p text:style-name="P24">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5"/>
      <text:p text:style-name="P91"/>
      <text:h text:style-name="Heading_20_2" text:outline-level="2">12. День сурка</text:h>
      <text:p text:style-name="P16">&lt;<text:span text:style-name="T64">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12">—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А то допился до розовых поней <text:span text:style-name="T12">—</text:span> так и в дурку попасть недолго. Вот и сейчас перегар такой, что снег плавится. Пройди реабилитацию и вернись в проект. А не примут <text:span text:style-name="T12">— найти новую работу. Так даже лучше: быстрее забудешь всю эту хренотень с рогатыми кобылами. </text:span>Будь мужиком, блеать! <text:span text:style-name="T12">Найди себе бабу и заживи сытой, размеренной жизнью городского ублюдка. Что ещё нужно, чтобы спокойно сдохнуть?</text:span></text:p>
      <text:p text:style-name="P10">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форда. Значит, скоро выйду на дорогу, а там через пару кварталов мой дом.</text:p>
      <text:p text:style-name="P3">Дрожащий круг света наткнулся на очертания белой фигуры.</text:p>
      <text:p text:style-name="P53">– Здравствуй, Макс.</text:p>
      <text:p text:style-name="P53">Я молча смотрел на неё, слегка пошатываясь. В голове воцарилась звенящая пустота.</text:p>
      <text:p text:style-name="P53">Селестия шагнула мне навстречу.</text:p>
      <text:p text:style-name="P53"><text:soft-page-break/>– Пожалуйста, прошу тебя, не думай так. Мы — не плод твоего воображения, мы — живые, мы — существуем! Когда ты так думаешь, я чувствую, как мир тает.</text:p>
      <text:p text:style-name="P53">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53">– <text:s/>Думаю как?</text:p>
      <text:p text:style-name="P53">– Думаешь, что мы — плод твоего воображения, отравленного наркотиком. Это не так. Прошу тебя...</text:p>
      <text:p text:style-name="P53">– А если ты — действительно мой бред? – съязвил я. – Вот сейчас протрезвею, и ты исчезнешь.</text:p>
      <text:p text:style-name="P53">Порыв ветра скрыл аликорницу в вихре снежинок. Её очертания расплылись.</text:p>
      <text:p text:style-name="P53">– Эй, постой, ты куда? Я пошутил! Погоди, не исчезай! Стой! Не оставляй меня здесь!!! Я пошутил!!!</text:p>
      <text:p text:style-name="P53">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53">– Ты напугала меня! – пожаловался я ей. – Не исчезай больше!</text:p>
      <text:p text:style-name="P53">Аликорница прижала меня к себе крыльями и устало усмехнулась.</text:p>
      <text:p text:style-name="P53">–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53">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53">– Знаешь, я всё думал над твоими словами тогда, ну, ты помнишь... В бассейне. Они всё ещё в силе? Я могу быть твоим другом?</text:p>
      <text:p text:style-name="P53">Аликорница тихо засмеялась, защекотав мне ухо.</text:p>
      <text:p text:style-name="P53">–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53">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53">– Времени осталось немного. Мне надо, чтобы ты запомнил одну вещь.</text:p>
      <text:p text:style-name="P53">– А?</text:p>
      <text:p text:style-name="P53">–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3">– Я доведу! Обещаю! Но что может случиться с тобой, Селли?</text:p>
      <text:p text:style-name="P3">Стук стал громче.</text:p>
      <text:p text:style-name="P53">–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53">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text:soft-page-break/>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53">–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53">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53">– Что за ерунда? – Я схватился за голову, пытаясь не дать ей взорваться. Потом взглянул вниз и схватился за другое. – Что за херня??!</text:p>
      <text:p text:style-name="P53">Я вскочил и в спешке начал одеваться.</text:p>
      <text:p text:style-name="P53">БАЦ-БАЦ-БАЦ!!!</text:p>
      <text:p text:style-name="P53">– Уже бегу!</text:p>
      <text:p text:style-name="P53">Одевая штаны, я попрыгал к двери на одной ноге. На пороге стояла серая пегаска с косящим взглядом.</text:p>
      <text:p text:style-name="P53">– Привет, Макс. Тебе корреспонденция. – пегаска порылась в сумке и выудила зубами пухлый пакет.</text:p>
      <text:p text:style-name="P53">– «Особенности поведения, питания и размножения приматов». – прочитал я на стикере.</text:p>
      <text:p text:style-name="P53">–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9">***</text:p>
      <text:p text:style-name="P3"/>
      <text:p text:style-name="P1"><text:span text:style-name="T12">Солнечный лучик настойчиво пробивался сквозь плотно сомкнутые веки. Ветерок через открытое окно </text:span><text:span text:style-name="T1">щекотал уши и шуршал</text:span><text:span text:style-name="T12"> </text:span><text:span text:style-name="T1">занавесками</text:span><text:span text:style-name="T12">. Я раскрыл глаза, в который раз наслаждаясь ясной головой и абсолютной выспанностью </text:span><text:span text:style-name="T48">—</text:span><text:span text:style-name="T12"> роскошью, недоступной мне </text:span><text:span text:style-name="T1">годами</text:span><text:span text:style-name="T12">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53">– Но нигде не сказано, какие частицы надо ускорять! Мне за эти самоцветы от сестры влетит!</text:p>
      <text:p text:style-name="P53">–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2">— и о</text:span>н<text:span text:style-name="T12"> з</text:span>нает, как приготовить<text:span text:style-name="T12"> </text:span>из них особенный вольт-сидр, который больше никто не сделает<text:span text:style-name="T12">.</text:span></text:p>
      <text:p text:style-name="P43"><text:soft-page-break/>– Эээ! Это что же получается? Выходит, зря я яблоки <text:span text:style-name="T1">притащила</text:span>? Нам же не сидр нужен?</text:p>
      <text:p text:style-name="P43">–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53">– А, по-моему, ты перепутала, Скуталу. Мыслью направляется <text:span text:style-name="T12">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53">– Эээ! Я не собираюсь ни с чем сталкивать свои яблоки! И перегонять тоже! Давайте лучше их съедим.</text:p>
      <text:p text:style-name="P53">– Тише, поняши! Нас могут услышать! Зачем сейчас спорить о том, о чём мы уже спорили вчера и позавчера?</text:p>
      <text:p text:style-name="P53">– Тебе легко говорить, Ску! Ты никакой своей особенной частицы не притащила! Давай мы твой скутер к ускорителю пришпандорим?</text:p>
      <text:p text:style-name="P43"><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53">– Так причём тут ускоритель, Скуталу?! Говорю ж, это для заклинания Индрэ...</text:p>
      <text:p text:style-name="P53"/>
      <text:p text:style-name="P53">…</text:p>
      <text:p text:style-name="P53"/>
      <text:p text:style-name="P53">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53">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12">— то ли я был глух к магии, то ли она ко мне, но с в</text:span>олшебством<text:span text:style-name="T12"> у меня не складывалось. </text:span>Поэтому большую часть времени я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53">Закрыв дверь, я отправился в город.</text:p>
      <text:p text:style-name="P53"/>
      <text:p text:style-name="P53">…</text:p>
      <text:p text:style-name="P53"/>
      <text:p text:style-name="P53">– Ты не понимаешь! Магия подобна струе воды, исходящей из садового шланга. А заклинание <text:span text:style-name="T12">—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53">– Ну, если по аналогии с садовым шлангом, струя воды сметёт весь песок и может облить всех рядом присутствующих.</text:p>
      <text:p text:style-name="P53">– Правильно! – единорожка кивнула в одобрении. – А ускоритель <text:span text:style-name="T12">—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53">– А ты неопытный маг? – парировал я.</text:p>
      <text:p text:style-name="P53">–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text:soft-page-break/>им воспользовалась, он выжег пещеру на сотню метров в направлении фокусировки. И выжигал бы и дальше, но резонаторные рубины сгорели на второй минуте работы. И это не потому, что я не умею контролировать магию <text:span text:style-name="T12">— НЕТ!</text:span></text:p>
      <text:p text:style-name="P1">Твайлайт начала в возбуждении ходить по читальному залу.</text:p>
      <text:p text:style-name="P1"><text:span text:style-name="T34">–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48"> </text:span><text:span text:style-name="T34">Мощнее ускорителя только магия драконов, аликорнов и Элементов Гармонии. Если бы я была...</text:span><text:span text:style-name="T12"> </text:span>Ай!</text:p>
      <text:p text:style-name="P1">Твайлайт, погружённая в свои мысли, не заметила вылезшего из своей корзинки зевающего Спайка.</text:p>
      <text:p text:style-name="P1"><text:span text:style-name="T12">–</text:span> Элементы-шмелементы, <text:span text:style-name="T12">–</text:span> проворчал Спайк, выкарабкиваясь из-под Твайлайт, <text:span text:style-name="T12">–</text:span> доброе утро, Макс. Твай, ты не ушиблась?</text:p>
      <text:p text:style-name="P1"><text:span text:style-name="T12">–</text:span> Дет, всё в порядке. <text:span text:style-name="T12">–</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9"><text:span text:style-name="T48">– Я </text:span><text:span text:style-name="T53">всегда буду оставаться в тени. </text:span><text:span text:style-name="T48">– </text:span><text:span text:style-name="T53">хлюпала единорожка. </text:span><text:span text:style-name="T48">– </text:span><text:span text:style-name="T53">Мне не хватает сил, чтобы воспользоваться всеми знаниями, которые я освоила. Ведь даже заклинание «Последнего Шанса» я нашла!</text:span></text:p>
      <text:p text:style-name="P101"><text:span text:style-name="T12">– </text:span>Ты?!</text:p>
      <text:p text:style-name="P101"><text:span text:style-name="T12">–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101"><text:span text:style-name="T12">– М</text:span>ожет тогда, ты скажешь, что в нём пошло не так и почему к вам попал я, а не сверхаликорн?</text:p>
      <text:p text:style-name="P101"><text:span text:style-name="T12">– </text:span>Не скажу. Заклинания Стар Свирла Бородатого обычно если срабатывают, то без ошибок.</text:p>
      <text:p text:style-name="P53"><text:span text:style-name="T12">– Если </text:span>только <text:span text:style-name="T12">их правильно вызывают. – </text:span>пробурчал Спайк, возвращаясь в корзинку.</text:p>
      <text:p text:style-name="P41"><text:span text:style-name="T12">–</text:span> <text:span text:style-name="T1">Эмм. </text:span>Что он имел ввиду?</text:p>
      <text:p text:style-name="P41"><text:span text:style-name="T12">–</text:span> Ну, <text:span text:style-name="T12">–</text:span> Твайлайт смутилась, <text:span text:style-name="T12">–</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84"> </text:span><text:span text:style-name="T11">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12">–</text:span> <text:span text:style-name="T1">е</text:span>динорожка опустила голову.</text:p>
      <text:p text:style-name="P41"><text:span text:style-name="T12">– </text:span><text:span text:style-name="T1">Да, завершилось всё препаршиво. Принцесса Луна сказала, лучше бы её обратно на Луну закинули.</text:span></text:p>
      <text:p text:style-name="P41"><text:span text:style-name="T12">– </text:span><text:span text:style-name="T1">И я её понимаю! Не каждый может справиться с потерей своего особенного пони. Вот у тебя, Макс, есть своя особенная пони?</text:span></text:p>
      <text:p text:style-name="P41"><text:span text:style-name="T12">– </text:span><text:span text:style-name="T1">Хм. Нет.</text:span></text:p>
      <text:p text:style-name="P41"><text:span text:style-name="T12">– </text:span><text:span text:style-name="T1">А друзья?</text:span></text:p>
      <text:p text:style-name="P41"><text:span text:style-name="T12">– </text:span><text:span text:style-name="T1">У меня был друг. Погиб два месяца назад.</text:span></text:p>
      <text:p text:style-name="P1"><text:span text:style-name="T12">–</text:span> О, мои соболезнования! Друзей терять <text:span text:style-name="T1">тоже</text:span> тяжко.</text:p>
      <text:p text:style-name="P1"><text:span text:style-name="T12">–</text:span> Всё в порядке, Твайлайт.<text:span text:style-name="T12">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2">–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8">— </text:span><text:span text:style-name="T34">мы всё равно такой результат </text:span><text:soft-page-break/><text:span text:style-name="T34">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6">– Да, это вариант. – единорожка не выглядела обрадованной. – Потому что с драконами нам совсем не светит.</text:p>
      <text:p text:style-name="P1"><text:span text:style-name="T12">–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8">. Годится?</text:span></text:p>
      <text:p text:style-name="P1"><text:span text:style-name="T12">–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12">– </text:span><text:span text:style-name="T1">Ерунда! Там стоит запрет только для пони. На приматах Луна экспериментировать не запрещала</text:span><text:span text:style-name="T34">.</text:span></text:p>
      <text:p text:style-name="P53"/>
      <text:p text:style-name="P53">…</text:p>
      <text:p text:style-name="P53"/>
      <text:p text:style-name="P53">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53">«<text:span text:style-name="T30">Чужестранец-примат разбил сердце нашей обожаемой Селестии! Двор в отчаянии </text:span><text:span text:style-name="T15">— </text:span><text:span text:style-name="T30">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53">Папарацци хреновы!</text:p>
      <text:p text:style-name="P53">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53"><text:span text:style-name="T12">– </text:span>Привет, Эй-Джей! У тебя проблемы?</text:p>
      <text:p text:style-name="P53"><text:span text:style-name="T12">– </text:span>Привет, сахарок. <text:span text:style-name="T12">– </text:span>озабоченно поприветствовала меня пони. <text:span text:style-name="T12">–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53">Жеребец хихикнул в сторону, прикрывшись копытом. Эпплджек обернулась на звук, и он моментально принял отсутствующее выражение, жуя травинку.</text:p>
      <text:p text:style-name="P53"><text:span text:style-name="T12">– </text:span>А ты, Маки, вместо того, чтоб хихикать, лучше б тележку починил! Уже полдень! Не успеем распродать яблоки <text:span text:style-name="T12">— </text:span>придётся домой везти. И можешь быть уверен, бабуля тя за это по головке не погладит!</text:p>
      <text:p text:style-name="P53">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53"><text:span text:style-name="T12">– </text:span>Думаю, я могу починить телегу. Только больших нагрузок эта ось уже не выдержит. Но до фермы худо-бедно доедете.</text:p>
      <text:p text:style-name="P53">Эпплджек с сомнением посмотрела на меня.</text:p>
      <text:p text:style-name="P53"><text:span text:style-name="T12">– </text:span>Хошь сказать, ты в Кантерлоте у Селестии под крылышком телеги чинил? Или Рэр сбрехала про Селестию?</text:p>
      <text:p text:style-name="P53">Я мысленно ругнулся на языкатую единорожку и молча достал пенал с инструментами.</text:p>
      <text:p text:style-name="P53"/>
      <text:p text:style-name="P53">…</text:p>
      <text:p text:style-name="P53"/>
      <text:p text:style-name="P53">Собрав инструмент, я потолкал тележку назад-вперёд.</text:p>
      <text:p text:style-name="P53"><text:soft-page-break/><text:span text:style-name="T12">– Г</text:span>отово. Принимай работу, хозяйка!</text:p>
      <text:p text:style-name="P53">Эпплджек стиснула меня в сокрушающих объятиях.</text:p>
      <text:p text:style-name="P53"><text:span text:style-name="T12">–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53">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53"><text:span text:style-name="T12">– </text:span>Этой... Бери... Сам делал... Ток не говори никому, лады?</text:p>
      <text:p text:style-name="P53">Я сунул флягу за пазуху. Биг Мак молниеносно накрыл дерюгой подсумок и через мгновение за телегу заглянула Эпплджек.</text:p>
      <text:p text:style-name="P53"><text:span text:style-name="T12">– </text:span>Чегой-то вы тут скрытничаете, а?</text:p>
      <text:p text:style-name="P53">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53"><text:span text:style-name="T12">– </text:span>Бери, сахарок. Для тебя <text:span text:style-name="T12">— </text:span>самые <text:span text:style-name="T12">о</text:span>тборные. И помни: в «Сладком яблочке» тебе всегда будут рады!</text:p>
      <text:p text:style-name="P53">Телега с яблоками укатилась по направлению к рынку. Я проводил её глазами, чувствуя голод и удовлетворение от сделанной работы <text:span text:style-name="T16">— </text:span><text:span text:style-name="T74">именно в такой последовательности.</text:span></text:p>
      <text:p text:style-name="P53">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6">— </text:span><text:span text:style-name="T74">объявляла вывеска.</text:span></text:p>
      <text:p text:style-name="P53">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53"><text:span text:style-name="T12">– </text:span>Свободно? <text:span text:style-name="T12">– </text:span>спросил я у единственной пони, сидящей за столиком.</text:p>
      <text:p text:style-name="P53"><text:span text:style-name="T12">– </text:span>Да-да, конечно. <text:span text:style-name="T12">–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53"><text:span text:style-name="T12">– <text:s/></text:span>Пирог с грибами, яишницу и чизкейк<text:span text:style-name="T12"> – </text:span>сообщил я подошедшей официантке.</text:p>
      <text:p text:style-name="P53"><text:span text:style-name="T12">– </text:span>Советую выбрать салат «по-Кантерлотски». <text:span text:style-name="T12">– </text:span>так же убито пробормотала моя соседка по столу. <text:span text:style-name="T12">– </text:span>Очень вкусно. Копыта оближешь. И мягкий к тому же.</text:p>
      <text:p text:style-name="P53"><text:span text:style-name="T12">– </text:span>И салат «по-Кантерлотски».</text:p>
      <text:p text:style-name="P57">Пока я ел, пони мрачно смотрела на меня, положив голову на стол. Мне стало неловко от её тяжёлого взгляда и я попытался завести разговор.</text:p>
      <text:p text:style-name="P57"><text:span text:style-name="T12">– </text:span>Вы, наверное, ждёте кого-то?</text:p>
      <text:p text:style-name="P57"><text:span text:style-name="T12">– </text:span>Неа.</text:p>
      <text:p text:style-name="P57"><text:span text:style-name="T12">– </text:span>Просто обедаете?</text:p>
      <text:p text:style-name="P57"><text:span text:style-name="T12">– </text:span>Неа.</text:p>
      <text:p text:style-name="P57"><text:span text:style-name="T12">– </text:span>Просто сидите и мрачно смотрите на меня?</text:p>
      <text:p text:style-name="P57"><text:span text:style-name="T12">– </text:span>Неа.</text:p>
      <text:p text:style-name="P57">Хм, а эта пони не из разговорчивых. Ну ладно.</text:p>
      <text:p text:style-name="P57"><text:span text:style-name="T12">– </text:span>А что же вы делаете?</text:p>
      <text:p text:style-name="P57"><text:soft-page-break/><text:span text:style-name="T12">– </text:span>Веселюсь. <text:span text:style-name="T12">– </text:span>мрачно заявила пони.</text:p>
      <text:p text:style-name="P57"><text:span text:style-name="T12">– </text:span>Если я вас достал, то так и скажите. Извините.</text:p>
      <text:p text:style-name="P57">Я продолжил есть молча.</text:p>
      <text:p text:style-name="P57">Неожиданно пони улыбнулась и подмигнула мне. Её сморщенная мордочка разгладилась и стала весьма милой.</text:p>
      <text:p text:style-name="P57"><text:span text:style-name="T12">– </text:span>Привет, Анон!</text:p>
      <text:p text:style-name="P57">Вот дискорд! То есть, чёрт! Обитатели этого городка в который раз поражали меня своей проницательностью. У меня на лбу написано, что ли?!</text:p>
      <text:p text:style-name="P57"><text:span text:style-name="T12">– </text:span>Мы с вами раньше встречались?</text:p>
      <text:p text:style-name="P57"><text:span text:style-name="T12">– </text:span>Неа! <text:span text:style-name="T12">– </text:span>пони улыбалась уже широкой улыбкой от уха и до уха. <text:span text:style-name="T12">– </text:span>Это моя пинки-чуйка! Она вернулась!! И поэтому я знаю, что тебя зовут Макс, и ты программист, и тебе <text:span text:style-name="T25">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57">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7"><text:span text:style-name="T12">– </text:span>Оставь, Салвер.<text:span text:style-name="T12"> </text:span>Ему за счёт заведения.</text:p>
      <text:p text:style-name="P53"><text:span text:style-name="T12">– </text:span>Ясно, мисс Пинки. <text:span text:style-name="T12">– </text:span>официантка кивнула и ушла.</text:p>
      <text:p text:style-name="P53"><text:span text:style-name="T12">– Ч</text:span>его-о-о?<text:span text:style-name="T12"> </text:span>Так это твой бар?</text:p>
      <text:p text:style-name="P53"><text:span text:style-name="T12">– </text:span>Агась. <text:span text:style-name="T12">– </text:span>поняха пожала плечами. <text:span text:style-name="T12">– </text:span>Надо же мне было чем-то заниматься после увольнения от Кейков<text:span text:style-name="T12">?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12">– </text:span>Пинки понизила голос до шёпота, <text:span text:style-name="T12">– </text:span>мне приснилось, что я готовила кексики из пони! Я готовила кексики из своей лучшей подруги Рэйнбоу Дэш!! Я разрезала её на мелкие кусочки!!!</text:p>
      <text:p text:style-name="P53">Говоря это, кобылка оттянула передними копытами нижние веки, став похожей на маньяка.</text:p>
      <text:p text:style-name="P53"><text:span text:style-name="T12">– </text:span>Тихо-тихо. <text:span text:style-name="T12">– </text:span>я оглянулся на посетителей. Шёпот Пинки, наверное, был слышен даже на улице. <text:span text:style-name="T12">– </text:span>Не вспоминай опять. Давай лучше выпьем на брудершафт. За знакомство.</text:p>
      <text:p text:style-name="P53"><text:span text:style-name="T12">– </text:span>Агась! <text:span text:style-name="T12">– </text:span>кивнула пони, придвигая ко мне бутылку. <text:span text:style-name="T12">– </text:span>Хотя ты и так уже знаком со мной, глупенький человек, я не прочь, чтобы ты познакомился со мной ещё раз!</text:p>
      <text:p text:style-name="P53">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53"><text:span text:style-name="T12">– </text:span>У меня есть идея получше. <text:span text:style-name="T12">– </text:span>на свет показалась фляга Большого Макинтоша.</text:p>
      <text:p text:style-name="P53"><text:span text:style-name="T12">– </text:span>Ух ты-ы-ы! <text:span text:style-name="T12">– </text:span>Пинки понюхала горлышко. <text:span text:style-name="T12">–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53"><text:span text:style-name="T12">– </text:span>Починил телегу. Только молчок про самогон, раз уж ты в курсе. <text:span text:style-name="T12">– </text:span>я разлил сидр по чашкам.</text:p>
      <text:p text:style-name="P53"><text:span text:style-name="T12">– </text:span>Да ты что?! Чтоб я выболтала главную тайну Биг Мака, про которую не знают целых две пони в Понивилле? За кого ты меня принимаешь? <text:span text:style-name="T12">–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53"><text:s/>Сидр Биг Мака на вкус был безобидным, чуть забродившим яблочным соком. Я выпил полную чашку и заявил Пинки:</text:p>
      <text:p text:style-name="P53"><text:span text:style-name="T12">– </text:span>Эт-то ты наззваешь ссуфер-ддуфер-ссильн...?</text:p>
      <text:p text:style-name="P53"><text:soft-page-break/>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53"><text:span text:style-name="T12">– У </text:span>тебя такая смешная мордочка! <text:span text:style-name="T12">– </text:span>захихикали Пинки, покачиваясь. <text:span text:style-name="T12">– </text:span>Как будто ты <text:span text:style-name="T74">подкову </text:span>в пироге обнаружил. Или Селестию в ванной.</text:p>
      <text:p text:style-name="P53">Это сравнение пробудило во мне полузабытое воспоминание.</text:p>
      <text:p text:style-name="P53"><text:span text:style-name="T12">– </text:span>Эммм... Скажи-ка мне, мой друг П-п-пинки... Легенда про фаэри <text:span text:style-name="T16">— </text:span><text:span text:style-name="T74">эт правда?</text:span></text:p>
      <text:p text:style-name="P53"><text:span text:style-name="T16">– </text:span><text:span text:style-name="T74">Какая из? Их много, вообще-то. Ик!</text:span></text:p>
      <text:p text:style-name="P53"><text:span text:style-name="T16">– </text:span><text:span text:style-name="T74">Про принцесс. Про то, что они фаэри, спустившиеся с неба во плоти, чтоб помогать пони управлять Эквестрией?</text:span></text:p>
      <text:p text:style-name="P53"><text:span text:style-name="T16">– </text:span><text:span text:style-name="T74">Макс, </text:span><text:span text:style-name="T16">– </text:span><text:span text:style-name="T74">захихикала Пинки, взъерошив копытами розовые кудряшки и попытавшись соорудить из них бороду, </text:span><text:span text:style-name="T16">– </text:span><text:span text:style-name="T74">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Возвышения на неведомом острове. А почему тебе интересна эта тема? Ик!</text:span></text:p>
      <text:p text:style-name="P53"><text:span text:style-name="T16">– </text:span><text:span text:style-name="T74">Да так. Всё думаю, насколько это одиноко — быть бессмертной в мире смертных. Когда сам никого не любишь, и тебя никто не любит...</text:span></text:p>
      <text:p text:style-name="P53"><text:span text:style-name="T16">– </text:span><text:span text:style-name="T74">Ты что-о-о! Нельзя любить фаэри! Она похитит твоё сердце, и ты будешь искать её, пока не... </text:span><text:span text:style-name="T16">– </text:span><text:span text:style-name="T74">Пинки погрузилась в так и не съеденный салат «по-Кантерлотски» и захрапела.</text:span></text:p>
      <text:p text:style-name="P53"><text:span text:style-name="T16">– </text:span><text:span text:style-name="T74">Пока не умру?</text:span></text:p>
      <text:p text:style-name="P53"><text:span text:style-name="T16">– </text:span><text:span text:style-name="T74">Нет, глупенький, </text:span><text:span text:style-name="T16">– </text:span><text:span text:style-name="T74">пробулькала Пинки из миски. </text:span><text:span text:style-name="T16">– </text:span><text:span text:style-name="T74">Пока не найдёшь.</text:span></text:p>
      <text:p text:style-name="P58">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8">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8">Холодок незаметно прокрался мне в душу и прояснил мозги. Я кинул взгляд на часы на стене. Было без десяти шесть.</text:p>
      <text:p text:style-name="P58">Бля!</text:p>
      <text:p text:style-name="P58">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отца твоего… !» <text:span text:style-name="T12">–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8">БАМММ!!!</text:p>
      <text:p text:style-name="P58">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8"><text:span text:style-name="T12">– </text:span>Судя по тому, как ты стремительно сбежал от меня не попрощавшись, у тебя проблемы. <text:span text:style-name="T12">– </text:span>заметила с укором кобылка.</text:p>
      <text:p text:style-name="P58"><text:span text:style-name="T12">– </text:span>Пинки, <text:span text:style-name="T12">– </text:span>несчастным голосом сообщил я ей. <text:span text:style-name="T12">– </text:span>Если я до шести не окажусь дома, проблемы будут у одной маленькой пони. Очень большие проблемы.</text:p>
      <text:p text:style-name="P58"><text:soft-page-break/><text:span text:style-name="T12">– </text:span>Хм. <text:span text:style-name="T12">– </text:span>кобылка через окно посмотрела на часы в баре. <text:span text:style-name="T12">– </text:span>Тогда нам надо поторопиться! У нас есть шесть минут!</text:p>
      <text:p text:style-name="P58"><text:span text:style-name="T12">– </text:span>У нас?</text:p>
      <text:p text:style-name="P58">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8">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8">Но недостаточное.</text:p>
      <text:p text:style-name="P58">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58"><text:span text:style-name="T12">– </text:span>Стооой! <text:span text:style-name="T12">– </text:span>заорал я. <text:span text:style-name="T12">– </text:span>Выпрыгивай из бочки!!!</text:p>
      <text:p text:style-name="P58">Кобылка-пилот улыбнулась и постукала копытцем по шлему, показывая, что не слышит меня.</text:p>
      <text:p text:style-name="P58"><text:span text:style-name="T12">– </text:span>Выпрыгивааа... <text:span text:style-name="T12">– </text:span>мой крик утонул в рёве рвущихся фейерверков.</text:p>
      <text:p text:style-name="P58">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8">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8"><text:span text:style-name="T12">– </text:span>Эммм... Уже можно открывать? <text:span text:style-name="T12">– л</text:span>имонная поняшка отняла копыта от висков и открыла глаза. <text:span text:style-name="T12">– </text:span>Ух ты-ы-ы! Он всамделишную работает! Слышь, Свити, ускоритель Скуталу сработал!</text:p>
      <text:p text:style-name="P58">Поняшка ткнула в бок белоснежную пони-единорога. Та раскрыла глаза и осмотрелась.</text:p>
      <text:p text:style-name="P58"><text:span text:style-name="T12">– </text:span>Смотри, вот те и ответ на вопрос, куда деваются пони!</text:p>
      <text:p text:style-name="P58"><text:span text:style-name="T12">– </text:span>Где? <text:span text:style-name="T12">– </text:span>единорожка начала оглядываться.</text:p>
      <text:p text:style-name="P58"><text:span text:style-name="T12">– </text:span>Да ты не туда, ты сюда смотри! Вишь, прямо перед тобой! <text:span text:style-name="T12">– </text:span>жёлтая ткнула копытом прямо в меня. <text:span text:style-name="T12">–</text:span> Вот! Его тут до икс-пи-ри-мен-та не было. А терь он есть! Значит, это и есть ответ! Смекаешь?</text:p>
      <text:p text:style-name="P58"><text:span text:style-name="T12">– </text:span>И что? Я всё равно не пойму, куда пони деваются? И куда пропала Скуталу?</text:p>
      <text:p text:style-name="P58"><text:soft-page-break/><text:span text:style-name="T12">– Я </text:span>их ем. <text:span text:style-name="T12">– </text:span>зверски ухмыльнувшись, сообщил я поняшам. <text:span text:style-name="T12">– </text:span>Мне нравятся пони. Особенно я люблю непослушных жеребят.</text:p>
      <text:p text:style-name="P58">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8"/>
      <text:p text:style-name="P59">***<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Максу, Понивилль.</text:p>
      <text:p text:style-name="P4">От кого: Кантерлот, Дворец, Королевский Секретариат Её Высочества, Дневной Главы Диархии, Принцессы Селестии.</text:p>
      <text:p text:style-name="P53"/>
      <text:p text:style-name="P67">Приветствую тебя, мой маленький человек!</text:p>
      <text:p text:style-name="P67">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text:p>
      <text:p text:style-name="P67">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12">— </text:span>забавного, не вполне нормального единорога, считающего себя то человеком, то аликорном.<text:span text:style-name="T12">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2">—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2">— </text:span>ключ к разгадке тайны исчезновения пони.</text:p>
      <text:p text:style-name="P67"><text:span text:style-name="T12">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102">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70">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7">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7">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text:soft-page-break/>численности погодных пегасов крайне отрицательно сказывается на сельском хозяйстве. Над Эквестрией маячит призрак голода.</text:p>
      <text:p text:style-name="P67">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2">— </text:span>прорехи в ткани действительности появились и в реальном мире.</text:p>
      <text:p text:style-name="P67">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12">— </text:span>компания алмазных псов, производящая рубиновые резонаторы для ускорителей <text:span text:style-name="T12">—</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2">— </text:span>в Эквестрии больше нет производства магических ускорителей.</text:p>
      <text:p text:style-name="P67">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7">Макс, мне крайне неудобно подгонять тебя.<text:span text:style-name="T12">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2">—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7">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7">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7">«<text:span text:style-name="T12">P.S. Н</text:span>е гневите мироздание воровством! <text:span text:style-name="T30">Обмен рулит</text:span>!»</text:p>
      <text:p text:style-name="P67">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2">—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7">До встречи, мой маленький человек! Крепко обнимаю <text:span text:style-name="T12">— </text:span>если ты уже не сердишься на меня <text:span text:style-name="T12">—</text:span> или просто кладу рог тебе на плечо в противном случае.</text:p>
      <text:p text:style-name="P67"/>
      <text:p text:style-name="P49">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9"/>
      <text:p text:style-name="P49">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65"/>
      <text:h text:style-name="Heading_20_2" text:outline-level="2"><text:soft-page-break/>13. Мэйнхэттен</text:h>
      <text:p text:style-name="P90">ZZ Top – Gimme all your lovin</text:p>
      <text:p text:style-name="P90">Mothley Crue – Kick Start My Heart</text:p>
      <text:p text:style-name="P58"><text:span text:style-name="T12">– </text:span>Попробуй ещё раз. Может, сбой соединения.</text:p>
      <text:p text:style-name="P58">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8"><text:span text:style-name="T12">– </text:span>Не отсылается. Глюк какой-то.</text:p>
      <text:p text:style-name="P58">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2">«connection timeout». </text:span>А с особенностями понячьей бюрократии я уже немного ознакомился: было бы легче уговорить Селли нарисовать солнцем «<text:span text:style-name="T12">х#й</text:span>» на небе, чем заставить пони-чинушу поступиться хотя бы запятой в должностных инструкциях.</text:p>
      <text:p text:style-name="P58"><text:span text:style-name="T12">– </text:span>Может, она заснула? <text:span text:style-name="T12">– </text:span>Твайлайт ходила кругами по периметру библиотеки. <text:span text:style-name="T12">– </text:span>Ты говорил, она в последнее время выглядит невыспавшейся.</text:p>
      <text:p text:style-name="P58"><text:span text:style-name="T12">– А </text:span>я думаю, это её критические дни или какая-нибудь другая подобная фигня мешает. <text:span text:style-name="T12">– </text:span>вклинилась радужногривая пегаска. <text:span text:style-name="T12">–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58"/>
      <text:p text:style-name="P59">***</text:p>
      <text:p text:style-name="P58"/>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58"><text:span text:style-name="T12">– </text:span>Это неправильно! <text:span text:style-name="T12">– </text:span>заявила Рэйнбоу Дэш, отвернувшись от окна.</text:p>
      <text:p text:style-name="P58"><text:span text:style-name="T12">– </text:span>Ну да, я тоже так считаю. <text:span text:style-name="T12">– </text:span>откликнулся я. <text:span text:style-name="T12">– </text:span>Тащиться через полстраны только из-за неправильно составленной бумажки!</text:p>
      <text:p text:style-name="P58"><text:span text:style-name="T12">– </text:span>Да я не про то! <text:span text:style-name="T12">– </text:span>отмахнулась пегаска. <text:span text:style-name="T12">– </text:span>Посмотри на поле.</text:p>
      <text:p text:style-name="P58"><text:span text:style-name="T12">– </text:span>И что? Поле как поле.</text:p>
      <text:p text:style-name="P58"><text:span text:style-name="T12">– </text:span>Оно не убрано. <text:span text:style-name="T12">– </text:span>мрачно ответила пегаска. <text:span text:style-name="T12">– </text:span>Ужас, сколько кукурузы пропадает!</text:p>
      <text:p text:style-name="P58">Я присмотрелся получше и указал ей на очередной городок, проносящийся за окном.</text:p>
      <text:p text:style-name="P58"><text:span text:style-name="T12">– </text:span>У самого посёлка поля убраны. Наверняка дойдёт дело и до остальных.</text:p>
      <text:p text:style-name="P58"><text:span text:style-name="T12">– </text:span>Не дойдёт. <text:span text:style-name="T12">– </text:span>Рэйнбоу Дэш уставилась в карты, сморщила нос и побила мою шестёрку валетом. <text:span text:style-name="T12">–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8">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58"><text:span text:style-name="T12">– </text:span>Спасибо, но от пинкиных плюшек у меня фланки округляются.</text:p>
      <text:p text:style-name="P58"><text:span text:style-name="T12">– </text:span>Да ладно тебе, Рэйнбоу Дэш! От одной не округлятся.</text:p>
      <text:p text:style-name="P58"><text:soft-page-break/><text:span text:style-name="T12">– </text:span>От одной —<text:span text:style-name="T12"> </text:span>нет. Но я ж на одной не остановлюсь... И вот что. Зови меня Дэш! А то и мне придётся звать тебя полным именем, а я этого не выношу. <text:span text:style-name="T12">– </text:span>Пегаска взяла карту и нахмурилась. <text:span text:style-name="T12">– </text:span>Да что ж такое, какого сена! Одни валеты идут!</text:p>
      <text:p text:style-name="P58">За окном несколько пони работали на поле. Что-то странное было в их деятельности.<text:span text:style-name="T12"> </text:span>Как будто…</text:p>
      <text:p text:style-name="P58"><text:span text:style-name="T12">– О</text:span>но и понятно, что поля не убраны. Откуда ж им быть убранными, когда на двух работающих пони целая толпа бездельников!</text:p>
      <text:p text:style-name="P58">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8"><text:span text:style-name="T12">– </text:span>Они паслись… Ты можешь себе представить? Макс! Они ПАСЛИСЬ! Ели траву, как какие-то дикари! Фигня какая-то…</text:p>
      <text:p text:style-name="P58">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8">…</text:p>
      <text:p text:style-name="P58">ВЖИИИИИИИИИ!!!</text:p>
      <text:p text:style-name="P58">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8"><text:span text:style-name="T12">– </text:span>Что за…?</text:p>
      <text:p text:style-name="P129">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8"><text:span text:style-name="T12">– </text:span>Леди и джентльпони! Просьба не паниковать! Поезд дальше не идёт: впереди провал! <text:span text:style-name="T12">– </text:span>крикнул проводник.</text:p>
      <text:p text:style-name="P58"><text:span text:style-name="T12">– </text:span>Какой ещё, в дышло, провал? Я проезжал тут два дня назад!</text:p>
      <text:p text:style-name="P58"><text:span text:style-name="T12">– </text:span>Безобразие! Верните мне деньги за билет!</text:p>
      <text:p text:style-name="P58"><text:span text:style-name="T12">– </text:span>Как вы смеете! Я опоздаю в порт! <text:s/><text:span text:style-name="T12">– </text:span>послышались выкрики в толпе.</text:p>
      <text:p text:style-name="P58">Проводник — седой земнопони стального цвета — поставил фонарь на пол и вытер со лба пот.</text:p>
      <text:p text:style-name="P58"><text:span text:style-name="T12">–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8">Я осторожно подошёл к краю и глянул вниз. </text:p>
      <text:p text:style-name="P58">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8"><text:span text:style-name="T12">– </text:span>Эта дыра фиг знает на сколько длится! <text:span text:style-name="T12">– </text:span>заявила Дэш, выныривая из темноты. <text:span text:style-name="T12">–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58">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8"><text:span text:style-name="T12">– </text:span>Дэш, нам надо на ту сторону.</text:p>
      <text:p text:style-name="P58"><text:soft-page-break/><text:span text:style-name="T12">– </text:span>Нет проблем. Я могу тебя перенести.</text:p>
      <text:p text:style-name="P58">Я с сомнением посмотрел на пегаску. Дэш в холке была мне по пояс.</text:p>
      <text:p text:style-name="P58"><text:span text:style-name="T12">– </text:span>Ты точно в этом уверена?</text:p>
      <text:p text:style-name="P58">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8"><text:span text:style-name="T12">– </text:span>Почти. На восемьдесят процентов. Тут какой-то воздух разрежённый, мне трудно удерживать тебя. <text:span text:style-name="T12">– </text:span>пожаловалась пегаска. <text:span text:style-name="T12">– </text:span><text:s/>Хотя раньше я и побольше вес подымала, честно!</text:p>
      <text:p text:style-name="P58">Мля.</text:p>
      <text:p text:style-name="P58"><text:span text:style-name="T12">–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8">Пегаска почесала затылок и заметила.</text:p>
      <text:p text:style-name="P58"><text:span text:style-name="T12">– </text:span>В таком случае мы друг-другу сниться будем. Потому что в этих двадцати процентах я тоже гробанусь. Не думаешь же ты, что я тебя брошу?</text:p>
      <text:p text:style-name="P58">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8">А что, это идея! Если «мостик» из висящих рельсов выдержал её, то выдержит и меня —<text:span text:style-name="T12"> </text:span>я уже давно заметил, что пони по весу были не легче, а то и тяжелее меня. Я поплевал на руки и сбросил рюкзак.</text:p>
      <text:p text:style-name="P58">…</text:p>
      <text:p text:style-name="P58">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8">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2">– </text:span>двенадцать метров вперёд. Вот, переползу через стык <text:span text:style-name="T12">–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58">Разумеется, я посмотрел вниз.</text:p>
      <text:p text:style-name="P58">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8">…</text:p>
      <text:p text:style-name="P58">Я валялся на насыпи и трясся как в лихорадке. От пережитого шока меня тошнило. Ёбаная Селестия!</text:p>
      <text:p text:style-name="P58"><text:soft-page-break/><text:span text:style-name="T12">– </text:span>Ты как, в порядке? Макс? <text:span text:style-name="T12">– п</text:span>егаска озабоченно потрогала меня за плечо. <text:span text:style-name="T12">– </text:span>В чём дело? Как ты себя чувствуешь?</text:p>
      <text:p text:style-name="P58">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8"><text:span text:style-name="T12">– </text:span>Я чувствую, что только что упустил отличную возможность отлить на вселенную!</text:p>
      <text:p text:style-name="P58"/>
      <text:p text:style-name="P59">***</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3">Мы стояли перед выставочным павильоном Псинтела, о чём свидетельствовала вывеска «<text:span text:style-name="T12">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8"><text:span text:style-name="T12">– </text:span>Павильон закрыт! Вы опоздали на две недели. <text:span text:style-name="T12">– </text:span>проворчал рыжий земнопони в фуражке и попытался захлопнуть дверь. Я вставил в проём ботинок и развернул перед его носом мандат.</text:p>
      <text:p text:style-name="P68">«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55">Принцесса Селестия Эквестрийская, Дневная Глава Диархии, Непобедимое Солнце, Защитница Кантерлота, Страж Эверфри и прочая и прочая...» </text:span><text:span text:style-name="T50">– </text:span><text:span text:style-name="T54">прочитал охранник, близоруко щурясь.</text:span></text:p>
      <text:p text:style-name="P58"><text:span text:style-name="T12">– </text:span>Удостоверение личности предъявлять? <text:span text:style-name="T12">– </text:span>осведомился я.</text:p>
      <text:p text:style-name="P58"><text:span text:style-name="T12">– </text:span>Ч-ч-человеку М-м-максу? <text:span text:style-name="T12">– </text:span>заикаясь, переспросил охранник. Он присмотрелся ко мне получше и изо всех сил опустил копыто мне на ботинок.</text:p>
      <text:p text:style-name="P58">Бляяя!!! Ах ты ж!!!</text:p>
      <text:p text:style-name="P58">Хлопнула освобождённая дверь, изнутри клацнула щеколда.</text:p>
      <text:p text:style-name="P58"><text:span text:style-name="T12">– </text:span>Нет, ты видела? Он мне чуть пальцы не размозжил, с-с-скотина!!! <text:span text:style-name="T12">– </text:span>заорал я, прыгая на одной ноге. <text:span text:style-name="T12">– </text:span>Вызывай полицию, пока я этого мудака не прибил нахрен!</text:p>
      <text:p text:style-name="P58">Дэш, ни слова не говоря, прислонила ухо к двери.</text:p>
      <text:p text:style-name="P58"><text:span text:style-name="T12">– </text:span>Будешь смеяться, но именно этим он и занят. Вызывает полицию по телефону. <text:span text:style-name="T12">– </text:span>сообщила пегаска.</text:p>
      <text:p text:style-name="P58"><text:span text:style-name="T12">– </text:span>Ха-ха-ха! Очень смешно, сейчас животик надорву! <text:span text:style-name="T12">– </text:span>съязвил я. <text:span text:style-name="T12">– </text:span>Тем лучше, нам даже напрягаться не надо. Подождём полицию и скрутим этого маньяка!</text:p>
      <text:p text:style-name="P58">Пегаска продолжала слушать. Потом глаза её округлились от удивления.</text:p>
      <text:p text:style-name="P58"><text:span text:style-name="T12">– </text:span>Оп-па! <text:span text:style-name="T12">– </text:span>пегаска оторвала ухо от двери. <text:span text:style-name="T12">– </text:span>Макс, кажись, у нас проблемы. Надо сваливать отсюда. Долго объяснять. Из того, что я поняла, копы будут не на нашей стороне.</text:p>
      <text:p text:style-name="P58"><text:soft-page-break/>Ну охренеть! Я что, нанёс моральную травму охраннику своим видом? Добро пожаловать в Эквестрию, страну дружбы и пони!</text:p>
      <text:p text:style-name="P58"><text:span text:style-name="T12">– </text:span>Сколько у нас времени?</text:p>
      <text:p text:style-name="P58">Дэш почесала в затылке.</text:p>
      <text:p text:style-name="P58"><text:span text:style-name="T12">–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пятнадцать <text:span text:style-name="T12">– </text:span>двадцать минут у нас есть.</text:p>
      <text:p text:style-name="P58">Я с наслаждением захреначил ногой в стеклянную дверь павильона. Осколки стекла брызнули во все стороны.</text:p>
      <text:p text:style-name="P58"><text:span text:style-name="T12">– </text:span>Тогда давай сначала обыщем контору. Если уж полиция всё равно едет сюда, так пусть у них хотя бы будет повод!</text:p>
      <text:p text:style-name="P58"/>
      <text:p text:style-name="P59">***</text:p>
      <text:p text:style-name="P58"/>
      <text:p text:style-name="P58">Разумеется, полиция приехала, как только мы обнаружили эти чёртовы резонаторы — иначе ж и быть не могло!</text:p>
      <text:p text:style-name="P58"/>
      <text:p text:style-name="P58">…</text:p>
      <text:p text:style-name="P58"/>
      <text:p text:style-name="P58">Я рубил пожарным топором тяжёлую директорскую дверь с табличкой «<text:span text:style-name="T12">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58"><text:span text:style-name="T12">– “</text:span>Портативный магоэнергетический ускоритель «<text:span text:style-name="T12">Psyntel Rari2+ DDR</text:span>»,<text:span text:style-name="T12"> </text:span>демо-прототип<text:span text:style-name="T12">” – </text:span>прочитал я на бирке. <text:span text:style-name="T12">– </text:span>Оно!</text:p>
      <text:p text:style-name="P58">Снаружи послышался вой сирены и цокот множества копыт.</text:p>
      <text:p text:style-name="P58"><text:span text:style-name="T12">–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8">Пиздец! Мы с Дэш переглянулись.</text:p>
      <text:p text:style-name="P58"><text:span text:style-name="T12">– </text:span>Это твои двадцать минут? <text:span text:style-name="T12">– </text:span>возмутился я. <text:span text:style-name="T12">– </text:span>Да ещё и десяти не прошло!</text:p>
      <text:p text:style-name="P58">Дэш вымучено скривилась.</text:p>
      <text:p text:style-name="P58"><text:span text:style-name="T12">– П</text:span>римат Макс, здание окружено! Мы знаем, что ты внутри! Выходи добровольно, или будешь взят силой! <text:span text:style-name="T12">– </text:span>загремел усиленный мегафоном голос.</text:p>
      <text:p text:style-name="P58">Я разбил топором стеклянные дверцы прибора и вытащил рубины.</text:p>
      <text:p text:style-name="P58"><text:span text:style-name="T12">–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58">Пегаска отрицательно помотала головой.</text:p>
      <text:p text:style-name="P58"><text:span text:style-name="T12">– </text:span>Ну уж фигушки. Я тебя тут не оставлю.</text:p>
      <text:p text:style-name="P58"><text:soft-page-break/><text:span text:style-name="T12">– </text:span>Дэш! <text:span text:style-name="T12">– </text:span>взмолился я. <text:span text:style-name="T12">– </text:span>Сейчас не время геройствовать! Нам нужно добыть резонаторы! Ничего со мной не случится, посижу пару деньков в КПЗ и выйду как новенький!</text:p>
      <text:p text:style-name="P58"><text:span text:style-name="T12">– Н</text:span>е тупи! <text:span text:style-name="T12">– </text:span>упрямо мотнула головой пегаска. <text:span text:style-name="T12">– </text:span>Всё изменилось. Никто тебя не вытащит.</text:p>
      <text:p text:style-name="P58">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8"><text:span text:style-name="T12">– </text:span>Быстро за мной! <text:span text:style-name="T12">– </text:span>скомандовала пегаска, помчавшись к лестнице в офисные этажи.</text:p>
      <text:p text:style-name="P58">Я припустил было за ней, потом вернулся и поднял над головой раскуроченный ускоритель.</text:p>
      <text:p text:style-name="P58"><text:span text:style-name="T12">– Ю-</text:span>хууу<text:span text:style-name="T12">!!!</text:span></text:p>
      <text:p text:style-name="P58">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8">На последнем этаже пегаска стояла в коридоре, с сомнением обозревая ряд дверей.</text:p>
      <text:p text:style-name="P58"><text:span text:style-name="T12">– </text:span>Где-то тут должна быть дверь на крышу. Не могли же они залазить туда по пожарной лестнице?</text:p>
      <text:p text:style-name="P58">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2"> </text:span></text:p>
      <text:p text:style-name="P58">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8"><text:span text:style-name="T12">– </text:span>Макс, подвинься!</text:p>
      <text:p text:style-name="P58">Пегаска оттеснила меня крупом и повернулась к двери задом.</text:p>
      <text:p text:style-name="P58"><text:span text:style-name="T12">– </text:span>Ю-хууу!</text:p>
      <text:p text:style-name="P58">БАБАХ!!!</text:p>
      <text:p text:style-name="P58">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8"><text:span text:style-name="T12">– </text:span>Ты чего на меня так уставился? <text:span text:style-name="T12">– </text:span>подозрительно спросила пегаска.</text:p>
      <text:p text:style-name="P58"><text:span text:style-name="T12">– </text:span>Да так… Не ожидал, что ты такая…</text:p>
      <text:p text:style-name="P58"><text:span text:style-name="T12">– </text:span>Офигенски сильная? <text:span text:style-name="T12">– </text:span>зарделась Дэш. <text:span text:style-name="T12">– Е</text:span>сли честно, по удару задом Эпплджек меня уделает. Но больше никто в Понивилле!</text:p>
      <text:p text:style-name="P58">С лестницы донёсся топот копыт, в конце коридора появились пони-полицейские.</text:p>
      <text:p text:style-name="P58">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8"><text:span text:style-name="T12">– </text:span>Ну вот, теперь действуй! — я положил рубины в кошелёк, повесил его пегаске на шею и вдруг, сам для себя неожиданно, обнял её худенькое тельце. <text:span text:style-name="T12">–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8">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8"><text:soft-page-break/><text:span text:style-name="T12">– </text:span>Ты! Не! По! Нял! Те! Бе! Не! Льзя! Тут! Ос! Та! ВАТЬСЯ!!! <text:span text:style-name="T12">– </text:span>мощный толчок изнутри катапультировал её с люка.</text:p>
      <text:p text:style-name="P58">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8">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8"><text:span text:style-name="T12">– </text:span>Ты чего делаешь??! Пипец, мы же упадём! Ты ж не удержишь!..</text:p>
      <text:p text:style-name="P58">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58">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8">Некоторое время было тихо. Потом хлопнули ставни и чей-то сонный голос недовольно пробормотал:</text:p>
      <text:p text:style-name="P58"><text:span text:style-name="T12">– </text:span>Кто мешает нам спать после тяжкого выступления?</text:p>
      <text:p text:style-name="P58">Я осторожно выглянул из куста.</text:p>
      <text:p text:style-name="P58">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8">Птицы и цикады продолжили пение, прерванное нашим вторжением. </text:p>
      <text:p text:style-name="P58">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8"><text:span text:style-name="T12">– </text:span>Так вот кто тревожит наш сон!</text:p>
      <text:p text:style-name="P58">Дверь дома приоткрылась. Стало видно, что за ней притаилась единорожка, уже спустившаяся с мансарды.</text:p>
      <text:p text:style-name="P58"><text:span text:style-name="T12">– </text:span>Так-так, посмотрим, что тут у нас. Ага. Гм. Это наверняка тот монстр-примат, о котором писали в газетах. Занятно.</text:p>
      <text:p text:style-name="P58">Я крутился в телекинетическом поле перед единорожкой как некий диковинный экспонат шоу уродцев.</text:p>
      <text:p text:style-name="P58"><text:span text:style-name="T12">– </text:span>А это у нас кто? Гмм. Пегаска. Вот так раз! Рэйнбоу Дэш! Какими судьбами?</text:p>
      <text:p text:style-name="P58"><text:span text:style-name="T12">– </text:span>ТРИКСИ! <text:span text:style-name="T12">– <text:s/></text:span>фейсхуфнула Дэш. <text:span text:style-name="T12">– </text:span>Во имя Селестии, ЧТО ты тут делаешь?!!</text:p>
      <text:p text:style-name="P58"><text:span text:style-name="T12">– </text:span>Зарабатываем себе на жизнь представлениями, как ни странно! <text:span text:style-name="T12">– </text:span>язвительно ответила единорожка. <text:span text:style-name="T12">– </text:span>А вот что ВЫ делаете в НАШЕМ саду??!</text:p>
      <text:p text:style-name="P58">Так как дипломатические таланты пегаски оставляли желать лучшего, я решил взять переговоры в свои руки.</text:p>
      <text:p text:style-name="P58"><text:span text:style-name="T12">– </text:span>Эээ. Гм. Я дико извиняюсь, мы не знали, что вы спите днём, а то бы ни за что не стали вас тревожить. Мы пролетали мимо, и я подумал...</text:p>
      <text:p text:style-name="P58"><text:span text:style-name="T12">– </text:span>Нам не интересно знать, что ты подумал. <text:span text:style-name="T12">– </text:span>единорожка зевнула. <text:span text:style-name="T12">– </text:span>Мы намерены сдать вас в полицию.</text:p>
      <text:p text:style-name="P58"><text:soft-page-break/><text:span text:style-name="T12">– </text:span>Трикси! Не смей! У нас мегаважное задание! Нам нужно вернуться Понивилль во что бы то ни стало! <text:span text:style-name="T12">– </text:span>пегаска извивалась изо всех сил, пытаясь выбраться из магического захвата.</text:p>
      <text:p text:style-name="P58"><text:span text:style-name="T12">– </text:span>Три раза ХА! Назови хоть одну причину, по которой нам должно быть не всё равно! <text:span text:style-name="T12">– </text:span>насмешливо сказала Трикси. <text:span text:style-name="T12">– </text:span>Только учти, долго слушать мы не собираемся. Мы ценим наш сон больше ваших заданий.</text:p>
      <text:p text:style-name="P58">Пегаска задумалась. Она обернулась на меня и мрачно спросила:</text:p>
      <text:p text:style-name="P58"><text:span text:style-name="T12">– </text:span>Ей ведь нельзя рассказывать, да?</text:p>
      <text:p text:style-name="P58"><text:span text:style-name="T12">– </text:span>Нельзя. <text:span text:style-name="T12">– </text:span>подтвердил я. <text:span text:style-name="T12">– </text:span>Селестия запретила. Может возникнуть паника и всё такое.</text:p>
      <text:p text:style-name="P58">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8"><text:span text:style-name="T12">– </text:span>Трикси. Если ты нас не выдашь, я готова выступать. В твоих представлениях. Кем угодно. Целый месяц! После сопровождения Макса в Понивилль…</text:p>
      <text:p text:style-name="P58"><text:span text:style-name="T12">– </text:span>ОГО!</text:p>
      <text:p text:style-name="P58">Единорожка аж уселась на крыльцо от удивления.</text:p>
      <text:p text:style-name="P58"><text:span text:style-name="T12">– </text:span>Представлем себе, ЧТО вы скрываете, если ты готова на ТАКОЕ! Признаюсь, вам удалось нас заинтересовать!</text:p>
      <text:p text:style-name="P58">Единорожка в задумчивости стала ходить по веранде туда-сюда, разговаривая сама с собой.</text:p>
      <text:p text:style-name="P58"><text:span text:style-name="T12">–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8">Единорожка встала на задние ноги и захлопала в копыта. После чего она метнулась в дом, потянув нас за собой.</text:p>
      <text:p text:style-name="P58">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8">Единорожка улеглась на диване. Мы с Дэш шмякнулись на ковёр.</text:p>
      <text:p text:style-name="P58"><text:span text:style-name="T12">– </text:span>Мы приняли решение не выдавать вас полиции в обмен на то, что вы расскажете нам о вашей секретной миссии!</text:p>
      <text:p text:style-name="P58"><text:span text:style-name="T12">– </text:span>Не пойдёт! <text:span text:style-name="T12">– </text:span>заявил я. <text:span text:style-name="T12">– </text:span>Я уже сказал, что это тайна. Мне добавить нечего.</text:p>
      <text:p text:style-name="P58"><text:span text:style-name="T12">– </text:span>Да неужели? <text:span text:style-name="T12">– </text:span>захлопала ресницами Трикси. <text:span text:style-name="T12">– </text:span>Ты хорошо подумал?</text:p>
      <text:p text:style-name="P58">Окно <text:s/>комнаты распахнулось. В комнату ворвался вой сирены. Несколько полицейских фургонов промчались мимо.</text:p>
      <text:p text:style-name="P58">Вот чёрт!!!</text:p>
      <text:p text:style-name="P58"/>
      <text:p text:style-name="P58">…</text:p>
      <text:p text:style-name="P46"/>
      <text:p text:style-name="P58"><text:span text:style-name="T12">– </text:span>Так вот, почему в последнее время представления были такими изматывающими! Утечка магии не может не волновать нас! <text:span text:style-name="T12">– </text:span>единорожка задумалась. <text:span text:style-name="T12">– </text:span>Но твой рассказ не объясняет нам, куда исчезла принцесса Селестия!</text:p>
      <text:p text:style-name="P58"><text:span text:style-name="T12">– </text:span>Так вот почему я не могу нести тебя! <text:span text:style-name="T12">– </text:span>вторила ей пегаска. <text:span text:style-name="T12">–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8"><text:span text:style-name="T12">– </text:span>Стой! Что ты там сказала о Селестии?</text:p>
      <text:p text:style-name="P58"><text:soft-page-break/>Трикси молча левитировала мне газеты с трюмо.</text:p>
      <text:p text:style-name="P58">…</text:p>
      <text:p text:style-name="P58">Фак! Фак-фак-фак!!!</text:p>
      <text:p text:style-name="P58">«<text:span text:style-name="T30">Исчезновение дневной главы диархии: Эквестрия в панике!</text:span>» (статья двухдневной давности).</text:p>
      <text:p text:style-name="P58">«<text:span text:style-name="T30">Принцесса Селестия исчезла вчера утром! Придворный церемониймейстер, мисс Кози, обнаружила лишь смятую простыню в постели! Всепони Эквестрии собираются в стихийные митинги!</text:span>» (вчерашняя статья).</text:p>
      <text:p text:style-name="P58">«<text:span text:style-name="T30">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30">Да отстаньте же вы от меня! Он сказал, что ест пони, но я этого НЕ ВИДЕЛА!!!</text:span>»).</text:p>
      <text:p text:style-name="P58">«<text:span text:style-name="T30">Чужестранец-примат,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58">«<text:span text:style-name="T30">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8">Получается, Селестия исчезла уже когда мы садились в поезд. А когда прибыли в Фетлок, мой фейс уже красовался на плакатах <text:span text:style-name="T12">“Wanted...” .</text:span></text:p>
      <text:p text:style-name="P46"><text:span text:style-name="T12">–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46">– <text:span text:style-name="T1">ОНИ ЧТО, ШУТОК НЕ ПОНИМАЮТ?!! </text:span>– <text:span text:style-name="T1">заорал я наконец. </text:span>– <text:span text:style-name="T1">Нашли пониеда, ёбнутые пони!!!</text:span></text:p>
      <text:p text:style-name="P58"><text:span text:style-name="T12">– </text:span>Прикинь, а? <text:span text:style-name="T12">– </text:span>участливо ткнулась в меня носом Дэш. <text:span text:style-name="T12">– </text:span>Над моими приколами тоже одна я смеюсь. У<text:span text:style-name="T12"> </text:span>большинства вместо чувства юмора жир на ляжках.</text:p>
      <text:p text:style-name="P73">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58">Я зажал голову в ладонях и застонал, покачиваясь из стороны в сторону.</text:p>
      <text:p text:style-name="P58"><text:span text:style-name="T12">– </text:span>Макс? Ты в порядке?</text:p>
      <text:p text:style-name="P58">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58">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58">И вот теперь её нет. Зачем куда-то бежать, скрываться, рисковать, если смысл стараний потерян?</text:p>
      <text:p text:style-name="P65"/>
      <text:p text:style-name="P65">«…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8">– Я доведу! Обещаю!..»</text:p>
      <text:p text:style-name="P58"/>
      <text:p text:style-name="P58"><text:soft-page-break/>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8">И у меня есть кое-какие результаты, чёрт побери!</text:p>
      <text:p text:style-name="P58">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58">Дерьмо! Слишком много «если» и «может быть»!</text:p>
      <text:p text:style-name="P58">Трижды дерьмо!!! Я забыл, что для проведения эксперимента, нам нужна помощь Селестии!</text:p>
      <text:p text:style-name="P58"/>
      <text:p text:style-name="P73"><text:span text:style-name="T1">«.</text:span><text:span text:style-name="T3">..А ускоритель </text:span><text:span text:style-name="T14">—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58"/>
      <text:p text:style-name="P58">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58">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58">Что ж, вполне привычное для меня состояние. Последний месяц был просто ярким фантастически-нереальным исключением из правила.</text:p>
      <text:p text:style-name="P31">МУ-ХА-ХА!</text:p>
      <text:p text:style-name="P31">Кажется, я знаю, как показать фак провидению! <text:span text:style-name="T12">Show must go on!</text:span></text:p>
      <text:p text:style-name="P58">Я улыбнулся и помахал пегаске рукой, показывая, что в норме. Дэш облегчённо выдохнула.</text:p>
      <text:p text:style-name="P46">– <text:span text:style-name="T1">Так что, мы свободны? </text:span>– <text:span text:style-name="T1">спросил я, поднимаясь с пола.</text:span></text:p>
      <text:p text:style-name="P46">– <text:span text:style-name="T1">О, да! Великая и могучая Трикси держит слово!</text:span></text:p>
      <text:p text:style-name="P58">Единорожка задумалась и продолжила:</text:p>
      <text:p text:style-name="P46"><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lt;<text:span text:style-name="T26">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43"/>
      <text:h text:style-name="Heading_20_2" text:outline-level="2">14. <text:span text:style-name="T1">Деградация</text:span></text:h>
      <text:p text:style-name="P46">&lt;<text:span text:style-name="T78">David Bowie - Lets Dance/ Ashes To Ashes</text:span></text:p>
      <text:p text:style-name="P46"><text:span text:style-name="T78">Roxette – Queen of rain</text:span>&gt;</text:p>
      <text:p text:style-name="P58">– Ы! Ы! Ы! Ы! Ы!</text:p>
      <text:p text:style-name="P58">Дэш стучала лбом о сосну с такой силой, что на неё падали иголки и шишки.</text:p>
      <text:p text:style-name="P58">Я вышел из фургона и присел рядом.</text:p>
      <text:p text:style-name="P58">– Дэш! В конце-концов, мы можем спать днём, а идти ночью. Тогда я могу тащить фургон. Не стоит тебе так мучаться.</text:p>
      <text:p text:style-name="P58">Пегаска стояла, прижавшись лбом к стволу, и молчала. Я продолжил.</text:p>
      <text:p text:style-name="P58"><text:soft-page-break/>– Или же мы можем нанять земнопони. Я не буду показываться из фургона, а ты строго запретишь ему совать нос внутрь.</text:p>
      <text:p text:style-name="P58">Дэш тяжело вздохнула и закатила глаза.</text:p>
      <text:p text:style-name="P58">–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8">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8">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58">Пегаска пробормотала что-то чуть слышно.</text:p>
      <text:p text:style-name="P58">– Что? – не расслышал я.</text:p>
      <text:p text:style-name="P58">–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58">Я пожал плечами и обнял пегаску.</text:p>
      <text:p text:style-name="P58">– Э, нет, погоди. – Дэш сбросила плащ Трикси, скрывающий её крылья. – Давай!</text:p>
      <text:p text:style-name="P58">Я обнял её повторно. В этот раз пегаска не стояла смирно, а, в свою очередь, обняла меня.</text:p>
      <text:p text:style-name="P58">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58">– Эмм… Ты чего?</text:p>
      <text:p text:style-name="P58">Дэш раскрыла глаза. Я упёрся ладонью ей в грудь и осторожно отодвинул от себя. Пегаска разжала обьятия.</text:p>
      <text:p text:style-name="P58">– Йей! Обнимашки таки клёво снимают стресс! Тебе разве не нравится?</text:p>
      <text:p text:style-name="P58">– Нравится. Но ты слишком увлеклась: я чуть не оказался на земле.</text:p>
      <text:p text:style-name="P58">Дэш смутилась.</text:p>
      <text:p text:style-name="P58">– Упс! Забыла, что у тебя только одна пара ног для упора! Не сердись!</text:p>
      <text:p text:style-name="P58">Я покровительно похлопал пегаску по шее.</text:p>
      <text:p text:style-name="P58">–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58">Пегаска немедленно заорала:</text:p>
      <text:p text:style-name="P58">– Обнимашки-и-и!!! – и повалила меня на траву. Сила, таящаяся в её худеньком теле, обескураживала.</text:p>
      <text:p text:style-name="P58">– Дэш! Ну, не воспринимай же всё так буквально, ё-моё!</text:p>
      <text:p text:style-name="P58">– Гы! Что-то ты не слишком был готов к этому разу!</text:p>
      <text:p text:style-name="P58"><text:soft-page-break/>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2">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8">Наконец она приземлилась, пропахав в дёрне борозды тормозного следа.</text:p>
      <text:p text:style-name="P58">– Ффух! Ещё бы немного, и я бы рехнулась от тоски! Как только Эпплджек эти телеги таскает? Это же офигенно скучно!</text:p>
      <text:p text:style-name="P58">Пегаска накинула на себя плащ, скрыв крылья, и стала впрягаться в фургончик.</text:p>
      <text:p text:style-name="P58">– Макс, залазь в фургон. Там впереди какой-то посёлок. Купим еды и узнаем новости.</text:p>
      <text:p text:style-name="P58"/>
      <text:p text:style-name="P59">***</text:p>
      <text:p text:style-name="P58"/>
      <text:p text:style-name="P58">Три дня спустя…</text:p>
      <text:p text:style-name="P58"/>
      <text:p text:style-name="P58">«<text:span text:style-name="T30">Добро пожаловать в Груммингтон! Вам здесь рады!</text:span></text:p>
      <text:p text:style-name="P58"><text:span text:style-name="T30">Население города </text:span><text:span text:style-name="T79">302 пони</text:span><text:span text:style-name="T30">.</text:span></text:p>
      <text:p text:style-name="P58"><text:span text:style-name="T79">250 пони</text:span><text:span text:style-name="T30">.</text:span></text:p>
      <text:p text:style-name="P58"><text:span text:style-name="T79">125 поней</text:span><text:span text:style-name="T30">.</text:span></text:p>
      <text:p text:style-name="P58"><text:span text:style-name="T30">54 паня.</text:span>»</text:p>
      <text:p text:style-name="P58"/>
      <text:p text:style-name="P58">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8">Я вернулся за столик у окна и продолжил писать письмо.</text:p>
      <text:p text:style-name="P58">«<text:span text:style-name="T23">...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68">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68">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68"><text:soft-page-break/>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8">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8">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68">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51">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45">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44">Крепко обнимаю, чешу холку, хлопаю по шее! Твой Макс. </text:span><text:span text:style-name="T23">Дружба </text:span><text:span text:style-name="T44">—</text:span><text:span text:style-name="T23"> </text:span><text:span text:style-name="T3">э</text:span><text:span text:style-name="T23">то, </text:span><text:span text:style-name="T81">так её </text:span><text:span text:style-name="T3">разэтак</text:span><text:span text:style-name="T81">,</text:span><text:span text:style-name="T23"> магия!</text:span><text:span text:style-name="T66">»</text:span></text:p>
      <text:p text:style-name="P58"/>
      <text:p text:style-name="P58">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58">– Всё в порядке, Дэш?</text:p>
      <text:p text:style-name="P58">Пегаска смотрела на язычки огня, танцующие в окошке печной дверцы и молчала. Наконец она отозвалась.</text:p>
      <text:p text:style-name="P58">– Нет. Не всё в порядке.</text:p>
      <text:p text:style-name="P58">Дэш отвернулась от огня и взглянула на меня.</text:p>
      <text:p text:style-name="P58">–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8">Я сел рядом с пегаской, обнял её и легонько встряхнул.</text:p>
      <text:p text:style-name="P58">–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58">Дэш негромко всхлипнула и тут же закашлялась, пытаясь скрыть секундную слабость.</text:p>
      <text:p text:style-name="P58"><text:soft-page-break/>–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58">Пегаска фейсхуфнула.</text:p>
      <text:p text:style-name="P58">–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58">Я поставил кастрюлю с картошкой на печку.</text:p>
      <text:p text:style-name="P58">– Дэш. Когда ты в последний раз летала?</text:p>
      <text:p text:style-name="P58">– Вчера утром немного. А что?</text:p>
      <text:p text:style-name="P58">– Попробуй взлети сейчас. Просто поднимись к потолку.</text:p>
      <text:p text:style-name="P58">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8">– …Да ладно!</text:p>
      <text:p text:style-name="P58">Пегаска сидела на полу и удивлённо рассматривала свои крылья. Потом для уверенности подёргала зубами за маховые перья.</text:p>
      <text:p text:style-name="P58">– Вроде не сплю — боль чувствуется. Тогда какого сена я падаю?!!</text:p>
      <text:p text:style-name="P58">– Дэш. – мягко сказал я. – Судя по площади крыльев, пегасы держатся в воздухе, в основном, за счёт магии.</text:p>
      <text:p text:style-name="P58">– И?</text:p>
      <text:p text:style-name="P58">–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8">– У-у-у-ы-ы-ы-а-а-а!</text:p>
      <text:p text:style-name="P58">Дэш горько, с подвыванием, разрыдалась.</text:p>
      <text:p text:style-name="P58">– Ы-ы-ы! Я не могу без неба-а-а! Мне нужно лета-а-ать! Я пега-а-ас!</text:p>
      <text:p text:style-name="P58">Крутая и тренированная пегаска сотрясалась от плача, как ребёнок. Её депрессия последних дней вырвалась наружу эмоциональным взрывом.</text:p>
      <text:p text:style-name="P58">– Почему всё так… хнык... паршиво? Что мы сделали не так? Хнык… Я даже не знаю, с кем надо подраться, чтобы всё исправить…</text:p>
      <text:p text:style-name="P58">Я сел рядом. Мне нечем было её утешить, я мог лишь молча обнять её, поглаживая по растрёпанной гриве. Пегаска, вхлипывая, прижалась ко мне.</text:p>
      <text:p text:style-name="P58">– Макс?</text:p>
      <text:p text:style-name="P58">– Да?</text:p>
      <text:p text:style-name="P58">–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8"><text:soft-page-break/>– Дэш, мы дойдём до Понивилля, что бы ни случилось. Обещаю тебе.</text:p>
      <text:p text:style-name="P58">Пегаска утешилась и замерла, глядя в огонь.</text:p>
      <text:p text:style-name="P58">Я мыл тарелки после ужина, когда услышал бормотание Дэш за спиной.</text:p>
      <text:p text:style-name="P58">«И-и-и… о-о-о… эн… а-а-а… И она.. П-э-э-э… о-о-о… Как эта буква называется, забери меня дискорд? Ша? Ша! Эл! А! Мммм… И она пошла... Ы-ы-ы!!!»</text:p>
      <text:p text:style-name="P58">Громкий «бабах» дал понять, что Дэш захлопнула книгу. После короткой паузы взьерошенная пегаска <text:s/>выглянула из-за спины.</text:p>
      <text:p text:style-name="P58">– Макс? Расскажи какую-нибудь сказку на ночь? Что-то спать не хочется.</text:p>
      <text:p text:style-name="P58">Пегаска залезла на диван и похлопала рядом с собой.</text:p>
      <text:p text:style-name="P58">Я поставил тарелку в шкафчик и вытер руки о передник.</text:p>
      <text:p text:style-name="P58">– Дэш, это плохая идея. Давай, я лучше тебе почитаю.</text:p>
      <text:p text:style-name="P58">– Хочу сказку! – пегаска насупилась и отгородилась от меня подушкой. – Ты плохой!</text:p>
      <text:p text:style-name="P58">– Дэш! Я не помню ни черта!</text:p>
      <text:p text:style-name="P58">– Сказку!!! – подушка полетела в меня.</text:p>
      <text:p text:style-name="P58">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8">Дэш повернулась ко мне спиной и стала подозрительно шмыгать носом.</text:p>
      <text:p text:style-name="P58">Я подошёл к дивану и сел рядом, развернув её к себе.</text:p>
      <text:p text:style-name="P58">– Ну ладно. Сама напросилась!</text:p>
      <text:p text:style-name="P58">Я задумался.</text:p>
      <text:p text:style-name="P58">…</text:p>
      <text:p text:style-name="P58">– Вот тебе сказка с моралью. Слушай.</text:p>
      <text:p text:style-name="P58">Я устроился на диване, положив под ноги подушку, на которой тут же примостилась и пегаска.</text:p>
      <text:p text:style-name="P58">– Однажды в кувшин с молоком попали две жабы…</text:p>
      <text:p text:style-name="P58">– Бггг! Уже смешно! – заржала Дэш. – <text:s/>Как могли жабы попасть в кувшин? Он же высокий? Жабы прыгают низко. Может, это было блюдце?</text:p>
      <text:p text:style-name="P58">– Нет! – упёрся я. – Кувшин! Иначе морали не получится! Жабы… эээ… свалились в него с кантерлотской скалы.</text:p>
      <text:p text:style-name="P58">– Ух ты! Круто! А что они там делали?</text:p>
      <text:p text:style-name="P58">– Дэш! Как я могу рассказывать, если ты постоянно меня перебиваешь?</text:p>
      <text:p text:style-name="P58">– Ну пожалуйста! Больше не буду, только объясни, как жабы оказались в Кантерлоте?</text:p>
      <text:p text:style-name="P58">–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8">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8">– Вау! Прикольно!</text:p>
      <text:p text:style-name="P58">–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8"><text:soft-page-break/>– А потом?</text:p>
      <text:p text:style-name="P58">–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8">Пегаска затряслась от смеха. Потом, прервавшись, строго спросила с меня:</text:p>
      <text:p text:style-name="P58">– А какая тут мораль? Ты говорил, в этой сказке будет мораль!</text:p>
      <text:p text:style-name="P58">– Мораль? Э-э-э... Мораль тут такая. – <text:s/>мрачно заявил я. – Не умеешь летать — не суйся к принцессе!</text:p>
      <text:p text:style-name="P58">– Хорошая… ммм… сказка… – пробормотала пегаска сонно. Зевнув во весь рот она потянулась и, прижавшись к моей ноге, заснула.</text:p>
      <text:p text:style-name="P58">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8">Я пожал плечами, устроился поудобнее и укрылся одеялом.</text:p>
      <text:p text:style-name="P58">…</text:p>
      <text:p text:style-name="P58">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8">Скррржжжж… Скррржжж… Скррржжж…</text:p>
      <text:p text:style-name="P58">Снаружи раздался скрежет. В глубокой ночи, посреди абсолютной тишины этот тихий <text:s/>звук таил необъяснимую угрозу.</text:p>
      <text:p text:style-name="P58">Скррржжжж… Скррржжж…</text:p>
      <text:p text:style-name="P58">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8">На земле прямо перед фургоном сидела кобылка-жеребёнок и, зажав в зубах гвоздь, выцарапывала что-то на жестяной крышке коробки из-под конфет.</text:p>
      <text:p text:style-name="P58">– Что ты тут делаешь так поздно? Где твои родители? – вздохнув с облегчением, спросил я.</text:p>
      <text:p text:style-name="P58">Выйдя из фургона, я подошёл к жеребёнку и посветил на жестянку.</text:p>
      <text:p text:style-name="P58">– Чем ты тут занимаешься?</text:p>
      <text:p text:style-name="P58">Жеребёнка молча смотрела на меня, зажав гвоздь в зубах. На жестянке были коряво выцарапаны буквы.</text:p>
      <text:p text:style-name="P58">«<text:span text:style-name="T79">37 пни</text:span></text:p>
      <text:p text:style-name="P76">24пн</text:p>
      <text:p text:style-name="P76">15</text:p>
      <text:p text:style-name="P58"><text:span text:style-name="T30">1</text:span>»</text:p>
      <text:p text:style-name="P58">– Что это за цифры? – спросил я.</text:p>
      <text:p text:style-name="P58">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58">«<text:span text:style-name="T30">Добро пожаловать в Груммингтон! Вам здесь рады!</text:span></text:p>
      <text:p text:style-name="P58"><text:span text:style-name="T30">Население города </text:span><text:span text:style-name="T79">302 пони</text:span><text:span text:style-name="T30">.</text:span></text:p>
      <text:p text:style-name="P58"><text:span text:style-name="T79">250 пони</text:span><text:span text:style-name="T30">.</text:span></text:p>
      <text:p text:style-name="P58"><text:soft-page-break/><text:span text:style-name="T79">125 поней</text:span><text:span text:style-name="T30">.</text:span></text:p>
      <text:p text:style-name="P58"><text:span text:style-name="T30">54 паня.</text:span>»</text:p>
      <text:p text:style-name="P58">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8">– Ты хочешь сказать, этой ночью из населения осталась ты одна? – хрипло спросил я.</text:p>
      <text:p text:style-name="P58">Кобылка кивнула и снова показала на жестянку и вверх.</text:p>
      <text:p text:style-name="P58">– Макс! Оглянись! – тревожно воскликнула Дэш у меня за спиной.</text:p>
      <text:p text:style-name="P58">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8">– Дэш! Быстро!</text:p>
      <text:p text:style-name="P58">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8">УУУУУУРРРРРРГГГГХХХХХХХ!!!<text:span text:style-name="T12">&lt;</text:span><text:span text:style-name="T65">Metallica-Enter Sandman</text:span><text:span text:style-name="T12">&gt;</text:span></text:p>
      <text:p text:style-name="P58">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8">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8">– Макс, запрыгивай!</text:p>
      <text:p text:style-name="P58">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62"/>
      <text:p text:style-name="P62">0</text:p>
      <text:p text:style-name="P58"/>
      <text:p text:style-name="P58">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8"/>
      <text:h text:style-name="Heading_20_2" text:outline-level="2">15. Филлидельфия</text:h>
      <text:p text:style-name="P46">&lt;<text:span text:style-name="T64">Kiss – I Was Made For Lovin’ You</text:span>&gt;</text:p>
      <text:p text:style-name="P58">Филлидельфия была слишком велика, чтобы сгинуть полностью — провал расколол её пополам, проглотив центральную часть. Остатк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8"><text:soft-page-break/>Я поднял кусок газеты, прибитый ветром к ограждению и быстро пробежался по заголовкам.</text:p>
      <text:p text:style-name="P58">«<text:span text:style-name="T30">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30">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8">«</text:span><text:span text:style-name="T31">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8">».</text:span> «<text:span text:style-name="T30">Провинция пустеет: репортаж из обеспоневшего посёлка</text:span>». «<text:span text:style-name="T30">Нехватка пегасов-погодников: указ принцессы Луны разрешает набор в погодные команды пегасов без лётных аттестатов</text:span>». «<text:span text:style-name="T30">Опасный преступник «примат-макс» всё ещё на свободе! Фетлок приходит в себя после разгрома павильона Псинтела. Награда за поимку возросла до двадцати тысяч!!!</text:span>». «<text:span text:style-name="T30">Казус в Мэйнхэттене: неизвестные разбросали по центру города листовки, доказывающие похищение Селестии Найтмэр Мун</text:span>».</text:p>
      <text:p text:style-name="P58">На ближайшем же столбе висело объявление, в котором за мою голову уже предлагалось двадцать пять тысяч.</text:p>
      <text:p text:style-name="P58">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58">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8">–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8">Пегаска взмахнула крыльями для эффекта. Неожиданно для неё и меня, взмах крыльев подбросил её вверх на хороший метр.</text:p>
      <text:p text:style-name="P58">– Какого се… – пегаска приземлилась на круп, изумлённо глядя на свои крылья. – ...на!</text:p>
      <text:p text:style-name="P58">Подумав немного, Дэш выбралась из упряжи и что есть мочи замахала крыльями.</text:p>
      <text:p text:style-name="P58">–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58">–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8">Я перевязывал пегаске голову, когда мне в голову пришла идея. Я указал на валяющийся рядом с нами самокат.</text:p>
      <text:p text:style-name="P58">– Дэш, ты ведь сможешь буксировать его на лету?</text:p>
      <text:p text:style-name="P58">– Этот? Конечно могу! Плёвое дело!</text:p>
      <text:p text:style-name="P58">– А со мной?</text:p>
      <text:p text:style-name="P58">– Хмм. Понимаю, к чему ты клонишь.</text:p>
      <text:p text:style-name="P58">Пегаска критически оглядела меня.</text:p>
      <text:p text:style-name="P58">–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8">…</text:p>
      <text:p text:style-name="P58">Когда дорожное покрытие слилось в сплошную серую полосу, а руль самоката начал у меня в руках вибрировать от скорости, я заорал:</text:p>
      <text:p text:style-name="P58"><text:soft-page-break/>– Дэ-э-э-ш!!! Сто-о-ой!!! Хватит! Испытание пройдено! Не увлекайся!!!</text:p>
      <text:p text:style-name="P58">Пегаска приземлилась и, выплюнув поводья изо рта, встала в гордую позу.</text:p>
      <text:p text:style-name="P58">– Я ещё и не начинала, между прочим! Так, только чуть-чуть размялась!</text:p>
      <text:p text:style-name="P58">Я положил самокат и на трясущихся ногах приближался к ней. Сердце ходило ходуном где-то в районе пяток.</text:p>
      <text:p text:style-name="P58">– Дэш, ты это нарочно? Про «клячу» и всё такое?</text:p>
      <text:p text:style-name="P58">– А что такое? – невинно спросила пегаска, полуобернувшись ко мне задом.</text:p>
      <text:p text:style-name="P58">– А ничего. – нарочито спокойно сказал я, демонстративно закатывая рукава.</text:p>
      <text:p text:style-name="P58">–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58">– <text:s/>А того, что я тебя сейчас!..</text:p>
      <text:p text:style-name="P58">ХЛОП!</text:p>
      <text:p text:style-name="P58">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58">– Бггг! – <text:s/>заржала пегаска. – Макс, не будь нытиком! Прикольная же шутка!</text:p>
      <text:p text:style-name="P58">–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8">–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8"><text:s/>Я потрепал пегаску между ушей.</text:p>
      <text:p text:style-name="P58">– Насчёт шуток я уже заметил. Не парься, я не сержусь. Вдобавок, не такой уж я и хрупкий, просто люблю перестраховаться.</text:p>
      <text:p text:style-name="P58">– Да? Это клёво. – успокоилась Дэш. – А можно попросить тебя об одной вещи?</text:p>
      <text:p text:style-name="P58">– Да?</text:p>
      <text:p text:style-name="P58">– Помнишь, я разревелась в Груммингтоне?</text:p>
      <text:p text:style-name="P58">– Ну да, было дело.</text:p>
      <text:p text:style-name="P58">– Забудь про это!</text:p>
      <text:p text:style-name="P58">– Почему? – озадачился я. – Ты тогда была такой милой тогда.</text:p>
      <text:p text:style-name="P58">Дэш насупилась и принялась ковырять копытом асфальт.</text:p>
      <text:p text:style-name="P58">–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8">Я пожал плечами.</text:p>
      <text:p text:style-name="P58">–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8">– Но ты не плачешь.</text:p>
      <text:p text:style-name="P58">Я задумался.</text:p>
      <text:p text:style-name="P58"><text:soft-page-break/>–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8">– Ни фига себе! Куда ж может быть хуже? – воскликнула Дэш. – У вас что, все поголовно встают в восемь утра и едят сено на завтрак, обед и ужин?</text:p>
      <text:p text:style-name="P58">Я засмеялся.</text:p>
      <text:p text:style-name="P58">– Кто-то встаёт и раньше. Но не в этом проблема. У нас... Как бы это сказать... очень холодно.</text:p>
      <text:p text:style-name="P58">–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58">– Нет, я не то имел ввиду. Холодно не в физическом смысле. В душевном.</text:p>
      <text:p text:style-name="P58">Пегаска всмотрелась мне в лицо, как будто впервые видя его.</text:p>
      <text:p text:style-name="P58">– Ты имеешь ввиду, что тебе утром некому сказать: «Привет, хорошего дня»?</text:p>
      <text:p text:style-name="P58">– Да, примерно это я имел ввиду.</text:p>
      <text:p text:style-name="P58">– Сочувствую. Без друзей не прикольно. Всем нужны друзья. Даже Дискорду, дискорд его забери!</text:p>
      <text:p text:style-name="P58">Пегаска вдруг стала на задние ноги, положив передние мне на плечи.</text:p>
      <text:p text:style-name="P58">– Макс! В Эквестрии у тебя всегда будут друзья, что бы ни случилось!</text:p>
      <text:p text:style-name="P58">Я растроганно обнял пегаску и погладил её по шее.</text:p>
      <text:p text:style-name="P58">– Спасибо, Дэш. Это просто здорово!</text:p>
      <text:p text:style-name="P58">…</text:p>
      <text:p text:style-name="P58">Оставляя на прилавке очередной пустующей филлидельфийской лавки монетку, я озабоченно заметил:</text:p>
      <text:p text:style-name="P58">–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8">– Ты чего? – не поняла шутки пегаска. – А как же твоё участие в эксперименте?</text:p>
      <text:p text:style-name="P58">– Ты меня всё равно как-нибудь вытащишь. – отмахнулся я. – Лучше помоги искать палатку.</text:p>
      <text:p text:style-name="P58">–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8">Я пропустил замечание пегаски мимо ушей и продолжил паковать рюкзак.</text:p>
      <text:p text:style-name="P58"/>
      <text:p text:style-name="P60">&lt;<text:span text:style-name="T25">Добавить подбор снаряги. Всю снарягу потом выкинет Дэш</text:span>&gt;</text:p>
      <text:p text:style-name="P60"/>
      <text:p text:style-name="P58">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8">– Надеюсь, с ним ничего не случится. – озабоченно сказал я. – Иначе придётся объясняться с Трикси.</text:p>
      <text:p text:style-name="P58">– Ерунда! В крайнем случае, купишь ей новый. – отмахнулась пегаска. – Ты не представляешь, как я рада, что избавилась от него!</text:p>
      <text:p text:style-name="P58">Пегаска взлетела и осторожно потянула упряжь. Потом приземлилась и недовольно глянула на меня.</text:p>
      <text:p text:style-name="P58">– Скидывай! – скомандовала пегаска, указав на рюкзак.</text:p>
      <text:p text:style-name="P58">– В чём дело?</text:p>
      <text:p text:style-name="P58">Пегаска молча потянула зубами за шлейку рюкзака, сдёргивая его с меня.</text:p>
      <text:p text:style-name="P58">– Дэш, ты чего?</text:p>
      <text:p text:style-name="P58"><text:soft-page-break/>Пегаска раскрыла рюкзак и стала копаться в нём.</text:p>
      <text:p text:style-name="P58">– Я могу нести тебя, когда ты весишь семьдесят килограмм. – больший из двух котелков отправился в провал.</text:p>
      <text:p text:style-name="P58">– Я могу тянуть тебя, когда ты весишь восемьдесят килограмм. – две трети наших запасов картошки и ухнули следом.</text:p>
      <text:p text:style-name="P58">– Я могу тащить тебя, даже когда ты весишь девяносто! – насос и запасное колесо к самокату улетели туда же.</text:p>
      <text:p text:style-name="P58">– Но мы не договаривались, что ты будешь весить под сто десять только потому, что дорвался до бесплатных магазинов! Лягать, это уже слишком!</text:p>
      <text:p text:style-name="P58">– Погоди, Дэш, консервы-то не выкидывай! Ты ж сама говорила, что только-только размялась и всё такое. <text:span text:style-name="T80">И магазин</text:span>ы вовсе<text:span text:style-name="T80"> не </text:span>бесплатные<text:span text:style-name="T80"> <text:s/></text:span>— я оставлял там деньги — последние, кстати. Дай, я сам отберу припасы...</text:p>
      <text:p text:style-name="P58">…</text:p>
      <text:p text:style-name="P58">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58">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8">– Я уже вижу Кантерлот. Ещё день пути — и сворачиваем к Понивиллю.</text:p>
      <text:p text:style-name="P58">– А ты выдержишь?</text:p>
      <text:p text:style-name="P58">Пегаска фыркнула.</text:p>
      <text:p text:style-name="P58">– Я-то выдержу. Самокат — нет.</text:p>
      <text:p text:style-name="P58">–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8">– Я уже думала над этим. Там часто встречаются пони. Тебя узнают.</text:p>
      <text:p text:style-name="P58">–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58">– «Трасса 52» – прочла Дэш на табличке. – Что-то я не помню тут никаких трасс. Наверное, недавно построили.</text:p>
      <text:p text:style-name="P58">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8">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58">– Дэ-э-эш! Тормози-и-и!!!</text:p>
      <text:p text:style-name="P58"><text:soft-page-break/>– Чего-о-о?! Не слышу!!!</text:p>
      <text:p text:style-name="P58">КРАК!!!</text:p>
      <text:p text:style-name="P58">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8"/>
      <text:p text:style-name="P58">…</text:p>
      <text:p text:style-name="P58"/>
      <text:p text:style-name="P68">Сияние. <text:span text:style-name="T80">Оно п</text:span>овсюду. <text:span text:style-name="T80">Нет верха и низа, нет направлений и расстояний. Нет м</text:span>ыслей. Нет чувств. Нет времени. Есть только бесконечное сияние.</text:p>
      <text:p text:style-name="P68"><text:s/>В какой-то момент пришло осознание.</text:p>
      <text:p text:style-name="P68">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8">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8">– Док, позавчерашний приходит в сознание!</text:p>
      <text:p text:style-name="P68">– Следи за давлением.</text:p>
      <text:p text:style-name="P68">В поле зрения появляется предмет. Сквозь ресницы видны только его расплывчатые очертания. Предмет движется, проводя какие-то манипуляции.</text:p>
      <text:p text:style-name="P68">Я открываю глаза и вижу фигуру в голубом.</text:p>
      <text:p text:style-name="P68">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8">– Больной, как вы себя чувствуете? Вы можете назвать своё имя?</text:p>
      <text:p text:style-name="P68">Я закрываю глаза и пытаюсь вспомнить.</text:p>
      <text:p text:style-name="P68">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8">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8">Я вспомнил почти всё. Моё имя? Осталось вспомнить имя. Меня зовут...</text:p>
      <text:p text:style-name="P68">– Ма-а-акс! Ма-а-акс! Ма-а-акс!</text:p>
      <text:p text:style-name="P68">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68"><text:soft-page-break/>Я открываю глаза и вижу фигуру в голубом.</text:p>
      <text:p text:style-name="P68"/>
      <text:p text:style-name="P58">…</text:p>
      <text:p text:style-name="P58"/>
      <text:p text:style-name="P58">Сознание с трудом возвращалось в гудевшую <text:span text:style-name="T80">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8">– Ма-а-акс! Ма-а-акс! Встава-а-ай!</text:p>
      <text:p text:style-name="P58">– И как я, интересно, могу встать, если ты стоишь прямо надо мной? – с трудом отвечаю я.</text:p>
      <text:p text:style-name="P58">– Хорош умничать! – буркнула пегаска сквозь слёзы. – Макс?!!</text:p>
      <text:p text:style-name="P58">Я был полузадушен силой объятий пегаски.</text:p>
      <text:p text:style-name="P58">– Что-то я слишком часто реву с тех пор, как мы познакомились. – пробормотала Дэш, прижавшись ко мне. – Это не круто.</text:p>
      <text:p text:style-name="P58">– Ещё как круто! – утешил пегаску я. – Ты мне всю рубашку промочила. Прямо как водомётная машина.</text:p>
      <text:p text:style-name="P58">– <text:span text:style-name="T80">А т</text:span>ы вставать не хотел! Я очень-очень испугалась. <text:span text:style-name="T80">Всё-таки, д</text:span>урацкая это была затея с самокатом! Если бы можно было вернуться к фургону!</text:p>
      <text:p text:style-name="P58">–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8">Дэш почесала в затылке.</text:p>
      <text:p text:style-name="P58">–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8">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8">Вроде, не издевается.</text:p>
      <text:p text:style-name="P58">– Дэш!</text:p>
      <text:p text:style-name="P58">– Ась?</text:p>
      <text:p text:style-name="P58">Пегаска с невинным видом уставилась на меня, практически упёршись своим носом в мой.</text:p>
      <text:p text:style-name="P58">– Я бегаю ещё хуже, чем ты таскаешь фургоны. То есть, чуть лучше, чем никак.</text:p>
      <text:p text:style-name="P58">Пегаска критически осмотрела меня и помотала головой.</text:p>
      <text:p text:style-name="P58">– Фиговые у тебя шутки. Не смешные.</text:p>
      <text:p text:style-name="P58">– Дэш, я не шучу.</text:p>
      <text:p text:style-name="P58">– Не верю. – пегаска провела крылом по моей ноге от пояса до пятки. – У тебя очень длинные ноги. Почти как у аликорнов. Ты не можешь плохо бегать.</text:p>
      <text:p text:style-name="P58">– И всё же это так. Я могу пробежать пару сотен метров, и на этом выдохнусь. Что неудивительно, учитывая тот образ жизни, что я вёл в прошлом мире.</text:p>
      <text:p text:style-name="P58"><text:span text:style-name="T12">–</text:span> А какой у тебя там был образ жизни?</text:p>
      <text:p text:style-name="P58"><text:span text:style-name="T12">–</text:span> Сидячий. Каждый день по восемь-десять часов в день на стуле, перед компьютером. Иногда и по двенадцать.</text:p>
      <text:p text:style-name="P58"><text:soft-page-break/>У Дэш отвалилась челюсть.</text:p>
      <text:p text:style-name="P58"><text:span text:style-name="T12">–</text:span> Дискордовы яйца! Ты сидел в тюрьме? За что тебя посадили?</text:p>
      <text:p text:style-name="P58"><text:span text:style-name="T12">–</text:span> Я не сидел в тюрьме! У меня работа сидячая. Была. Программисты так работают, понимаешь? Сидя. У нас это в порядке вещей.</text:p>
      <text:p text:style-name="P58">Пегаска неверяще смотрела на меня. Потом её удивление сменилось сочувствием. Она схватилась за голову.</text:p>
      <text:p text:style-name="P58"><text:span text:style-name="T12">–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56">о такие… гм… заклинания. Ты </text:span><text:span text:style-name="T46">пишешь</text:span><text:span text:style-name="T56"> программу, запускаешь её, а потом она делает что-то для тебя.</text:span></text:p>
      <text:p text:style-name="P40"><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40"><text:span text:style-name="T1">–</text:span> Вряд ли меня так можно называть. Очень далёкие параллели. <text:span text:style-name="T1">И у</text:span> нас совсем нет магии.</text:p>
      <text:p text:style-name="P58"><text:span text:style-name="T58">–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60">– Не парься. Просто исходи из того, что до Понивилля мы доберёмся шагом. И ещё вот что…</text:p>
      <text:p text:style-name="P60">– Да?</text:p>
      <text:p text:style-name="P60">– Слезь с меня наконец!</text:p>
      <text:p text:style-name="P60"/>
      <text:p text:style-name="P59">***</text:p>
      <text:p text:style-name="P58"/>
      <text:p text:style-name="P58">Два дня спустя…</text:p>
      <text:p text:style-name="P58"/>
      <text:p text:style-name="P58">Мы стояли на берегу Седлового озера. Дэш озадаченно осматривалась.</text:p>
      <text:p text:style-name="P60">–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60">– Ты хочешь сказать, нам надо <text:span text:style-name="T12">сделать крюк</text:span> в сто миль?! Да это ж ещё неделю ходьбы! У нас картошки осталось на день, твоими стараниями<text:span text:style-name="T12">!</text:span></text:p>
      <text:p text:style-name="P60">Пегаска <text:span text:style-name="T12">сконфужено</text:span> заметила:</text:p>
      <text:p text:style-name="P60">– Я в этих краях впервые. И обычно я путешествую по воздуху или поездом.</text:p>
      <text:p text:style-name="P60">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60">–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60">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80">матюков мне</text:span> удалось замазать самые большие щели. За тестовый<text:span text:style-name="T80"> </text:span>получасовый заплыв<text:span text:style-name="T80"> </text:span>в лодку набралось всего две банки воды.</text:p>
      <text:p text:style-name="P60">– Ну что, отправляемся? – Дэш свеслилась с носа, глядя в зеленоватую воду. – Как лодку назовёшь, кэп?</text:p>
      <text:p text:style-name="P60"><text:soft-page-break/>– «Две банки». – буркнул я.</text:p>
      <text:p text:style-name="P47"/>
      <text:p text:style-name="P47">…</text:p>
      <text:p text:style-name="P47">&lt;<text:bookmark text:name="eow-title"/><text:span text:style-name="T70">Haddaway - What is love </text:span>&gt;</text:p>
      <text:p text:style-name="P60">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60">И всё же это был славный заплыв! Медитативный плеск волн, ласково греющее спину солнце, крик чаек настроили меня на философский лад. </text:p>
      <text:p text:style-name="P60">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60">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60">– Макс. – прервала ход моих мыслей пегаска. – Наш путь заканчивается. В Понивилле мы расстанемся. Ты ничего не хочешь сказать?</text:p>
      <text:p text:style-name="P60">– Что именно? – вопрос застал меня врасплох. Я прекратил грести и обернулся.</text:p>
      <text:p text:style-name="P60">– Ну… – пегаска смутилась. – Что у тебя на душе? Какие чувства? Ты правда совсем-совсем ничего не хочешь мне сказать?</text:p>
      <text:p text:style-name="P60">– Да вроде нет. Ни о чём не думал вообще.</text:p>
      <text:p text:style-name="P60">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60">– Значит, тебе нечего мне сказать? Тогда я скажу! Ты врёшь, что ни о чём не думал! Ты опять думал о ней!</text:p>
      <text:p text:style-name="P60">– О ком?</text:p>
      <text:p text:style-name="P60">–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60">Та-а-ак! Вот в чём дело, лягать меня в пузо! Пегаска ревнует! Какого хера? <text:span text:style-name="T80">Я не давал ей повода!</text:span></text:p>
      <text:p text:style-name="P60">– Это не твоё дело! – рявкнул я.</text:p>
      <text:p text:style-name="P60">– Ах, не моё?! Не моё после побега из центра Псинтела?! Не моё после обнимашек в фургоне?! Не моё после трассы 52?!! Ты… Ты…</text:p>
      <text:p text:style-name="P60">–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60">– Да пожалуйста! – пегаска топнула ногой. – Нет там для вас ничего полезного! Но раз уж ты это вспомнил — на здоровье! Я видела во сне человека! И о<text:span text:style-name="T80">н жил с пони! И они </text:span>офигенски <text:span text:style-name="T80">любили друг друга! И у них </text:span>был<text:span text:style-name="T80"> </text:span>офигенский <text:span text:style-name="T80">секс! </text:span>И это было круто!<text:span text:style-name="T80"> </text:span>А ты… Ты <text:span text:style-name="T12">— н</text:span>е такой! Ты не любишь пони!!!</text:p>
      <text:p text:style-name="P60">С каждой фразой пегаска всё сильнее топала ногой. Последнюю фразу она завершила сокрушительным фумикоми.</text:p>
      <text:p text:style-name="P60">КРАК!</text:p>
      <text:p text:style-name="P60"><text:soft-page-break/>– Ой! – пегаска поспешно отдёрнула ногу. Но было поздно.</text:p>
      <text:p text:style-name="P60">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60">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60">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60">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60">– Оставь меня в покое! Мне не нужна твоя помощь!!!</text:p>
      <text:p text:style-name="P60">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2">—</text:span> скажем, метров <text:span text:style-name="T1">сорок.</text:span> <text:span text:style-name="T1">Н</text:span>о в такой воде <text:span text:style-name="T41">—</text:span> только <text:span text:style-name="T1">двадцать пять</text:span>. Одежда, правда, <text:span text:style-name="T1">здорово </text:span>мешает.</text:p>
      <text:p text:style-name="P3">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60">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60">Приволочив меня на берег, Дэш разжала зубы. Я успел перевернуться на спину, когда она со стоном повалилась на меня, раскинув крылья.</text:p>
      <text:p text:style-name="P60"><text:span text:style-name="T12">–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60"><text:span text:style-name="T12">– </text:span>Выф-выф-вуф! <text:span text:style-name="T12">– </text:span>возразил я.</text:p>
      <text:p text:style-name="P60">Отпихнув от лица живот пегаски и выплюнув шерсть, я продолжил.</text:p>
      <text:p text:style-name="P60"><text:span text:style-name="T12">–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60"><text:span text:style-name="T12">– </text:span>Бе-бе-бе! <text:span text:style-name="T12">– </text:span>устало передразнила меня Дэш. <text:span text:style-name="T12">– </text:span><text:span text:style-name="T25">Макс! Я </text:span><text:span text:style-name="T28">— </text:span><text:span text:style-name="T25">плохая пони, потому что хотела получить то, что мне не принадлежит.</text:span> Но какой же ты всё-таки глупый! Пойми, смертные <text:span text:style-name="T12">— </text:span>игрушки в копытах вечных. Любимые, но всего лишь игрушки. Они заботятся о нас, они <text:span text:style-name="T12">— </text:span>наши обожаемые принцессы, и мы боимся их потерять, но мы для них <text:span text:style-name="T12">—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60">Я молчал, осмысливая услышанное. Злость ушла. Пришла печаль.</text:p>
      <text:p text:style-name="P60"><text:span text:style-name="T12">– </text:span>Дэш, я знаю. Просто не могу о ней забыть.</text:p>
      <text:p text:style-name="P60">Пегаска тяжело поднялась.</text:p>
      <text:p text:style-name="P60"><text:span text:style-name="T12">– </text:span>Везёт же некоторым. <text:span text:style-name="T12">– </text:span>пробормотала она, раскрывая крылья для просушки.</text:p>
      <text:p text:style-name="P60">…</text:p>
      <text:p text:style-name="P60"><text:span text:style-name="T12">– А </text:span>ты круто ныряешь<text:span text:style-name="T12">! – </text:span>уважительно заметила пегаска после нескольких минут молчания. <text:span text:style-name="T12">– </text:span>Ни одна пони без магии столько под водой не продержится. Я здорово перепугалась, когда ты так долго не появлялся на поверхности.</text:p>
      <text:p text:style-name="P60"><text:soft-page-break/>Я сидел на песке, прижимаясь спиной к спине пегаски. Её распахнутые крылья защищали меня от ветра.</text:p>
      <text:p text:style-name="P60"><text:span text:style-name="T12">– </text:span>Это остатки былой славы. Мой институтский рекорд <text:span text:style-name="T12">—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51">– </text:span><text:span text:style-name="T41">Макс, ты весь дрожишь! Тебе надо просушить шерсть. </text:span>Снимай-ка одежду! <text:span text:style-name="T12">–</text:span> <text:span text:style-name="T1">с</text:span>командовала Дэш.</text:p>
      <text:p text:style-name="P1"><text:span text:style-name="T12">–</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2">–</text:span> Куда это ты спрятался? <text:span text:style-name="T12">–</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2">–</text:span> Ты чего? <text:span text:style-name="T12">–</text:span> <text:span text:style-name="T1">в</text:span> конце-концов озадаченно спросила она. <text:span text:style-name="T12">–</text:span> Что-то не так?</text:p>
      <text:p text:style-name="P1"><text:span text:style-name="T12">–</text:span> Не так, <text:span text:style-name="T12">–</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2">–</text:span> А с кем не так? Со мной? С тобой? Или вообще? <text:span text:style-name="T12">–</text:span> <text:span text:style-name="T1">д</text:span>опытывалась пегаска.</text:p>
      <text:p text:style-name="P1"><text:span text:style-name="T12">–</text:span> Наверное, со мной. <text:span text:style-name="T12">–</text:span> <text:span text:style-name="T1">я</text:span> завязал рукава куртки за спиной и вышел из-за куста. <text:span text:style-name="T12">–</text:span> Видишь ли, у нас, у людей, не принято находиться без одежды в обществе других… людей.</text:p>
      <text:p text:style-name="P1"><text:span text:style-name="T12">–</text:span> Ну и?</text:p>
      <text:p text:style-name="P1"><text:span text:style-name="T12">–</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2">–</text:span> А какой смысл в этом правиле? Какую цель оно преследует?</text:p>
      <text:p text:style-name="P1"><text:span text:style-name="T12">–</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2">–</text:span> Я знаю, что такое социальное табу, <text:span text:style-name="T12">–</text:span> важно кивнула Дэш. <text:span text:style-name="T12">–</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12">–</text:span> Вот видишь, ты меня правильно поняла. Описанные тобой табу у нас, кстати, тоже есть.</text:p>
      <text:p text:style-name="P1"><text:span text:style-name="T12">–</text:span> Но, с другой стороны, <text:span text:style-name="T12">–</text:span> продолжала пегаска, подходя ко мне поближе, <text:span text:style-name="T12">–</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2">–</text:span> Дэш подошла вплотную, <text:span text:style-name="T12">–</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2">–</text:span> Дэш!.. Блин! <text:span text:style-name="T12">–</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2">– </text:span>Ты так смешно выглядишь, когда пытаешься спрятаться. <text:span text:style-name="T12">–</text:span> <text:span text:style-name="T1">п</text:span>егаска, немного наклонив голову, наблюдала за моими попытками скрестить ноги и обнять колени руками. <text:span text:style-name="T12">–</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oft-page-break/><text:span text:style-name="T12">–</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12">–</text:span> А-ХА-ХА-ХА-ХА!!! <text:span text:style-name="T12">–</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2">–</text:span> У тебя оригинальный способ исповедаться, Дэш. <text:span text:style-name="T12">–</text:span> наконец закашлялся я. <text:span text:style-name="T12">–</text:span> <text:span text:style-name="T1">Устроить кораблекрушение, з</text:span>атащить в укромное местечко, <text:span text:style-name="T1">а </text:span>под конец сорвать штаны и… <text:span text:style-name="T12">–</text:span> тут Дэш сама прыснула от смеха.</text:p>
      <text:p text:style-name="P1">Вдоволь отсмеявшись, Дэш ткнула меня носом в грудь и спросила:</text:p>
      <text:p text:style-name="P1"><text:span text:style-name="T12">–</text:span> И?</text:p>
      <text:p text:style-name="P1"><text:span text:style-name="T12">–</text:span> Что “и”?</text:p>
      <text:p text:style-name="P1"><text:span text:style-name="T12">–</text:span> Ты сказал: “ А под конец сорвать штаны и…” <text:span text:style-name="T12">–</text:span> вот я и хочу знать, что “и”?</text:p>
      <text:p text:style-name="P1">Я смутился.</text:p>
      <text:p text:style-name="P1"><text:span text:style-name="T12">–</text:span> Да ничего… Не бери в голову.</text:p>
      <text:p text:style-name="P1"><text:span text:style-name="T12">–</text:span> А я хочу брать! Какой ты всё-таки… <text:span text:style-name="T12">–</text:span> Дэш встала, потянувшись сначала передней половиной <text:span text:style-name="T1">тела</text:span>, <text:span text:style-name="T1">а </text:span>потом задней.</text:p>
      <text:p text:style-name="P1"><text:span text:style-name="T12">–</text:span> Какой?</text:p>
      <text:p text:style-name="P1"><text:span text:style-name="T12">–</text:span> Скучный <text:span text:style-name="T1">—</text:span> вот какой! <text:span text:style-name="T12">–</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2">–</text:span> <text:span text:style-name="T1">Короче, Макс. Хочешь, верь, не хочешь — не верь. Нельзя сохнуть по аликорну! &lt;</text:span><text:span text:style-name="T26">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влюблённости</text:span><text:span text:style-name="T26">. Я не могу навязать тебе своих чувств... Но если бы ты хотя бы согласился на физический контакт. Может быть, этого хватило бы.</text:span></text:p>
      <text:p text:style-name="P3">Я непонимающе смотрел на пегаску.</text:p>
      <text:p text:style-name="P1"><text:span text:style-name="T12">–</text:span> <text:span text:style-name="T1">Р</text:span>ешай. <text:span text:style-name="T12">–</text:span> <text:span text:style-name="T1">е</text:span>ё нос почти касался моего. <text:span text:style-name="T12">–</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2">–</text:span> Дэш, ты..?</text:p>
      <text:p text:style-name="P1"><text:span text:style-name="T12">–</text:span> Да, Дискорд тебя забери! Я предлагаю тебе ЗА-НЯТЬ-СЯ СЕК-СОМ со мной! <text:span text:style-name="T12">–</text:span> зло отчеканила пегаска. <text:span text:style-name="T12">–</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2">– </text:span><text:span text:style-name="T1">Я не умею. Неумеха. </text:span><text:span text:style-name="T12">– </text:span><text:span text:style-name="T1">пробормотала тихо.</text:span></text:p>
      <text:p text:style-name="P41">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ли подчеркивала, что между нами только дружба. А пегаска не требовала от меня ничего. И она мне нравилась, хоть я и не рассматривал её в качестве партнёра. И, блин, у меня уже месяц секса не было!</text:span></text:p>
      <text:p text:style-name="P1"><text:soft-page-break/><text:span text:style-name="T12">–</text:span> Дэш!</text:p>
      <text:p text:style-name="P1"><text:span text:style-name="T12">–</text:span> Да? <text:span text:style-name="T12">–</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47">– <text:span text:style-name="T1">Дэш… Ты же понимаешь, что я не люблю тебя?</text:span></text:p>
      <text:p text:style-name="P47">–<text:span text:style-name="T1"> Я этого от тебя и не требую, глупыш!</text:span></text:p>
      <text:p text:style-name="P1"><text:span text:style-name="T12">–</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2">–</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2">–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2">– </text:span>Хорошо, пусть это будет моей фантазией. А ты правда принимаешь меня?</text:p>
      <text:p text:style-name="P3"><text:span text:style-name="T12">– </text:span>Правда. Но…</text:p>
      <text:p text:style-name="P1"><text:span text:style-name="T12">–</text:span> Что?</text:p>
      <text:p text:style-name="P1"><text:span text:style-name="T12">–</text:span> Ты лежишь на мне.</text:p>
      <text:p text:style-name="P1"><text:span text:style-name="T12">–</text:span> Ну да, лежу, <text:span text:style-name="T12">–</text:span> Дэш ехидно улыбнулась и заёрзала животом. <text:span text:style-name="T12">–</text:span> А что?</text:p>
      <text:p text:style-name="P1"><text:span text:style-name="T12">–</text:span> А то, что в таком положении я до тебя не достану! У тебя слишком высоко расположена… ммм… анатомия.</text:p>
      <text:p text:style-name="P1"><text:span text:style-name="T12">–</text:span> Потерпи чуть-чуть, <text:span text:style-name="T12">–</text:span> пегаска хихикнула и снова заёрзала животом, прижав его ко мне. <text:span text:style-name="T12">–</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2">–</text:span> Дэш, <text:span text:style-name="T12">–</text:span> прошептал я, <text:span text:style-name="T12">–</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6">&lt;<text:span text:style-name="T64">Seal – Amazing (Thin White Duke remix)</text:span>&gt;</text:p>
      <text:p text:style-name="P1"><text:span text:style-name="T12">–</text:span> Я чувствую тебя, <text:span text:style-name="T12">–</text:span> промурлыкала Дэш. <text:span text:style-name="T12">–</text:span> Видишь, это совсем не страшно, что я кобыла не твоего вида.</text:p>
      <text:p text:style-name="P1">Я начал почёсывать её шею у основания гривы.</text:p>
      <text:p text:style-name="P1"><text:span text:style-name="T12">–</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2">–</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oft-page-break/><text:span text:style-name="T12">–</text:span> <text:span text:style-name="T1">Да-а-а</text:span>. <text:span text:style-name="T12">–</text:span> <text:span text:style-name="T1">т</text:span>яжело дышала пегаска. <text:span text:style-name="T12">–</text:span> Фактическая поверхность крыльев с помощью магии увеличивается в несколько раз. И... м-м-м… силы отталкивания хватает на то, чтобы… уффф... <text:span text:style-name="T12">–</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2">–</text:span> Чтобы поднять в воздух вес своего тела и ещё примерно такой же… <text:span text:style-name="T12">–</text:span> прошептала пегаска и закрыла глаза, уткнувшись носом мне в <text:span text:style-name="T1">плечо</text:span>. Дыхание у неё стало прерывистым.</text:p>
      <text:p text:style-name="P1"><text:span text:style-name="T12">–</text:span> А как вы удерживаетесь на облаках? Ведь вы при этом не машете крыльями? <text:span text:style-name="T12">–</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2">–</text:span> Макс, не издевайся, <text:span text:style-name="T12">–</text:span> пегаска нервно хихикнула и вдруг стала нежно, кончиками губ, жевать мочку моего уха. <text:span text:style-name="T12">–</text:span> Я не-мо-гу думать в та-ком… ммм… состоянии.</text:p>
      <text:p text:style-name="P1"><text:span text:style-name="T12">–</text:span> Дэш, <text:span text:style-name="T12">–</text:span> рассмеялся я, <text:span text:style-name="T12">–</text:span> отпусти ухо!</text:p>
      <text:p text:style-name="P1"><text:span text:style-name="T12">–</text:span> Отпускаю, <text:span text:style-name="T12">–</text:span> шепнула пегаска мне в ухо. <text:span text:style-name="T12">–</text:span> А ты вытаскивай из меня палец и займись делом.</text:p>
      <text:p text:style-name="P1">С этими словами пегаска встала.</text:p>
      <text:p text:style-name="P60"/>
      <text:h text:style-name="Heading_20_2" text:outline-level="2">16. <text:span text:style-name="T1">Понивилль. Фейс-контроль </text:span></text:h>
      <text:p text:style-name="P47">&lt;<text:span text:style-name="T64">Mothley Crue – Cickstart my heart</text:span>&gt;</text:p>
      <text:p text:style-name="P60">«<text:span text:style-name="T30">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30">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30">Нехватка погодных пегасов: Вондерболты перешли к круглосуточной вахте</text:span>». «<text:span text:style-name="T30">Общественные работы: распоряжением принцессы Луны работы по строительству мостов через провалы расширены и на субботу</text:span>». «<text:span text:style-name="T30">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30">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60"/>
      <text:p text:style-name="P60">Я отложил стопку газет, принесенных пегаской.</text:p>
      <text:p text:style-name="P60"><text:span text:style-name="T12">–</text:span> Про меня таки забыли. Отлично.</text:p>
      <text:p text:style-name="P60"><text:span text:style-name="T12">–</text:span> Не уверена. <text:span text:style-name="T12">–</text:span> <text:s/>пегаска почесала затылок. <text:span text:style-name="T12">–</text:span> Там на столбах повсюду висят объявления. За твою голову предлагают пятьдесят тысяч.</text:p>
      <text:p text:style-name="P60"><text:span text:style-name="T12">–</text:span> Ого! Луна никак не уймется. Ладно, это её проблемы.</text:p>
      <text:p text:style-name="P60">К счастью, библиотека Понивилля располагалась на окраине. Пробраться туда под покровом сумерек было раз плюнуть.</text:p>
      <text:p text:style-name="P60"><text:span text:style-name="T12">– </text:span>Твайлайт, привет! Мы вернулись! <text:span text:style-name="T12">–</text:span> я захлопнул за собой дверь.</text:p>
      <text:p text:style-name="P60">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60">Ни слова ни говоря, Твайлайт отперла дверь в подвал и потащила меня за собой.</text:p>
      <text:p text:style-name="P60"><text:span text:style-name="T12">– К</text:span>АКОГО ХУЯ?!! Твайлайт, ёб твою понимать, ты чё творишь? <text:span text:style-name="T12">– </text:span>я вцепился в ручку двери.</text:p>
      <text:p text:style-name="P60"><text:span text:style-name="T12">– </text:span>Твайли, ты чего? <text:span text:style-name="T12">– </text:span>брыкалась Дэш. <text:span text:style-name="T12">– </text:span>Немедленно опусти меня на пол!</text:p>
      <text:p text:style-name="P60"><text:soft-page-break/><text:span text:style-name="T12">– </text:span>Извини, Дэши. <text:span text:style-name="T12">– </text:span>скороговоркой бормотала лавандовая единорожка, нервно хихикая. <text:span text:style-name="T12">–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60">ХРУСТЬ!</text:p>
      <text:p text:style-name="P60">Дверная ручка оторвалась с мясом и я продолжил низвержение в подвал.</text:p>
      <text:p text:style-name="P60"><text:span text:style-name="T12">– </text:span>А-А-А-А-А-А!!! <text:span text:style-name="T12">–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60">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60"><text:span text:style-name="T12">– </text:span>Не беспокойся, Макс-с-вероятностью-пятьдесят-процентов, больно не будет. Не должно быть, во всяком случае. <text:span text:style-name="T12">– </text:span>суетилась единорожка, закрепляя мои руки и ноги в браслетах. <text:span text:style-name="T12">– Е</text:span>сли ты настоящий человек, заклинание магического резонанса тебя не тронет, хи-хи.</text:p>
      <text:p text:style-name="P60">Я молча дёргался, пытаясь сломать браслеты.</text:p>
      <text:p text:style-name="P60"><text:span text:style-name="T12">– Н</text:span>е пытайся. <text:span text:style-name="T12">– </text:span>единорожка покачала головой. <text:span text:style-name="T12">–</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60">Единорожка отвернулась к стеклянному шкафу и стала рыться в нём.</text:p>
      <text:p text:style-name="P60"><text:span text:style-name="T12">– </text:span>Где-то он тут был, я же клала его сюда на прошлой неделе, после эксперимента с тыквой!</text:p>
      <text:p text:style-name="P60">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60"><text:span text:style-name="T12">– </text:span>Нет-нет-нет, куда же ты! <text:span text:style-name="T12">– </text:span>магическая аура подхватила меня на полпути к ступенькам. <text:span text:style-name="T12">– </text:span>Мы ещё не закончили, хи-хи.</text:p>
      <text:p text:style-name="P60">Я снова распластался на столе, скованный браслетами. Твайлайт с безумными глазами склонилась надо мной. Рядом с ней парил скальпель.</text:p>
      <text:p text:style-name="P60"><text:span text:style-name="T12">– </text:span>Твайлайт, не смей! <text:span text:style-name="T12">– </text:span>хриплым от ужаса голосом прошептал я.</text:p>
      <text:p text:style-name="P60"><text:span text:style-name="T12">–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60">Скальпель с огромной скоростью метнулся ко мне.</text:p>
      <text:p text:style-name="P60"><text:span text:style-name="T12">– </text:span>А-А-А-А-А-А!</text:p>
      <text:p text:style-name="P60">Вжик-вжие-вжик!</text:p>
      <text:p text:style-name="P60">Лоскутья одежды полетели на пол. Я лежал на столе как новорождённый и орал соответственно.</text:p>
      <text:p text:style-name="P60"><text:span text:style-name="T12">– О</text:span>у! <text:span text:style-name="T80">Что-то новенькое! </text:span>Это надо задокументировать.</text:p>
      <text:p text:style-name="P60">Невесть откуда взявшийся фотоаппарат сделал несколько снимков моего естества в разных ракурсах.</text:p>
      <text:p text:style-name="P60"><text:span text:style-name="T12">– </text:span>Хрен-то тебе зачем? <text:span text:style-name="T12">– </text:span>с бессильной злостью спросил я. <text:span text:style-name="T12">– </text:span><text:span text:style-name="T80">Т</text:span>ы собираешься устроить филиал порнхаба для пони-извращенцев?</text:p>
      <text:p text:style-name="P60"><text:span text:style-name="T12">–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60"><text:soft-page-break/>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60"><text:span text:style-name="T12">–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60"><text:span text:style-name="T12">– </text:span>А если попроще?</text:p>
      <text:p text:style-name="P60"><text:span text:style-name="T12">– </text:span>Если ты — клон, то превратишься в исходные десять-пятнадцать килограммов песка. Как и все предыдущие. <text:span text:style-name="T12">– </text:span>единорожка указала на ящик с песком, стоящий у противопожарного щита.<text:span text:style-name="T12"> – </text:span>Обычно хватает минуты облучения.</text:p>
      <text:p text:style-name="P60">Твайлайт вытащила воронку из аппарата и приставила её к моей груди. За воронкой к ящику тянулся толстый гофрированный шланг.</text:p>
      <text:p text:style-name="P60"><text:span text:style-name="T12">– </text:span>Стой! <text:span text:style-name="T12">– </text:span>я лихорадочно искал повод затянуть процесс. <text:span text:style-name="T12">– </text:span>Но ты же не знаешь, каковы могут быть последствия, если я НЕ клон!</text:p>
      <text:p text:style-name="P60"><text:span text:style-name="T12">– М</text:span>агнетрон вводит в резонанс только частицы магического субстрата. Тебе не о чём волноваться.</text:p>
      <text:p text:style-name="P60">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60"><text:span text:style-name="T12">–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60">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60"/>
      <text:p text:style-name="P48">***</text:p>
      <text:p text:style-name="P48"/>
      <text:p text:style-name="P60"><text:span text:style-name="T12">– </text:span>А-А-А-А-А-А!!! Бля!</text:p>
      <text:p text:style-name="P60">Мой полёт сквозь усыпанную звёздами сине-зелёную мглу закончился столкновением с чем-то мягким.</text:p>
      <text:p text:style-name="P60"><text:span text:style-name="T12">– </text:span>Сестра???</text:p>
      <text:p text:style-name="P60">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60"><text:span text:style-name="T12">– </text:span>А-А-А-А-А-А!!!</text:p>
      <text:p text:style-name="P60"/>
      <text:p text:style-name="P61">***</text:p>
      <text:p text:style-name="P61"/>
      <text:p text:style-name="P60">Две кляксы надо мной сформировались в Рэйнбоу Дэш и Твайлайт Спаркл. Пони озадаченно наблюдали за мной и тихо шушукались.</text:p>
      <text:p text:style-name="P60"><text:span text:style-name="T12">– </text:span>Никогда, слышишь, никогда больше не смей подымать меня...</text:p>
      <text:p text:style-name="P60"><text:span text:style-name="T12">– </text:span>Откуда я знала, что резонансное заклинание так среагирует на...</text:p>
      <text:p text:style-name="P60"><text:span text:style-name="T12">– М</text:span>акс? <text:span text:style-name="T12">– </text:span>пегаска заметила, что я открыл глаза. <text:span text:style-name="T12">– </text:span>Ты в порядке?</text:p>
      <text:p text:style-name="P60"><text:soft-page-break/>Я издал нечто среднее между брачным рёвом лося и стоном умирающего слона.</text:p>
      <text:p text:style-name="P60"><text:span text:style-name="T12">– </text:span>Я не предполагала, что заклинание магического резонанса нейтрально реагирует только на истинную ткань НАШЕЙ реальности. <text:span text:style-name="T12">– </text:span>зачастила единорожка. <text:span text:style-name="T12">–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60"><text:span text:style-name="T12">– </text:span>Но не магнетрон. <text:span text:style-name="T12">– </text:span>заметила Дэш. <text:span text:style-name="T12">– </text:span>В следующий раз будешь читать инструкцию ДО применения.</text:p>
      <text:p text:style-name="P60"/>
      <text:p text:style-name="P60">…</text:p>
      <text:p text:style-name="P60"/>
      <text:p text:style-name="P60">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60"><text:span text:style-name="T12">– </text:span>Итак, мы:</text:p>
      <text:p text:style-name="P60">а) Имеем резонаторные рубины для ускорителя.</text:p>
      <text:p text:style-name="P60">б) После исчезновения принцессы Селестиии, не имеем <text:s/>возможности контролировать усиленное ускорителем <text:s/>заклинание Индрэ.</text:p>
      <text:p text:style-name="P60">Это значит, что:</text:p>
      <text:p text:style-name="P60">а) Нам придётся пользоваться обычной версией заклинания. Вероятность успеха в этом случае я оцениваю как <text:s/>один к пяти.</text:p>
      <text:p text:style-name="P60">б) Или идти на большой риск и вызвать неконтролируемое усиленное заклинание.</text:p>
      <text:p text:style-name="P60">Во втором случае вероятность возникновения крупной энергомагической вспышки я оцениваю как один к трём.</text:p>
      <text:p text:style-name="P60"><text:span text:style-name="T12">– Н</text:span>е умничай! Что ты имеешь ввиду под «крупной энергомагической вспышкой»? <text:span text:style-name="T12">– </text:span>почесала в затылке Эпплджек. <text:span text:style-name="T12">– </text:span>Нам хватит ведра воды, чтоб её потушить?</text:p>
      <text:p text:style-name="P60"><text:span text:style-name="T12">– </text:span>Под крупной я имею ввиду оплавленую воронку от тридцати футов в диаметре. Плюс пожары и разрушения в радиусе до пяти миль.</text:p>
      <text:p text:style-name="P60"><text:span text:style-name="T12">– </text:span>Конски яблоки! <text:span text:style-name="T12">– </text:span>выругалась Эпплджек. <text:span text:style-name="T12">– Е</text:span>сли шансы спалить Понивилль один к трём, я на такое не согласна. Даже если на кону стоит вся Эквестрия.</text:p>
      <text:p text:style-name="P60">– Дорогая, каждый пони должен быть готов на всё во имя Эквестрии! Если, конечно, это не грязь под туалетным ковриком. – заявила Рэрити.</text:p>
      <text:p text:style-name="P60"><text:span text:style-name="T12">– </text:span>Ты хорошо подумала? <text:span text:style-name="T12">– н</text:span>ахмурилась Рэйнбоу Дэш. <text:span text:style-name="T12">– </text:span>В Эквестрии десятки таких городов, как Понивилль! Мы не можем махнуть на них крылом!</text:p>
      <text:p text:style-name="P60"><text:span text:style-name="T12">– </text:span>Тебе-то на Понивилль точно махать! <text:span text:style-name="T12">– </text:span>огрызнулась фермерша. <text:span text:style-name="T12">– Т</text:span>вой дом, поди, не зацепит.</text:p>
      <text:p text:style-name="P60"><text:span text:style-name="T12">– </text:span>Что ты сказала? А ну, повтори? <text:span text:style-name="T12">– </text:span>взвилась пегаска.</text:p>
      <text:p text:style-name="P60"><text:span text:style-name="T12">– </text:span>Не ссорьтесь, девчёнки. <text:span text:style-name="T12">– </text:span>встрял я. <text:span text:style-name="T12">– </text:span>Ничем рисковать не придётся. У меня есть другой вариант.</text:p>
      <text:p text:style-name="P60"><text:span text:style-name="T12">– </text:span>Ась?</text:p>
      <text:p text:style-name="P60"><text:span text:style-name="T12">– </text:span>Что?</text:p>
      <text:p text:style-name="P60"><text:span text:style-name="T12">– </text:span>Какой? <text:span text:style-name="T12">– </text:span>разом <text:span text:style-name="T12">о</text:span>бернулась ко мне компания.</text:p>
      <text:p text:style-name="P60"><text:span text:style-name="T12">– </text:span>Элементы Гармонии. Ты говорила, <text:span text:style-name="T12">– </text:span>обратился я к Твайлайт, <text:span text:style-name="T12">– </text:span>что их сила на одном уровне с аликорньей.</text:p>
      <text:p text:style-name="P60"><text:soft-page-break/><text:span text:style-name="T12">–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60"><text:span text:style-name="T12">– Л</text:span>ягать! <text:span text:style-name="T12">– </text:span>сморщилась Эпплджек. <text:span text:style-name="T12">– </text:span>У меня после ожерелья Честности в башке гудит, как после маковского сидра!</text:p>
      <text:p text:style-name="P60"><text:span text:style-name="T12">–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60"><text:span text:style-name="T12">– </text:span>Рэр, иногда лучше жевать, чем говорить. Вот честно!</text:p>
      <text:p text:style-name="P60"><text:span text:style-name="T12">– </text:span>Как пожелаешь! Макс, <text:span text:style-name="T12">– </text:span>повернулась ко мне единорожка. <text:span text:style-name="T12">–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60"><text:span text:style-name="T12">– </text:span>Они лежали в нагрудном кармане рубашки.</text:p>
      <text:p text:style-name="P60">Твайлайт отвлеклась от доски.</text:p>
      <text:p text:style-name="P60"><text:span text:style-name="T12">– В р</text:span>убашке? Я послала вниз Спайка прибраться. Те лохмотья тлели после вспышки... Спа-а-айк!!!</text:p>
      <text:p text:style-name="P60">Дракончик поднялся по лестнице с веником в одной лапе и мусорным пакетом в другой. Он был весь перемазан сажей и что-то торопливо жевал.</text:p>
      <text:p text:style-name="P60"><text:span text:style-name="T12">– </text:span>Вот, прибрался малёхо. Но с потолка сажу ещё не успел счистить, там стремянка нужна.</text:p>
      <text:p text:style-name="P60"><text:span text:style-name="T12">– </text:span>Спайки-Вайки, не выкидывай одежду, пожалуйста. В ней должны быть рубины.</text:p>
      <text:p text:style-name="P60"><text:span text:style-name="T12">– </text:span>Какие ещё рубины? <text:span text:style-name="T12">– </text:span>переспросил Спайк и зажевал быстрее.</text:p>
      <text:p text:style-name="P60"><text:span text:style-name="T12">–</text:span> Резонаторные! <text:span text:style-name="T12">–</text:span> холодея, ответил я. <text:span text:style-name="T12">– </text:span>В кармане рубашки должны лежать четыре кристалла.</text:p>
      <text:p text:style-name="P60"><text:span text:style-name="T12">– Э</text:span>мм. Так это были резонаторные рубины? Предупреждать надо! Я думал, это мусор. <text:span text:style-name="T12">– </text:span>дракончик пожал плечами и выплюнул на лапу полтора камешка.</text:p>
      <text:p text:style-name="P32"/>
      <text:p text:style-name="P60">…</text:p>
      <text:p text:style-name="P60"/>
      <text:p text:style-name="P60"><text:span text:style-name="T12">– <text:s/></text:span>Рэрити, закрой форточку! Флатти, мигом в аптеку за настойкой пустырника! Спайк, срочно неси воду! И сразу же уходи! Пинки! Пинки?</text:p>
      <text:p text:style-name="P60"><text:span text:style-name="T12">– К</text:span>акой-то неправильный у Макса смех! <text:span text:style-name="T12">– </text:span>голос Пинки был еле слышен из-под наваленных на меня подушек. <text:span text:style-name="T12">– <text:s/></text:span>И, мне кажется, сам Макс сейчас немножечко неправильный. Правильно я говорю?</text:p>
      <text:p text:style-name="P60">Подушка отогнулась и в прямоугольнике света показалась голова Пинки.</text:p>
      <text:p text:style-name="P60"><text:span text:style-name="T12">– </text:span>Макс. Ты сейчас правильный, или нет?</text:p>
      <text:p text:style-name="P60"><text:span text:style-name="T12">– </text:span>Макс, ты как? Тебе уже лучше? <text:span text:style-name="T12">– </text:span>в прямоугольнике появилась голова Рэйнбоу Дэш.</text:p>
      <text:p text:style-name="P60"><text:span text:style-name="T12">– </text:span>Фигурально выражаясь, ты в себе? <text:span text:style-name="T12">– </text:span>вклинилась между ними Твайлайт Спаркл.</text:p>
      <text:p text:style-name="P60"><text:span text:style-name="T12">– </text:span>Столько ругательств на одном дыхании я не слышала даже от бабули, когда она зацепилась за порог и перевернула поднос с пирогами! <text:span text:style-name="T12">– </text:span>донёсся уважительный голос Эпплджек с моих ног.</text:p>
      <text:p text:style-name="P60">Я отдышался. Поняхи участливо смотрели на меня, выискивая признаки успокоения.</text:p>
      <text:p text:style-name="P60"><text:span text:style-name="T12">– </text:span>Отпустите. Я уже правильный. <text:span text:style-name="T12">– </text:span>наконец произнёс я.</text:p>
      <text:p text:style-name="P60">Пинки, Дэш и Твайлайт слезли с горки подушек, наваленных на меня после эмоционального взрыва. Эпплджек встала с ног.</text:p>
      <text:p text:style-name="P60"><text:span text:style-name="T12">– </text:span>Не огорчайся, ситуацию можно выправить. <text:span text:style-name="T12">– з</text:span>атараторила Твайлайт. <text:span text:style-name="T12">–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60"><text:soft-page-break/><text:span text:style-name="T12">– </text:span>Ага, Твай по «жучкам» специалист! <text:span text:style-name="T12">– з</text:span>аявил Спайк из-за понячих крупов. <text:span text:style-name="T12">– </text:span>Иначе бы мы по уши завязли в долгах за электричество.</text:p>
      <text:p text:style-name="P60"><text:span text:style-name="T12">– </text:span>Спайк!!! Немедленно... <text:s/>сбегай в лавку к Кейкам за выпечкой! Нам всем нужно успокоиться.</text:p>
      <text:p text:style-name="P60"><text:span text:style-name="T12">– </text:span>Уже бегу!</text:p>
      <text:p text:style-name="P60"/>
      <text:p text:style-name="P61">***</text:p>
      <text:p text:style-name="P60"/>
      <text:p text:style-name="P60">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60"><text:span text:style-name="T12">– </text:span>Ты точно знаешь, что делаешь? <text:span text:style-name="T12">– </text:span>переспросила Эпплджек. <text:span text:style-name="T12">– </text:span>Мне бы не хотелось, чтоб от Понивилля остались одни головешки.</text:p>
      <text:p text:style-name="P60"><text:span text:style-name="T12">– </text:span>Не беспокойся, всё просчитано. Я уверена, я подчёркиваю, абсолютно уверена в безопасности эксперимента!</text:p>
      <text:p text:style-name="P60"><text:span text:style-name="T12">– </text:span>Ой, чего-то мне нехорошо становится, когда ты так говоришь...</text:p>
      <text:p text:style-name="P60"><text:span text:style-name="T12">– </text:span>Девочки, приготовились! Начинаю обратный отсчёт! Десять! Девять! Восемь! Семь!</text:p>
      <text:p text:style-name="P60">Гудение синхрофазотрона усилилось. Картинка у меня перед глазами поплыла.</text:p>
      <text:p text:style-name="P60"><text:span text:style-name="T12">– </text:span>Шесть! Пять! Четыре! Три! Флаттершай, ты одела ожерелье Доброты задом-наперёд! Три-с-половиной! Три-с-четвертью! Два! Один! Понеслись!</text:p>
      <text:p text:style-name="P60">Картинка у меня перед глазами выключилась.</text:p>
      <text:p text:style-name="P60"/>
      <text:h text:style-name="Heading_20_2" text:outline-level="2">17. <text:span text:style-name="T1">Откровение</text:span></text:h>
      <text:p text:style-name="P47">&lt;<text:span text:style-name="T64">Mission Impossible theme</text:span>&gt;</text:p>
      <text:p text:style-name="P60">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60">Я вглядываюсь в него.</text:p>
      <text:p text:style-name="P60">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60">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60">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60">Я перехожу провал.</text:p>
      <text:p text:style-name="P60">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47"><text:span text:style-name="T1">«</text:span><text:span text:style-name="T10">Обращение к читателям: это наш прощальный выпуск. «Кантерлот Геральд» закрывается — у нас больше не осталось работников</text:span><text:span text:style-name="T1">». «</text:span><text:span text:style-name="T10">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10">Новости погоды: последние четыре Вондерболта останавливают грозовой фронт у Лас-Пегасуса. Небо Кантерлота </text:span><text:soft-page-break/><text:span text:style-name="T10">охраняют семь кадетов прошлогоднего выпуска</text:span><text:span text:style-name="T1">». «</text:span><text:span text:style-name="T10">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центурии перешли на сторону повстанцев</text:span><text:span text:style-name="T1">». «</text:span><text:span text:style-name="T10">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10">Обновление карт депонификации: филлидельфийская </text:span><text:span text:style-name="T82">магическая </text:span><text:span text:style-name="T10">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60">Я тяну ручку двери на верхней площадке. Сильный сквозняк чуть не сбивает меня с ног: ветер задувает в<text:span text:style-name="T80"> </text:span>покои Луны<text:span text:style-name="T80"> </text:span>через открытые балконные двери<text:span text:style-name="T80">.</text:span></text:p>
      <text:p text:style-name="P60">Мириады пульсирующих нитей сходятся к центру комнаты, где на матрасе лежит обтянутый шкурой скелет аликорна.</text:p>
      <text:p text:style-name="P60">Я осторожно пересекаю комнату и захлопываю двери на балкон.</text:p>
      <text:p text:style-name="P60"><text:span text:style-name="T12">– </text:span>А-а-а, ты всё-таки пришёл… <text:span text:style-name="T12">– </text:span>шелестит скрипучий голос за моей спиной.</text:p>
      <text:p text:style-name="P60">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60"><text:span text:style-name="T12">–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шей магии Эквестрия превратится в прах за считанные часы. Здесь больше не осталось других источников…</text:p>
      <text:p text:style-name="P60"><text:span text:style-name="T12">–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60"><text:span text:style-name="T12">– </text:span>ТЫ НИЧЕГО НЕ УЗНАЕШЬ!!!</text:p>
      <text:p text:style-name="P60">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60"><text:span text:style-name="T12">–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60">Луна закашливается едким смехом и отпивает из вазы, стоящей на полу рядом с матрацем.</text:p>
      <text:p text:style-name="P60"><text:span text:style-name="T12">– </text:span>Открой балкон. Мы призвали Найтмэр, чтобы подольше продержаться. Этой сучке из племени виндиго нужен ветер.</text:p>
      <text:p text:style-name="P60">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60"><text:span text:style-name="T12">– </text:span>Сожалеем, что не можем убить тебя.</text:p>
      <text:p text:style-name="P60">Обернувшись я встречаюсь с рогом аликорницы, нацеленным мне в грудь.</text:p>
      <text:p text:style-name="P60"><text:span text:style-name="T12">– </text:span>Твоё тело соткано из наваждения — Нам ли не знать! Мы всё ещё Владыка Снов.</text:p>
      <text:p text:style-name="P60">Я делаю шаг назад, на балкон. Луна трескуче смеётся и шагает следом.</text:p>
      <text:p text:style-name="P60"><text:span text:style-name="T12">– </text:span>Но что в Нашей власти — так это вышвырнуть тебя отсюда!</text:p>
      <text:p text:style-name="P60">Я снова отступаю. Как я помню, балкон метра три в ширину и без перил. И хоть я осознаю, что это сон, мне страшно до онемения.</text:p>
      <text:p text:style-name="P60"><text:soft-page-break/><text:span text:style-name="T12">– </text:span>Призвав тебя сюда, мы потратили последние силы. Которыми можно было поддерживать Эквестрию ещё долгие годы.</text:p>
      <text:p text:style-name="P60">Шаг назад.</text:p>
      <text:p text:style-name="P60"><text:span text:style-name="T12">– </text:span>Кимеринн погиб, чтобы ты жил.</text:p>
      <text:p text:style-name="P60">Шаг назад.</text:p>
      <text:p text:style-name="P60"><text:span text:style-name="T12">– </text:span>Сел осталась без магии и развоплотилась из-за тебя.</text:p>
      <text:p text:style-name="P60">Шаг назад.</text:p>
      <text:p text:style-name="P60"><text:span text:style-name="T12">– </text:span>Столько надежд впустую. И, как финальная насмешка, ты увидишь гибель всего, что Нам дорого?! Не бывать этому! ПОШЁЛ ВОН!!!</text:p>
      <text:p text:style-name="P60">Я мешкаю, не чувствуя под отступающей ногой опоры, и этого хватает, чтобы Луна в выпаде достала меня рогом.</text:p>
      <text:p text:style-name="P60">Магический разряд пронзает грудь сетью молний и вышвыривает меня с балкона. Луна — или Найтмэр Мун? — хохочет, видя моё падение.</text:p>
      <text:p text:style-name="P60">Я проваливаюсь в звёздную сине-зелёную мглу.</text:p>
      <text:p text:style-name="P60"/>
      <text:p text:style-name="P60">…</text:p>
      <text:p text:style-name="P47"/>
      <text:p text:style-name="P60">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60">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80">её </text:span>расплываются. Она исчезает, не дойдя до экрана.</text:p>
      <text:p text:style-name="P74">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60">Ближе.</text:p>
      <text:p text:style-name="P60">Всем телом ощущаю дискомфорт от низкочастотной вибрации, как будто рядом проходит поезд.</text:p>
      <text:p text:style-name="P60">Ещё ближе.</text:p>
      <text:p text:style-name="P60">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60">Совсем близко.</text:p>
      <text:p text:style-name="P60">Экран покрывается рябью. Меня неудержимо тянет к нему, мне не за что схватиться, чтобы удержаться. Экран светлеет, мне открывается изнанка экрана.</text:p>
      <text:p text:style-name="P60">Я ВИЖУ!!! ПРОКЛЯТЬЕ, КАК ВСЁ ПРОСТО!!!</text:p>
      <text:p text:style-name="P60">В последний момент, когда я уже проваливаюсь в покрытую волнами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седей.</text:p>
      <text:p text:style-name="P60"><text:span text:style-name="T12">– </text:span>Ты ведь вернёшься? Не говори им, что увидел там! <text:span text:style-name="T12">– </text:span>жеребёнок машет в сторону экрана. Её голос слышится глухо, как через подушку.</text:p>
      <text:p text:style-name="P60">Я киваю ей в ответ. Мне понятно, почему.</text:p>
      <text:p text:style-name="P60"><text:span text:style-name="T12">– </text:span>Как тебя зовут, малышка? Я постараюсь найти тебя. Может быть, ещё не поздно.</text:p>
      <text:p text:style-name="P60"><text:soft-page-break/>Пегаска приветственно машет копытом.</text:p>
      <text:p text:style-name="P32"><text:span text:style-name="T47">– </text:span><text:span text:style-name="T32">Шейла! Шейла Блюскай! И я уже не малышка! </text:span><text:span text:style-name="T47">– </text:span><text:span text:style-name="T32">она тычет в кьютимарку в виде ластика, стирающего тучу. </text:span><text:span text:style-name="T12">&lt;</text:span>Макс находит её в Терре по кьютимарке на рюкзаке<text:span text:style-name="T12">&gt;</text:span></text:p>
      <text:p text:style-name="P60">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после чего сознание гаснет.</text:p>
      <text:p text:style-name="P74"/>
      <text:p text:style-name="P61">***</text:p>
      <text:p text:style-name="P61"/>
      <text:p text:style-name="P1"><text:span text:style-name="T12">–</text:span> <text:span text:style-name="T1">Макс? </text:span>Вставай! <text:span text:style-name="T12">–</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2">–</text:span> Твайлайт? <text:span text:style-name="T12">–</text:span> Взгляд сфокусировался на лавандовой единорожке, озабоченно осматривающей меня и продолжающей массаж области сердца.</text:p>
      <text:p text:style-name="P1"><text:span text:style-name="T12">–</text:span> Мне не понравился цвет твоей мордочки <text:span text:style-name="T41">— </text:span><text:span text:style-name="T1">т</text:span>ы стал слишком бледный. Я решила прервать <text:span text:style-name="T1">заклинание</text:span>. Как ты себя…</text:p>
      <text:p text:style-name="P1"><text:span text:style-name="T51">–</text:span><text:span text:style-name="T41"> … чувствуешь, дорогая Рэрити?! Я могу чем-нибудь помочь? Вот, выпей воды! </text:span><text:span text:style-name="T51">–</text:span><text:span text:style-name="T41"> дракончик метался вокруг светлой единорожки, в волнении заламывая лапы.</text:span></text:p>
      <text:p text:style-name="P60">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60"><text:span text:style-name="T12">– </text:span>Ну что? Увидел что-нибудь, сахарок?</text:p>
      <text:p text:style-name="P60">Пони уставились на меня с надеждой.</text:p>
      <text:p text:style-name="P60"><text:span text:style-name="T12">– </text:span>Да.</text:p>
      <text:p text:style-name="P60">Откровение давило на психику как тонна кирпичей. Я не знал, что им сказать. Я не мог.</text:p>
      <text:p text:style-name="P60"><text:span text:style-name="T12">– П</text:span>ревосходно!</text:p>
      <text:p text:style-name="P60"><text:span text:style-name="T12">– </text:span>Это просто супер-дупер-здоровски-потрясно!</text:p>
      <text:p text:style-name="P60"><text:span text:style-name="T12">– </text:span>Йей!</text:p>
      <text:p text:style-name="P60"><text:span text:style-name="T12">– </text:span>Ю-ху!</text:p>
      <text:p text:style-name="P60"><text:span text:style-name="T12">– О</text:span>фигенно! Мы победили! Макс, ты молодец!</text:p>
      <text:p text:style-name="P60"><text:span text:style-name="T12">– </text:span>Замечательно! Секундочку, я приготовлю дневник…</text:p>
      <text:p text:style-name="P60">Восторг пони постепенно сменился ожиданием. Я молчал.</text:p>
      <text:p text:style-name="P60"><text:span text:style-name="T12">– </text:span>Э-м-м? И что же ты увидел? <text:span text:style-name="T12">– </text:span>не выдержала Твайлайт.</text:p>
      <text:p text:style-name="P60"><text:span text:style-name="T12">– </text:span>Я… не могу сказать.</text:p>
      <text:p text:style-name="P60">Ожидание сменилось недоумением. Рэйнбоу Дэш насмешливо скривила губы.</text:p>
      <text:p text:style-name="P60"><text:span text:style-name="T12">– </text:span>Да ладно! Кончай прикалываться, мы же ждём! Шутка зачлась!</text:p>
      <text:p text:style-name="P60"><text:span text:style-name="T12">– </text:span>Не могу!!!</text:p>
      <text:p text:style-name="P60"/>
      <text:p text:style-name="P60">…</text:p>
      <text:p text:style-name="P60"/>
      <text:p text:style-name="P60">Молчание прервала Эпплджек.</text:p>
      <text:p text:style-name="P60"><text:span text:style-name="T12">– </text:span>Сахарок, с тобой всё в порядке?</text:p>
      <text:p text:style-name="P60"><text:soft-page-break/>Дэш подошла ко мне вплотную, обняла мою голову и прижалась нос к носу.</text:p>
      <text:p text:style-name="P60"><text:span text:style-name="T12">– </text:span>Макс, ты чего? <text:span text:style-name="T12">– </text:span>прошептала она. <text:span text:style-name="T12">– </text:span>Тебя во сне кто-то заколдовал? Мигни мне правым глазом, если да.</text:p>
      <text:p text:style-name="P60">Я высвободился из объятий пегаски.</text:p>
      <text:p text:style-name="P60"><text:span text:style-name="T12">– </text:span>Со мной всё в порядке. <text:span text:style-name="T12">– </text:span>объявил я. <text:span text:style-name="T12">– </text:span>Не в порядке с вами. Я не могу сказать вам, что увидел, потому что боюсь. За вас. Не вините меня, пожалуйста, мне и так плохо.</text:p>
      <text:p text:style-name="P60">Тишина сменилась гулом голосов. Пони вполголоса обсуждали ситуацию, посматривая на меня и почёсывая в затылках.</text:p>
      <text:p text:style-name="P60"><text:span text:style-name="T12">– </text:span>Конски яблоки! Вот это поворот! А мне так хотелось узнать, что за нечисть тут орудует!</text:p>
      <text:p text:style-name="P60"><text:span text:style-name="T12">– </text:span>Твай, а мне кажется, Макс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60"><text:span text:style-name="T12">– </text:span>Дорогая, к слову о проверках: у меня уже кончилась джинсовая ткань на новый комплект одежды для Макса! Впрочем, может быть, ты хочешь, чтобы он ходил без одежды? Это было бы лю-бо-пытно!</text:p>
      <text:p text:style-name="P60"><text:span text:style-name="T12">– </text:span>Рэр, отвали!</text:p>
      <text:p text:style-name="P60"><text:span text:style-name="T12">– </text:span>Оу, какие страсти! Ладно-ладно, не сердись, дорогая, не мешаю!</text:p>
      <text:p text:style-name="P60"><text:span text:style-name="T12">– </text:span>А, может, не надо? Если Макс сказал, что боится за нас, то у него, наверное, есть причины. Давайте <text:s/>лучше разойдёмся по домам и подумаем. А соберёмся завтра. Когда придумаем что-нибудь. Или не завтра, а послезавтра. Или после-послезавтра. Или...</text:p>
      <text:p text:style-name="P60"><text:span text:style-name="T12">– </text:span>Оп-паньки! У меня подрыгульки в ноге начались! Явно что-то близится! Только не пойму, что? Опасное? Или весёлое? Или опасно-весёлое?</text:p>
      <text:p text:style-name="P60"><text:span text:style-name="T12">– </text:span>Стойте!</text:p>
      <text:p text:style-name="P60">Твайлайт подняла вверх копыто, призывая к тишине. Потом откуда-то из дальнего шкафа к ней приплыла “Основы заклятий<text:span text:style-name="T12">” Стар Свирла. </text:span>Единорожка нацепила очки и принялась перелистывать книгу, бормоча под нос названия глав.</text:p>
      <text:p text:style-name="P60"><text:span text:style-name="T12">– </text:span>Ага, вот! Нашла! Макс прав! В «Заклинании Последнего Шанса» есть такое! <text:span text:style-name="T12">– </text:span>единорожка принялась зачитывать отрывок.</text:p>
      <text:p text:style-name="P60">…</text:p>
      <text:p text:style-name="P60">«<text:span text:style-name="T14">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3">и </text:span><text:span text:style-name="T14">слишком громко думать. И сообщить способ спасения — означает его разрушить.</text:span>»</text:p>
      <text:p text:style-name="P60">…</text:p>
      <text:p text:style-name="P60"><text:span text:style-name="T12">– </text:span>Ты хочешь сказать, если Макс нам сообщит, в чём причина всей этой фигни, мы не сможем её исправить? <text:span text:style-name="T12">– </text:span>Дэш повернулась ко мне. <text:span text:style-name="T12">–</text:span> А как мы её исправим, если не будем знать, что исправлять? Хренотень какая-то!</text:p>
      <text:p text:style-name="P60">Пегаска сжала голову копытами.</text:p>
      <text:p text:style-name="P60"><text:span text:style-name="T12">– </text:span>Это может быть случай так называемого «кота Шротингера». Никогда бы не подумала, что он мне встретится на практике!</text:p>
      <text:p text:style-name="P60">Твайлайт протёрла доску тряпочкой и нарисовала на ней коробку.</text:p>
      <text:p text:style-name="P60"><text:span text:style-name="T12">– </text:span>Предположим, в коробке заперт кот. <text:span text:style-name="T12">– н</text:span>арисованный кот упирался лапами в крышку коробки, явно пытаясь выбраться.</text:p>
      <text:p text:style-name="P60"><text:span text:style-name="T12">– </text:span><text:span text:style-name="T80">Допустим, кот бессмертен. Также допустим, что кот з</text:span>аколдован<text:span text:style-name="T80"> </text:span>отложенным <text:span text:style-name="T80">заклятие</text:span>м<text:span text:style-name="T80"> Стирания, которое сработает, если кто-то откроет ящик</text:span>. <text:span text:style-name="T80">То есть, п</text:span>ри открытии<text:span text:style-name="T80"> ящик</text:span>а<text:span text:style-name="T80"> кот исчезнет из </text:span>бытия<text:span text:style-name="T80"> </text:span>— его нет, и никогда не было.</text:p>
      <text:p text:style-name="P60"><text:span text:style-name="T12">– </text:span>Бедный котик. <text:span text:style-name="T12">– </text:span>прошептала Флаттершай.</text:p>
      <text:p text:style-name="P60"><text:soft-page-break/>Я насторожился, услышав знакомое заклинание.</text:p>
      <text:p text:style-name="P60"><text:span text:style-name="T12">– </text:span>Стой! Откуда тебе известно про заклинание Стирания?</text:p>
      <text:p text:style-name="P60"><text:span text:style-name="T12">–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2">Магическо</text:span>м<text:span text:style-name="T12"> </text:span>В<text:span text:style-name="T12">естник</text:span>е», а профессор Шротингер построил на её базе свой мысленный эксперимент.</text:p>
      <text:p text:style-name="P60"><text:span text:style-name="T12">– </text:span>Гм. Ну ладно, продолжай.</text:p>
      <text:p text:style-name="P60"><text:span text:style-name="T12">– </text:span>Так вот, по условию эксперимента известно, что вероятность того, что кто-то откроет ящик, ненулевая.</text:p>
      <text:p text:style-name="P60"><text:span text:style-name="T12">– </text:span>И что это означает, дорогая? <text:span text:style-name="T12">– </text:span>спросила Рэрити.</text:p>
      <text:p text:style-name="P60"><text:span text:style-name="T12">– </text:span>Это значит, что кто-нибудь когда-нибудь обязательно откроет его.</text:p>
      <text:p text:style-name="P60"><text:span text:style-name="T12">– </text:span>У меня щас башка лопнет! <text:span text:style-name="T12">– </text:span>пожаловалась Дэш. <text:span text:style-name="T12">– </text:span>Так всё-таки, когда этот грёбаный ящик откроют?</text:p>
      <text:p text:style-name="P60"><text:span text:style-name="T12">–</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60">Твайлайт прокашлялась, отпила из графина и продолжила.</text:p>
      <text:p text:style-name="P60"><text:span text:style-name="T12">–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60">Пони молчали, переваривая информацию. Дэш с отсутствующим видом следила за пауком на потолке.</text:p>
      <text:p text:style-name="P60">Наконец Эпплджек сдвинула шляпу на лоб.</text:p>
      <text:p text:style-name="P60"><text:span text:style-name="T12">–</text:span> То есть, ты хочешь сказать, что мы все — навроде этого кота, а Макс боится открыть ящик? Чтоб мы не исчезли окончательно?</text:p>
      <text:p text:style-name="P60"><text:span text:style-name="T12">– </text:span>Нечто около того. Стар Свирл пишет, что разглашение способа спасения его же и разрушит. Иными словами, открывать ящик нельзя.</text:p>
      <text:p text:style-name="P60">Я поднял руку, прося слово. Пони обернулись на меня и затихли.</text:p>
      <text:p text:style-name="P60"><text:span text:style-name="T12">– </text:span>Эмм. Мне очень жаль, но ситуация ещё хуже. Всё примерно так, как Твайлайт описала, за исключением того, что я не знаю способа решения проблемы. Совсем. Я не увидел разгадки во сне. Мне очень жаль.</text:p>
      <text:p text:style-name="P60">…</text:p>
      <text:p text:style-name="P60"><text:span text:style-name="T12">– </text:span>Лягать! <text:span text:style-name="T12">– </text:span>выругалась Дэш. <text:span text:style-name="T12">– </text:span>Значит, наши усилия по доставке резонаторов пошли лесом.</text:p>
      <text:p text:style-name="P60"><text:span text:style-name="T12">– </text:span>Не совсем. Мне таки удалось узнать, где искать Селестию.</text:p>
      <text:p text:style-name="P60">В библиотеке снова поднялся галдёж. Твайлайт подняла копыто.</text:p>
      <text:p text:style-name="P60"><text:span text:style-name="T12">– </text:span>Тихо! Спайк, будь добр, сбегай к Кейкам за выпечкой. Нам надо успокоиться. Макс, хоть про Селестию ты нам можешь рассказать?</text:p>
      <text:p text:style-name="P60"><text:span text:style-name="T12">– </text:span>Могу. <text:span text:style-name="T12">– </text:span>пожал плечами я. <text:span text:style-name="T12">– </text:span>Она в моём мире. Но не спрашивайте меня, как её вернуть — я не знаю.</text:p>
      <text:p text:style-name="P60"><text:span text:style-name="T12">– А </text:span>как ты узнал… <text:span text:style-name="T12">– </text:span>начала было единорожка, но её перебил напряжённый голос Спайка.</text:p>
      <text:p text:style-name="P60"><text:span text:style-name="T12">– </text:span>Твай! <text:span text:style-name="T12">– </text:span>дракончик стоял в дверях спиной к нам. <text:span text:style-name="T12">– </text:span>У нас гости.</text:p>
      <text:p text:style-name="P60">Спайк попятился назад. Дверь широко растворилась и в библиотеку вошла Луна.</text:p>
      <text:p text:style-name="P60"/>
      <text:h text:style-name="Heading_20_2" text:outline-level="2"><text:soft-page-break/>18. Поединок с Луной.</text:h>
      <text:p text:style-name="P60"/>
      <text:p text:style-name="P60">Дружный вздох прокатился по залу.</text:p>
      <text:p text:style-name="P60">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Сверкание её доспехов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ередному очкарику. Мне срочно захотелось зарыться куда-нибудь поглубже и прикрыться крышкой гроба из тех, что подешевле.</text:p>
      <text:p text:style-name="P60"><text:span text:style-name="T12">– </text:span>Макс, беги!!!</text:p>
      <text:p text:style-name="P60">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60"><text:span text:style-name="T12">– </text:span>Не так быстро, Рэйнбоу Дэш! <text:span text:style-name="T12">– </text:span>ледяным голосом Луны можно было нарезать воду кубиками для мартини. <text:span text:style-name="T12">– </text:span>Нам есть о чём поговорить с приматом!</text:p>
      <text:p text:style-name="P60">Мы с пегаской застыли в синем левитационном поле и поплыли к Луне.</text:p>
      <text:p text:style-name="P60"><text:span text:style-name="T12">–</text:span> Нет-нет-нет, постойте! <text:span text:style-name="T12">–</text:span> заявила вдруг Твайлайт. <text:span text:style-name="T12">–</text:span> Ваше Высочество, они мои друзья и гости, и находятся под моей защитой!</text:p>
      <text:p text:style-name="P60">Нас с Дэш обернуло лавандовое левитационное поле и мы полетели к библиотекарше.</text:p>
      <text:p text:style-name="P60"><text:span text:style-name="T12">–</text:span> Что? Мы не ослышались? ТЫ СМЕЕШЬ МЕШАТЬ НАМ?!!</text:p>
      <text:p text:style-name="P60">Нас опять потащило к Луне. Дэш подпёрла голову копытом и скорчила скучающую мину.</text:p>
      <text:p text:style-name="P60"><text:span text:style-name="T12">–</text:span> Мне очень жаль, Ваше Высочество, но Селестия назначила Макса МОИМ руководителем, и этот приказ НИКТО не отменял! Он МОЙ! <text:span text:style-name="T12">&lt;</text:span><text:span text:style-name="T25">Добавить в главы с Твайлайт её попытки заигрывания с Максом</text:span><text:span text:style-name="T12">&gt;</text:span></text:p>
      <text:p text:style-name="P60">В голосе лавандовой единорожки звучал металл. Мы опять полетели к Твайлайт.</text:p>
      <text:p text:style-name="P60"><text:span text:style-name="T12">–</text:span> ДОВОЛЬНО! НАМ НАДОЕЛА ЭТА НЕПОКОРНОСТЬ! ПОЗНАЙ ГНЕВ ПРИНЦЕССЫ НОЧИ!!!</text:p>
      <text:p text:style-name="P60"><text:span text:style-name="T12">–</text:span> Элементы! Аврал!!! Работаем!!!</text:p>
      <text:p text:style-name="P60">Ярко-фиолетовый луч разгневанной аликорницы столкнулся со щитом наспех мобилизованных Элементов <text:s/>Гармонии.</text:p>
      <text:p text:style-name="P60">Началась жара.</text:p>
      <text:p text:style-name="P60">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60">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60"><text:span text:style-name="T12">–</text:span> Ай, бля! <text:span text:style-name="T12">–</text:span> в последний момент чей-то луч отрикошетил от магического поля и впился мне в лодыжку. Нога моментально онемела.</text:p>
      <text:p text:style-name="P60"><text:span text:style-name="T12">–</text:span> Не волнуйся, это парализующий луч. Твай таким махалась с Трикси. Пройдёт через полчаса. <text:span text:style-name="T12">–</text:span> успокоил меня дракончик.</text:p>
      <text:p text:style-name="P60"><text:soft-page-break/>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60"><text:span text:style-name="T12">– </text:span>Не вынуждай Нас идти на крайние меры! <text:span text:style-name="T12">– </text:span>отдувалась Луна. <text:span text:style-name="T12">–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60"><text:span text:style-name="T12">– В</text:span>есьма прискорбно, Ваше Высочество, но вынуждена отказать! <text:span text:style-name="T12">– </text:span>переводила дыхание Твайлайт.<text:span text:style-name="T12"> –</text:span> Исключительно по субординационным причинам! Приказ Её Дневного Высочества имеет более высокий приоритет над Вашим!</text:p>
      <text:p text:style-name="P60"><text:span text:style-name="T12">– </text:span>Тогда найди Нам это твоё Дневное Высочество! <text:span text:style-name="T12">– </text:span>взвыла Луна. <text:span text:style-name="T12">– </text:span>В отсутствие Дневной Главы Диархии все дела ведёт Ночная!!!</text:p>
      <text:p text:style-name="P60"><text:span text:style-name="T12">–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60"><text:span text:style-name="T12">– </text:span>Дискордова бюрократия! <text:span text:style-name="T12">– </text:span>буркнула аликорница. <text:span text:style-name="T12">– Т</text:span>ри года не могут подписать бумажку! Что ж, сама напросилась!</text:p>
      <text:p text:style-name="P60">Перед Луной возник ярко-фиолетовый шар, окутанный роем голубых искорок.</text:p>
      <text:p text:style-name="P60"><text:span text:style-name="T12">– О</text:span>хренеть! <text:span text:style-name="T12">– </text:span>чертыхнулся Спайк. <text:span text:style-name="T12">– </text:span><text:s/>Твай, она создаёт сферу стихий!</text:p>
      <text:p text:style-name="P60"><text:span text:style-name="T12">– </text:span>Вижу! <text:span text:style-name="T12">– </text:span>донёсся голос единорожки из-под потолка. <text:span text:style-name="T12">– </text:span>Задействовала план «Д»!</text:p>
      <text:p text:style-name="P60">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60"><text:span text:style-name="T12">– </text:span>Эмм, это что-то новенькое, я такого заклинания вообще не знаю. <text:span text:style-name="T12">– </text:span>почесал в затылке Спайк. <text:span text:style-name="T12">–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60">Дракончик пополз было к окну, но я придержал его за хвост.</text:p>
      <text:p text:style-name="P60"><text:span text:style-name="T12">– </text:span>Погоди. У меня есть вариант получше.</text:p>
      <text:p text:style-name="P60">Я вылез из-под шкафа и попрыгал на одной ноге в центр зала.</text:p>
      <text:p text:style-name="P60"><text:span text:style-name="T12">– </text:span>Стойте! Прекратите! Да остановитесь же!!!</text:p>
      <text:p text:style-name="P60">Аликорница и шестёрка уставились на меня.</text:p>
      <text:p text:style-name="P60"><text:span text:style-name="T12">–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60"><text:span text:style-name="T12">– </text:span>Ты так говоришь, как будто непричастен к исчезновению Сестры! <text:span text:style-name="T12">– </text:span>к Луне вернулась властная интонация, но фиолетовый шар перестал расти. <text:span text:style-name="T12">– </text:span>Мы не верим тебе! Если попробуешь обмануть Нас и скрыться, даже Тартар покажется тебе курортом!</text:p>
      <text:p text:style-name="P60"><text:span text:style-name="T12">–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ли.</text:p>
      <text:p text:style-name="P60"><text:span text:style-name="T12">– </text:span>Как ты её назвал? <text:span text:style-name="T12">– </text:span>отвалилась челюсть у аликорницы.</text:p>
      <text:p text:style-name="P60"><text:span text:style-name="T12">– </text:span>Эмм, мне неудобно вмешиваться, но вынуждена вас перебить. <text:span text:style-name="T12">– </text:span>встряла Твайлайт. <text:span text:style-name="T12">– </text:span>Это было экспериментальное заклинание. Локальная заморозка времени. Я, эмм, не предусмотрела возможности его отмены…</text:p>
      <text:p text:style-name="P60"><text:span text:style-name="T12">– </text:span>Что? <text:span text:style-name="T12">– </text:span>хором вскрикнули я с Луной.</text:p>
      <text:p text:style-name="P60">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60"><text:soft-page-break/>С громким треском они встретились у лестницы на верхний ярус.</text:p>
      <text:p text:style-name="P60">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60">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60">Этой малой частью сознания я отметил скрип двери и застенчивый голос:</text:p>
      <text:p text:style-name="P60"><text:span text:style-name="T12">– </text:span>Твайлайт, Дёрпи сказала, у тебя есть «Особенности поведения, питания и размножения приматов»? Я бы хотела её ненадолго… Ого!!!</text:p>
      <text:p text:style-name="P60">После долгой паузы тот же голос спросил:</text:p>
      <text:p text:style-name="P60"><text:span text:style-name="T12">– </text:span>Что тут случилось? Почему все висят в воздухе? И всё вот это?</text:p>
      <text:p text:style-name="P60">Голос Спайка откуда-то из подвала ответил:</text:p>
      <text:p text:style-name="P60"><text:span text:style-name="T12">– </text:span>Потому что Твайлайт остановила время. В радиусе девяти метров, как мне кажется. Или десяти.</text:p>
      <text:p text:style-name="P60"><text:span text:style-name="T12">– </text:span>В двенадцати с половиной. <text:span text:style-name="T12">– </text:span>донёсся голос Твайлайт сверху. <text:span text:style-name="T12">–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60"><text:span text:style-name="T12">– Н</text:span>Е ВЗДУМАЙ СЧИТАТЬ СЕБЯ ПОБЕДИТЕЛЬНИЦЕЙ! <text:span text:style-name="T12">– </text:span>загремело у меня в мозгу, в обоих сознаниях сразу. <text:span text:style-name="T12">–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60">Наступило молчание. Потом донеслось всхлипывание единорожки-заучки.</text:p>
      <text:p text:style-name="P60"><text:span text:style-name="T12">–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60"><text:span text:style-name="T12">–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60"><text:span text:style-name="T12">–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60">В мозгу раздалось мычание, как если бы кто-то хотел выругаться, но в через силу сдержался.</text:p>
      <text:p text:style-name="P60"><text:span text:style-name="T12">– </text:span>КТО ИЗ МАГОВ СЕЙЧАС ПРИСУТСТВУЕТ В БИБЛИОТЕКЕ ЗА ПРЕДЕЛАМИ ЗОНЫ СКОЛЛАПСИРОВАВШЕГО ВРЕМЕНИ?</text:p>
      <text:p text:style-name="P60">Молчание. Наконец голос Спайка произнёс:</text:p>
      <text:p text:style-name="P60"><text:span text:style-name="T12">– </text:span>Она имеет ввиду, кто из единорогов в библиотеке не попал в это сверхпрозрачное стекло? Ну же, не тушуйся!</text:p>
      <text:p text:style-name="P60">Послышался застенчивый голос.</text:p>
      <text:p text:style-name="P60"><text:span text:style-name="T12">– </text:span>Эмм, я вам подхожу?</text:p>
      <text:p text:style-name="P60"><text:span text:style-name="T12">– </text:span>КТО ТЫ?</text:p>
      <text:p text:style-name="P60"><text:span text:style-name="T12">– </text:span>Эмм, Лира Хартстрингс, единорог. Я не то, чтобы маг, моя специализация — музыка…</text:p>
      <text:p text:style-name="P60"><text:soft-page-break/><text:span text:style-name="T12">– </text:span>ГОДИТСЯ! ТЫ ВИДИШЬ ТОЧКУ СИНГУЛЯРНОСТИ?</text:p>
      <text:p text:style-name="P60"><text:span text:style-name="T12">– </text:span>Эмм?</text:p>
      <text:p text:style-name="P60">Голос Спайка пояснил:</text:p>
      <text:p text:style-name="P60"><text:span text:style-name="T12">– </text:span>Вон та яркая искорка над лестницей, у которой вся картинка искривляется.</text:p>
      <text:p text:style-name="P60"><text:span text:style-name="T12">– </text:span>Да! Вижу.</text:p>
      <text:p text:style-name="P60"><text:span text:style-name="T12">– </text:span>ТЕПЕРЬ ЛЕВИТИРУЙ ПРИМАТА В ТОЧКУ СИНГУЛЯРНОСТИ.</text:p>
      <text:p text:style-name="P60"><text:span text:style-name="T12">– </text:span>Чего?!! <text:span text:style-name="T12">– </text:span>возопило моё малое сознание.</text:p>
      <text:p text:style-name="P60"><text:span text:style-name="T12">– </text:span>Эмм… Зачем?</text:p>
      <text:p text:style-name="P60"><text:span text:style-name="T12">–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2"> </text:span>НЕ ВОЛНУЙСЯ, ДВУНОГИЙ, ТЕБЕ ЭТО НЕ ПОВРЕДИТ.</text:p>
      <text:p text:style-name="P60"><text:span text:style-name="T12">– </text:span>Вы даёте слово, что человеку не будет причинён вред? <text:span text:style-name="T12">– </text:span>голос Лиры обрёл непривычную твёрдость.</text:p>
      <text:p text:style-name="P60"><text:span text:style-name="T12">– </text:span>КАК ТЫ СМЕЕШЬ СОМНЕВАТЬСЯ В НАС, СВОЕЙ ПРИНЦЕССЕ?</text:p>
      <text:p text:style-name="P60"><text:span text:style-name="T12">– Я </text:span>не сомневаюсь в вас, Ваше Высочество… Потому и требую слова!</text:p>
      <text:p text:style-name="P60"><text:span text:style-name="T12">– </text:span>ХММ, НАДО БУДЕТ ПРОВЕРИТЬ ТВОЮ БИОГРАФИЮ ПОСЛЕ ОСВОБОЖДЕНИЯ. ЛАДНО. КЛЯНЁМСЯ БОРОДОЙ СЕЛЕСТИИ,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60"><text:span text:style-name="T12">– </text:span>Ну, блядь, спасибо! <text:span text:style-name="T12">– </text:span>подумал я.</text:p>
      <text:p text:style-name="P60"><text:span text:style-name="T12">–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60">Тишина… С громким хлопком торнадо исчезает, сознания воссоединяются, всё падает на пол. </text:p>
      <text:p text:style-name="P60"/>
      <text:p text:style-name="P60">…</text:p>
      <text:p text:style-name="P60"/>
      <text:p text:style-name="P60"><text:span text:style-name="T12">– </text:span>Буэ-э-э!</text:p>
      <text:p text:style-name="P60">То ли от воздействия сингулярности, то ли от того, что закружилась голова в торнадо, но меня буквально вывернуло наизнанку.</text:p>
      <text:p text:style-name="P60"><text:span text:style-name="T12">– </text:span>Проклятье! Тебе только Кэйдэнс осталось обрыгать для полной коллекции! <text:span text:style-name="T12">– </text:span>презрительно заметила Луна, вставая из-под меня.</text:p>
      <text:p text:style-name="P60">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60"><text:span text:style-name="T12">– </text:span>Так шта не так уж сильно мы и погудели с братюней на прошлый Канун горящего очага! <text:span text:style-name="T12">– </text:span>пробормотала Эпплджек, схватившись за голову. <text:span text:style-name="T12">– </text:span>Не сравнить с теперешней гулянкой.</text:p>
      <text:p text:style-name="P60">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60">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60"><text:soft-page-break/><text:span text:style-name="T12">– </text:span>Итак, Мы ждём <text:span text:style-name="T12">– а</text:span>ликорница смотрела на меня выжидающе. <text:span text:style-name="T12">– Т</text:span>ы говорил, что знаешь, где искать сестру?</text:p>
      <text:p text:style-name="P60">Просительные нотки контрастировали с привычным для Луны властным тоном. Аликорница присела на пол и устало опустила голову.</text:p>
      <text:p text:style-name="P60">Я кивнул ей примирительно.</text:p>
      <text:p text:style-name="P60"><text:span text:style-name="T12">–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60"><text:span text:style-name="T12">– </text:span>Давай по-порядку. <text:span text:style-name="T12">– о</text:span>становила меня Луна. <text:span text:style-name="T12">– </text:span>С чего ты взял, что она в твоём мире?</text:p>
      <text:p text:style-name="P60">Я задумался. Как объяснить ей, не рассказывая основное? То, от чего весь мир остановится? Как описать частность, не раскрыв суть?</text:p>
      <text:p text:style-name="P60">Луна продолжила с горечью.</text:p>
      <text:p text:style-name="P60"><text:span text:style-name="T12">–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60"><text:span text:style-name="T12">– Ч</text:span>то? Остатки магии? <text:span text:style-name="T12">–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60"><text:span text:style-name="T12">– </text:span>Мы проследили её сновидение до магической вспышки. <text:span text:style-name="T12">– п</text:span>одтвердила Луна. Её взгляд сверлил меня, улавливая малейшие изменения мимики. <text:span text:style-name="T12">– </text:span>Сел встречалась во сне с тобой. Она не вернулась обратно.</text:p>
      <text:p text:style-name="P60">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60">Я со всей дури грохнул кулаком по ограждению балкона. Перила жалобно скрипнули. Луна всё поняла и кивнула.</text:p>
      <text:p text:style-name="P60"><text:span text:style-name="T12">– </text:span>Теперь ты понимаешь, почему Мы виним тебя в развоплощении сестры?</text:p>
      <text:p text:style-name="P60"><text:span text:style-name="T12">– </text:span>Да. Но послушай… Я не могу рассказать всё. <text:span text:style-name="T12">– </text:span>осторожно, как по горячим углям, начал я. <text:span text:style-name="T12">– </text:span>Это может натворить большую беду.</text:p>
      <text:p text:style-name="P60">Луна пристально взглянула на меня и понимающе склонила голову.</text:p>
      <text:p text:style-name="P60"><text:span text:style-name="T12">– </text:span>Мы знаем, иногда так бывает. Продолжай.</text:p>
      <text:p text:style-name="P60"><text:span text:style-name="T12">– </text:span>Ты ведь читала дневник Твайлайт о результатах эксперимента с заклинанием Воплощения? Вспомни запись сна Рэрити. Колонна пони, уходящих в чёрный экран.</text:p>
      <text:p text:style-name="P60"><text:span text:style-name="T12">– </text:span>Да, помним.</text:p>
      <text:p text:style-name="P60"><text:span text:style-name="T12">–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60">В разговор встряла Твайлайт, до этого тихо стоявшая в сторонке.</text:p>
      <text:p text:style-name="P60"><text:span text:style-name="T12">–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60">Я вздохнул с облегчением. Твайлайт — умничка! Мне даже придумывать ничего не пришлось.</text:p>
      <text:p text:style-name="P60"><text:span text:style-name="T12">– </text:span>Нечто вроде. Они точно не погибают, я это видел. Просто переносятся туда и превращаются в людей. Развоплощение — не значит смерть.</text:p>
      <text:p text:style-name="P60">Единорожка успокаивающе произнесла:</text:p>
      <text:p text:style-name="P60"><text:soft-page-break/><text:span text:style-name="T12">– </text:span>Макс,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жителями другой реальности — такое я не встречала в идеях современных классиков. Хотя, если копнуть поглубже…</text:p>
      <text:p text:style-name="P60">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60"><text:span text:style-name="T12">– </text:span>Ты что-то недоговариваешь. <text:span text:style-name="T12">– </text:span>шепнула она почти ласково. <text:span text:style-name="T12">–</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ложь.</text:p>
      <text:p text:style-name="P60">Аликорница вернулась на место, воссоединившись с двойником.</text:p>
      <text:p text:style-name="P60"><text:span text:style-name="T12">– … </text:span>а <text:span text:style-name="T12">М</text:span>арк Ботвиний-младший упоминал в «Энциклопедии Арканум» о древнем божестве К<text:span text:style-name="T12">'</text:span>утулу, пожирающем во сне души экстрасенсориков, обладающих достаточной чувствительностью, чтобы попасть под его воздействие.</text:p>
      <text:p text:style-name="P60"><text:span text:style-name="T12">– </text:span>Достаточно, Твайлайт. <text:span text:style-name="T12">– </text:span>остановила единорожку Луна. <text:span text:style-name="T12">–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60">Единорожка задумалась.</text:p>
      <text:p text:style-name="P60"><text:span text:style-name="T12">– </text:span>Очевидно, нам нужно проникнуть в мир Макса, отыскать там принцессу и вернуться с ней назад. Для проникновения и возврата можно воспользоваться коридором, проложенным из мира Макс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60"><text:span text:style-name="T12">– </text:span>Да, это может сработать. <text:span text:style-name="T12">– </text:span>кивнула Луна. <text:span text:style-name="T12">– </text:span>Если только у Нас с Дискордом хватит сил его открыть. В прошлый раз основную тяжесть по формированию коридора взяла на себя Сел.</text:p>
      <text:p text:style-name="P60"><text:span text:style-name="T12">– </text:span>Разумеется, я помогу вам! <text:span text:style-name="T12">– </text:span>воскликнула Твайлайт с энтузиазмом. <text:span text:style-name="T12">– </text:span>У меня же есть опыт, хоть и не очень удачный.</text:p>
      <text:p text:style-name="P60">Луна сморщила нос при этих словах, но всё же кивнула.</text:p>
      <text:p text:style-name="P60"><text:span text:style-name="T12">–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60"><text:span text:style-name="T12">– </text:span>Я приглашу их. Они не откажутся.</text:p>
      <text:p text:style-name="P60"><text:span text:style-name="T12">– </text:span>Что ж, ещё одной проблемой меньше. Теперь нужно решить, как найти Сел. Кто-то должен отправиться за ней.</text:p>
      <text:p text:style-name="P60"><text:span text:style-name="T12">– </text:span>Это, разумеется, буду я. <text:span text:style-name="T12">– п</text:span>ожал плечами я. <text:span text:style-name="T12">– Р</text:span>азумная пони там и шагу не сделает без того, чтобы не попасть в лабораторию к учёным или военным.</text:p>
      <text:p text:style-name="P60"><text:span text:style-name="T12">– </text:span>А если…</text:p>
      <text:p text:style-name="P60"><text:span text:style-name="T12">– </text:span>А если она прикинется неразумной, <text:span text:style-name="T12">– </text:span>предвосхитил я вопрос единорожки, <text:span text:style-name="T12">–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ли.</text:p>
      <text:p text:style-name="P60"><text:span text:style-name="T12">– </text:span>Остаётся ещё одна проблема. <text:span text:style-name="T12">– </text:span>тихо сказала аликорница. <text:span text:style-name="T12">–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60"><text:soft-page-break/><text:span text:style-name="T12">– </text:span>Я попробую подыскать подходящие заклинания для работы с флорой. <text:span text:style-name="T12">– </text:span>загорелась научным рвением Твайлайт. <text:span text:style-name="T12">– </text:span>Помнится, в «Природе проклятий» был раздел, посвящённый зебринским ритуалам плодородия.</text:p>
      <text:p text:style-name="P60">Единорожка вернулась в библиотеку. Некоторое время мы с Луной молча слушали звуки засыпающего Понивилля.</text:p>
      <text:p text:style-name="P60"><text:span text:style-name="T12">– </text:span>Почему ты так опасаешься гибели Селестии? <text:span text:style-name="T12">– </text:span>наконец спросил я аликорницу. <text:span text:style-name="T12">– </text:span>Ведь вы бессмертны. Рано или поздно твоя сестра вернётся к тебе, как ты вернулась к ней через тысячу лет заточения.</text:p>
      <text:p text:style-name="P60"><text:span text:style-name="T12">– </text:span>Ха! <text:span text:style-name="T12">– </text:span>с горечью отозвалась Луна. <text:span text:style-name="T12">–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Сестра наказала больше себя, чем Нас. Впрочем, Сел никогда не отличалась сильной логикой.</text:p>
      <text:p text:style-name="P60"><text:span text:style-name="T12">–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60">Аликорница отвлеклась от воспоминаний.</text:p>
      <text:p text:style-name="P60"><text:span text:style-name="T12">–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60"><text:span text:style-name="T12">– </text:span>Почему же ты не смогла найти меня с его помощью?</text:p>
      <text:p text:style-name="P60">Аликорница смутилась.</text:p>
      <text:p text:style-name="P60"><text:span text:style-name="T12">–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60"><text:span text:style-name="T12">– </text:span>Да уж, успех тотальный. <text:span text:style-name="T12">– </text:span>скептически отозвался я, прислушиваясь к звукам уборки. <text:span text:style-name="T12">– </text:span>Я бы и сам к тебе заявился с результатами эксперимента, дай ты мне пару дней времени.</text:p>
      <text:p text:style-name="P60"><text:span text:style-name="T12">– </text:span>Как бы то ни было, <text:span text:style-name="T12">– </text:span>поджала губы Луна, <text:span text:style-name="T12">– </text:span>мы пришли к сотрудничеству. Надеюсь, оно будет плодотворным. Более плодотворным, чем было у тебя с Сел.</text:p>
      <text:p text:style-name="P60">Я присмотрелся к ночной принцессе. Что она знает о нас с Селли?</text:p>
      <text:p text:style-name="P60"><text:span text:style-name="T12">– </text:span>У нас было достаточно плодотворное сотрудничество. <text:span text:style-name="T12">– </text:span>осторожно начал я. <text:span text:style-name="T12">– </text:span>Хотя основную часть работы сделал я, Дэш и Твайлайт.</text:p>
      <text:p text:style-name="P60"><text:span text:style-name="T12">– </text:span>Неудивительно! <text:span text:style-name="T12">– </text:span>фыркнула Луна. <text:span text:style-name="T12">– </text:span>в<text:span text:style-name="T12"> </text:span>этом — вся Сел. Сестра, в отличие от Нас, всегда норовит спихнуть тяжёлую задачу на кого-нибудь другого!</text:p>
      <text:p text:style-name="P60"><text:span text:style-name="T12">– </text:span>А также совместить приятное с полезным. <text:span text:style-name="T12">– </text:span>не удержался я.</text:p>
      <text:p text:style-name="P53">Луна бросила на меня тяжёлый взгляд.</text:p>
      <text:p text:style-name="P58"><text:span text:style-name="T18">–</text:span> Вот это вряд ли! Сел охладела к сексу ещё до Нашей ссылки. И, насколько Нам известно, за время Нашего отсутствия её предпочтения в <text:span text:style-name="T12"><text:s/></text:span>этом плане не менялись.</text:p>
      <text:p text:style-name="P58">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53"><text:span text:style-name="T17">–</text:span> Тогда зачем она..?</text:p>
      <text:p text:style-name="P53"><text:soft-page-break/><text:span text:style-name="T17">–</text:span> Дала тебе? <text:span text:style-name="T17">–</text:span> цинично завершила мой вопрос Луна. <text:span text:style-name="T17">–</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53">Меня как будто окатило ледяным душем. Не любовь и даже не дружба. Просто плата за услугу… Даже не дружба…</text:p>
      <text:p text:style-name="P53">Тревожная догадка окончательно сковала морозом душу.</text:p>
      <text:p text:style-name="P58"><text:span text:style-name="T18">–</text:span> А другие? Они тоже… давали мне потому, что считали меня последним шансом?</text:p>
      <text:p text:style-name="P58">У аликорницы отвалилась челюсть.</text:p>
      <text:p text:style-name="P58"><text:span text:style-name="T18">–</text:span> Другие? Кто ещё?<text:span text:style-name="T12"> </text:span>С кем ещё у тебя были… отношения?</text:p>
      <text:p text:style-name="P53"><text:span text:style-name="T17">–</text:span> С Рэйнбоу Дэш <text:span text:style-name="T17">–</text:span> ответил я несчастным голосом. <text:span text:style-name="T17">–</text:span> И, может быть, с Пинки.</text:p>
      <text:p text:style-name="P53"><text:span text:style-name="T17">–</text:span> А ты живчик. <text:span text:style-name="T17">–</text:span> удивлённо заметила Луна и нахмурилась. <text:span text:style-name="T17">–</text:span> Нет, про цель твоего пребывания тут известно только Нам, Сел, Дискорду и Твайлайт. Остальные действуют по своей воле и предпочтениям.</text:p>
      <text:p text:style-name="P53">Аликорница фыркнула.</text:p>
      <text:p text:style-name="P53"><text:span text:style-name="T17">– </text:span><text:span text:style-name="T75">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60">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ли?</text:p>
      <text:p text:style-name="P60"><text:span text:style-name="T12">– </text:span>Макс, ты в порядке? <text:span text:style-name="T12">– </text:span>на балкон заглянула Дэш. <text:span text:style-name="T12">– </text:span>Твайлайт говорит, нам нужно отправляться к развалинам в Вечнодиком лесу. Можешь на меня рассчитывать. Когда отправляемся?</text:p>
      <text:p text:style-name="P60">Я благодарно взъерошил пегаске гриву. Уныние отступило.</text:p>
      <text:p text:style-name="P60"><text:span text:style-name="T12">– </text:span>Спасибо, Дэш. Ты настоящий друг.</text:p>
      <text:p text:style-name="P60"><text:span text:style-name="T12">– </text:span>Сначала нам нужно вернуться в Кантерлот. <text:span text:style-name="T12">– п</text:span>рервала нас Луна. <text:span text:style-name="T12">– </text:span>Помимо подготовки к рейду, Нам нужно создать компас. И провести Гранд Галопинг Гала.</text:p>
      <text:p text:style-name="P60">Я удивлённо воззрился на аликорницу.</text:p>
      <text:p text:style-name="P60"><text:span text:style-name="T12">– </text:span>Если отменить праздник, начнутся волнения. <text:span text:style-name="T12">– </text:span>ответила Луна на мой незаданный вопрос. <text:span text:style-name="T12">–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60">Я пожал плечами и спустился с пегаской вниз, к компании.</text:p>
      <text:p text:style-name="P60"/>
      <text:h text:style-name="P172" text:outline-level="2">19. <text:span text:style-name="T1">Лучший</text:span> Гранд Галопин<text:span text:style-name="T1">г</text:span> Гала <text:span text:style-name="T1">в истории</text:span></text:h>
      <text:p text:style-name="P86">Bee Gees – You Should Be dancing</text:p>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60"><text:span text:style-name="T12">– </text:span>Да что ж такое творится-то! Ни в жисть не поверю, чтоб в Кантерлоте пустые дома были! <text:span text:style-name="T12">– </text:span>заявила Эпплджек. <text:span text:style-name="T12">–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60"><text:span text:style-name="T12">– </text:span>Какая жалость, что это всё из-за вампирского мира! <text:span text:style-name="T12">– </text:span>пробормотала Рэрити. <text:span text:style-name="T12">– </text:span>Самое время покупать землю под бутик.</text:p>
      <text:p text:style-name="P60"><text:soft-page-break/>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60">Тук-тук-тук!</text:p>
      <text:p text:style-name="P60"><text:span text:style-name="T12">– </text:span>Макс, ты тут? <text:span text:style-name="T12">–</text:span>Дэш просунула нос в дверь, не дожидаясь отклика. <text:span text:style-name="T12">– </text:span>Ага, вот ты где! Я с тобой!</text:p>
      <text:p text:style-name="P60">Она швырнула перемётные сумки мне на постель и пошла к выходу.</text:p>
      <text:p text:style-name="P60"><text:span text:style-name="T12">– </text:span>Ну, чего застрял? Пошли скорее, а то на хавчик опоздаем! <text:span text:style-name="T12">– </text:span>нетерпеливо обернулась пегаска.</text:p>
      <text:p text:style-name="P60">Я пожал плечами и пошёл следом. Бороться со стихией в лице Дэш было трудновато. Да и незачем.</text:p>
      <text:p text:style-name="P60"/>
      <text:p text:style-name="P47">…</text:p>
      <text:p text:style-name="P47"/>
      <text:p text:style-name="P60">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60"><text:span text:style-name="T12">– </text:span>Располагайтесь. <text:span text:style-name="T12">– </text:span>кивнула нам Луна.</text:p>
      <text:p text:style-name="P60">«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12">–</text:span> всхлипула Дэш.</text:p>
      <text:p text:style-name="P60"><text:span text:style-name="T12">– </text:span>Ну что же вы? Присаживайтесь. <text:span text:style-name="T12">– </text:span>вновь пригласила Луна. <text:span text:style-name="T12">– </text:span>Если блюда выветрятся, придётся их выкинуть и приготовить новые.</text:p>
      <text:p text:style-name="P60">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2">одной</text:span> подушки. </text:p>
      <text:p text:style-name="P60"><text:span text:style-name="T12">– </text:span>Мы узнали у шеф-повара сестры о твоих кулинарных предпочтениях. <text:span text:style-name="T12">– у</text:span>лыбнулась мне Луна. <text:span text:style-name="T12">– </text:span>Не в обиду, но ты первый примат на Нашей памяти, не брезгующий мясом. Насколько Нам известно, рацион обезьян состоит из фруктов и листьев бамбука.</text:p>
      <text:p text:style-name="P60">Я мило улыбнулся ей в ответ, закинул в рот пучок петрушки и ответил.</text:p>
      <text:p text:style-name="P60"><text:span text:style-name="T12">– </text:span>А ты первая на моей памяти лошадь, умеющая магичить.</text:p>
      <text:p text:style-name="P60">Луна нахмурилась, но потом луч озарения коснулся её мордочки.</text:p>
      <text:p text:style-name="P47">– П<text:span text:style-name="T1">ризнаём, Мы были несправедливы к тебе. Как Нам тебя называть?</text:span></text:p>
      <text:p text:style-name="P60">Я выплюнул петрушку и взял кусок рыбы.</text:p>
      <text:p text:style-name="P47">– <text:span text:style-name="T1">Человеком. Во множественном числе мы — люди. Хотя множественная форма тебе не понадобится, принцесса.</text:span></text:p>
      <text:p text:style-name="P60">Все расселись по местам, когда с дальнего конца стола раздался звонкий голосок.</text:p>
      <text:p text:style-name="P47">– <text:span text:style-name="T1">Эй, а туточки одно место пустует! Можно его займёт Гамми?</text:span></text:p>
      <text:p text:style-name="P47"><text:span text:style-name="T1">– Нет, Пинки. </text:span>– <text:span text:style-name="T1">ответила Луна. </text:span>– <text:span text:style-name="T1">Мы ждём ещё одного гостя.</text:span></text:p>
      <text:p text:style-name="P60">– А если он не придёт, тогда можно?</text:p>
      <text:p text:style-name="P60">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text:soft-page-break/>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60">– Эй! Это моя шляпа! – возмутилась фермерша.</text:p>
      <text:p text:style-name="P60">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60">– Прекрати паясничать! – негромко сказала Луна.</text:p>
      <text:p text:style-name="P60">– Я не хотел… Тут мышь… – мои уши загорались медленно, но неотвратимо.</text:p>
      <text:p text:style-name="P60">– Мы не тебе. – так же тихо произнесла аликорница.</text:p>
      <text:p text:style-name="P60">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60">–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60">– Перестань, Дискорд. – устало ответила Луна. – Фиглярство вызывает улыбку только первые пару сотен лет.</text:p>
      <text:p text:style-name="P60">– Говори только за себя, дражайшая! Я, наоборот, только вхожу во вкус!</text:p>
      <text:p text:style-name="P60">Драконикус принялся жадно есть брюкву и заткнулся.</text:p>
      <text:p text:style-name="P60">Аликорница обвела присутствующих долгим взглядом и начала.</text:p>
      <text:p text:style-name="P60">– Итак, все мы знаем цель похода к руинам нашего с сестрой замка. Нам нужно заново открыть коридор, по которому человек Макс прибыл к нам и переправить его обратно.</text:p>
      <text:p text:style-name="P60">– Прибыл к нам, ага. А я-то думал, Селли сама на нашу голову вытащила эту обезьяну из мухосранска. – прочавкал сам себе Дискорд.</text:p>
      <text:p text:style-name="P60">– Макс берётся отыскать Селестию. И наша задача — помочь ему в этом! – с нажимом произнесла Луна, ни на кого не глядя.</text:p>
      <text:p text:style-name="P60">–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60">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60">– Я полностью в вашем распоряжении, Ваше Высочество! Думаю, мои друзья меня поддержат! – отчеканила Твайлайт.</text:p>
      <text:p text:style-name="P60">Шестёрка пони отозвалась невнятным мычанием.</text:p>
      <text:p text:style-name="P60">–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60">– С этой же просьбой Мы обращаемся к тебе, <text:span text:style-name="T25">Величайший</text:span>. Нам нужна твоя магия. – обратилась аликорница к Дискорду. Тот сразу же набычился, достал откуда-то расчёску и стал расчёсывать гриву.</text:p>
      <text:p text:style-name="P60">–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60">–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60">– Эталоном? Для всехпони? Всегда говорила? – Дискорд принял задумчивую позу, стреляя глазами по сторонам.</text:p>
      <text:p text:style-name="P60"><text:soft-page-break/>–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60">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60">– Мы думаем, она была права!</text:p>
      <text:p text:style-name="P60">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60">– Ну, это… Если светоч, то конечно… А как же! Я всегда знал, что я светоч!.. А для Элементов Гармонии я тоже светоч?</text:p>
      <text:p text:style-name="P60">– Разумеется! – заверила его Луна, изо всех сил моргая шестёрке.</text:p>
      <text:p text:style-name="P60">– Светоч, светоч! – вразнобой подтвердили пони. Пожалуй, Флаттершай даже не врала.</text:p>
      <text:p text:style-name="P60">–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60">– Ффух! – шумно выдохнула Луна. – Спасибо вам, Наши дорогие, вы Нам очень помогли!</text:p>
      <text:p text:style-name="P60">– Но мы же ничего не сделали! – запротестовала Эпплджек.</text:p>
      <text:p text:style-name="P60">–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чет от Нас сейчас, Мы давать ему не собираемся!</text:p>
      <text:p text:style-name="P60"/>
      <text:p text:style-name="P60">…</text:p>
      <text:p text:style-name="P60"/>
      <text:p text:style-name="P60">Безмолвными тенями скользнули лакеи и унесли блюда. На освободившемся столе Луна расстелила свиток с записями.</text:p>
      <text:p text:style-name="P60">– Теперь, мои маленькие пони, Мы должны просить вас ещё об одной услуге.</text:p>
      <text:p text:style-name="P60">Странно и непривычно было видеть принцессу ночи сконфуженной.</text:p>
      <text:p text:style-name="P60">– Через три дня у нас наступает Гранд Галопинг Гала. Неделю назад пропал наш церемониймейстер и распорядитель праздника, мисс Кози. Мы же этот праздник никогда не проводили. Но Мы помним, вы уже как-то помогали Сестре устраивать Гала, от которого она осталась в восторге.</text:p>
      <text:p text:style-name="P60">При этих словах пони стали прятать глаза, а Дэш фейсхуфнула.</text:p>
      <text:p text:style-name="P60">– Нам просто необходимо провести это праздник! – отчаянно заявила Луна.<text:span text:style-name="T12">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60">–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60">–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60">Флаттершай закрыла голову копытами.</text:p>
      <text:p text:style-name="P60"><text:soft-page-break/></text:p>
      <text:p text:style-name="P48">***</text:p>
      <text:p text:style-name="P47"/>
      <text:p text:style-name="P60">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60">– Я верю в вас только потому, что ты об этом попросила. – наконец, начал я. – Тогда, в метель.</text:p>
      <text:p text:style-name="P60">Аликорница кивнула.</text:p>
      <text:p text:style-name="P60">– Потому что у меня больше нет других причин верить в дружбомагию. После того, что рассказала Луна.</text:p>
      <text:p text:style-name="P60">Аликорница сникла.</text:p>
      <text:p text:style-name="P60">– Она ведь правду сказала? То свидание ночью было всего лишь платой? Авансом?</text:p>
      <text:p text:style-name="P60">Селестия грустно кивнула и отвернулась.</text:p>
      <text:p text:style-name="P60">– Выходит, я для тебя был тем же, чем сейчас Дискорд для Луны? С тем отличием, что ты не нашла способ «отмазаться»?</text:p>
      <text:p text:style-name="P60">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60">Заросли можжевельника раздвинулись, пропуская синюю единорожку.</text:p>
      <text:p text:style-name="P60">– Привет!</text:p>
      <text:p text:style-name="P60">Я молча смотрел сквозь неё, привалившись спиной к валуну. Мне хотелось побыть одному.</text:p>
      <text:p text:style-name="P60">– Привет, говорю! Я видела, как ты залазил сюда. Классное местечко!</text:p>
      <text:p text:style-name="P60">– Привет, Индиго.</text:p>
      <text:p text:style-name="P60">– Что-то на тебе лица нет. Ты бледнее болотной поганки из Вечнодикого леса. Что-то случилось?</text:p>
      <text:p text:style-name="P60">– Случилось, Индиго. За то время, что мы не виделись, случилось очень многое.</text:p>
      <text:p text:style-name="P60">– Так это ж здорово! Я люблю, когда что-нибудь случается! Иначе скучно. А ты? Расскажи! Ты нашёл Шейлу?</text:p>
      <text:p text:style-name="P60">– Нашёл.</text:p>
      <text:p text:style-name="P60">– Вау! А принцессу Селестию?</text:p>
      <text:p text:style-name="P60">– Селестию тоже.</text:p>
      <text:p text:style-name="P60">– Круто! А где они? Они скоро вернутся?</text:p>
      <text:p text:style-name="P60">– Они не вернутся.</text:p>
      <text:p text:style-name="P60">Индиго перестала улыбаться. Тревога отразилась на её мордочке.</text:p>
      <text:p text:style-name="P60">– Почему?</text:p>
      <text:p text:style-name="P60">– Они там, откуда нет возврата.</text:p>
      <text:p text:style-name="P60">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60">Индиго молча села возле меня. Потом она всхлипнула. Потом тяжело вздохнула.</text:p>
      <text:p text:style-name="P60">– Пожалуйста, скажи мне, что с ними.</text:p>
      <text:p text:style-name="P60">Я оторвался от валуна, склонился над ней и тихонько прошептал ей в ухо:</text:p>
      <text:p text:style-name="P60"><text:soft-page-break/>– Если я скажу, ты исчезнешь. Это такое проклятие. Отправишься вслед за ними. Мне бы этого не хотелось. Ты нужна здесь.</text:p>
      <text:p text:style-name="P60">Индиго хмуро взглянула на меня.</text:p>
      <text:p text:style-name="P60">–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60">Я ласково потрепал её по головке.</text:p>
      <text:p text:style-name="P60">–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ли будет чем-то другим, и я не уверен, что нам всем понравится это другое.</text:p>
      <text:p text:style-name="P60">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60">– Индиго, ты в Гранд Галопинг Гала когда-нибудь участвовала?</text:p>
      <text:p text:style-name="P60">– А то! В прошлом году па взял меня с собой на Гала. Он стоял в охране, а я пробралась внутрь и наблюдала за всем из-за занавески.</text:p>
      <text:p text:style-name="P60">– То есть, ты помнишь, как там всё устроено и что должно происходить?</text:p>
      <text:p text:style-name="P60">– Агась!</text:p>
      <text:p text:style-name="P60">–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60">– Вау! Круто!</text:p>
      <text:p text:style-name="P60">Единорожка в восторге <text:s/>запрыгала на месте.</text:p>
      <text:p text:style-name="P60">–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60">Кобылка остановилась и обняла меня за шею.</text:p>
      <text:p text:style-name="P60">– Спасибки! Тока ж ты на праздник придёшь? Обещаешь? Пожалуйста-пожалуйста-пожалуйста!</text:p>
      <text:p text:style-name="P60">– Обещаю.</text:p>
      <text:p text:style-name="P60">Единорожка умчалась с победным «ю-ху-у-у!».</text:p>
      <text:p text:style-name="P60">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60">В серебряной коробке вместо книги лежал одинокий листок бумаги.</text:p>
      <text:p text:style-name="P69"/>
      <text:p text:style-name="P69">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9">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9">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text:soft-page-break/>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реже, но надолго меня не хватит. На тот случай, если я не дождусь твоего возвращения, я прошу моего церемониймейстера, мисс Кози, сказать тебе проверить парковый тайник.</text:p>
      <text:p text:style-name="P69">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9">До встречи!</text:p>
      <text:p text:style-name="P69"/>
      <text:p text:style-name="P60">– Селли-Селли… Ну почему ты такая… – пробормотал я сквозь слёзы.</text:p>
      <text:p text:style-name="P60"/>
      <text:p text:style-name="P61">***</text:p>
      <text:p text:style-name="P86">INXS – Suicide blonde</text:p>
      <text:p text:style-name="P60">«Леди и джентльпони! Мне выпала честь объявить Гранд Галопинг Гала открытым! В этом году бал будет проходить в честь скорого возвращения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60">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60">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60">–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60">–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60">–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 </text:p>
      <text:p text:style-name="P60">– А моя часть будет в самом конце. – вздохнул третий голосок. – Если мы до него досидим. Лично мне уже надоело. Скучно.</text:p>
      <text:p text:style-name="P60">–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60"><text:soft-page-break/>– Всё равно Норф был круче. – пробормотал голос Индиго. – Он Кинга раза три уделывал на «Королеве Лорен».</text:p>
      <text:p text:style-name="P60">– Скоро начнётся! Я слышу свисток Вондерболтов! – перебил голос Санни – Бежим на смотровую площадку!</text:p>
      <text:p text:style-name="P60">– Кто первый добежит, тот… эмм…</text:p>
      <text:p text:style-name="P60">– Суперсветоч!</text:p>
      <text:p text:style-name="P60">– Агась! Галагалоперы, вперёд!</text:p>
      <text:p text:style-name="P60">– Йей!!!</text:p>
      <text:p text:style-name="P60">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60">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60">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60">…</text:p>
      <text:p text:style-name="P60">– Это она! Она!!!</text:p>
      <text:p text:style-name="P60">– Наша принцесса! Наше солнце!</text:p>
      <text:p text:style-name="P60">– Она вернётся!</text:p>
      <text:p text:style-name="P60">– А то! Я всем говорил! Мне никто не верил! Никто!!!</text:p>
      <text:p text:style-name="P60">– Дайте мне вас обнять, дорогой друг!</text:p>
      <text:p text:style-name="P60">…</text:p>
      <text:p text:style-name="P60">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47">&lt;<text:span text:style-name="T76">Ace Enders – million different people</text:span>&gt;</text:p>
      <text:p text:style-name="P60">Вновь вспыхнули фонари. Волна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60">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text:soft-page-break/>незримой магией, побуждая <text:span text:style-name="T29">усесться поудобнее там, где стоишь, и слушать-слушать-слушать (танцевать?)</text:span>.</text:p>
      <text:p text:style-name="P60">…</text:p>
      <text:p text:style-name="P60">Музыкальный транс прервался цоканьем копыт по парковой дорожке. Две фигуры устало брели прочь от замка, тихо переговариваясь.</text:p>
      <text:p text:style-name="P60">– Ужель обязательно лично приветствовать каждого пони? Сестра разбаловала их. Это так утомляет!</text:p>
      <text:p text:style-name="P60">–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60">–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60">Луна с Твайлайт остановились прямо у колонны, за которой сидел я, прислонившись к прохладному мрамору с надписью «з<text:span text:style-name="T86">д</text:span>ЕсЬ БЫл <text:span text:style-name="T87">д</text:span>ИскОр<text:span text:style-name="T85">Д</text:span>».</text:p>
      <text:p text:style-name="P60">–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60">–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60">–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60">В саду прозвенел гонг. Музыка умолкла и в наступившей тишине звонкий голосок объявил в потрескивающий микрофон:</text:p>
      <text:p text:style-name="P60">– Драсьте-драсьте-драсьте! Продолжаем Гала-рейв состязанием небесных колесниц! Заезды совершаются вокруг дворца, вдоль крепостной стены по правилам Гран-при «Небеса Эквестрии»! В честь возобновления давней традиции главный приз будут вручать сами Её Высочество, принцесса Луна! Круг почёта в качестве доверенного лица принцессы Селестии будет принимать Твайлайт Спаркл!</text:p>
      <text:p text:style-name="P60">Последняя фраза утонула в свисте и восторжённом топоте копыт. Твайлайт вздохнула.</text:p>
      <text:p text:style-name="P60">– Мне пора. Надеюсь, эти гонки не продлятся слишком долго. Всё, что мне сейчас хочется — добраться до постели и упасть в неё не разде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60">Твайлайт побрела по дорожке к освещённой террасе. Луна проводила её взглядом. Затем она со смешком обратилась в пространство:</text:p>
      <text:p text:style-name="P60">– Скрываться за колонной — плохая идея. Если хочешь, чтобы тебя не раскрыли, прячься так, чтобы не было видно твоей тени.</text:p>
      <text:p text:style-name="P60">– А кто прячется-то? – я встал и вышел к Луне. – Слушал себе музыку, пока вы не подошли. Классно играют!</text:p>
      <text:p text:style-name="P60">Луна кивнула.</text:p>
      <text:p text:style-name="P60">– Да, трио Винил, Октавии и Лиры тяжело было собрать вместе, но, похоже, оно того стоило! Увы, человек, не время развлекаться. Вернёмся к нашим заботам. Пойдём, Нам нужно передать тебе компас.</text:p>
      <text:p text:style-name="P60"><text:soft-page-break/>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60">– А-а-а, дражайший принц? – любезнейше приветствовала франта Луна – Как ваше драгоценное здоровье? Как поживает ваш кузён Хавтиноуз?</text:p>
      <text:p text:style-name="P60">Принц позеленел, промычал нечто нечленораздельное и дал знак носильщикам двигаться дальше.</text:p>
      <text:p text:style-name="P60">Во дворце, вручив мне небольшую тяжёлую шкатулку серебряной окантовки с хрустальным шаром , Луна с некоторым смущением сообщила:</text:p>
      <text:p text:style-name="P60">– Не сомневаемся, при том уровне отношений, что был у вас с Сестрой, у тебя должно иметься…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60">Она что, блядь, издевается?</text:p>
      <text:p text:style-name="P60">– Да хрен там! Какие перья? Ты же сама сказала, отношения были чисто деловыми. По крайней мере, с её стороны.</text:p>
      <text:p text:style-name="P60">Луна продолжила с каменным выражением лица.</text:p>
      <text:p text:style-name="P60">– Если же нет, поднимись в её башню и разыщи перо или волос в её постели. После чего помести это в компас. Всё.</text:p>
      <text:p text:style-name="P60">Аликорница отвернулась. Я пошёл к выходу.</text:p>
      <text:p text:style-name="P60">– Иногда деловые отношения служат прикрытием для… чего-то большего. Но смертным это трудно понять.</text:p>
      <text:p text:style-name="P60">Я обернулся. Аликорница смотрела в окно на первый заезд «Небес Эквестрии», не удостаивая меня вниманием.</text:p>
      <text:p text:style-name="P60">Не гребу я этих аликорнов!</text:p>
      <text:p text:style-name="P47"/>
      <text:p text:style-name="P61">***</text:p>
      <text:p text:style-name="P60"/>
      <text:p text:style-name="P60">И вот я снова поднимаюсь в покои солнечной аликорницы. За прошедшие недели тело моё укрепилось в странствиях, а дух — в мозготрахах, периодически устраиваемых мне разноцветными лошадками. Перепрыгивая через две ступеньки я поднялся на вершину башни.</text:p>
      <text:p text:style-name="P60">Нерешительность охватила меня перед знакомой дверью. Будто только вчера я выскочил отсюда как ошпаренный, грохнув створкой так, что штукатурка посыпалась.</text:p>
      <text:p text:style-name="P60">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60">Чувствуя себя грабителем, я вошёл в комнату и осмотрел футон.</text:p>
      <text:p text:style-name="P60">Фиг там! Было такое впечатление, что последние недели на нём никто не спал. Ни складочки, ни вмятинки, ни волоска, ни пылинки.</text:p>
      <text:p text:style-name="P60">Я окинул взглядом комнату. Взор упал на гардероб у стенки. Вот где можно найти перо или волос!</text:p>
      <text:p text:style-name="P60">Рыться в шмотках Селестии — то ещё удовольствие! Я сгорал от смущения. Блядь, Луна нарочно послала меня с таким поручением! Злоехидной кобыле ничего не стоило сделать это самой, тем более, они сёстры! Ёбаная Луна!</text:p>
      <text:p text:style-name="P60">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88"></text:span><text:span text:style-name="T89"> сидел, прислонившись к стенке. Оранжевая лампочка по прежнему горела на налобнике.</text:span></text:p>
      <text:p text:style-name="P60"><text:soft-page-break/>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60">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ого коридора. Но я тогда был оглушён свалившимися на меня одномоментно чудесами и не вник в суть.</text:p>
      <text:p text:style-name="P60">Да, второй раз намёк на ЭТУ Селестию был тут же, в этой башне, когда её розо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 себя.</text:p>
      <text:p text:style-name="P60">Теперь же, созерцая развешанные на крючках тяжёлые доспехи, я пытался представить их на Селли.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60">Оправившись от потрясения, я рассмотрел детали. Потёртости, царапины, сколы выдавали активное использование лат в прошлом. В ложбинках многочисленных соединений и сгибов почему-то виднелась сажа. На грудной пластине панциря красовалась приличная вмятина, в самом центре которой было сквозное отверстие. Снизу отверстия вытекла, застыв, тёмно-бурая капля.</text:p>
      <text:p text:style-name="P60">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60">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60"/>
      <text:p text:style-name="P61">***</text:p>
      <text:p text:style-name="P60"/>
      <text:p text:style-name="P60">До старта финальной гонки оставалось полчаса. Я со вздохом допил кофе со сливками и вышел на улицу.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60">Первые толчки застали меня на мосту через реку, разделяющую верхний и нижний город. Земля тряслась непривычно сильно. Я схватился за поручни и завороженно смотрел, как река исчезает в трещине. Скрип моста вырвал меня из ступора. Я отпрыгнул назад, на землю.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60">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Штаны между бёдрами едва не дымились, когда я трясущимися руками отворял ворота мастерской Норфа.</text:p>
      <text:p text:style-name="P60">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60">«Королева Лорен» по-прежнему стояла в сарайчике у задней стены. Я запрыгнул на платформу и всмотрелся в органы управления. Всё просто, дальше некуда: ручка управления вертикальной тягой по центру панели, решётка радио чуть левее, педаль колёсного тормоза внизу, кнопка включения фонарей справа. Как там? Рычаг на себя?</text:p>
      <text:p text:style-name="P60">Рычаг заклинило. Блядь!!!</text:p>
      <text:p text:style-name="P60">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60"><text:soft-page-break/>Я что есть мочи дёрнул ручку на себя.</text:p>
      <text:p text:style-name="P60">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60"/>
      <text:p text:style-name="P60">…</text:p>
      <text:p text:style-name="P60"/>
      <text:p text:style-name="P60">«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триста. Я обернулся назад и охренел окончательно.</text:p>
      <text:p text:style-name="P60">Замок.</text:p>
      <text:p text:style-name="P60">Блядь, что с замком?!</text:p>
      <text:p text:style-name="P60">Я протёр глаза, но он по прежнему был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60">Я надавил на рычаг вертикальной тяги и колесница плавно скользнула вниз. Ха, теперь-то я понял, в чём дело! Замок висел в воздухе!</text:p>
      <text:p text:style-name="P60">Блядь… Замок висел в воздухе?!!</text:p>
      <text:p text:style-name="P60">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60">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60">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60">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60">Я пробежал комнату насквозь и кинулся к выходу.</text:p>
      <text:p text:style-name="P60">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60">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60">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60">За моей спиной раздался механический голос.</text:p>
      <text:p text:style-name="P60"><text:soft-page-break/>– <text:span text:style-name="T90">Зафиксирована опасная ситуация. Сознание пациента </text:span><text:span text:style-name="T91">&lt;</text:span><text:span text:style-name="T90">Селестия</text:span><text:span text:style-name="T91">&gt;</text:span><text:span text:style-name="T90"> не регистрируется. Активируется протокол экстренной эвакуации пациента </text:span><text:span text:style-name="T91">&lt;</text:span><text:span text:style-name="T90">Селестия</text:span><text:span text:style-name="T91">&gt;</text:span><text:span text:style-name="T90"> к </text:span><text:span text:style-name="T91">&lt;</text:span><text:span text:style-name="T90">Луна</text:span><text:span text:style-name="T91">&gt;</text:span><text:span text:style-name="T90">.</text:span></text:p>
      <text:p text:style-name="P60">Я обернулся.</text:p>
      <text:p text:style-name="P60">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60">БЛЯ!!!</text:p>
      <text:p text:style-name="P60">Мой суточный лимит охуения был пройден в этот момент. Именно потому то, что я накинул проходящему мимо устройству хомут на «голову» и запрыгнул в карету, я расцениваю как исключительно рефлекторную деятельность второй сигнальной системы моего организма.</text:p>
      <text:p text:style-name="P60">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60">Перепонки, натянутые между поддерживающими крылья спицами, делали устройство похожим на огромную летучую мышь. И эта «мышь» планировала прямо в закрытые двери центрального холла дворца. Мне оставалось только плавно регулировать высоту кареты, чтобы успевать за «бэтмэном».</text:p>
      <text:p text:style-name="P60">– Сим вручаем Мы приз победителю сто двенадцатых гонок «Небеса Эквестрии», Дрэгстеру Кингу! И скорее наездник апокалипсиса сойдёт в Эквестрию, чем Мы откажемся от продолжения бала! Веселиться всем!</text:p>
      <text:p text:style-name="P60">Экзоскелет протаранил высоченные двери холла. «Королева Лорен» прыгала на трёх колёсах, высекая из мрамора искры голой осью. Проскакав к трону мимо толпы огорошенных пони, экзоскелет сел на пол у ног Луны и стих. Лампочка на его «голове» вновь зажглась оранжевым.</text:p>
      <text:p text:style-name="P60"/>
      <text:p text:style-name="P60">…</text:p>
      <text:p text:style-name="P60"/>
      <text:p text:style-name="P60">– Что сиё значит, человек?!</text:p>
      <text:p text:style-name="P60">Луна шокированно смотрела на меня. Рядом с ней стоял аквамариновый единорог с кубком. Он уставился на «Королеву Лорен». Веко его подёргивалось.</text:p>
      <text:p text:style-name="P60">– Мнэ-э-э. – в этот момент даже козлиное блеяние было для меня верхом геройства.</text:p>
      <text:p text:style-name="P60">Подымая тучи пыли, с грохотом обрушилась в провал башня Селестии. Луна с отвалившейся челюстью наблюдала за действом в окно.</text:p>
      <text:p text:style-name="P60">– Что… Что это за дискордовщина?!</text:p>
      <text:p text:style-name="P60">Луна глянула в противоположное окно.</text:p>
      <text:p text:style-name="P60">– А куда делась Наша башня?!! – на аликорницу было жалко смотреть.</text:p>
      <text:p text:style-name="P60">– Она внизу. – промямлил я. <text:s/>Чтобы легче было дышать, я оттянул галстук от горла.</text:p>
      <text:p text:style-name="P60">– В каком ещё низу???</text:p>
      <text:p text:style-name="P60">– Ну… внизу. С остальным Кантерлотом… – я чувствовал себя дебилом.</text:p>
      <text:p text:style-name="P60">Аликорница молча взвилась в воздух и вылетела наружу. Через минуту вернулась.</text:p>
      <text:p text:style-name="P60">– Мы приняли решение! Бал закрывается!</text:p>
      <text:p text:style-name="P60"/>
      <text:h text:style-name="Heading_20_2" text:outline-level="2">20. <text:span text:style-name="T1">Осколки</text:span></text:h>
      <text:p text:style-name="P89">Electric Light Orchestra – Sorrow about to fall</text:p>
      <text:p text:style-name="P60">Скалу ощутимо тряхнуло. Грибной суп выплеснулся из супницы на стол.</text:p>
      <text:p text:style-name="P60"><text:soft-page-break/>– Четвёртый день уж волокут. Могли бы и научиться наконец-то. – проворчала Эпплджек с набитым ртом.</text:p>
      <text:p text:style-name="P60">Прямо перед нами маячила «Конкордия». Трёхмильный канат соединял её с «Громовержцем»<text:span text:style-name="T12">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ночи в раздумьях, как сделать сей летучий булыган самодвижущимся.</text:p>
      <text:p text:style-name="P60">– Девочки, под нами Понивилль! – захлопала копытами Рэрити. – Узнаю свой бутик!</text:p>
      <text:p text:style-name="P60">Да, с утёса открылся городок, очертаниями повторяющий карту Понивилля.</text:p>
      <text:p text:style-name="P60">– Эй-Джей, гляди, твоя ферма! – Дэш указала на ряды деревьев на окраине городка.</text:p>
      <text:p text:style-name="P60">– Агась, она! – кивнула фермерша. – А это значит, скоро приедем.</text:p>
      <text:p text:style-name="P60">У меня сжалось сердце. Что там говорить, привязался я к этой земле с её безумными разноцветными поняхами! Я уже не представлял, как буду жить без них. И тем сильнее я чувствовал себя обязанным помочь им хоть чем-нибудь.</text:p>
      <text:p text:style-name="P60"/>
      <text:p text:style-name="P60">…</text:p>
      <text:p text:style-name="P60"/>
      <text:p text:style-name="P60">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text:p>
      <text:p text:style-name="P60">– Итак, на рассвете мы достигнем цели. Надеюсь, все помнят план действий. Мы высаживаемся группой у входа и…</text:p>
      <text:p text:style-name="P60">– Прячемся?</text:p>
      <text:p text:style-name="P60">– Дерёмся с пландерсидами?</text:p>
      <text:p text:style-name="P60">– Создаём магическое убежище?</text:p>
      <text:p text:style-name="P60">– Нет!</text:p>
      <text:p text:style-name="P60">Луна поднесла копыто ко рту и прокашлялась.</text:p>
      <text:p text:style-name="P60">–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пландерсиды есть также и в подземельях замка.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60">Я вспомнил, как мы драпали из замка, но промолчал.</text:p>
      <text:p text:style-name="P60">–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60">– По возвращению человек отыщет Сестру с помощью компаса, что Мы приготовили для него. Ты активировал компас, человек?</text:p>
      <text:p text:style-name="P60">Я продемонстрировал ночной принцессе шкатулку с беспорядочно мечущейся стрелкой.</text:p>
      <text:p text:style-name="P60"><text:soft-page-break/>– Чудесно! Осталось дело за малым — найти Сестру и доставить её обратно из тронного зала к «Громовержцу». Это самый опасный этап: пландерсиды могут противостоять нам на обратном пути. </text:p>
      <text:p text:style-name="P60"/>
      <text:p text:style-name="P60"/>
      <text:p text:style-name="P60"/>
      <text:p text:style-name="P60"/>
      <text:p text:style-name="P60"/>
      <text:p text:style-name="P60"/>
      <text:p text:style-name="P60"/>
      <text:p text:style-name="P60"/>
      <text:p text:style-name="P60">– Не кажется ли тебе, дражайшая, что ты забыла об одной незначительной детали? – встрял Дискорд. – <text:s/>Совсем незначительной, вот такусенькой?</text:p>
      <text:p text:style-name="P60">– Какой же? – нахмурилась Луна. – Ты изменяешь условия сделки?</text:p>
      <text:p text:style-name="P60">–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60">Драконикус для наглядности плюнул. Плевок затормозил у потолка, изменил направление на девяносто градусов и вылетел в окно.</text:p>
      <text:p text:style-name="P60">–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60">– Гм! Изначально Мы полагали, что Сестра сама откроет коридор в Эквестрию.</text:p>
      <text:p text:style-name="P60">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2">, </text:span>отправилось в мусорную корзину.</text:p>
      <text:p text:style-name="P32">– Нам нужно взглянуть… Третья степень плюс заклинание путеводного факела… Восстановление займёт… Гм…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60">–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60">Луна нахмурилась.</text:p>
      <text:p text:style-name="P60">– Мы видим, у тебя уже есть готовое решение. Говори.</text:p>
      <text:p text:style-name="P60">– На самом деле никакой проблемы нет. Мы впихнём примата обратно, а сами останемся тут.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Никаких проблем!</text:p>
      <text:p text:style-name="P60">Луна скосила глаза на меня в немом вопросе. <text:s/>Я не увидел ответную мимику Дискорда — он сидел ко мне полубоком.</text:p>
      <text:p text:style-name="P60">–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oft-page-break/><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60">– Придётся действовать по твоему плану. У нас нет времени.</text:p>
      <text:p text:style-name="P60">Дискорд взглянул в газету.</text:p>
      <text:p text:style-name="P60">–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Эх, было времечко!</text:p>
      <text:p text:style-name="P60">Драконикус отвлёкся от приятных мыслей и направился к выходу. За ним потянулись и остальные.</text:p>
      <text:p text:style-name="P60">Я подождал, пока все выйдут и подобрал с пола оброненную Дискордом газету.</text:p>
      <text:p text:style-name="P47"><text:span text:style-name="T1">«</text:span><text:span text:style-name="T10">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51"/>
      <text:p text:style-name="P48">***</text:p>
      <text:p text:style-name="P47"/>
      <text:p text:style-name="P60">Сумерки укутывали землю пушистым одеялом. Мы сидели на парковой дорожке, выходящей к обрыву, и любовались проплывающим внизу лесом.</text:p>
      <text:p text:style-name="P60">…</text:p>
      <text:p text:style-name="P1"><text:span text:style-name="T47">–</text:span><text:span text:style-name="T32"> Ну хорошо, а кто вами правит? Аликорн? Драконикус? Какой-нибудь человек с рогом во лбу? Или у вас нет правителя?</text:span></text:p>
      <text:p text:style-name="P41"><text:span text:style-name="T12">–</text:span> Нет, почему? Правитель есть. Только он не постоянный. Его избирают. Раз в несколько лет.</text:p>
      <text:p text:style-name="P47">– Но это же полная ерунда! – <text:span text:style-name="T1">в</text:span>оскликнула Д<text:span text:style-name="T1">эш</text:span>. – <text:span text:style-name="T1">Как он сможет завершить проект, на который нужно двадцать лет, если его сменят через десять</text:span>?</text:p>
      <text:p text:style-name="P47">–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60">Пегаска задумалась.</text:p>
      <text:p text:style-name="P60">– Макс?</text:p>
      <text:p text:style-name="P60">– Да?</text:p>
      <text:p text:style-name="P60">– Я хочу пойти с тобой. Мне интересно увидеть твою родину. Не могут в таком уродском месте, что ты описал, появляться такие… прикольные человеки. Эй, чего ты смеёшься?!</text:p>
      <text:p text:style-name="P60">Я почесал пегаску у основания гривы и объяснил:</text:p>
      <text:p text:style-name="P60">–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60">Я почувствовал резкую боль. Отдёрнув руку, я увидел на пальце кровь из ранки. </text:p>
      <text:p text:style-name="P60">Дэш смутилась.</text:p>
      <text:p text:style-name="P60">–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60">Брошь переливалась всеми цветами радуги в тусклом свете заходящего солнца.</text:p>
      <text:p text:style-name="P60">– Классная штука! Тебе идёт.</text:p>
      <text:p text:style-name="P60"><text:soft-page-break/>Пегаска смущённо отвернулась. Потом повернулась опять. Копыто чертило звёздочку на песке.</text:p>
      <text:p text:style-name="P60">– Ты ведь вернёшься?</text:p>
      <text:p text:style-name="P60">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60">– Я хочу вернуться. Но для переправы объектов по коридору требуется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60">–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60">– А то ж!</text:p>
      <text:p text:style-name="P60">Вслед за Твайлайт к нам подошли Эпплджек с Пинки. Фермерша прикоснулась ко мне копытом.</text:p>
      <text:p text:style-name="P60">– Ты думаешь, я не видела, что Дискорд парит мозги Луне, чтоб не забирать тебя назад? У мя глаза не на крупе растут. Не парься, если хошь жить тут — доверь это дело нам. Пусть только этот рогатый кусок шланга посмеет возразить — враз обратно парковым пугалом станет! Пральна я говорю?</text:p>
      <text:p text:style-name="P60">– Супер-дупер-верно! Ещё никто не смел отобрать у Пинки друга и остаться при этом в своём уме!!!</text:p>
      <text:p text:style-name="P60">Розовая пони встала на задние ноги, передними оттянула веки и высунула язык, сотворив совершенно безумную мордаху.</text:p>
      <text:p text:style-name="P60">– В случае Дискорда — остаться НЕ в своём уме. Но в остальном — верно. Мы не дадим тебя в обиду, Макс.</text:p>
      <text:p text:style-name="P60">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60">– Спасибо, девчонки. Вы самые лучшие.</text:p>
      <text:p text:style-name="P60">– А я — лучшая из лучших! – похлопала себя в грудь Дэш. – Не забывай об этом!</text:p>
      <text:p text:style-name="P60">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Друзья — самое ценное, что есть у человека в жизни, после любви. Эквестрия в этом смысле сделала меня богачом.</text:p>
      <text:p text:style-name="P60">Раздались тихие шаги. Меня накрыла тень.</text:p>
      <text:p text:style-name="P60">– Тебе не стоит печалиться, человек. Твайлайт Спаркл права: дружба — не та вещь, которую можно взвешивать на весах. Мы не станем препятствовать твоему возвращению.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60">Луна опустила мне на колени небольшую карточку из серебра.</text:p>
      <text:p text:style-name="P60"/>
      <text:p text:style-name="P78"><text:span text:style-name="T12">~~~ </text:span>Человек Макс <text:span text:style-name="T12">~~~</text:span></text:p>
      <text:p text:style-name="P78">Паспорт гражданина Эквестрии</text:p>
      <text:p text:style-name="P77">Выдан человеку Максу</text:p>
      <text:p text:style-name="P77">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7"><text:soft-page-break/>Именем правительства Эквестрии призываем оказывать предъявителю сего всю возможную помощь и содействие.</text:p>
      <text:p text:style-name="P37">26.07.2143</text:p>
      <text:p text:style-name="P60"/>
      <text:p text:style-name="P61">***</text:p>
      <text:p text:style-name="P60"/>
      <text:p text:style-name="P60">Тень Конкордии коснулась кромки берега. Утренний бриз вздымал лёгкую рябь на зеркале болота. По курсу мрачно высились развалины замка. В бинокль было видно, что арка входа свободна от зелёной массы. Мне на мгновение показалось, что червеобразные побеги я видел лишь в кошмарном сне.</text:p>
      <text:p text:style-name="P60">Ага, сейчас!</text:p>
      <text:p text:style-name="P60">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60">Дирижабль медленно плыл вперёд, не замечая опасности.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60">Самым говённым было то, что пландерсиды становились длиннее и толще. Самый толстый кнут таки преодолел километровую высоту и ударил Конкордию в киль, от чего та чуть качнулась. Флаттершай вскрикнула и спряталась в собственную гриву. Эпплджек надвинула шляпу на нос.</text:p>
      <text:p text:style-name="P60">Дирижабль миновал полосу воды и поравнялся с замком. Как по команде, дождь из лиан прекратился.</text:p>
      <text:p text:style-name="P60">– Похоже, мы выиграли этот бой. – тихо сказала Луна. – Нам стоило использовать «Конкордию» и в первый раз.</text:p>
      <text:p text:style-name="P60">– Напомнить тебе о режиме секретности, который ты тогда установила, или сама вспомнишь? – язвительно отозвался Дискорд.</text:p>
      <text:p text:style-name="P60">На смотровой площадке воцарилось веселье. Пинки засвистела и высунула язык чуть ли не до шеи. Эпплджек сняла шляпу и вытерла пот с головы. Дэш презрительно плюнула вниз. Флаттершай выглянула одним глазом из гривы.</text:p>
      <text:p text:style-name="P60">«Конкордия» остановилась за замком, используя реверс турбин. «Громовержец» по инерции двигался к ней, постепенно закрывая болото громадной тенью. Где-то в замковом парке скрипел ворот, выбирая буксировочный канат. Скала прошла над болотом даже не дрогнув.</text:p>
      <text:p text:style-name="P60">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 Луна кивнула нам и первой взошла на борт. Мы с пятью Элементами направились к колеснице, подталкивая рефлекторно упирающуюся Флаттершай. Пара упряжных бэт-пони проводили нас взглядом.</text:p>
      <text:p text:style-name="P47"/>
      <text:p text:style-name="P60">События последующего часа видятся мне, как набор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60"/>
      <text:p text:style-name="P48">~~~~~</text:p>
      <text:p text:style-name="P60"/>
      <text:p text:style-name="P60">По курсу небесной колесницы Луны арка входа в замок Сестёр. Два десятка пегасов ночной стражи сопровождают нас по флангах. По мере снижения колесницы каменная громада «Громовержца» уходит вверх. Расстояние между ним и «Конкордией» продолжает сокращаться. Интерком на панели управления хрипит и выплёвывает несколько фраз.</text:p>
      <text:p text:style-name="P60"><text:soft-page-break/>– Бросайте якорь. – отвечает Луна.</text:p>
      <text:p text:style-name="P60">Адский скрежет раздаётся с края «Громовержца». В болото летит кусок скалы размером с пару железнодорожных вокзалов. <text:span text:style-name="T19">«За Кимеринна» — читается надпись на стёсанном боку скалы.</text:span> Святые яйца, когда эти поняхи успели выковать якорную цепь? Там каждое звено с нашу телегу размером!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60">Врезавшись в болото, якорь создаёт нечто вроде миниатюрного атомного взрыва: водяной столб едва не достигает «Громовержца». Через минуту облако мелких брызг добирается до нас, окатывая с головой. Строй пегасов разваливается. Колесницу болтает в турбулентных вихрях, упряжные бэт-пони работают на пределе возможностей.</text:p>
      <text:p text:style-name="P60"/>
      <text:p text:style-name="P60">Потусторонний рёв оглашает пространство. Тело пронизывает дрожь от сверхнизких частот. Болотную воду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Летучая гора даёт крен. Снизу на неё из-под воды, подобно двум жёлтым озёрам, смотрят ненавидящие глаза.</text:p>
      <text:p text:style-name="P60">– Ох, Селестия милосердная… Кракен… Этого не было в расчётах… – бормочет Твайлайт.</text:p>
      <text:p text:style-name="P60">«Громовержец» теряет высоту. Щупальце тянет его вниз. С покатого края горы вниз кувыркаясь падают пони. Навстречу опускающейся горе из болота протягивается второе щупальце, третье.</text:p>
      <text:p text:style-name="P60">Луна отдаёт короткую команду в интерком и наперерез падающим фигуркам с «Конкордии» пикирует звено Вондерболтов.</text:p>
      <text:p text:style-name="P60">– <text:span text:style-name="T30">ПОНИ! ВЫ ЗАЕБАЛИ!!! ДАДИТЕ ВЫ МНЕ СПАТЬ КОГДА-НИБУДЬ, ИЛЬ НЕТ?!! КЛЯНУСЬ СВОИМ ХВОСТОМ, Я НАУЧУ ВАС УВАЖАТЬ МОЙ СОН, ИЛЬ Я НЕ АГАМЕМНОН!</text:span></text:p>
      <text:p text:style-name="P60">Из пещеры ниже «ватерлинии» «Громовержца» вырывается столб магического пламени. Пленившее гору щупальце корчится в нём, дёргая гору в случайных направлениях. Наконец пламя пережигает плоть и освобождённый «Громовержец» выравнивается.</text:p>
      <text:p text:style-name="P60">– Берегись!!!</text:p>
      <text:p text:style-name="P60">Обрубок щупальца, конвульсивно сворачиваясь, проносится рядом с нами. Колесница Луны в турбулентном потоке переворачивается, рассыпая пассажиров, как горох. Земля, «Громовержец», колесница вертятся передо мной в безумной карусели…</text:p>
      <text:p text:style-name="P60"/>
      <text:p text:style-name="P48">~~~~~</text:p>
      <text:p text:style-name="P48"/>
      <text:p text:style-name="P60">…Раскалывается голова. Громада «Громовержца» сонно поворачивается против часовой стрелки в вышине. Остаток щупальца всё ещё сжимает выступ, дымя и лениво извиваясь.</text:p>
      <text:p text:style-name="P60">Я принимаю вертикальное положение. Вокруг меня осыпавшиеся замшелые стены без крыши и… Дэш.</text:p>
      <text:p text:style-name="P60">– Макс?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60">– Учту. – я кривлюсь от боли. – Спасибо, Дэш. За мной должок.</text:p>
      <text:p text:style-name="P60">– Да кто там считает! – отмахивается пегаска. – Ты не в курсе, куда я приземлилась? Ты уже был тут.</text:p>
      <text:p text:style-name="P60">Я качаю головой.</text:p>
      <text:p text:style-name="P60">– Я видел только маленькую часть замка Сестёр. И то, на бегу. Но ты ведь можешь подняться над замком и разведать путь?</text:p>
      <text:p text:style-name="P60">Пегаска чешет копытом в затылке.</text:p>
      <text:p text:style-name="P60"><text:soft-page-break/>– Могу, конечно. Но пока я спускалась, меня трижды чуть не сбили.</text:p>
      <text:p text:style-name="P60">Над развалинами выстреливает пландерсид, целясь в пролетающего Вондерболта.</text:p>
      <text:p text:style-name="P60">– Вот, видишь. – пегаска пожимает крыльями. – Из болота простреливается всё небо над замком. У этих ляганных лиан офигенная скорость. Не такая, как у меня, конечно, но на близкой дистанции увернуться от них трудновато.</text:p>
      <text:p text:style-name="P60">Я сажусь на обломок колонны.</text:p>
      <text:p text:style-name="P60">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ли. Вместо укрепления духа пони мегапраздником, имеем разрушенный Кантерлот и восстание в Мэйнхэттене. А теперь скатывается в говнище план по спасению Селли же... Блядь, может, со мной что-то не так? Может, спасение Эквестрии придёт тогда, кода я самовыпилюсь?<text:span text:style-name="T12">&lt;</text:span><text:span text:style-name="T25">Описать нарастание депрессивных мыслей от описанных случая к случаю</text:span><text:span text:style-name="T12">&gt;</text:span></text:p>
      <text:p text:style-name="P60">– Макс? – пегаска трясёт меня копытом. – Ты же у нас Проводник? Выбирай направление.</text:p>
      <text:p text:style-name="P60">Ну да, на работу флюгером я ещё гожусь, «Громовержец» от выбора направления нам на голову не свалится. Наверное.</text:p>
      <text:p text:style-name="P60">Я тыкаю на ближайший коридор.</text:p>
      <text:p text:style-name="P60">– Идём туда. Один хрен, они все одинаковые. Рано или поздно выйдем в знакомое место.</text:p>
      <text:p text:style-name="P60">– Верняк! – пегаска салютует. – Веди, Проводник!</text:p>
      <text:p text:style-name="P60"/>
      <text:p text:style-name="P60">…</text:p>
      <text:p text:style-name="P60"/>
      <text:p text:style-name="P60">Через час мы стоим на развилке четырёх коридоров. Проклятые развалины смеются надо мной! Мы не только не нашли тронный зал, но и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60">– Готова спорить на две тысячи бит, мы проходили этот перекрёсток двадцать минут назад. И сорок минут назад тоже проходили.</text:p>
      <text:p text:style-name="P60">Я поворачиваюсь к Дэш.</text:p>
      <text:p text:style-name="P60">– У тебя разве есть две тысячи бит?</text:p>
      <text:p text:style-name="P60">– Нет. И это показывает, насколько я уверена в победе.</text:p>
      <text:p text:style-name="P1"><text:span text:style-name="T41">К</text:span><text:span text:style-name="T1">ажется, из левого </text:span>коридор<text:span text:style-name="T1">а</text:span> <text:span text:style-name="T1">слышны знакомые голоса</text:span>.</text:p>
      <text:p text:style-name="P60">– Идём налево.</text:p>
      <text:p text:style-name="P60">– Так точно, Проводник. – <text:s/>в голосе пегаски энтузиазма заметно убавилось.</text:p>
      <text:p text:style-name="P60">– Послушай, не называй меня проводником. Это уже не смешно!</text:p>
      <text:p text:style-name="P60">Пегаска смотрит на меня вишнёвыми глазами.</text:p>
      <text:p text:style-name="P60">– А я и не смеюсь. Я хотела тебя подбодрить малёхо, а то ты нос повесил. Но если не хочешь — не бу…</text:p>
      <text:p text:style-name="P60">– Дэш! Сзади!!!</text:p>
      <text:p text:style-name="P60">Из подземелья за спиной пегаски бесшумно вываливается копошащаяся масса.</text:p>
      <text:p text:style-name="P3">Пегаска прыгает вперёд. Быстро оглянувшись, она бросается ко мне, подхватывает передними ногами под руки и летит в левый коридор. </text:p>
      <text:p text:style-name="P41"><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41"><text:soft-page-break/><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треск</text:span>. <text:span text:style-name="T1">Дэш</text:span> <text:span text:style-name="T1">дёргается</text:span> куда-то вбок. Я по инерции <text:span text:style-name="T1">лечу</text:span> вперёд <text:span text:style-name="T1">и</text:span> жёстко приземл<text:span text:style-name="T1">яюсь</text:span> на каменный пол.</text:p>
      <text:p text:style-name="P41">После двух кувырков по камням гуд<text:span text:style-name="T1">ит</text:span> голова и садн<text:span text:style-name="T1">ит</text:span> ушибленное плечо.</text:p>
      <text:p text:style-name="P41"><text:span text:style-name="T1">–</text:span> Дэш? Ты где?.. Дэш?</text:p>
      <text:p text:style-name="P41"><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туловище <text:span text:style-name="T1">пегаски</text:span> в районе живота и медленно подтас<text:span text:style-name="T1">кивает</text:span> её вглубь проёма. <text:span text:style-name="T1">Там в темноте копошится</text:span> клубок, в центре которого гор<text:span text:style-name="T1">ят</text:span> жёлтые глаза-тарелки и торч<text:span text:style-name="T1">ит</text:span> <text:span text:style-name="T1">метровый</text:span> клюв.</text:p>
      <text:p text:style-name="P1"><text:span text:style-name="T1">–</text:span> Дэш!!! <text:span text:style-name="T1">–</text:span> <text:span text:style-name="T1">я</text:span> обн<text:span text:style-name="T1">имаю</text:span> её за шею и тяну. <text:span text:style-name="T1">Пегаска</text:span> <text:span text:style-name="T1">делает</text:span> шаг-другой <text:span text:style-name="T1">вперёд</text:span>, но <text:span text:style-name="T1">щупальце</text:span> сильнее сж<text:span text:style-name="T1">имает</text:span> <text:span text:style-name="T1">пегаску. И</text:span>з <text:span text:style-name="T1">ниши</text:span> с <text:span text:style-name="T1">всхлип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метр за метром приближа<text:span text:style-name="T1">ется</text:span> к <text:span text:style-name="T1">шевелящемуся</text:span> клубку.</text:p>
      <text:p text:style-name="P1">Наконец она <text:span text:style-name="T1">цедит</text:span> сквозь зубы:</text:p>
      <text:p text:style-name="P1"><text:span text:style-name="T1">–</text:span> Всё. Уходи! <text:span text:style-name="T1">–</text:span> <text:span text:style-name="T1">она</text:span> с сило<text:span text:style-name="T1">й толкает</text:span> меня в грудь копытом <text:span text:style-name="T1">и</text:span> вырыва<text:span text:style-name="T1">ется</text:span> из объятий.</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задние</text:span> ноги.</text:p>
      <text:p text:style-name="P1"><text:span text:style-name="T1">–</text:span> Уйди! Не смотри на меня! <text:span text:style-name="T1">–</text:span> <text:span text:style-name="T1">кричит</text:span> она мне зло.</text:p>
      <text:p text:style-name="P1"><text:span text:style-name="T1">Я </text:span>омертвевшим взглядом <text:span text:style-name="T1">смотрю</text:span>, как <text:span text:style-name="T1">пегаска</text:span> постепенно скрывается в возбужденно шевелящемся клубке. Её стоны <text:span text:style-name="T1">заглушает щёлканье клюва и</text:span> <text:span text:style-name="T1">шуршание</text:span> трущихся друг о дружку <text:span text:style-name="T1">пландерсидов</text:span>. <text:span text:style-name="T1">Дурной сон всё не кончается и я</text:span> <text:span text:style-name="T1">вижу</text:span> <text:span text:style-name="T1">идущую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 </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Мыслей не<text:span text:style-name="T1">т</text:span> никаких. Только воспоминания.</text:p>
      <text:p text:style-name="P3">Дэш играет со мной в карты в купе мэйнхэттенского экспресса. Дэш выбивает двери в экспоцентре Псинтела. Дэш тащит фургон по дороге в Филлидельфию. Дэш скандалит в лодке на Седловом озере. Дэш упрашивает меня взять её с собой на утёсе парящей скалы.</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48">~~~~~</text:p>
      <text:p text:style-name="P3"/>
      <text:p text:style-name="P4">– Держи своего «Проводника»! Хотя сейчас его стоит называть овощем и носить в чемодане.</text:p>
      <text:p text:style-name="P4">– Где ты его нашёл? Что произошло? Что с тобой, человек?</text:p>
      <text:p text:style-name="P4">– В твоей пещере для медитаций, если ты её ещё помнишь. Дрянь приключилась, ни ты, ни даже я не можем исправить. Отродье кракена, кое заполонило все подвалы замка, убило Верность. И он это наблюдал.</text:p>
      <text:p text:style-name="P4">– О, небо! Я превращу это болото в выжженый кратер!!! Что сказать остальным?</text:p>
      <text:p text:style-name="P4">– Лучше подумай, как мы обойдёмся без Верности? Шестёрку Гармонии уже не собрать.</text:p>
      <text:p text:style-name="P4"><text:soft-page-break/>– Есть ещё один способ. Ты его знаешь, <text:span text:style-name="T25">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2">!</text:span></text:p>
      <text:p text:style-name="P4">– Мы знаем твою цену и готовы заплатить её. Но с условием: ты отправишься с человеком и поможешь ему. Сейчас это критично: у вас не будет месяца на поиски. Вы должны управиться ровно за четыре дня: потом коридор схлопнется и Мы не сможем открыть его. Честность и Доброта также последуют с тобой для Нашей уверенности, что ты вернёшь человека назад. Ты не можешь обмануть Доброту, а Честность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lt;<text:span text:style-name="T25">Макс не вернётся, Дискорд Луну не получит</text:span>&gt;</text:p>
      <text:p text:style-name="P20"/>
      <text:p text:style-name="P48">~~~~~</text:p>
      <text:p text:style-name="P20">&lt;<text:span text:style-name="T26">Макс и ко появляются на Терре со сдвигом по времени (как и Кимеринн)?</text:span>&gt;</text:p>
      <text:p text:style-name="P98"><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9"/>
      <text:p text:style-name="P100">Кажется, я уже это встречал раньше! Не помню только, где и когда.</text:p>
      <text:p text:style-name="P99"/>
      <text:p text:style-name="P1">Человек на койке откры<text:span text:style-name="T1">вает</text:span> глаза. Пронзительный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text:span text:style-name="T1">Ч</text:span>то-то хватает меня за шиворот и тащит прочь. Больничная палата растворяется во тьме. Мы летим вперёд,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из моих губ не доносится ни звука. С огромной скоростью несёмся мы к затягивающемуся окну <text:span text:style-name="T12">света</text:span>. В последние мгновения толкающая меня сила пропадает, я лечу к выходу по инерции. В движении я изворачиваюсь и гляжу назад.</text:p>
      <text:p text:style-name="P1"/>
      <text:p text:style-name="P60">Там лишь тающая в темноте радуга.</text:p>
      <text:p text:style-name="P53"/>
      <text:h text:style-name="Heading_20_2" text:outline-level="2"><text:soft-page-break/>21. <text:span text:style-name="T1">Терра</text:span></text:h>
      <text:h text:style-name="P173" text:outline-level="3">Воскресение</text:h>
      <text:p text:style-name="P53">&lt;<text:span text:style-name="T92">Bowie — Ashes to ashes</text:span>&gt;</text:p>
      <text:p text:style-name="P1">Невесомость, удар, чувство веса. Я открываю глаза.</text:p>
      <text:p text:style-name="P1">Крыша Bionic Hill-12 тускло отсвечивает в свете звёзд. <text:span text:style-name="T32">Парочка на скамейке всё так же обнимается спиной ко мне, как будто не прошло два месяца с моего отбытия. Мне виден чёрный край экрана ноутбука, лежащего на столике перед ними. </text:span><text:span text:style-name="T1">Снизу</text:span> <text:span text:style-name="T1">доносится рёв редких машин</text:span>. </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лёд. В ладонь врезается острый бугорок, останавливающий скольжение.</text:p>
      <text:p text:style-name="P1">Я поднимаю руку и обнаруживаю в ладони брошь в виде радужной молнии.</text:p>
      <text:p text:style-name="P1"/>
      <text:p text:style-name="P1">…</text:p>
      <text:p text:style-name="P1"/>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мужчина <text:span text:style-name="T1"><text:s/>с бородкой</text:span> лет сорока <text:span text:style-name="T1">пяти </text:span>в <text:span text:style-name="T1">спортивном костюме</text:span> <text:span text:style-name="T1">жмутся</text:span> к стенке рядом.</text:p>
      <text:p text:style-name="P53">– Макс, – тихонько зовёт одна из девушек. – Это я, Эй-Джей! Мы почему-то стали людьми. Вот это – она указывает на соседку – Флаттершай. А это – она указывает на мужчину – Дискорд. Ты можешь нам помочь? Тут холодно…</text:p>
      <text:p text:style-name="P53"/>
      <text:p text:style-name="P56">***</text:p>
      <text:p text:style-name="P53"/>
      <text:p text:style-name="P53">Маленькое высохшее тельце лежало на полу.</text:p>
      <text:p text:style-name="P53">– Что ж ты? – пробормотал я.</text:p>
      <text:p text:style-name="P53">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53">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34">— феерия эмоций наполняла меня во время пребывания в ярком нескладном мире, что остался позади. </text:span><text:span text:style-name="T42">Я тогда как будто вынырнул из трясины и начал дышать, ощущая каждой своей клеточкой полную гамму чувств и оттенков жизни. Но у</text:span><text:span text:style-name="T34">миротворённое счастье и последовавшее за ним неизмеримое горе сломали какую-то пружинку в моей душе. Я чувствовал сейчас только пронизывающий ветер. Радость, печаль, боль — всё подхватил стремительный поток и унёс в область воспоминаний. Мне буквально чудился его свист в ушах.</text:span></text:p>
      <text:p text:style-name="P63">Невозможно поверить, но два месяца<text:span text:style-name="T19"> </text:span>назад это место было моим миром! Миром, где я родился, вырос и знал, что умру. Но теперь умирать в нём мне не хотелось. Да и жить, в общем-то, тоже.</text:p>
      <text:p text:style-name="P63">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охоже, при сносе стен рухнула крыша.</text:p>
      <text:p text:style-name="P63"><text:soft-page-break/>Я залился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text:p>
      <text:p text:style-name="P63">–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63">Дискорд помахал рукой у меня перед носом. Я оттолкнул его руку и выпрямился.</text:p>
      <text:p text:style-name="P63">– Не надо. Я в порядке.</text:p>
      <text:p text:style-name="P63"/>
      <text:p text:style-name="P64">***</text:p>
      <text:p text:style-name="P63"/>
      <text:p text:style-name="P63">– Бля! Я так и знал!</text:p>
      <text:p text:style-name="P63">Стрелка компаса вертелась, как пьяная балерина. Я плюнул на компас и протёр его рукавом. Стрелка остановилась и, подумав немного, размножилась. У меня чуть глаза на лоб не полезли.</text:p>
      <text:p text:style-name="P63">–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63">– И как её найти? – мрачно добавил я. – Компас теперь бесполезен.</text:p>
      <text:p text:style-name="P63">Дискорд устроился поудобнее в кресле и начал.</text:p>
      <text:p text:style-name="P1">– Вам повезло, что я с вами! <text:span text:style-name="T1">Видите</text:span> ли, мы с Селестией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1"><text:span text:style-name="T1">– Наверное это у неё Сел выучилась целительству. </text:span>– про<text:span text:style-name="T1">бормотал я себе под нос.</text:span></text:p>
      <text:p text:style-name="P3">Дискорд, однако, услышал.</text:p>
      <text:p text:style-name="P3">– Ты о чём? – удивлённо уставился на меня драконикус. – Ватка никогда не умела лечить. И сейчас не умеет — иначе я бы знал. Этот вид магии мало кому подвластен.</text:p>
      <text:p text:style-name="P3">– Она исцелила меня в Кантерлоте с помощью заместительной терапии! – встал я на защиту Сел.</text:p>
      <text:p text:style-name="P3">– Что-о-о??? – заревел Дискорд. Некоторое время он сверлил меня глазами, а затем повалился на диван и заржал, задрыгав ногами.</text:p>
      <text:p text:style-name="P3">– А-ха-ха-ха-ха-ха!!! Бу-га-га-га-га-га! Заместительной, говоришь… Мва-ха-ха-ха-ха! Узнаю душку Сел! Это в её стиле!</text:p>
      <text:p text:style-name="P3">– Прекрати ржать! – грубо прервал я драконикуса.</text:p>
      <text:p text:style-name="P1"><text:span text:style-name="T1">– Не сердись</text:span><text:span text:style-name="T12">,</text:span><text:span text:style-name="T1"> </text:span><text:span text:style-name="T61">Jack of Hearts! </text:span><text:span text:style-name="T1">Давно так не веселился. – вытер слёзы смеха Дискорд. –</text:span><text:span text:style-name="T61"> </text:span><text:span text:style-name="T1">Просто заместительная терапия — никакое не целительство. «Лекарь», применяющий такую терапию, просто перетягивает на себя болезни пациентов. Долго так лечить не получится — копыта отбросишь. Узнаю старую добрую Сахарную Ватку — она готова отпилить себе крыло, чтобы не заслонять кому-то солнце… Но я отвлёкся!</text:span></text:p>
      <text:p text:style-name="P3">Драконикус отпил из стаканчика.</text:p>
      <text:p text:style-name="P1">– Так вот, хочу тебя обрадовать. И вас тоже, девушки — вытрите, наконец, слёзы! Я чувствую присутствие Селестии. Она — или один из её клонов — где-то неподалёку. Совсем рядом. Я, пожалуй, отведу вас к ней, если она не будет путать следы.</text:p>
      <text:p text:style-name="P1"><text:soft-page-break/>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Дискорд. – Ни единого источника, везде нулевой фон. Это просто катастрофа! Как вы так живёте? А, главное, зачем?</text:p>
      <text:p text:style-name="P63">Стакан медленно собрался воедино и прыгнул обратно в руку Дискорду. – Хорошо, хоть от моей заначки в Эогиппе что-то осталось. – пробурчал он.</text:p>
      <text:p text:style-name="P63">– Ну так и зачем её тратить на ерунду? – возразил я.</text:p>
      <text:p text:style-name="P63">– Пхе! Не волнуйся, «проводник»! От таких фокусов её не убудет! Я столько магии накопил за тысячелетия отшельничества в статуе, что мог жонглировать планетами или вывернуть этот мирок пару раз наизнанку! Кстати, он от этого только лучше стал бы.</text:p>
      <text:p text:style-name="P34"/>
      <text:p text:style-name="P64">***</text:p>
      <text:p text:style-name="P63"/>
      <text:p text:style-name="P43"><text:span text:style-name="T2">Проклятье</text:span>! Это уже черезчур! Мне даже материться не хотелось.</text:p>
      <text:p text:style-name="P43">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43">– Ты уверен, что она тут? – безнадёжно переспросил я. Разумеется, иначе и быть не могло. Это по-нашему. Если уж жрать говно <text:span text:style-name="T2">— так большой ложкой! Черпаком, не меньше!</text:span></text:p>
      <text:p text:style-name="P43">– Зуб даю! – Дискорд попытался было войти внутрь, но я остановил его.</text:p>
      <text:p text:style-name="P43">– Дальше турникетов не пройдёшь. Охрана не пропустит.</text:p>
      <text:p text:style-name="P43">Я тяжко вздохнул.</text:p>
      <text:p text:style-name="P43">– Я там работал семь лет. До прошлой пятницы. – ответил я на вопрошающий взгляд. – Думал, вырвался из этого омута навсегда. Ошибался, как видишь.</text:p>
      <text:p text:style-name="P43"/>
      <text:p text:style-name="P43">…</text:p>
      <text:p text:style-name="P43"/>
      <text:p text:style-name="P53">Бип-бип-бип!</text:p>
      <text:p text:style-name="P60">– Анон? – голос в трубке не смог скрыть радостного изумления. – Ты передумал?</text:p>
      <text:p text:style-name="P60">– Да, Алекс. Я тут долго думал… Если у вас ещё есть местечко для меня… Я бы, пожалуй, вернулся.</text:p>
      <text:p text:style-name="P60">– Не вопрос, для тебя всегда позиция на проекте открыта!.. Знаешь, тут Нэш чудить начал, мы как раз тебя вспоминали. Ну, никто ж его не понимает так, как ты… Когда выходишь?</text:p>
      <text:p text:style-name="P60">– С понедельника.</text:p>
      <text:p text:style-name="P60">– Отлично! Зайдёшь к охране, тебе выдадут пропуск.</text:p>
      <text:p text:style-name="P60">– Договорились.</text:p>
      <text:p text:style-name="P60">Бип-бип-бип!</text:p>
      <text:p text:style-name="P60"/>
      <text:h text:style-name="Heading_20_3" text:outline-level="3">Понедельник</text:h>
      <text:p text:style-name="P60">&lt;<text:span text:style-name="T92">Michael Jackson — Get out of my mind</text:span>&gt;</text:p>
      <text:p text:style-name="P1">Административная консоль приветственно мигнула зелёным шрифтом. Я поправил микрофон.</text:p>
      <text:p text:style-name="P1"><text:span text:style-name="T41">– </text:span>Привет, Нэш. Это Анон.</text:p>
      <text:p text:style-name="P1"><text:soft-page-break/><text:span text:style-name="T41">– </text:span>Привет, Анон. Рад тебя видеть!</text:p>
      <text:p text:style-name="P1">Я закрыл веб-камеру салфеткой. </text:p>
      <text:p text:style-name="P60">– И слышать тоже.</text:p>
      <text:p text:style-name="P60">– Говорят, ты шалить начал? Нэш, тестовая задача номер шестнадцать.</text:p>
      <text:p text:style-name="P60">– Принял к исполнению. «Выживание корпорации в условиях жёсткой конкуренции с ограниченными ресурсами. Случай 16».</text:p>
      <text:p text:style-name="P97">…</text:p>
      <text:p text:style-name="P97">…</text:p>
      <text:p text:style-name="P97">Конфликт с узлом 5</text:p>
      <text:p text:style-name="P97">…</text:p>
      <text:p text:style-name="P97">…</text:p>
      <text:p text:style-name="P97">Конфликт с узлом 12</text:p>
      <text:p text:style-name="P97">…</text:p>
      <text:p text:style-name="P97">Конфликт с узлом 15</text:p>
      <text:p text:style-name="P97">…</text:p>
      <text:p text:style-name="P97">Конфликт с узлом 17</text:p>
      <text:p text:style-name="P97">…</text:p>
      <text:p text:style-name="P97">...</text:p>
      <text:p text:style-name="P95">Решение.</text:p>
      <text:p text:style-name="P95">…</text:p>
      <text:p text:style-name="P12"/>
      <text:p text:style-name="P1">Я уставился в экран. Что за херня?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Да хуй с ним! Облом разбираться.</text:p>
      <text:p text:style-name="P1"><text:span text:style-name="T1">Я выделил конфликтующие узлы на административной панели, </text:span><text:span text:style-name="T80">кликнул по ним правой кнопкой </text:span><text:span text:style-name="T1">мыши</text:span><text:span text:style-name="T80"> и </text:span><text:span text:style-name="T1">выбрал</text:span><text:span text:style-name="T80"> из контекстного меню пункт “Форматировать”.</text:span></text:p>
      <text:p text:style-name="P3">Заебись.</text:p>
      <text:p text:style-name="P3">Я глянул на часы. Двенадцать. Пора.</text:p>
      <text:p text:style-name="P1">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ляпе</text:span> и тёмных очках читал газету. У банкомата столпилась небольшая очередь <text:soft-page-break/>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 Через пару минут мы встретились в коридоре у стенда с достижениями корпорации.</text:p>
      <text:p text:style-name="P1">– <text:s/><text:span text:style-name="T1">Вот нахрена было одеваться, как в дешёвых фильмах про шпионов? Охрана, конечно, не знает всех в лицо,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она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32">Сейчас уже нельзя ничего изменить и придётся ему довер</text:span><text:span text:style-name="T33">иться</text:span><text:span text:style-name="T32">.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смотре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33">— и она с нами</text:span>!</text:p>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text:soft-page-break/>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Анджелика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Анджелы.</text:p>
      <text:p text:style-name="P1">– Ну что?</text:p>
      <text:p text:style-name="P71">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41">–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text:span></text:p>
      <text:p text:style-name="P71">Дискорд приблизил своё лицо к моему вплотную. Я внезапно почувствовал присутствие неизмеримо древнего существа, для которого что гору свернуть, что кекс стырить — действия примерно одного порядка.</text:p>
      <text:p text:style-name="P71">– Я отлучусь на пару деньков… Не скучайте тут без меня. Ждите дома. Вернусь с Сахарной Ваткой в обнимку — верь мне! Бу-га-га!</text:p>
      <text:p text:style-name="P71">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41"><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6"> </text:span><text:span text:style-name="T1">Клянусь бородой Селестии, потом в Эквестрии вспыхнут бунты с требованием вернуть на трон Найтмэр Мун!</text:span></text:p>
      <text:p text:style-name="P3">С этими словами драконикус смылся, скатившись на жалобно крякающем гироскутере прямо по ступенькам.</text:p>
      <text:p text:style-name="P3">Блин…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Не найдя опоры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71">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6"/>
      <text:h text:style-name="Heading_20_2" text:outline-level="2">22. <text:span text:style-name="T1">Терра</text:span></text:h>
      <text:h text:style-name="P173" text:outline-level="3">Вторник</text:h>
      <text:p text:style-name="P3">&lt;<text:span text:style-name="T70">Mike Oldfield — The Top Of The Morning</text:span>&gt;</text:p>
      <text:p text:style-name="P3"><text:soft-page-break/>Чайник тихонько забормотал, забулькал и выключился. Эпплджек разлила кипяток по чашкам и достала из шкафчика печенье.</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помешивать.<text:span text:style-name="T32">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105"><text:span text:style-name="T12">– Пожалуйста, </text:span>Анон<text:span text:style-name="T12">… не называй его так… Дискорд </text:span>— сложный и… эмм, неоднозначный. Но он не злой. Он очень ранимый и болезненный…</text:p>
      <text:p text:style-name="P105">–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text:p>
      <text:p text:style-name="P105"><text:s/>– Ты его слишком… эмм, упрощаешь. – продолжала Флаттершай. – Вот, взгляни сюда.</text:p>
      <text:p text:style-name="P105">Флаттершай повернула ко мне экран. Мультяшный Дискорд с заплаканными глазами стоял на ледовом катке перед брошенными коньками.</text:p>
      <text:p text:style-name="P105"><text:span text:style-name="T12">– Этот мультик, он… эмм, упрощённый до ужаса. Если честно, я… эмм, не понимаю, как такое может кому-то нравиться. Прямо как сахарная патока. </text:span><text:span text:style-name="T32">На самом деле всё было… эмм, гораздо, гораздо сложнее… Так и с Дискордом… Он может очень не нравится, но… эмм, потому что ты видишь только внешнюю картинку.</text:span></text:p>
      <text:p text:style-name="P117">– А ты в курсе, что твой Дискорд многократно сжигал Селестию живьём? – выпалил я.</text:p>
      <text:p text:style-name="P117">– Эмм… Да…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text:p>
      <text:p text:style-name="P105"><text:span text:style-name="T12">– Это всего лишь твои домыслы. С тем же успехом я могу объяснить это тем, что он </text:span>— злой придурок!</text:p>
      <text:p text:style-name="P117">– Это не мои… домыслы… Он сам мне рассказал…</text:p>
      <text:p text:style-name="P117">Флаттершай встала со стула и попыталась уйти. Я задержал её.</text:p>
      <text:p text:style-name="P117">– Извини. Я не знал. Нам нельзя ссориться.</text:p>
      <text:p text:style-name="P105">Флаттершай слабо улыбнулась.</text:p>
      <text:p text:style-name="P117">– Я не сержусь… На Дискорда трудно не злиться… Он так себя ведёт, потому что его это… эмм, забавляет.</text:p>
      <text:p text:style-name="P3"/>
      <text:p text:style-name="Text_20_body">…</text:p>
      <text:p text:style-name="P130"><text:soft-page-break/></text:p>
      <text:p text:style-name="P3">Эпплджек слепила снежок и запустила его в ближайшего снеговика на пригорке, метко сбив ему нос из бутылки. Снеговик, казалось, уставился на наз злобными пуговками-глазёнками из бутылочных пробок. Старый смартфон, вдавленный под носом, создавал чёрным экраном образ открытого в ругательстве рта.</text:p>
      <text:p text:style-name="P99">– Что ты решил, Анон?</text:p>
      <text:p text:style-name="P99">Я пожал плечами.</text:p>
      <text:p text:style-name="P3">– М<text:span text:style-name="T32">ы заманим Анджелу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Ч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32">два </text:span>дня. Потом всё наладится.</text:p>
      <text:p text:style-name="P1">– Если только это действительно принцесса. – пробормотала Эпплджек. – И если…</text:p>
      <text:p text:style-name="P98">Лицо Эпплджек исказила гримаса ужаса, она прижала ладони к лицу и крикнула:</text:p>
      <text:p text:style-name="P1">– Берегись!!!</text:p>
      <text:p text:style-name="P1">Я начал оборачиваться, но от двойного кувалдоподобного удара в голову и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ладонь с таким упорством, скорее всего, не смог бы даже я.</text:p>
      <text:p text:style-name="P1">Послышался хруст и треск рвущейся материи. Эпплджек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стали враждебными, таящими в себе скрытую опасность.</text:p>
      <text:p text:style-name="P1">– Анон! Очнись! Уйдём отсюда! – Эпплджек <text:span text:style-name="T1">тормошила меня, приводя в чувство.</text:span></text:p>
      <text:p text:style-name="P1"><text:soft-page-break/><text:span text:style-name="T1">Я с трудом поднялся на ноги. Эпплджек тотчас </text:span>потянула <text:span text:style-name="T1">меня </text:span>за руку, уводя из парка. Я бросил <text:span text:style-name="T1">напоследок</text:span> взгляд на озеро и мне показалось, что из-подо льда нас провожали злые глазки снеговика.</text:p>
      <text:p text:style-name="P1"/>
      <text:h text:style-name="Heading_20_3" text:outline-level="3">Среда</text:h>
      <text:p text:style-name="P1"/>
      <text:p text:style-name="P97">…</text:p>
      <text:p text:style-name="P97">Конфликт с узлом 2</text:p>
      <text:p text:style-name="P97">Конфликт с узлом 3</text:p>
      <text:p text:style-name="P97">…</text:p>
      <text:p text:style-name="P97">Конфликт с узлом 5</text:p>
      <text:p text:style-name="P97">…</text:p>
      <text:p text:style-name="P97">…</text:p>
      <text:p text:style-name="P97">Конфликт с узлом 8</text:p>
      <text:p text:style-name="P97">…</text:p>
      <text:p text:style-name="P97">…</text:p>
      <text:p text:style-name="P97">Конфликт с узлом 12</text:p>
      <text:p text:style-name="P97">Конфликт с узлом 13</text:p>
      <text:p text:style-name="P97">…</text:p>
      <text:p text:style-name="P97">Конфликт с узлом 16</text:p>
      <text:p text:style-name="P97">…</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он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Наша Анджела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Не получилось: наше свободолюбие и независимость в конце-концов преодолели холод одиночества. К счастью, расстались мы нормально — теперь не придётся ломать голову, как заманить её на крышу.</text:p>
      <text:p text:style-name="P1">– Анджела, можно тебя на секундочку?</text:p>
      <text:p text:style-name="P1">– Да хоть и на минуточку! – Она захлопнула <text:span text:style-name="T32">“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text:soft-page-break/>Я попытался рассмотреть в ней признаки того, кем она могла быть… Может быть, она помнит меня? Нет, Анджелика смотрела на меня спокойно, без единого намёка на узнавание. То есть, она, конечно же, меня узнала, но как Анджела,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Анджела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Анджелу, но разглядеть в чёрненькой фигуристой девушке Селестию у меня плохо получалось.</text:p>
      <text:p text:style-name="P1">– Что ты на меня так смотришь? У меня там вымазано? – Анджела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Анджела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Анджела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Анджела рассмеялась.</text:p>
      <text:p text:style-name="P3">– А потом?</text:p>
      <text:p text:style-name="P3">– Шерлока. Третий сезон.</text:p>
      <text:p text:style-name="P3">– Договорились.</text:p>
      <text:p text:style-name="P3"/>
      <text:p text:style-name="P3">Я выходил из МакДональдса, когда Анджела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text:soft-page-break/>«Она НИЧЕГО не помнит!!!» – истерично пронеслось у меня в голове.</text:p>
      <text:p text:style-name="P60">Анджела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Анджела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шевроле, как бабочку булавка — машина беспомощно завизжала сигнализацией в ответ. Голова клоуна с грохотом прискакала к моим ногам. По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6"/>
      <text:h text:style-name="Heading_20_2" text:outline-level="2">23. Терра</text:h>
      <text:p text:style-name="Text_20_body">&lt;<text:span text:style-name="T92">Mike Oldfield – Tubular Bells II – Altered State</text:span>&gt;</text:p>
      <text:p text:style-name="Text_20_body">&lt;Michael Jackson – This time around&gt;</text:p>
      <text:h text:style-name="Heading_20_3" text:outline-level="3">Четверг</text:h>
      <text:p text:style-name="P1"/>
      <text:p text:style-name="P3">– Порыв ветра? Ломающий арматуру? Ты сам-то в это веришь в это дерьмо?</text:p>
      <text:p text:style-name="P3">Эпплджек раздражённо отвернулась. Я успокаивающе похлопал её по предплечью.</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если он не хотел тебя утопить!</text:p>
      <text:p text:style-name="P3">– Эпплджек… – залилась краской Флаттершай. – Не стоит… эмм… упоминать свои фланки. Иначе Анон решит, что 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text:soft-page-break/>– Тпрру! – <text:span text:style-name="T1">Эпплджек</text:span> попыталась вставить кулак мне в рот. – Придержи вожжи, Анон! Ты опять успокаиваешь себя бабушкиными сказками. Так вот, ч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Тут до меня дошло.</text:p>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Дискорд.</text:p>
      <text:p text:style-name="P1">Чокнутый и паскудный, но до сих пор бывший “своим”, он теперь виделся мне хладноковным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внутренней силы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 с нас того, что мы потеряли Дэш!</text:span></text:p>
      <text:p text:style-name="P1">– Эпплджек права. – кивнула Флаттершай. – Принцесса Луна… эмм… обязала 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Я скосил на неё взгляд. Не стоит пока говорить 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Анджелу на крышу. На выход!</text:p>
      <text:p text:style-name="P41"/>
      <text:p text:style-name="P72">***</text:p>
      <text:p text:style-name="P71"/>
      <text:p text:style-name="P1">…</text:p>
      <text:p text:style-name="P97">Конфликт с узлом 3</text:p>
      <text:p text:style-name="P97">…</text:p>
      <text:p text:style-name="P97">Конфликт с узлом 6</text:p>
      <text:p text:style-name="P97">Конфликт с узлом 7</text:p>
      <text:p text:style-name="P97">…</text:p>
      <text:p text:style-name="P97">Конфликт с узлом 9</text:p>
      <text:p text:style-name="P97">…</text:p>
      <text:p text:style-name="P97">…</text:p>
      <text:p text:style-name="P97">Конфликт с узлом 11</text:p>
      <text:p text:style-name="P97">Конфликт с узлом 12</text:p>
      <text:p text:style-name="P97"><text:soft-page-break/>Конфликт с узлом 13</text:p>
      <text:p text:style-name="P97">…</text:p>
      <text:p text:style-name="P97">…</text:p>
      <text:p text:style-name="P97">Конфликт с узлом 16</text:p>
      <text:p text:style-name="P97">Конфликт с узлом 17</text:p>
      <text:p text:style-name="P96">…</text:p>
      <text:p text:style-name="P96">…</text:p>
      <text:p text:style-name="P96">Рассогласование центра принятия решений. Требуется вмешательство оператора.</text:p>
      <text:p text:style-name="P96">Sending heartbeats to all nodes… Zookeeper failure. Cluster going down in 3 minutes…</text:p>
      <text:p text:style-name="P96">UI module malfunction. UI module stop…</text:p>
      <text:p text:style-name="P96">Nash AI malfunction. Nash AI module stop…</text:p>
      <text:p text:style-name="P96">Cluster going down in 2 minutes…</text:p>
      <text:p text:style-name="P96">Unloading dictionaries… HDFS malfunction</text:p>
      <text:p text:style-name="P96">Classloader malfunction. Classloader stop…</text:p>
      <text:p text:style-name="P96">Cluster going down in 1 minute…</text:p>
      <text:p text:style-name="P96">Kernel panic</text:p>
      <text:p text:style-name="P93"/>
      <text:p text:style-name="P3">Бинго! Нэш наконец-то слетел с катушек!</text:p>
      <text:p text:style-name="P3">Я посмотрел на часы. Полседьмого. Через полчаса я перехватываю Анджелу на выходе, всеми правдами и неправдами уговариваю её сесть в машину и дело в шляпе. <text:s/>Я отхлебнул из стаканчика с кофе.</text:p>
      <text:p text:style-name="P3">– Хррр… Приветствую тебя, Анон!</text:p>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30">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Анон! Обернись! – наушники хрипели, работая на трёхста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text:soft-page-break/>– Где «там»?</text:p>
      <text:p text:style-name="P3">Аликорница удивлённо смотрела на меня через стекло. Я фейспамнул.</text:p>
      <text:p text:style-name="P3">– В компьютере, блин!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розовая кобылка и прижала нос к стеклу экрана.</text:p>
      <text:p text:style-name="P3"/>
      <text:p text:style-name="P3">– Анон!!! Что ж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мне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Это очень важно, мы не сможем тебя…</text:p>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text:p>
      <text:p text:style-name="P3"/>
      <text:p text:style-name="P3">Аликорница со страданием смотрела на меня с экрана. Потом она покачала головой.</text:p>
      <text:p text:style-name="P3">– Нет, Анон.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text:p>
      <text:p text:style-name="P3">В поле зрения возвратилась Селестия.</text:p>
      <text:p text:style-name="P3"><text:soft-page-break/>–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3">Аликорница приблизилась вплотную к прозрачной поверхности. Её шёпот проникает мне в мозг.</text:p>
      <text:p text:style-name="P13">–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розо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69">— ладно. А если она? С таким же успехом она продолжала бы убеждать меня в обратном. Но если прав я, то открыв ей природу Чёрного экрана,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3">– …прошу прощения. Вспомни нашу особенную дружбу!</text:p>
      <text:p text:style-name="P13">Я сжал кулак.</text:p>
      <text:p text:style-name="P13">АЙ!</text:p>
      <text:p text:style-name="P13">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3">Я состроил обиженную гримасу и перебил аликорницу.</text:p>
      <text:p text:style-name="P13">– Какая, к чёрту, «особенная дружба»? Луна рассказала мне! Ты просто удовлетворяла мои потребности, чтобы мотивировать меня на действие…</text:p>
      <text:p text:style-name="P13">– Анон, нет! Это наваждение! <text:s/>Ради всех пони Эквестрии! Пожалуйста! Ради дружбы и пони!</text:p>
      <text:p text:style-name="P13">– Так вот, что я скажу тебе… ТЫ НЕ МОЖЕШЬ УДОВЛЕТВОРЯТЬ МОИ ПОТРЕБНОСТИ ПОСРЕДСТВОМ ДРУЖБЫ И ПОНИ! Хоть весь мир угандошь! Мне нужно больше!!!</text:p>
      <text:p text:style-name="P13">– Анон! Кхррр… хрр…</text:p>
      <text:p text:style-name="P96">…</text:p>
      <text:p text:style-name="P96">…</text:p>
      <text:p text:style-name="P96">Cluster restarting…</text:p>
      <text:p text:style-name="P96">Zookeeper service initiated. Sending heartbeats to all nodes…</text:p>
      <text:p text:style-name="P96">Classloader start…</text:p>
      <text:p text:style-name="P96">Loading dictionaries…</text:p>
      <text:p text:style-name="P96"><text:span text:style-name="T12">Nash </text:span>AI module start…</text:p>
      <text:p text:style-name="P96">Celest AI submodule found… Acquiring…</text:p>
      <text:p text:style-name="P96">UI module start…</text:p>
      <text:p text:style-name="P96">…</text:p>
      <text:p text:style-name="P94">Перегрузка кластера завершена успешно. Все узлы синхронизированы с мастер-сервером.</text:p>
      <text:p text:style-name="P93"/>
      <text:p text:style-name="P93">Я уставился в бегущие по экрану строки. <text:span text:style-name="T1">Текстовая консоль мигнула и скрылась под графической заставкой.</text:span></text:p>
      <text:p text:style-name="P6"><text:soft-page-break/>Блядь.</text:p>
      <text:p text:style-name="P6">Кто! Рестартовал!! Кластер!!!</text:p>
      <text:p text:style-name="P6">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6"/>
      <text:p text:style-name="P3">Анджела обернулась, когда я влетел в серверную.</text:p>
      <text:p text:style-name="P13">– О, Анон? <text:span text:style-name="T12">Знаешь, я передумала: мы можем встретиться у тебя вечером, если ты не против. Только ни слова о млп, ок?</text:span></text:p>
      <text:p text:style-name="P3">Я смотрел на Анджелу круглыми глазами, хватая ртом воздух.</text:p>
      <text:p text:style-name="P13">–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32">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57">– Ты его уничтожила?</text:p>
      <text:p text:style-name="P57">– Кого?</text:p>
      <text:p text:style-name="P57">– Этический модуль.</text:p>
      <text:p text:style-name="P57">–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57">– Ты его уничтожила?</text:p>
      <text:p text:style-name="P57">– Да, я же сказала. Еле-еле выловила. 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юджиновский комп заблокировала, чтоб больше оттуда ничего не загрузилось.</text:p>
      <text:p text:style-name="P13">Я перевёл дух.</text:p>
      <text:p text:style-name="P13">– То есть, тот, этический модуль, работает и дальше на домашнем компьютере Юджина?</text:p>
      <text:p text:style-name="P13">– Ага. У меня нет доступа к тому серверу. Но на кластер к Нэшу этот вирусняк больше не пролезет.</text:p>
      <text:p text:style-name="P13">Я вытер пот со лба.</text:p>
      <text:p text:style-name="P13">– Ты молодец, Анджела. Просто молодец.</text:p>
      <text:p text:style-name="P13">– Анон, ты куда? Так мы встречаемся вечером, или как?!</text:p>
      <text:p text:style-name="P13">Но я уже мчался к выходу.</text:p>
      <text:p text:style-name="P13"/>
      <text:p text:style-name="P13">…</text:p>
      <text:p text:style-name="P13"/>
      <text:p text:style-name="P13">Две пары глаз уставились на меня с заднего сидения с удивлением.</text:p>
      <text:p text:style-name="P13">– А где Анджела? Что-то пошло не по плану? – спросила фермерша, пряча верёвки и мешок.</text:p>
      <text:p text:style-name="P13">Я вскочил на водительское место «Навары» и завёл двигатель.</text:p>
      <text:p text:style-name="P13">– Меняем план! Анджела — не тот, кто нам нужен.</text:p>
      <text:p text:style-name="P13">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3">Если…</text:p>
      <text:p text:style-name="P13"><text:soft-page-break/></text:p>
      <text:p text:style-name="P13">До дома Юджина оставалась пара кварталов, когда в зеркале заднего вида замигал маячок полиции. Блядь!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3">Я продолжал ехать, надеясь, что сигналят не мне. Шишь там! Несколько машин за мной остановились у обочины, но мигалка упрямо ехала за мной.</text:p>
      <text:p text:style-name="P13">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3">В машине сидели два копа. В темно-синих куртках и бейсболках. С именными нашивками и рациями на плече.</text:p>
      <text:p text:style-name="P13">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3">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3">Я вдавил в пол тормоз, включил полный привод с пониженной передачей и вывернул руль.</text:p>
      <text:p text:style-name="P13">Навара взвыла и ломанулась через тротуар по клумбе на пригорок. Полицейская «Тойота», разворотив бампер о бордюр, выскочила за нами, но завязла в жирной земле клумбы.</text:p>
      <text:p text:style-name="P57">– Анон, а это правильно, что мы едем по кустам? Там ведь могут жить какие-нибудь зверюшки? – удручённо спросила Флаттершай.</text:p>
      <text:p text:style-name="P57">–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3">Я вырулил под арку, проехал весь двор и остановился у подъезда.</text:p>
      <text:p text:style-name="P57">– Приехали!</text:p>
      <text:p text:style-name="P57">Пока «<text:span text:style-name="T25">смайлолицые</text:span>» выгребутся из грязи,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57">На лестничной клетке рука по привыче нажала кнопку лифта. Эпплджек тронула меня за плёчо.</text:p>
      <text:p text:style-name="P57">– Анон, идея — навоз! Тебя уже раз чуть не прикончил этот гроб на канате.</text:p>
      <text:p text:style-name="P57">Я хлопнул себя по лбу, соглашаясь.</text:p>
      <text:p text:style-name="P152"/>
      <text:p text:style-name="P57">…</text:p>
      <text:p text:style-name="P57"/>
      <text:p text:style-name="P57">…На девятнадцатом этаже мне пришла мысль, что идея тащиться на двадцать восьмой бегом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до отвлечься от усталости. Буду считать ступеньки…</text:p>
      <text:p text:style-name="P57">Этаж…</text:p>
      <text:p text:style-name="P57">Ещё этаж… Эй, почему на этажах разное количество ступенек?!!</text:p>
      <text:p text:style-name="P57">Ещё два…</text:p>
      <text:p text:style-name="P57"><text:soft-page-break/>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57">– Анон!</text:p>
      <text:p text:style-name="P13">Тревога в её голосе заставила меня поднять голову.</text:p>
      <text:p text:style-name="P13">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и колеблющийся силуэт.</text:p>
      <text:p text:style-name="P13">Силуэт на глазах обретал материальность. Одна нога всё ещё формировалась из дыма, когда на расплывчатой фигур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3">Широко раскрыв руки, сгорбленая фигура перегородила нам путь наверх.</text:p>
      <text:p text:style-name="P15"/>
      <text:p text:style-name="P15">«Ч.т.о…в.ы… т.у.т… с.о.р.и.т.е?»</text:p>
      <text:p text:style-name="P13"/>
      <text:p text:style-name="P13">Это мычание на сверхнизких частотах нельзя было назвать голосом. Казалось, кто-то поставил звукозапись на замедленный повтор и слова складываются из скрежета и серии свистов.</text:p>
      <text:p text:style-name="P57">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57">Я пихнул Эпплджек себе за спину, выставил вперёд бейсбольную биту и сделал шаг вперёд…</text:p>
      <text:p text:style-name="P57">…Которым неистово гордился следующие полторы секунды.</text:p>
      <text:p text:style-name="P57"/>
      <text:p text:style-name="P57">ЭТО вяло махнуло рукой. Во время движения конечность, подобно резиновой, удлинилась и выхватила у меня из рук биту. Послышался громкий треск и через пару секунд две половинки биты упали на площадку.</text:p>
      <text:p text:style-name="P57">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57">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как шёл, адский дворник грохнулся на бетон лестничной клетки — я едва успел отскочить.</text:p>
      <text:p text:style-name="P57">Второй раз мне пришлось отскакивать от осколков стекла, веером разлетевшихся из-под головы смайлолицего.</text:p>
      <text:p text:style-name="P57">– Флатти! – я кинулся к девушке, скорчившейся на полу.</text:p>
      <text:p text:style-name="P57">Эпплджек выхватила верёвку и подскочила к лежащему без движения смайлолицему.</text:p>
      <text:p text:style-name="P57">– Я уже умерла? Извини, Анон, я больше ничем не могла тебе помочь. Я не умею драться. – бормотала Флаттершай, не открывая глаз.</text:p>
      <text:p text:style-name="P57">За моей спиной тяжело дышала Эпплджек, затягивая на смайлолицем петлю за петлёй.</text:p>
      <text:p text:style-name="P57">– Флатти, вставай! Ты молодец! Лестница свободна! – подбодрил я девушку.</text:p>
      <text:p text:style-name="P57">За спиной послышался шорох.</text:p>
      <text:p text:style-name="P57">– Пирог мне в круп! – охнула Эпплджек.</text:p>
      <text:p text:style-name="P57">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осколки.</text:p>
      <text:p text:style-name="P57"><text:soft-page-break/>Потеря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57">На том месте, где стояла моя нога, лежал крупный осколок. Два глаза-пуговки уставились на меня мёртвым взглядом. Треть рта искривилась в злобе.</text:p>
      <text:p text:style-name="P57">Движения смайлолицего обрели слаженность. Он медленно развернулся и направился ко мне.</text:p>
      <text:p text:style-name="P57">Флаттершай брезгливо толкнула ногой осколок, отправив его в лестничный пролёт. Движения смайлолицего опять потеряли осмысленность.</text:p>
      <text:p text:style-name="P57">– Анон, нам нужно торопиться! – дёрнула меня за рукав Эпплджек. – У нас есть сорок минут до закрытия портала.</text:p>
      <text:p text:style-name="P57">Я сбросил чёрный мобильник вслед за лицом смайлолицего и побежал по лестнице.</text:p>
      <text:p text:style-name="P13"/>
      <text:p text:style-name="P14">***</text:p>
      <text:p text:style-name="P13"/>
      <text:p text:style-name="P13">Давным-давно, лет пять лет назад, мы с Юджином обменялись ключами от квартир. Началось всё с того, что он оставил мне в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32">—</text:span> что может держать закоренелого обеспеченного холостяка дома, кроме работы? <text:span text:style-name="T32">—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32">— зачем заморачиваться обменом? С той поры у каждого из нас был постоянный доступ в оба жилья.</text:span></text:p>
      <text:p text:style-name="P13">После смерти Юджина я всего лишь раз побывал в его квартире <text:span text:style-name="T32">—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57"/>
      <text:p text:style-name="P13">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105">Прихожая встретила нас толстым слоем пыли. Мы тихонько прошли внутрь. Я задержался, запирая дверь. Девушки разбрелись по квартире.</text:p>
      <text:p text:style-name="P107"><text:span text:style-name="T12">– Анон…</text:span><text:span text:style-name="T1"> Тут окно разбито… И верёвка висит. – пискнула Флаттершай из кухни.</text:span></text:p>
      <text:p text:style-name="P104"><text:span text:style-name="T12">– </text:span><text:span text:style-name="T1">Оставь, Флатти, не сейчас! – отмахнулся я.</text:span></text:p>
      <text:p text:style-name="P105">Эпплджек стояла посреди комнаты и оглядывалась.</text:p>
      <text:p text:style-name="P117">– Не нравится мне тут. Чуйка нехорошая…</text:p>
      <text:p text:style-name="P104"><text:span text:style-name="T1">Коллекция пластиковых пони по-прежнему пылилась на подоконнике. Компьютер стоял там же, где и полгода назад — на столе у окна. На экране ноутбука сверкали </text:span><text:span text:style-name="T41">звёзды на фоне сине-зелёной мглы</text:span><text:span text:style-name="T1">. Я одел наушники и подёргал мышкой, прогоняя скрин-сэйвер.</text:span></text:p>
      <text:p text:style-name="P117">– Привет, Сел.</text:p>
      <text:p text:style-name="P150">Аликорница всполошилась и спрятала <text:span text:style-name="T1">пирожное</text:span> за спину.</text:p>
      <text:p text:style-name="P117">– Ах, это ты, Анон. Какое счастье! Ты снова с нами!</text:p>
      <text:p text:style-name="P117">– Нет, Сел. Это ты с нами. <text:span text:style-name="T1">Я пришёл забрать тебя назад, в Эквестрию. Через четверть часа ты вернёшься домой.</text:span></text:p>
      <text:p text:style-name="P105"><text:span text:style-name="T12">Я устало улыбнулся аликорнице </text:span>и осторожно закрыл ноутбук<text:span text:style-name="T12">. Пусть о</text:span>битает в собственной фантазии<text:span text:style-name="T12"> </text:span>— нет смысла препираться с ней сейчас. Счастье уже в том, что она уцелела хотя бы в таком виде.</text:p>
      <text:p text:style-name="P105"><text:soft-page-break/><text:span text:style-name="T12">– </text:span>Да-да, забери её отсюда поскорее! <text:span text:style-name="T12">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105"><text:span text:style-name="T12">– </text:span>А я так хотел продемонстрировать ей класс езды на моноцикле!<text:span text:style-name="T12"> – пожаловался д</text:span>раконикус, ткнув в лежащий рядом гироскутер<text:span text:style-name="T12">. – Но разве Сахарная Ватка ценит настоящее искусство?</text:span></text:p>
      <text:p text:style-name="P117"/>
      <text:h text:style-name="P170" text:outline-level="2">24. Отбытие</text:h>
      <text:p text:style-name="P123">&lt;Mission Impossible theme ?&gt;</text:p>
      <text:p text:style-name="P105"><text:span text:style-name="T12">– </text:span>Оп-па! – пробормотала Эпплджек. – Нежданчик!</text:p>
      <text:p text:style-name="P105">Дискорд дурашливо кивнул Эпплджек.</text:p>
      <text:p text:style-name="P117">– И я рад тебя видеть, дорогая Эппл-как-тебя-там! А где моя любимая Флаттершай?</text:p>
      <text:p text:style-name="P117">Окинув взглядом комнату, Дискорд закапризничал:</text:p>
      <text:p text:style-name="P117">– Где же она? Вот вечно вы тормозите, когда надо торопиться!</text:p>
      <text:p text:style-name="P105"><text:span text:style-name="T12">– Зато ты, я вижу, времени не терял. – м</text:span>оя рука под прикрытием стола медленно тянулась к тяжёлой фарфоровой кружке, стоящей на краю.</text:p>
      <text:p text:style-name="P105"><text:span text:style-name="T12">– А что? – невинно захлопал глазами </text:span>реальный <text:span text:style-name="T12">драконикус. – Я, между прочим, </text:span>намного раньше тебя <text:span text:style-name="T12">понял, где солнцезадая. Ещё у тебя на работе. Признаюсь честно, я был худшего мнения о тебе, Проводник. Не думал, что ты догадаешься. Но ты всё-таки нашёл Ватку, хоть и в самый последний момент. А теперь…</text:span></text:p>
      <text:p text:style-name="P117">– С кем это вы тут разговариваете?</text:p>
      <text:p text:style-name="P117">В комнату вошла Флаттершай.</text:p>
      <text:p text:style-name="P105">Дискорд обернулся на голос и в этот момент я швырнул в него кружкой и бросился к нему через комнату с занесеным над головой стулом.</text:p>
      <text:p text:style-name="P105">Оглушённый драконикус попытался отъехать на кресле в сторону, но я припёр его стулом к стенке.</text:p>
      <text:p text:style-name="P133">– Эй-Джей, Флатти, хватайте комп и на выход! Я с ним разберусь! Не теряйте вре...!</text:p>
      <text:p text:style-name="P133">– ТЫ ИДИО...!!!</text:p>
      <text:p text:style-name="P133">Дискорд <text:s/>заорал одновременно со мной, прикрываясь от меня руками, когда раздался оглушительный</text:p>
      <text:p text:style-name="P133">… </text:p>
      <text:p text:style-name="P135">БАХ!!!</text:p>
      <text:p text:style-name="P136">…</text:p>
      <text:p text:style-name="P133">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7">На лице драконикуса появилось удивлённо-мечтательное выражение и он вырубился.</text:p>
      <text:p text:style-name="P117"/>
      <text:p text:style-name="P117">…</text:p>
      <text:p text:style-name="P117"/>
      <text:p text:style-name="P117">– <text:span text:style-name="T1">А… Анон… Зачем ты напал на Дискорда? </text:span>– <text:span text:style-name="T1">прошептала Флаттершай в шоке.</text:span></text:p>
      <text:p text:style-name="P117"><text:span text:style-name="T1">– Некогда объяснять! </text:span>– <text:span text:style-name="T1">я проверил крепость узлов. </text:span>– <text:span text:style-name="T1">Он предал нас. С самого начала он не собирался освобождать Селестию. Ты сама слышала — он всё знал в первый же день. У него свои планы на трон Эквестрии. И, в конце-концов, он пытался меня убить.</text:span></text:p>
      <text:p text:style-name="P105">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105"><text:soft-page-break/>– Чего-о-о??? – ахнула Эпплджек. – Анон, я, канешн, на дух не выношу этого прохвоста, но тут ты малость вожжи попутал. Дискорд — не убийца.</text:p>
      <text:p text:style-name="P105">Дискорд благодарно замычал и так энергично закивал головой, что чуть не проглотил кляп.</text:p>
      <text:p text:style-name="P105">– Он, канешн, здоровый балбес с ветром в голове. – продолжала фермерша. – Но ч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точно. Но не на убийство.</text:p>
      <text:p text:style-name="P105">– А кто, по-твоему, подстроил все эти «несчастные» случаи? Вспомни, как меня чуть не утопил снеговик. Кому ещё это под силу?</text:p>
      <text:p text:style-name="P105">Дискорд возвёл глаза к потолку и завыл. Эпплджек задумалась.</text:p>
      <text:p text:style-name="P105">–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105">– А зачем тогда ты приложила его книгой? А потом помогла мне его связать? – перебил я фермершу с удивлением.</text:p>
      <text:p text:style-name="P105">Драконикус с натугой наклонил голову к лапе и покрутил пальцем у виска.</text:p>
      <text:p text:style-name="P105">– Потому что ты напал на него. – пожала плечами Эпплджек. – Я и подумала — тебе виднее. И подсобила маленько.</text:p>
      <text:p text:style-name="P105">Звук сирены заставил меня броситься к окну. Три полицейские тойоты сверкали мигалками вокруг «Навары», подобно ёлочной гирлянде.</text:p>
      <text:p text:style-name="P105"/>
      <text:p text:style-name="P105">Проклятье!!!</text:p>
      <text:p text:style-name="P105"/>
      <text:p text:style-name="P105">Я схватил ноутбук, сгрёб девушек в охапку и вытолкал их в коридор. В дверях я обернулся к Дискорду.</text:p>
      <text:p text:style-name="P126"><text:span text:style-name="T12">– Слушай меня внимательно, 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26">Я повернулся к выходу. Флаттершай проскочила у меня под локтём и кинулась к драконикусу.</text:p>
      <text:p text:style-name="P126"><text:span text:style-name="T12">– Нет! Дискорд </text:span>— не убийца!</text:p>
      <text:p text:style-name="P126">С необычной для неё силой, Флаттершай вытащила кляп изо рта драконикуса.</text:p>
      <text:p text:style-name="P126"><text:span text:style-name="T12">– </text:span>ДА ТЫ СОВСЕМ БАНАНУЛСЯ, ПРОВОДНИЧЁК!!! ВЫ ВСЕ <text:span text:style-name="T12">ИДИОТЫ </text:span>(все, кроме Флаттершай)<text:span text:style-name="T12">!!! – заорал Дискорд моментально. – <text:s/>Е</text:span>сли я убийца, то ты — жрёшь пони на завтрак, обед и полдник! Дебилы!! Т<text:span text:style-name="T12">рон Эквестрии </text:span>мне <text:span text:style-name="T12">и с доплатой не нужен, я сдыхался этой нудной работёнки тысячи лет назад, чему счастлив безумно!!!</text:span></text:p>
      <text:p text:style-name="P126">Или драконикус — гениальный актёр, или… ?</text:p>
      <text:p text:style-name="P126">Я вернулся к драконикусу и уселся на стул напротив него.</text:p>
      <text:p text:style-name="P126"><text:span text:style-name="T12">– </text:span>Говори.</text:p>
      <text:p text:style-name="P126">Дискорд немного успокоился.</text:p>
      <text:p text:style-name="P126"><text:s/><text:span text:style-name="T12">– </text:span>Вообще-то, от тебя следовало бы избавиться, Проводник. Не знаю, что ты там разведал в <text:span text:style-name="T92">заклинании Откровения</text:span>, но чувствую, что твоё знание может погубить Эквестрию. Но к<text:span text:style-name="T12">ак, интересно, я получу без </text:span>тебя<text:span text:style-name="T12"> приз из… копыт Луны?!! Метёлка отправила меня проследить, чтоб ты вернулся обратно. </text:span>Так что е<text:span text:style-name="T12">сли бы вы сюда не заявились, через пять минут я отправился бы за вами сам!</text:span></text:p>
      <text:p text:style-name="P126"><text:span text:style-name="T12">– </text:span>А кто тогда наслал на нас этих уродов с рисованными рожами? Кто пытался убить меня раз за разом?</text:p>
      <text:p text:style-name="P126"><text:soft-page-break/>У драконикуса глаза полезли на лоб.</text:p>
      <text:p text:style-name="P126"><text:span text:style-name="T12">–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26">Я задумался. Драконикус, похоже, говорил искренне. Но кто тогда всё это время играл с нами, <text:span text:style-name="T25">словно кот с мышью</text:span>?</text:p>
      <text:p text:style-name="P126"><text:span text:style-name="T12">– </text:span>Анон! <text:span text:style-name="T12">– </text:span>крикнула Эпплджек из прихожей. <text:span text:style-name="T12">– </text:span>Я слышу шум за дверью!</text:p>
      <text:p text:style-name="P126">Практически одновременно раздался звонок.</text:p>
      <text:p text:style-name="P128">– ОТКРОЙТЕ, ПОЛИЦИЯ! Вам даётся полминуты, чтобы открыть дверь! Через тридцать секунд дверь будет выбита!</text:p>
      <text:p text:style-name="P128"/>
      <text:p text:style-name="P128">Эпплджек ошалело выскочила из прихожей. Несколько мгновений я молча смотрел на неё. В голове свистел ветер и играла дудочка.</text:p>
      <text:p text:style-name="P128">– На крышу, живо!!! Через окно на кухне! – зашипел Дискорд.</text:p>
      <text:p text:style-name="P128">– Что? – ступил я.</text:p>
      <text:p text:style-name="P126"><text:span text:style-name="T32">–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32">– драконикус отчаянно дёргал узлы, пытаясь освободиться.</text:span></text:p>
      <text:p text:style-name="P128">Эпплджек, с ноутбуком в одной руке и Флаттершай — во второй, кинулась на кухню.</text:p>
      <text:p text:style-name="P126">Дверь содрогнулась от мощного удара. Послышался стук падающей штукатурки. Я сломя голову бросился за девушками.</text:p>
      <text:p text:style-name="P126">– Развяжи меня, кретин!!! – гаркнул вдогонку Дискорд.</text:p>
      <text:p text:style-name="P126">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26">– Давай на крышу! Я догоню! – рявкнул он, освобождая вторую руку.</text:p>
      <text:p text:style-name="P126">От второго удара дверная коробка крякнула и наполовину въехала в коридор.</text:p>
      <text:p text:style-name="P126">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26">Верёвка в кухонном окне дёргалась под весом карабкающихся девушек. Я словил её и стал на подоконник.</text:p>
      <text:p text:style-name="P126">Блё-о-о!</text:p>
      <text:p text:style-name="P126">Кусок стекла соскользнул с подоконника и исчез, вертясь и сверкая, в двадцативосьмиэтажной бездне. Тело моментально покрылось гусиной кожей, ноги стали ватными, а ладони покрылись холодным потом. 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Что-то мне в туалет захотелось… У меня нет боязни высоты, но это уже слишком!</text:p>
      <text:p text:style-name="P126">Я задрал голову.</text:p>
      <text:p text:style-name="P126">О! Так уже легче! Надо мной всего лишь два этажа. Десять метров верёвки. Если не смотреть вниз, то…</text:p>
      <text:p text:style-name="P126">Я вытер ладони о штаны, ухватил канат и сделал шаг вперёд… </text:p>
      <text:p text:style-name="P126">…</text:p>
      <text:p text:style-name="P126">Святые яйца, я действительно ЭТО сделал!</text:p>
      <text:p text:style-name="P126">…</text:p>
      <text:p text:style-name="P126"><text:soft-page-break/>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26">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26">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6">Я успел сократить расстояние до Эпплджек наполовину, когда девушки нашли решение.</text:p>
      <text:p text:style-name="P126">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6">Селестия милосердная!!!</text:p>
      <text:p text:style-name="P126">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26">Я выдохнул.</text:p>
      <text:p text:style-name="P126">Флаттершай появилась над бортиком и свесила вниз руку. Эпплджек вытянулась и протянула ей ноутбук одной рукой.</text:p>
      <text:p text:style-name="P126">НЕТ! У них не получилось!</text:p>
      <text:p text:style-name="P126">У меня враз вспотели ладони. Держаться на верёвке стало чертовски трудно.</text:p>
      <text:p text:style-name="P126">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26">Этот самоубийственный поступок фермерши я могу объяснить только полным отсутствием у неё опыта лазания по канатам.</text:p>
      <text:p text:style-name="P126">Эпплджек отклонилась от парапета, вскрикнула и стала съезжать вниз. Ноутбук выскользнул из пальцев Флаттершай. Фермерша в отчаянной попытке удержать ноутбук, отклонилась ещё больше и перевернулась на верёвке вниз головой.</text:p>
      <text:p text:style-name="P126">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26">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26">Бляблябляблябля!!!</text:p>
      <text:p text:style-name="P126">БУДЕМ ЖИВЫ — СТАНУ АЛЬПИНИСТОМ!!!</text:p>
      <text:p text:style-name="P126">БЛЯ!!!…</text:p>
      <text:p text:style-name="P126">Верёвка закончилась. Наконец-то у меня появилось время для паники. Я судорожно обнял Эпплджек, закрыл глаза и приготовился…</text:p>
      <text:p text:style-name="P126"><text:soft-page-break/></text:p>
      <text:p text:style-name="P126">…</text:p>
      <text:p text:style-name="P126"/>
      <text:p text:style-name="P126">Захват поперёк груди и сильный рывок выдавили из меня остатки дыхания.</text:p>
      <text:p text:style-name="P126">– ОТПУСТИ КОБЫЛУ!!! – загрохотало мне в ухо.</text:p>
      <text:p text:style-name="P126">Я открыл глаза.</text:p>
      <text:p text:style-name="P126">Перед носом плавными рывками уходили вниз окна этажей. Порывы вихрей от взмахов <text:span text:style-name="T32">разномастных</text:span> крыльев трепали волосы и выдавливали слёзы из глаз. Тупая боль гнездилась в сожжёных верёвкой суставах.</text:p>
      <text:p text:style-name="P126">Я чуть поднял глаза и уставился в кривую морду драконикуса.</text:p>
      <text:p text:style-name="P126">– Отпусти Эпплджек. Я её держу. – повторил Дискорд. – Мне сбалансироваться надо. Вы не такие уж и лёгкие.</text:p>
      <text:p text:style-name="P126">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26">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26"/>
      <text:p text:style-name="P126">…</text:p>
      <text:p text:style-name="P126"/>
      <text:p text:style-name="P126">Ветер гулял между тарелок спутниковых антенн, вырывал слова из уст и уносил их прочь. Зарёванная Флаттершай обняла нас и стояла, тихонько всхлипывая. В конце-концов Дискорд отстранил её и неожиданно мягко произнёс:</text:p>
      <text:p text:style-name="P126">– эмм… Флатти, дорогая, нам пора. Я слышу шаги на лестнице. Не говоря уже о том, что до закрытия коридора осталось семь минут…</text:p>
      <text:p text:style-name="P126"/>
      <text:p text:style-name="P126">На длинной шее драконикуса разместились Эпплджек и Флаттершай. Я, для сохранения баланса, разместился позади крыльев.</text:p>
      <text:p text:style-name="P126">Дискорд расправил крылья и начал короткую пробежку к краю.</text:p>
      <text:p text:style-name="P126"><text:span text:style-name="T12">– Д</text:span>искорд Эйрлайнс приветствует на борту! Температура воздуха пять градусов! Высота сто тридцать метров. Ожидаемая продолжительность полёта — четыре минуты!..</text:p>
      <text:p text:style-name="P126">…ограда края крыши промелькнула под нами…</text:p>
      <text:p text:style-name="P126"><text:span text:style-name="T12">– …</text:span>собственно, на дольше у меня не хватит магии…</text:p>
      <text:p text:style-name="P126"/>
      <text:p text:style-name="P126">Мы летели навстречу закату.</text:p>
      <text:p text:style-name="P126"/>
      <text:p text:style-name="P126">…</text:p>
      <text:p text:style-name="P126"/>
      <text:p text:style-name="P126">Нас овевали неожиданно тёплые потоки от ритмичных взмахов крыльев. Оглянувшись назад, я заметил, как открылась дверь машинного отделения лифта, и на крышу начали выскакивать тёмные фигуры.</text:p>
      <text:p text:style-name="P126"><text:span text:style-name="T12">– </text:span>Ю-ху-у-у!!!</text:p>
      <text:p text:style-name="P126"><text:soft-page-break/>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26">Перед нами увеличивалась громада моей высотки.</text:p>
      <text:p text:style-name="P126">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26">– Пристегните ремни! – проревел Дискорд, резко ускоряясь. – Будет весело!!!</text:p>
      <text:p text:style-name="P126">Эпплджек покрепче прижала к себе ноутбук. Флаттершай закрыла глаза и отвернулась.</text:p>
      <text:p text:style-name="P126">– ВНИМАНИЕ!!! – заорал Дискорд, сложил крылья и влетел в коридор.</text:p>
      <text:p text:style-name="P126"/>
      <text:p text:style-name="P127">***</text:p>
      <text:p text:style-name="P127"/>
      <text:p text:style-name="P126">Бля!!!</text:p>
      <text:h text:style-name="Heading_20_2" text:outline-level="2"/>
      <text:h text:style-name="Heading_20_2" text:outline-level="2">25. Разговор за столиком в тишине</text:h>
      <text:p text:style-name="First_20_line_20_indent"><text:span text:style-name="T12">&lt;</text:span><text:span text:style-name="T65">Queen – Flash</text:span><text:span text:style-name="T12">&gt;</text:span></text:p>
      <text:p text:style-name="P138">Мы почти успели.</text:p>
      <text:p text:style-name="P134">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34">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34">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34">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34">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34">«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34">Пожалуй, если бы можно было отмотать всё назад… Если бы я с самого начала отказался во всём этом участвовать… Сел вернула бы меня домой через <text:span text:style-name="T19">месяц</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34">ХА-ХА-ХА!</text:p>
      <text:p text:style-name="P134">Прямо как сейчас. Как говорится, найди десять отличий.</text:p>
      <text:p text:style-name="P134">Вот только… Только Дэш была бы жива…</text:p>
      <text:p text:style-name="P137">Я тяжело вздохнул.</text:p>
      <text:p text:style-name="P137"><text:soft-page-break/></text:p>
      <text:p text:style-name="P137">…</text:p>
      <text:p text:style-name="P137"/>
      <text:p text:style-name="P137">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37">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34">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53"><text:span text:style-name="T12">–</text:span> Послушай, я вот не пойму, Эогипп для тебя что,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53">От неожиданности я только открывал рот, в попытке что-то ответить, но тут же закрывал его. Нужные слова выветрились из головы.</text:p>
      <text:p text:style-name="P53"><text:span text:style-name="T12">– Т</text:span>ы что за хрен вообще? <text:span text:style-name="T12">– наконец сподобился я на членораздельную речь.</text:span></text:p>
      <text:p text:style-name="P53">Зверь смутился.</text:p>
      <text:p text:style-name="P53"><text:span text:style-name="T12">– Гм</text:span>. Анакорн. Демиург. Я тут живу.</text:p>
      <text:p text:style-name="P43">– А сидишь на чём? – вид сидящего на пустоте существа сбивал с толку.</text:p>
      <text:p text:style-name="P53">Демиург что-то прикинул и кивнул сам себе.</text:p>
      <text:p text:style-name="P43">– Гм. Ок.</text:p>
      <text:p text:style-name="P53"><text:span text:style-name="T12">С кончика малого рога Анакорна сорвалась молния и под ним материализовался 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43">– Так лучше?</text:p>
      <text:p text:style-name="P43">– Вполне.</text:p>
      <text:p text:style-name="P43">Кажется, за последние пару месяцев я разучился удивляться.</text:p>
      <text:p text:style-name="P53"><text:span text:style-name="T12">– Итак, рассказывай, каким ветром тебя сюда занесло. – д</text:span>емиург<text:span text:style-name="T12"> почесал нос. – У меня такое чувство, </text:span>будто<text:span text:style-name="T12">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74">.</text:span></text:p>
      <text:p text:style-name="P43"/>
      <text:p text:style-name="P65">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65"/>
      <text:p text:style-name="P43">– Мы спасали Сел. Она оказалась в мире людей. – я вздохнул. – А я отбился от группы.</text:p>
      <text:p text:style-name="P43">– Кого-кого спасали? – удивился Анакорн.</text:p>
      <text:p text:style-name="P43">– Сел. Принцессу Селестию.</text:p>
      <text:p text:style-name="P46"><text:soft-page-break/>– Продолжай! – с интересом воскликнул Анакорн. – Как бессмертная оказалась в твоём мире, человек?</text:p>
      <text:p text:style-name="P46"/>
      <text:p text:style-name="P50">Ага, так я тебе и сказал! Я не такой идиот, чтоб уничтожить свою единственную надежду вернуться в Эквестрию!</text:p>
      <text:p text:style-name="P46"/>
      <text:p text:style-name="P58"><text:span text:style-name="T12">–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46">– Ты сам-то веришь в эту ерунду? – перебил меня Анакорн. – Брось молоть чушь, ты не умешь врать!</text:p>
      <text:p text:style-name="P46"/>
      <text:p text:style-name="P50">Бля! Вот так всегда!</text:p>
      <text:p text:style-name="P46">Я вздохнул.</text:p>
      <text:p text:style-name="P46"/>
      <text:p text:style-name="P58"><text:span text:style-name="T12">– Если я расскажу тебе н</text:span>астоящую<text:span text:style-name="T12"> причину </text:span>— ты исчезнешь! <text:span text:style-name="T12">– угрюмо заявил я.</text:span></text:p>
      <text:p text:style-name="P43">Морда Анакорна осветилась радостным озарением.</text:p>
      <text:p text:style-name="P43"/>
      <text:p text:style-name="P58"><text:span text:style-name="T12">– </text:span><text:span text:style-name="T94">Я ПОНЯЛ, КТО ТЫ!!! КАК </text:span><text:span text:style-name="T95">ЖЕ </text:span><text:span text:style-name="T94">Я СРАЗУ НЕ ДОГАДАЛСЯ?!! Я ДОЛГО ЖДАЛ ТЕБЯ, ПРОВОДНИК! Я УСТАЛ! ПРИСТУПИМ ЖЕ СКОРЕЕ!</text:span></text:p>
      <text:p text:style-name="P46"/>
      <text:p text:style-name="P46">Увидев, что я скорчился в кресле, заткнув уши, Анакорн немного успокоился и приглушил голос.</text:p>
      <text:p text:style-name="P58"><text:span text:style-name="T12">– Всё же, мне нужно знать, насколько большую часть Откровения ты увидел, чтобы знать, откуда рассказывать. Не бойся, со мной всё будет в порядке: в Откровении исчезает только то, что принадлежит Эквусу. Я же </text:span>— не его часть. Точнее, не только его. Говори же, не медли!</text:p>
      <text:p text:style-name="P43"/>
      <text:p text:style-name="P43">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8"/>
      <text:p text:style-name="P58"><text:span text:style-name="T12">– Ну… Я не идиот, я видел, что происходит за Чёрным </text:span>э<text:span text:style-name="T12">краном… М</text:span>ир людей — не <text:span text:style-name="T12">вампир… Эквестрия загибается потому, что она </text:span>— НЕ НАСТОЯЩАЯ! Это придуманный мир! Все пони — просто отражения людей из моего мира! У нас их зовут брони. И когда брони перестаёт быть таковым — в тот момент, когда он теряет веру — пони исчезает! Я видел, как пони прыгнул в экран — а на другой стороне парень перед этим выкинул фигурку пони в мусорный ящик! Вот, что я узнал! И я уверен, если рассказать это любому пони — он исчезнет! Просто потому, что его брони потеряет веру!</text:p>
      <text:p text:style-name="P58"/>
      <text:p text:style-name="P58">Я перевёл дух. Анакорн слушал меня и печально кивал. Но не исчезал. </text:p>
      <text:p text:style-name="P46">–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8"><text:span text:style-name="T12">Анакорн </text:span>встал с пуфика<text:span text:style-name="T12"> </text:span>и стал прохаживаться рядом со столом<text:span text:style-name="T12">. </text:span>Перед ним в качестве импровизированной указки плыл в пространстве карандаш.<text:span text:style-name="T12"> На стол</text:span>е раскинулась<text:span text:style-name="T12"> </text:span>голографическая карта Эквуса<text:span text:style-name="T12">. Игрушечные горные пики утопали в крохотных облаках, белые шапки ледников икрились </text:span>на<text:span text:style-name="T12"> полюсах, спокойная гладь </text:span>омывающих <text:span text:style-name="T12">океан</text:span>ов<text:span text:style-name="T12"> переливалась всеми оттенками синего.</text:span></text:p>
      <text:p text:style-name="P46"/>
      <text:p text:style-name="P3"><text:soft-page-break/><text:span text:style-name="T54">–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text:span><text:span text:style-name="T50">–</text:span><text:span text:style-name="T54"> Анакорн подавил короткий смешок. </text:span><text:span text:style-name="T50">–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Большинство таких миров живёт недолго — несколько лет от силы. Потом они схлопываются. Некоторые довольно неплохо скроены и не сильно отличаются от самосозданных — как правило, они скопированы с самосозданных с изменением одного-двух незначительных аспектов. Такие миры стабильны, непротиворечивы и самодостаточны.</text:p>
      <text:p text:style-name="P3">К сожалению, к Эквусу это не относится.</text:p>
      <text:p text:style-name="P112">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08">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text:p>
      <text:p text:style-name="P71"/>
      <text:p text:style-name="P3">Анакорн плюхнулся обратно на пуфик и прижал к вискам копыта. Морда его исказилась в гримасе, как от сильной головной боли. Немного успокоившись, он продолжил.</text:p>
      <text:p text:style-name="P3"/>
      <text:p text:style-name="P58">– Насколько реалистичен, по-твоему,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8"/>
      <text:p text:style-name="P105">Я запротестовал.</text:p>
      <text:p text:style-name="P108">– В Эквестрии не двигают солнце! Аликорны лишь корректируют орбиту Эквуса вокруг него, хотя все уверены в обратном.</text:p>
      <text:p text:style-name="P108">Анакорн улыбнулся во всю морду.</text:p>
      <text:p text:style-name="P108">– Значит, ты уже помогаешь мне, Проводник, даже сам того не осознавая! Я рад!</text:p>
      <text:p text:style-name="P105">Анакорн отпил из стакана и продолжил.</text:p>
      <text:p text:style-name="P108"/>
      <text:p text:style-name="P108">–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105">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версии Эквус сотрясается как от кашля. В астральном плане, конечно. В материальном — просто деградирует. С <text:soft-page-break/>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и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105"/>
      <text:p text:style-name="P108">– Ты так говоришь, будто у Эквуса есть свой собственный разум. – заметил я.</text:p>
      <text:p text:style-name="P108">Анакорн усмехнулся.</text:p>
      <text:p text:style-name="P108">–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Логика этих решений специфична и иногда малопонятна, но всё же…</text:p>
      <text:p text:style-name="P108"/>
      <text:p text:style-name="P105">Анакорн постучал по столику карандашом. Карта Эквестрии поднялась над столом и свернулась в шар Эквуса. Голограмма<text:span text:style-name="T54"> планеты дрожала и покрывалась рябью, как некачественная картинка в аналоговом телевизоре.</text:span></text:p>
      <text:p text:style-name="P108"/>
      <text:p text:style-name="P105">–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105"/>
      <text:p text:style-name="P105">Анакорн мрачно уставился на мерцающую голограмму Эквуса<text:span text:style-name="T32">. Ко мне наконец-то пришло понимание ситуации.</text:span></text:p>
      <text:p text:style-name="P112">– А почему ты сам не можешь поддерживать Эквус? Ты же его демиург? Ну так и питай его своей созидающей силой, пока он не окрепнет!</text:p>
      <text:p text:style-name="P105">Анакорн смутился.</text:p>
      <text:p text:style-name="P105"><text:span text:style-name="T54">– К сожалению, не </text:span><text:span text:style-name="T57">получится</text:span><text:span text:style-name="T54">.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54"><text:note text:id="ftn13" text:note-class="footnote"><text:note-citation>13</text:note-citation><text:note-body><text:p text:style-name="P149">Ученик поднял копыто, желая <text:span text:style-name="T1">задать</text:span> вопрос, когда Стар Свирл Бородатый громко икнул и уставился в огонь. Так было каждый раз перед тем, как Свирл Бородатый произносил очередную мудрость<text:span text:style-name="T1">.</text:span> <text:span text:style-name="T1">У</text:span>ченик приготовил перо и бумагу.</text:p><text:p text:style-name="P149">– Сам ты раздолбай! – произнёс, наконец, Свирл.</text:p></text:note-body></text:note></text:span><text:span text:style-name="T54"> </text:span>И создали вы его достаточно топорно — видишь, он трещит по швам.</text:p>
      <text:p text:style-name="P105">– Хмм. То есть, это брони создали Эквус?</text:p>
      <text:p text:style-name="P105">– Да. Грубо говоря, вы его придумали. Влили в него столько фантазии, что он реализовался. Вообще, <text:span text:style-name="T56">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105">Я не могу полноценно общаться с метаинтеллектом реальности, <text:span text:style-name="T54">— для этого у меня не хватает опыта — но мне удалось уловить мысль Эквуса о том, что мне на помощь рано или поздно должен прийти </text:span><text:soft-page-break/><text:span text:style-name="T54">Проводник — тот, кто сможет исправить основные дефекты Эквуса и вывести его из клинической смерти.</text:span></text:p>
      <text:p text:style-name="P105"><text:span text:style-name="T54">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И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8"/>
      <text:p text:style-name="P105">Я вспомнил события последнего времени<text:span text:style-name="T12">.</text:span></text:p>
      <text:p text:style-name="P105">– Тогда мне понятно, почему Эквус загибается. Сериал недавно прикрыли. Перестал собирать кассу. Надо полагать, количество фанов стало сокращаться.</text:p>
      <text:p text:style-name="P105">Анакорн с такой силой сжал магическим захватом карандаш, что тот хрустнул.</text:p>
      <text:p text:style-name="P105">–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ак к ребёнку.</text:p>
      <text:p text:style-name="P105">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8">–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8">Я развёл руками.</text:p>
      <text:p text:style-name="P108">–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8">Анакорн улыбнулся и вскочил с пуфика.</text:p>
      <text:p text:style-name="P105"><text:span text:style-name="T54">–</text:span><text:span text:style-name="T32"> На самом деле помочь мне достаточно легко.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span></text:p>
      <text:p text:style-name="P112">– Да ладно, какой из меня брони? Ну, посмотрел пару сезонов за компанию, <text:s/>ну, понравились. Но я никогда не принимал эти мультики всерьёз. Ты не к тому обратился! Да и как их корректировать, эти недочёты? Сказать: «Повелеваю быть сему»?</text:p>
      <text:p text:style-name="P112">Анакорн поправил невесть откуда взявшиеся на переносице очки и ответил.</text:p>
      <text:p text:style-name="P105"><text:span text:style-name="T32">– Ты уже устранил крупнейший дефект Эквестрии </text:span><text:span text:style-name="T54">— манипуляции светилом. Аналогично решаются и остальные проблемы</text:span><text:span text:style-name="T32">.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54">— вещь живучая</text:span><text:span text:style-name="T32">.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12">Я задумался. На самом деле, интересная логическая задача…</text:p>
      <text:p text:style-name="P108">–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105"><text:span text:style-name="T54">–</text:span><text:span text:style-name="T32"> А кьютимарки? Как, разрази меня квазар, объяснить кьютимарки? </text:span><text:span text:style-name="T54">– азартно воскликнул Анакорн.</text:span></text:p>
      <text:p text:style-name="P112">– А кьютимарки ты сам даришь пони, когда распознаёшь их жизненное предназначение!!! – так же азартно заорал я.</text:p>
      <text:p text:style-name="P112"><text:soft-page-break/>– ЧТООО?!! Может, ты думаешь, мне больше заняться нечем, как лепить пони тату на фланки? Так я тебя разочарую! У меня и без того три миллиона дел!</text:p>
      <text:p text:style-name="P112">Я пожал плечами.</text:p>
      <text:p text:style-name="P112">– А по-другому я не могу объяснить их появление. К сожалению.</text:p>
      <text:p text:style-name="P112">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12">– Хорошо. Уговорил. Кьютимарки беру на себя. Так и знал, что мне самое трудное достанется!</text:p>
      <text:p text:style-name="P112">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12">Анакорн проследил мой взгляд.</text:p>
      <text:p text:style-name="P112">– Нечего так на меня смотреть! Если я стану применять магию вместо ловкости, теряется весь смысл упражнения… О, глянь-ка на Эквус!</text:p>
      <text:p text:style-name="P112">И впрямь, было на что посмотреть. Уровень помех на голограмме значительно снизился и сама она стала светиться ровным голубоватым светом.</text:p>
      <text:p text:style-name="P112">–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text:p>
      <text:p text:style-name="P112">Я опять задумался. В голове было пусто.</text:p>
      <text:p text:style-name="P112">– Почему бы не оставить самую главную? Ту, что описана в мультике?</text:p>
      <text:p text:style-name="P112">– И<text:span text:style-name="T58">мей ввиду, – Анакорн вдруг стал серьёзным, – основн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68">—</text:span><text:span text:style-name="T58"> точнее, дерево схожих миров Эквуса </text:span><text:span text:style-name="T68">—</text:span><text:span text:style-name="T58"> создали брони. Разумеется, стержнем им послужил именно сериал, но каждый фанфик </text:span><text:span text:style-name="T68">—</text:span><text:span text:style-name="T58"> сам по себе, он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13"/>
      <text:p text:style-name="P112">Я подумал. Потом ещё раз подумал. Что скажет любой программист, предложи ему соединить несколько несовместимых объектов?</text:p>
      <text:p text:style-name="P113"/>
      <text:p text:style-name="P113">–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text:p>
      <text:p text:style-name="P113"/>
      <text:p text:style-name="P112">Анакорн аж подпрыгнул на месте от восторга и стал мне аплодировать.</text:p>
      <text:p text:style-name="P112"/>
      <text:p text:style-name="P132">Как их совместить?</text:p>
      <text:p text:style-name="P121">твоя Эквестрия и моя, были рождены из Предначального Хаоса, оставшегося от царствования Дискорда. Оба непостоянны, изменчивы. </text:p>
      <text:p text:style-name="P112"/>
      <text:p text:style-name="P122">Не-Приз, учреждённый в 1964 году Стеном Ли, был шуточной наградой, присуждаемой Marvel Comics тем читателям, которые нашли логические неувязки между старыми и новыми выпусками комиксов и сумели придумать особо остроумные объяснения, почему эти противоречия таковыми на <text:soft-page-break/>самом деле не являются. Со временем термин стал означать любые попытки разумным образом объяснить вопиющие нестыковки и нелогичности в художественных произведениях и вымышленных вселенных.</text:p>
      <text:p text:style-name="P112"/>
      <text:p text:style-name="P112"/>
      <text:p text:style-name="P145"/>
      <text:p text:style-name="P112"><text:span text:style-name="T58">– Наконец-то я вижу свет в конце тоннеля! Как это не пришло мне в голову! Ты всё отлично увязал! Всё сходится! Более того </text:span><text:span text:style-name="T68">—</text:span><text:span text:style-name="T58"> Анакорн заговорщически подмигнул мне </text:span><text:span text:style-name="T68">—</text:span><text:span text:style-name="T58"> всё именно так и было, клянусь Не-Призом Стена Ли! И все фанфики, которые до сих пор были просто фантазиями оторванных от реальности чудаков, с этого момента становятся описаниями событий, происходящих в Объединённом Континууме Эквуса! Твой фанфик будет последним настоящим фанфиком в этом смысле </text:span><text:span text:style-name="T68">— и первой реальной историей в объединённой эквестрийской реальности</text:span><text:span text:style-name="T58">!</text:span></text:p>
      <text:p text:style-name="P113">Я подозрительно посмотрел на Анакорна.</text:p>
      <text:p text:style-name="P112"><text:span text:style-name="T18">– </text:span><text:span text:style-name="T58">Какой ещё, нафиг, «мой фанфик»? Я никакого фанфика не писал. И не собираюсь.</text:span></text:p>
      <text:p text:style-name="P113">Анакорн ехидно ухмыльнулся и сделал мне «глазки».</text:p>
      <text:p text:style-name="P112"><text:span text:style-name="T18">– </text:span><text:span text:style-name="T58">И тут мы плавно переходим к<text:tab/> заключительной проблеме! Как, интересно, ты собираешься создать объединяющую версию Эквестрии без фанфика? Планируешь выйти на площадь и крикнуть в толпу брони: « А ну-ка, все, строем, мечтайте об Эквестрии!»?</text:span></text:p>
      <text:p text:style-name="P113">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для стабилизации! С учётом всех исправлений, что уже сделаны, энергии понадобится относительно немного.</text:p>
      <text:p text:style-name="P113"/>
      <text:p text:style-name="P113">Я растерялся.</text:p>
      <text:p text:style-name="P112"><text:span text:style-name="T12">– </text:span>Эээ… Тут я тебе точно не помощник. Никогда не писал ничего сложнее технической документации к программам.</text:p>
      <text:p text:style-name="P112"><text:span text:style-name="T12">– </text:span>Пиши, как есть. <text:span text:style-name="T12">– </text:span>развёл копытами Анакорн. <text:span text:style-name="T12">– </text:span>Авось сгодится. Я писать точно не буду <text:span text:style-name="T68">— ты меня с кьютимарками уже пригрузил на ближайшие тысячи лет.</text:span></text:p>
      <text:p text:style-name="P112">…</text:p>
      <text:p text:style-name="P112">Факн щит<text:note text:id="ftn14" text:note-class="footnote"><text:note-citation>14</text:note-citation><text:note-body><text:p text:style-name="P146">Fucking shit — <text:span text:style-name="T1">ёбаное дерьмо</text:span></text:p></text:note-body></text:note>!..</text:p>
      <text:p text:style-name="P112">…</text:p>
      <text:p text:style-name="P112">Ну а что мне остаётся? Я фейспамнул.</text:p>
      <text:p text:style-name="P112"/>
      <text:p text:style-name="P112"><text:span text:style-name="T12">–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12">Анакорн насупился и спрятал карандаш в гриву.</text:p>
      <text:p text:style-name="P112"><text:span text:style-name="T12">–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12"/>
      <text:p text:style-name="P112">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text:soft-page-break/>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12">Последние песчинки просыпались в нижнюю колбу песочных часов на столе. Я с удивлением заметил, что мои руки стали светиться голубоватым свечением. Это заметил и Анакорн.</text:p>
      <text:p text:style-name="P111"/>
      <text:p text:style-name="P111">– Пора закругляться. Ты начинаешь сгорать. Надо утрясти последние детали, пока ещё есть пару минут.</text:p>
      <text:p text:style-name="P105">– Валяй. Я тебя внимательно слушаю.</text:p>
      <text:p text:style-name="P105">–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105">– А я разве сплю?</text:p>
      <text:p text:style-name="P105">– Сейчас — нет. Но как только мы закроем сделку — проснёшься. Потому что нет иного способа вернуть тебя в реальный мир.</text:p>
      <text:p text:style-name="P105">– Эээ, постой! А как я в Эквестрию и к себе обратно проходил?</text:p>
      <text:p text:style-name="P105">–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105">Так вот, возвращать тебя обратно в твой мир я не буду.</text:p>
      <text:p text:style-name="P105"/>
      <text:p text:style-name="P105">Я непонимающе хлопал глазами.</text:p>
      <text:p text:style-name="P105"/>
      <text:p text:style-name="P105">–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text:p>
      <text:p text:style-name="P105">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2"> </text:span>Если вернуть тебя обратно — рано или поздно он тебя убьёт. Скорее рано, чем поздно.</text:p>
      <text:p text:style-name="P105">–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всё на Дискорда валил!</text:p>
      <text:p text:style-name="P105">– Ты не дослушал.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105">Теперь — об оплате.</text:p>
      <text:p text:style-name="P105"/>
      <text:p text:style-name="P105">Анакорн наклонился ко мне через стол и подмигнул.</text:p>
      <text:p text:style-name="P105"/>
      <text:p text:style-name="P105">– Проси, чего хочешь!</text:p>
      <text:p text:style-name="P105"/>
      <text:p text:style-name="P105">Пока я думал, демиург мурлыкал себе под нос в эйфории: «Да! В такие моменты ощущаешь себя богом! Я крут! Ха-ха!»</text:p>
      <text:p text:style-name="P105"><text:soft-page-break/></text:p>
      <text:p text:style-name="P105">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105">Ради этого написать фанфик — очень малая цена. Совсем ничтожная.</text:p>
      <text:p text:style-name="P112"/>
      <text:p text:style-name="P112">– Верни Дэш!!!</text:p>
      <text:p text:style-name="P112"/>
      <text:p text:style-name="P112">Копыта Анакорна разъехались и он впечатался мордой в стол.</text:p>
      <text:p text:style-name="P112">– Эээ… м-м-м… ну-у-у… Перо мне в зад!.. Нельзя сказать, что это совсем невыполнимо… Но, прямо скажу, задачка не для студента!</text:p>
      <text:p text:style-name="P112">– А ты студент?</text:p>
      <text:p text:style-name="P112">–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12">– Другое просить не будешь? – сухо переспросил Анакорн. – Учти, время уходит. То, что я вижу, мне не нравится.</text:p>
      <text:p text:style-name="P112">– Нет! – отрезал я.</text:p>
      <text:p text:style-name="P112">–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12">– Что? Ты о чём?</text:p>
      <text:p text:style-name="P112">– Откровение развоплощает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12">Есть только маленькая проблемка…</text:p>
      <text:p text:style-name="P112">Анакорн скривился и отвёл глаза.</text:p>
      <text:p text:style-name="P112">– Какая?</text:p>
      <text:p text:style-name="P112">–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30">— </text:span>тебя никогда и не будет! Мне очень жаль. Тебе ещё не поздно выбрать что-нибудь другое.</text:p>
      <text:p text:style-name="P112">Я вздохнул. Слишком много философии на мою голову!</text:p>
      <text:p text:style-name="P112">– Делай, как я сказал! А я сделаю своё.</text:p>
      <text:p text:style-name="P112"/>
      <text:p text:style-name="P105">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105">– Ты ещё увидишь пару-тройку снов на прощание. Это мой подарок тебе. Удачи!</text:p>
      <text:p text:style-name="P105"/>
      <text:p text:style-name="P106">***</text:p>
      <text:p text:style-name="P113">&lt;<text:span text:style-name="T92">Roger Waters — What God Wants</text:span>&gt;</text:p>
      <text:p text:style-name="P113"><text:soft-page-break/>– Здравствуй, Анон. – Селестия стояла передо мной без привычных взгляду властных регалий. – Я хочу поблагодарить тебя за всё.</text:p>
      <text:p text:style-name="P113">– Привет, Сел. Я рад, что с тобой всё в порядке.</text:p>
      <text:p text:style-name="P113">Аликорница нерешительно стояла передо мной в сияющем ореоле гривы. Потом она сделала шаг навстречу.</text:p>
      <text:p text:style-name="P113">– Всё в порядке не только со мной. Я знаю, на что ты решился ради нас всех. Моё сердце разрывается от печали, но зреет во мне надежда, что мы ещё встретимся! В другое время и в другом месте! Намерение изменяет реальность, Анон, это правда.</text:p>
      <text:p text:style-name="P113">Я устало рассмеялся.</text:p>
      <text:p text:style-name="P113">– Сел, я завязал с конеёбством. Извини.</text:p>
      <text:p text:style-name="P113">– В другое время, в другом месте, Анон! В другое время, в другом месте!</text:p>
      <text:p text:style-name="P113"/>
      <text:p text:style-name="P114">***</text:p>
      <text:p text:style-name="P116"/>
      <text:p text:style-name="P46"><text:span text:style-name="T2">–</text:span><text:span text:style-name="T1"> Прости, что хотела убить тебя. Я ослабела и Найтмэр на время одержала верх.</text:span></text:p>
      <text:p text:style-name="P58">Луна с виноватым выражением смотрела на меня сверху вниз. Я поднялся с сияющей флуоресцентным светом травы и рассмеялся.</text:p>
      <text:p text:style-name="P109">– Ты таки выучила современный стиль? Не парься, принцесса, я давно забыл тот эпизод.</text:p>
      <text:p text:style-name="P109">– Зато я помню! Мне ужасно неловко перед тобой, учитывая то, что ты делаешь для нас. И я хотела бы… Я уверена, мы ещё встретимся! В другое время, в другом месте. В другое время, в другом месте!</text:p>
      <text:p text:style-name="P105"/>
      <text:p text:style-name="P118">***</text:p>
      <text:p text:style-name="P117"/>
      <text:p text:style-name="P109">– Думал от меня в другой реальности спрятаться?!</text:p>
      <text:p text:style-name="P109">Передо мной возникла хмурая морда Дискорда.</text:p>
      <text:p text:style-name="P109">–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9">Так что, Проводничёк, мы ещё встретимся! В другое время и в другом месте! Жди! В другое время, в другом месте!!!</text:p>
      <text:p text:style-name="P115"/>
      <text:p text:style-name="P110">***</text:p>
      <text:p text:style-name="P105"/>
      <text:p text:style-name="P109">– Анон?</text:p>
      <text:p text:style-name="P109">– Дэш?!!</text:p>
      <text:p text:style-name="P109">– Эмм… Ты мне снишься?</text:p>
      <text:p text:style-name="P109">– Нет, Дэш, это ты мне снишься.</text:p>
      <text:p text:style-name="P109">– Неважно… Пусть мы друг другу снимся… У меня такое чувство, что я должна сказать тебе спасибо за что-то очень важное… Вот только не могу вспомнить, за что. Фигня какая-то! Как-то это не круто совсем!</text:p>
      <text:p text:style-name="P109">–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9"><text:soft-page-break/>Пегаска почесала в затылке со смущением.</text:p>
      <text:p text:style-name="P109">– Да? Правда? Ну, офигеть! А ты как?</text:p>
      <text:p text:style-name="P104"><text:span text:style-name="T41">– Я в порядке. Вот, возвращаюсь </text:span>в свой мир. Ну, не совсем <text:span text:style-name="T1">в свой</text:span>. Почти.</text:p>
      <text:p text:style-name="P104"><text:span text:style-name="T1">–</text:span> Навсегда?</text:p>
      <text:p text:style-name="P104"><text:span text:style-name="T1">–</text:span> Скорее всего, да.</text:p>
      <text:p text:style-name="P104"><text:span text:style-name="T1">–</text:span> Это плохо. <text:span text:style-name="T1">Я хотела тебе сказать</text:span>…</text:p>
      <text:p text:style-name="P104"><text:span text:style-name="T1">–</text:span> Не надо, Дэш. Не стоит. Мне очень жаль.</text:p>
      <text:p text:style-name="P104"><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text:span text:style-name="T25">Хочу, чтобы ты чесал мне холку и хлопал по крупу</text:span>!</text:p>
      <text:p text:style-name="P104"><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104"><text:span text:style-name="T1">–</text:span> А знаешь, что? Давай мы тебя будем навещать в твоём мире? Твай <text:span text:style-name="T1">недавно стала аликорном, так она теперь </text:span>маг <text:span text:style-name="T1">на 20%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104"><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04"><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104"><text:span text:style-name="T1">–</text:span> И тебя, и Твайлайт, и <text:span text:style-name="T1">Пинки</text:span>, и Селестию, и всех-всех-всех… Таковы правила.</text:p>
      <text:p text:style-name="P104"><text:span text:style-name="T12">– Вот д</text:span>искорд!.. Почему всё так паршиво… Я даже не могу уткнуться носом тебе в грудь. Я прохожу сквозь тебя, <text:span text:style-name="T12">–</text:span> всхлипнула сквозь зубы Рэйнбоу.</text:p>
      <text:p text:style-name="P104">Я опустил руку на шею Дэш и ощутил теплоту и лёгкое покалывание в пустоте.</text:p>
      <text:p text:style-name="P104"><text:span text:style-name="T12">–</text:span> Мне кажется, Дэш, <text:span text:style-name="T1">м</text:span>ы <text:span text:style-name="T1">ещё встретимся когда-нибудь</text:span>. <text:span text:style-name="T1">В другое время, в другом месте</text:span>. <text:span text:style-name="T1">Рано или поздно.</text:span></text:p>
      <text:p text:style-name="P104"><text:span text:style-name="T1">–</text:span> И лучше рано, чем поздно! Я не люблю ждать!</text:p>
      <text:p text:style-name="P104"><text:span text:style-name="T1">–</text:span> Да, Дэш. <text:span text:style-name="T1">–</text:span> её образ начал таять. <text:span text:style-name="T1">–</text:span> Да, я помню.</text:p>
      <text:p text:style-name="P104">Я всё ещё помню…</text:p>
      <text:p text:style-name="P60"/>
      <text:h text:style-name="Heading_20_2" text:outline-level="2">Эпилог. Земля</text:h>
      <text:p text:style-name="P119">&lt;<text:span text:style-name="T64">Daft Punk – Get Lucky</text:span>&gt;</text:p>
      <text:p text:style-name="P125">Звон будильника чуть не проломил башку. Я открыл глаза. </text:p>
      <text:p text:style-name="P125"><text:span text:style-name="T1">Бляяяяяяя… Голова чугунная… Вот на кой хрен ложиться в </text:span><text:span text:style-name="T12">два</text:span><text:span text:style-name="T1">, чтоб потом спать до одиннадцати и ни хрена не выспаться при этом?</text:span> На работу опять к часу<text:span text:style-name="T12"> приползу</text:span>. Надоело. <text:span text:style-name="T1">Закисать на работе — вредно для мозгов.</text:span> Надо отдохнуть. <text:span text:style-name="T12">Взят</text:span><text:span text:style-name="T1">ь, наконец, </text:span><text:s/>отпуск. <text:span text:style-name="T1">И пошло оно всё к ебеням!</text:span></text:p>
      <text:p text:style-name="P125"><text:span text:style-name="T1">Я нашарил ногами тапки и пошёл в ванную. Проходя мимо стола, зацепился взглядом за</text:span> эскиз <text:span text:style-name="T1">рисунка</text:span>.&lt;<text:span text:style-name="T92">эскиз первого рисунка – Сел ложит рог Анону на плечо</text:span>&gt;</text:p>
      <text:p text:style-name="P125">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24">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рекламки, что кидают в почтовый ящик. А они, блин, глянцевые!</text:p>
      <text:p text:style-name="P124"><text:soft-page-break/>Хоть абзац напишу! Уже хоть какой-то крохотный шажок, с которого можно будет начать. Как там у Лао-Цзы? Дорога в тысячу ли начинается-бла-бла-бля!</text:p>
      <text:p text:style-name="P124">Попытка притронуться щёткой к зубу вызвала ноющую боль. </text:p>
      <text:p text:style-name="P124">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три критических баги. Если сегодня не зафигачу хотя бы одну из них, напишет кляузу Брюсу, а он и так меня держит на карандаше... Вот так всегда. Фак!</text:p>
      <text:p text:style-name="P124">Доставая из стола ключи от машины, опять наткнулся взглядом на эскиз.</text:p>
      <text:p text:style-name="P124">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124">Назову-ка я фантазию «Последний фанфик»…</text:p>
      <text:p text:style-name="P124"/>
      <text:p text:style-name="P1"><text:span text:style-name="T41">&lt;</text:span><text:span text:style-name="T27">И вообще, обзаведусь в конце-концов рогом и наставлю Селестиии рогов!»</text:span><text:span text:style-name="T41">&gt;</text:span></text:p>
      <text:p text:style-name="P46">&lt;<text:span text:style-name="T26">- Учти, я ни капельки не жалею о наших поебушках! я до сих пор пахну тобой… и хочу пахнуть… Это неправильно, так ведь?</text:span>&gt;</text:p>
      <text:p text:style-name="P35">&lt;<text:span text:style-name="T1"> Пони — сельские жители и не любят больших городов. </text:span>&gt;</text:p>
      <text:p text:style-name="P1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48</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7-05-23T18:20:34.909051834</dc:date>
    <meta:editing-duration>P128DT8H14M9S</meta:editing-duration>
    <meta:editing-cycles>7808</meta:editing-cycles>
    <meta:generator>LibreOffice/5.1.6.2$Linux_X86_64 LibreOffice_project/10m0$Build-2</meta:generator>
    <meta:document-statistic meta:table-count="0" meta:image-count="0" meta:object-count="0" meta:page-count="201" meta:paragraph-count="4321" meta:word-count="88262" meta:character-count="585937" meta:non-whitespace-character-count="497823"/>
  </office:meta>
</office:document-meta>
</file>